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T3" style:parent-style-name="DefaultParagraphFont" style:family="text">
      <style:text-properties style:font-name="Calibri" style:font-name-complex="Calibri"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P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 style:parent-style-name="Normal" style:family="paragraph">
      <style:paragraph-properties fo:text-align="start" fo:text-indent="0.4916in"/>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T16" style:parent-style-name="Absatz-Standardschriftar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Hyperlink" style:family="text">
      <style:text-properties fo:font-weight="bold" style:font-weight-asian="bold" style:font-weight-complex="bold"/>
    </style:style>
    <style:style style:name="T21" style:parent-style-name="DefaultParagraphFont" style:family="text">
      <style:text-properties style:font-name="Times New Roman" fo:font-size="12pt" style:font-size-asian="12pt" style:font-size-complex="12pt" fo:language="en" fo:country="US"/>
    </style:style>
    <style:style style:name="P22" style:parent-style-name="Normal" style:family="paragraph">
      <style:paragraph-properties fo:text-align="start" fo:text-indent="0.4916in"/>
    </style:style>
    <style:style style:name="T23" style:parent-style-name="DefaultParagraphFont" style:family="text">
      <style:text-properties style:font-name="Times New Roman" fo:font-size="12pt" style:font-size-asian="12pt" style:font-size-complex="12pt" fo:language="en" fo:country="US"/>
    </style:style>
    <style:style style:name="P24" style:parent-style-name="Normal" style:family="paragraph">
      <style:paragraph-properties fo:text-align="start" fo:text-indent="0.4916in"/>
      <style:text-properties fo:language="en" fo:country="US"/>
    </style:style>
    <style:style style:name="P25" style:parent-style-name="Normal" style:family="paragraph">
      <style:paragraph-properties fo:text-align="start" fo:text-indent="0.4916in"/>
    </style:style>
    <style:style style:name="T26" style:parent-style-name="Absatz-Standardschriftart" style:family="text">
      <style:text-properties style:font-name="Times New Roman" fo:font-size="12pt" style:font-size-asian="12pt" style:font-size-complex="12pt" fo:language="en" fo:country="US"/>
    </style:style>
    <style:style style:name="P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 style:parent-style-name="StandardWeb" style:family="paragraph">
      <style:paragraph-properties fo:line-height="150%"/>
      <style:text-properties fo:language="en" fo:country="US"/>
    </style:style>
    <style:style style:name="P29" style:parent-style-name="Normal" style:family="paragraph">
      <style:paragraph-properties fo:text-align="start" fo:text-indent="0.4916in"/>
    </style:style>
    <style:style style:name="T30" style:parent-style-name="Absatz-Standardschriftart" style:family="text">
      <style:text-properties style:font-name="Times New Roman" fo:font-size="12pt" style:font-size-asian="12pt" style:font-size-complex="12pt" fo:language="en" fo:country="US"/>
    </style:style>
    <style:style style:name="T31" style:parent-style-name="Absatz-Standardschriftart" style:family="text">
      <style:text-properties style:font-name="Times New Roman"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Absatz-Standardschriftar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Absatz-Standardschriftar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Hyperlink" style:family="text">
      <style:text-properties fo:font-weight="bold" style:font-weight-asian="bold" style:font-weight-complex="bold"/>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P4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4" style:parent-style-name="Normal" style:family="paragraph">
      <style:paragraph-properties fo:text-align="start" fo:text-indent="0.4916in"/>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T49" style:parent-style-name="Hyperlink" style:family="text">
      <style:text-properties fo:font-weight="bold" style:font-weight-asian="bold" style:font-weight-complex="bold"/>
    </style:style>
    <style:style style:name="T50" style:parent-style-name="DefaultParagraphFont" style:family="text">
      <style:text-properties style:font-name="Times New Roman" fo:font-size="12pt" style:font-size-asian="12pt" style:font-size-complex="12pt" fo:language="en" fo:country="US"/>
    </style:style>
    <style:style style:name="P5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2" style:parent-style-name="Normal" style:family="paragraph">
      <style:paragraph-properties fo:text-align="start" fo:text-indent="0.4916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T62" style:parent-style-name="Hyperlink" style:family="text">
      <style:text-properties fo:font-weight="bold" style:font-weight-asian="bold" style:font-weight-complex="bold"/>
    </style:style>
    <style:style style:name="T63" style:parent-style-name="DefaultParagraphFont" style:family="text">
      <style:text-properties style:font-name="Times New Roman" fo:font-size="12pt" style:font-size-asian="12pt" style:font-size-complex="12pt" fo:language="en" fo:country="US"/>
    </style:style>
    <style:style style:name="P64"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65" style:parent-style-name="Normal" style:family="paragraph">
      <style:paragraph-properties fo:text-align="start" fo:text-indent="0.4916in"/>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Hyperlink" style:family="text">
      <style:text-properties fo:font-weight="bold" style:font-weight-asian="bold" style:font-weight-complex="bold"/>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T77" style:parent-style-name="Absatz-Standardschriftart" style:family="text">
      <style:text-properties style:font-name="Times New Roman" fo:font-size="12pt" style:font-size-asian="12pt" style:font-size-complex="12pt" fo:language="en" fo:country="US"/>
    </style:style>
    <style:style style:name="P78" style:parent-style-name="StandardWeb" style:family="paragraph">
      <style:paragraph-properties fo:line-height="150%"/>
      <style:text-properties style:font-name="Calibri" style:font-name-complex="Calibri" fo:language="en" fo:country="US"/>
    </style:style>
    <style:style style:name="P79" style:parent-style-name="StandardWeb" style:family="paragraph">
      <style:paragraph-properties fo:line-height="150%"/>
      <style:text-properties style:font-name="Calibri" style:font-name-complex="Calibri" fo:language="en" fo:country="US"/>
    </style:style>
    <style:style style:name="P80" style:parent-style-name="StandardWeb" style:family="paragraph">
      <style:paragraph-properties fo:line-height="150%"/>
      <style:text-properties style:font-name="Calibri" style:font-name-complex="Calibri"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3"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4" style:parent-style-name="Normal" style:family="paragraph">
      <style:paragraph-properties fo:text-indent="0in"/>
      <style:text-properties fo:font-weight="bold" style:font-weight-asian="bold" style:font-weight-complex="bold" fo:language="en" fo:country="US"/>
    </style:style>
    <style:style style:name="P8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86" style:parent-style-name="Standard" style:family="paragraph">
      <style:paragraph-properties fo:text-align="start" fo:text-indent="0in"/>
    </style:style>
    <style:style style:name="T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fo:font-weight="bold" style:font-weight-asian="bold" style:font-weight-complex="bold" fo:font-size="12pt" style:font-size-asian="12pt" style:font-size-complex="12pt"/>
    </style:style>
    <style:style style:name="P96" style:parent-style-name="CommentText" style:family="paragraph">
      <style:paragraph-properties fo:text-align="start" fo:text-indent="0in"/>
    </style:style>
    <style:style style:name="T97" style:parent-style-name="DefaultParagraphFont" style:family="text">
      <style:text-properties style:font-name="Times New Roman" fo:font-weight="bold" style:font-weight-asian="bold" style:font-weight-complex="bold" fo:font-size="12pt" style:font-size-asian="12pt" style:font-size-complex="12pt"/>
    </style:style>
    <style:style style:name="P98" style:parent-style-name="CommentText" style:family="paragraph">
      <style:paragraph-properties fo:text-align="start" fo:text-indent="0in"/>
    </style:style>
    <style:style style:name="T99" style:parent-style-name="Hyperlink" style:family="text">
      <style:text-properties style:font-name="Times New Roman" fo:font-weight="bold" style:font-weight-asian="bold" style:font-weight-complex="bold" fo:font-size="12pt" style:font-size-asian="12pt" style:font-size-complex="12pt"/>
    </style:style>
    <style:style style:name="P100" style:parent-style-name="Standard"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12"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113" style:parent-style-name="Standard" style:family="paragraph">
      <style:paragraph-properties fo:text-align="start" fo:text-indent="0in"/>
    </style:style>
    <style:style style:name="T1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15" style:parent-style-name="CommentText" style:family="paragraph">
      <style:paragraph-properties fo:text-align="start" fo:text-indent="0in"/>
    </style:style>
    <style:style style:name="T116" style:parent-style-name="DefaultParagraphFont" style:family="text">
      <style:text-properties fo:font-weight="bold" style:font-weight-asian="bold" style:font-weight-complex="bold" fo:language="da" fo:country="DK"/>
    </style:style>
    <style:style style:name="T11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20" style:parent-style-name="Hyperlink" style:family="text">
      <style:text-properties style:font-name="Times New Roman" fo:font-weight="bold" style:font-weight-asian="bold" style:font-weight-complex="bold" fo:font-size="12pt" style:font-size-asian="12pt" style:font-size-complex="12pt"/>
    </style:style>
    <style:style style:name="P1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 style:parent-style-name="Standard" style:family="paragraph">
      <style:paragraph-properties fo:text-align="start" fo:text-indent="0in"/>
    </style:style>
    <style:style style:name="T1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6" style:parent-style-name="CommentText" style:family="paragraph">
      <style:paragraph-properties fo:text-align="start" fo:text-indent="0in"/>
    </style:style>
    <style:style style:name="P127" style:parent-style-name="Standard" style:family="paragraph">
      <style:paragraph-properties fo:text-align="start" fo:text-indent="0in"/>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Emphasis"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Emphasis"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Emphasis"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Emphasis"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P1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 style:parent-style-name="Standard" style:family="paragraph">
      <style:paragraph-properties fo:text-align="start" fo:text-indent="0in"/>
    </style:style>
    <style:style style:name="T1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CommentReference" style:family="text">
      <style:text-properties style:font-name="Times New Roman" fo:font-size="12pt" style:font-size-asian="12pt" style:font-size-complex="12pt"/>
    </style:style>
    <style:style style:name="P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 style:parent-style-name="Standard"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Normal" style:family="paragraph">
      <style:paragraph-properties fo:text-indent="0in"/>
      <style:text-properties fo:font-weight="bold" style:font-weight-asian="bold" style:font-weight-complex="bold" fo:language="en" fo:country="US"/>
    </style:style>
    <style:style style:name="P1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T16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3" style:parent-style-name="Standard"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00FFFF"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FFFF00"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background-color="#FF00FF"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 style:parent-style-name="Standard"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background-color="#FFFF00"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da" fo:country="DK"/>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Standard"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FF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background-color="#FFFF00"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background-color="#FFFF00"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background-color="#FFFF00"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background-color="#00FFFF"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background-color="#00FFFF"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background-color="#FFFF00"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background-color="#00FFFF"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background-color="#00FF00"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background-color="#00FF00"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background-color="#00FF00"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background-color="#00FF00"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background-color="#00FF00"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background-color="#00FF00"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background-color="#00FF00"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background-color="#00FF00"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background-color="#FF00FF"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background-color="#FF00FF"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background-color="#FF00FF"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background-color="#FF00FF"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 style:parent-style-name="Standard"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background-color="#00FFFF"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background-color="#00FF00"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background-color="#00FF00"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background-color="#FFFF00"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background-color="#FF00FF"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FFFF00"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FF00FF"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FF00FF"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FF00FF"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background-color="#FFFF00"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background-color="#00FFFF"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background-color="#00FF00"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background-color="#00FF00"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background-color="#FF00FF"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FF00FF"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background-color="#FFFF00"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00FFFF"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00"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background-color="#FF00FF"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background-color="#FFFF00"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background-color="#00FFFF"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background-color="#FFFF00"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background-color="#00FFFF"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Standard"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background-color="#FFFF00"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background-color="#00FFFF"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background-color="#00FF00"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background-color="#FF00FF"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P309" style:parent-style-name="Standard" style:family="paragraph">
      <style:paragraph-properties fo:text-align="start" fo:text-indent="0in"/>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background-color="#FF00FF"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background-color="#00FF00"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background-color="#FF00FF"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background-color="#00FFFF"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background-color="#FFFF00"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background-color="#00FF00"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background-color="#FF00FF"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Times New Roman" fo:font-size="12pt" style:font-size-asian="12pt" style:font-size-complex="12pt"/>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background-color="#FFFF00"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background-color="#00FFFF"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background-color="#00FF00"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background-color="#FF00FF"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ize="12pt" style:font-size-asian="12pt" style:font-size-complex="12pt" fo:background-color="#FFFF00"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background-color="#00FFFF"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background-color="#00FF00"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background-color="#00FF00"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background-color="#FF00FF"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background-color="#FF00FF"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background-color="#FF00FF"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P359" style:parent-style-name="Standard" style:family="paragraph">
      <style:paragraph-properties fo:text-align="start" fo:text-indent="0in"/>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background-color="#FFFF00"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background-color="#00FFFF"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background-color="#00FF00"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background-color="#FF00FF"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T3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81" style:parent-style-name="Standard"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fo:font-weight="bold" style:font-weight-asian="bold" style:font-weight-complex="bold" fo:font-size="12pt" style:font-size-asian="12pt" style:font-size-complex="12pt"/>
    </style:style>
    <style:style style:name="P388" style:parent-style-name="CommentText" style:family="paragraph">
      <style:paragraph-properties fo:text-align="start" fo:text-indent="0in"/>
    </style:style>
    <style:style style:name="T389" style:parent-style-name="DefaultParagraphFont" style:family="text">
      <style:text-properties style:font-name="Times New Roman" fo:font-weight="bold" style:font-weight-asian="bold" style:font-weight-complex="bold" fo:font-size="12pt" style:font-size-asian="12pt" style:font-size-complex="12pt"/>
    </style:style>
    <style:style style:name="P390" style:parent-style-name="CommentText" style:family="paragraph">
      <style:paragraph-properties fo:text-align="start" fo:text-indent="0in"/>
    </style:style>
    <style:style style:name="T391" style:parent-style-name="Hyperlink" style:family="text">
      <style:text-properties style:font-name="Times New Roman" fo:font-weight="bold" style:font-weight-asian="bold" style:font-weight-complex="bold" fo:font-size="12pt" style:font-size-asian="12pt" style:font-size-complex="12pt"/>
    </style:style>
    <style:style style:name="P392" style:parent-style-name="Standard"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01" style:parent-style-name="Standard" style:family="paragraph">
      <style:paragraph-properties fo:text-align="start" fo:text-indent="0in"/>
    </style:style>
    <style:style style:name="T40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6" style:parent-style-name="Standard" style:family="paragraph">
      <style:paragraph-properties fo:text-align="start" fo:text-indent="0in"/>
    </style:style>
    <style:style style:name="T4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8" style:parent-style-name="DefaultParagraphFont" style:family="text">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DefaultParagraphFont" style:family="text">
      <style:text-properties style:font-name="Times New Roman"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Standard" style:family="paragraph">
      <style:paragraph-properties fo:text-align="start" fo:text-indent="0in"/>
    </style:style>
    <style:style style:name="T424" style:parent-style-name="DefaultParagraphFont" style:family="text">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26" style:parent-style-name="Standard" style:family="paragraph">
      <style:paragraph-properties fo:text-align="start" fo:text-indent="0in"/>
    </style:style>
    <style:style style:name="T42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32" style:parent-style-name="Standard" style:family="paragraph">
      <style:paragraph-properties fo:text-align="start" fo:text-indent="0in"/>
    </style:style>
    <style:style style:name="T4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34" style:parent-style-name="CommentText" style:family="paragraph">
      <style:paragraph-properties fo:text-align="start" fo:text-indent="0in"/>
    </style:style>
    <style:style style:name="P435" style:parent-style-name="Normal" style:family="paragraph">
      <style:paragraph-properties fo:text-indent="0in"/>
      <style:text-properties fo:language="en" fo:country="US"/>
    </style:style>
    <style:style style:name="P436" style:parent-style-name="Standard" style:family="paragraph">
      <style:paragraph-properties fo:text-align="start" fo:text-indent="0in"/>
    </style:style>
    <style:style style:name="T4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45" style:parent-style-name="CommentText" style:family="paragraph">
      <style:paragraph-properties fo:text-align="start" fo:text-indent="0in"/>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weight="bold" style:font-weight-asian="bold" style:font-weight-complex="bold"/>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DefaultParagraphFont" style:family="text">
      <style:text-properties fo:font-style="italic" style:font-style-asian="italic" style:font-style-complex="italic"/>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T453" style:parent-style-name="DefaultParagraphFont" style:family="text">
      <style:text-properties fo:font-style="italic" style:font-style-asian="italic" style:font-style-complex="italic"/>
    </style:style>
    <style:style style:name="T45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6" style:parent-style-name="CommentText" style:family="paragraph">
      <style:paragraph-properties fo:text-align="start" fo:text-indent="0in"/>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0" style:parent-style-name="CommentText" style:family="paragraph">
      <style:paragraph-properties fo:text-align="start" fo:text-indent="0in"/>
    </style:style>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4" style:parent-style-name="CommentText" style:family="paragraph">
      <style:paragraph-properties fo:text-align="start" fo:text-indent="0in"/>
    </style:style>
    <style:style style:name="T465" style:parent-style-name="DefaultParagraphFont" style:family="text">
      <style:text-properties fo:font-style="italic" style:font-style-asian="italic" style:font-style-complex="italic"/>
    </style:style>
    <style:style style:name="P46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67" style:parent-style-name="Standard" style:family="paragraph">
      <style:paragraph-properties fo:text-align="start" fo:text-indent="0in"/>
    </style:style>
    <style:style style:name="T4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0" style:parent-style-name="CommentText" style:family="paragraph">
      <style:paragraph-properties fo:text-align="start" fo:text-indent="0in"/>
    </style:style>
    <style:style style:name="T4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3" style:parent-style-name="CommentText" style:family="paragraph">
      <style:paragraph-properties fo:text-align="start" fo:text-indent="0in"/>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8" style:parent-style-name="CommentText" style:family="paragraph">
      <style:paragraph-properties fo:text-align="start" fo:text-indent="0in"/>
    </style:style>
    <style:style style:name="T479" style:parent-style-name="DefaultParagraphFont" style:family="text">
      <style:text-properties fo:font-style="italic" style:font-style-asian="italic" style:font-style-complex="italic"/>
    </style:style>
    <style:style style:name="T4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2" style:parent-style-name="CommentText" style:family="paragraph">
      <style:paragraph-properties fo:text-align="start" fo:text-indent="0in"/>
    </style:style>
    <style:style style:name="T483" style:parent-style-name="DefaultParagraphFont" style:family="text">
      <style:text-properties fo:font-style="italic" style:font-style-asian="italic" style:font-style-complex="italic"/>
    </style:style>
    <style:style style:name="T4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6" style:parent-style-name="CommentText" style:family="paragraph">
      <style:paragraph-properties fo:text-align="start" fo:text-indent="0in"/>
    </style:style>
    <style:style style:name="T487" style:parent-style-name="DefaultParagraphFont" style:family="text">
      <style:text-properties fo:font-style="italic" style:font-style-asian="italic" style:font-style-complex="italic"/>
    </style:style>
    <style:style style:name="T4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9" style:parent-style-name="Standard" style:family="paragraph">
      <style:paragraph-properties fo:text-align="start" fo:text-indent="0in"/>
    </style:style>
    <style:style style:name="T4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2" style:parent-style-name="CommentText" style:family="paragraph">
      <style:paragraph-properties fo:text-align="start" fo:text-indent="0in"/>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5" style:parent-style-name="Normal" style:family="paragraph">
      <style:paragraph-properties fo:text-indent="0in"/>
      <style:text-properties fo:language="en" fo:country="US"/>
    </style:style>
    <style:style style:name="P496" style:parent-style-name="Standard" style:family="paragraph">
      <style:paragraph-properties fo:text-align="start" fo:text-indent="0in"/>
    </style:style>
    <style:style style:name="T49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501" style:parent-style-name="CommentText" style:family="paragraph">
      <style:paragraph-properties fo:text-align="start" fo:text-indent="0in"/>
    </style:style>
    <style:style style:name="T5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4" style:parent-style-name="Standard" style:family="paragraph">
      <style:paragraph-properties fo:text-align="start" fo:text-indent="0in"/>
    </style:style>
    <style:style style:name="T505" style:parent-style-name="Absatz-Standardschriftart" style:family="text">
      <style:text-properties style:font-name="Times New Roman" fo:font-size="12pt" style:font-size-asian="12pt" style:font-size-complex="12pt" fo:language="en" fo:country="US"/>
    </style:style>
    <style:style style:name="T506" style:parent-style-name="Absatz-Standardschriftart" style:family="text">
      <style:text-properties style:font-name="Times New Roman"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Absatz-Standardschriftart" style:family="text">
      <style:text-properties style:font-name="Times New Roman"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DefaultParagraphFont" style:family="text">
      <style:text-properties fo:font-weight="bold" style:font-weight-asian="bold" style:font-weight-complex="bold"/>
    </style:style>
    <style:style style:name="P513" style:parent-style-name="CommentText" style:family="paragraph">
      <style:paragraph-properties fo:text-align="start" fo:text-indent="0in"/>
    </style:style>
    <style:style style:name="T514" style:parent-style-name="DefaultParagraphFont" style:family="text">
      <style:text-properties fo:font-style="italic" style:font-style-asian="italic" style:font-style-complex="italic"/>
    </style:style>
    <style:style style:name="T515" style:parent-style-name="DefaultParagraphFont" style:family="text">
      <style:text-properties fo:font-weight="bold" style:font-weight-asian="bold" style:font-weight-complex="bold"/>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T528" style:parent-style-name="DefaultParagraphFont" style:family="text">
      <style:text-properties fo:font-weight="bold" style:font-weight-asian="bold" style:font-weight-complex="bold"/>
    </style:style>
    <style:style style:name="P529" style:parent-style-name="CommentText" style:family="paragraph">
      <style:paragraph-properties fo:text-align="start" fo:text-indent="0in"/>
    </style:style>
    <style:style style:name="T530" style:parent-style-name="DefaultParagraphFont" style:family="text">
      <style:text-properties fo:font-style="italic" style:font-style-asian="italic" style:font-style-complex="italic"/>
    </style:style>
    <style:style style:name="T531" style:parent-style-name="DefaultParagraphFont" style:family="text">
      <style:text-properties fo:font-weight="bold" style:font-weight-asian="bold" style:font-weight-complex="bold"/>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T543" style:parent-style-name="DefaultParagraphFont" style:family="text">
      <style:text-properties fo:font-weight="bold" style:font-weight-asian="bold" style:font-weight-complex="bold"/>
    </style:style>
    <style:style style:name="P544" style:parent-style-name="CommentText" style:family="paragraph">
      <style:paragraph-properties fo:text-align="start" fo:text-indent="0in"/>
    </style:style>
    <style:style style:name="T545" style:parent-style-name="DefaultParagraphFont" style:family="text">
      <style:text-properties fo:font-style="italic" style:font-style-asian="italic" style:font-style-complex="italic"/>
    </style:style>
    <style:style style:name="T546" style:parent-style-name="DefaultParagraphFont" style:family="text">
      <style:text-properties fo:font-weight="bold" style:font-weight-asian="bold" style:font-weight-complex="bold"/>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T550" style:parent-style-name="Hyperlink" style:family="text">
      <style:text-properties style:font-name="Times New Roman" style:text-position="super 66.6%" fo:font-size="12pt" style:font-size-asian="12pt" style:font-size-complex="12pt" fo:language="en" fo:country="US"/>
    </style:style>
    <style:style style:name="T551" style:parent-style-name="Absatz-Standardschriftart" style:family="text">
      <style:text-properties style:font-name="Times New Roman" style:text-position="super 66.6%" fo:font-size="12pt" style:font-size-asian="12pt" style:font-size-complex="12pt" fo:language="en" fo:country="US"/>
    </style:style>
    <style:style style:name="T552" style:parent-style-name="Hyperlink" style:family="text">
      <style:text-properties style:font-name="Times New Roman" style:text-position="super 66.6%" fo:font-size="12pt" style:font-size-asian="12pt" style:font-size-complex="12pt" fo:language="en" fo:country="US"/>
    </style:style>
    <style:style style:name="T553" style:parent-style-name="Absatz-Standardschriftart" style:family="text">
      <style:text-properties style:font-name="Times New Roman" fo:font-size="12pt" style:font-size-asian="12pt" style:font-size-complex="12pt" fo:language="en" fo:country="US"/>
    </style:style>
    <style:style style:name="P5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5" style:parent-style-name="Normal" style:family="paragraph">
      <style:paragraph-properties fo:text-indent="0in"/>
      <style:text-properties fo:language="en" fo:country="US"/>
    </style:style>
    <style:style style:name="P556" style:parent-style-name="Normal" style:family="paragraph">
      <style:paragraph-properties fo:text-indent="0in"/>
      <style:text-properties fo:language="en" fo:country="US"/>
    </style:style>
    <style:style style:name="P5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58" style:parent-style-name="Standard" style:family="paragraph">
      <style:paragraph-properties fo:text-align="start" fo:text-indent="0in"/>
    </style:style>
    <style:style style:name="T559"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T562"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6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64" style:parent-style-name="Normal" style:family="paragraph">
      <style:paragraph-properties fo:text-indent="0in"/>
      <style:text-properties fo:language="en" fo:country="US"/>
    </style:style>
    <style:style style:name="P565" style:parent-style-name="Standard" style:family="paragraph">
      <style:paragraph-properties fo:text-align="start" fo:text-indent="0in"/>
    </style:style>
    <style:style style:name="T566" style:parent-style-name="DefaultParagraphFont" style:family="text">
      <style:text-properties style:font-name="Times New Roman" fo:font-weight="bold" style:font-weight-asian="bold" style:font-weight-complex="bold" fo:font-size="12pt" style:font-size-asian="12pt" style:font-size-complex="12pt"/>
    </style:style>
    <style:style style:name="P567" style:parent-style-name="CommentText" style:family="paragraph">
      <style:paragraph-properties fo:text-align="start" fo:text-indent="0in"/>
    </style:style>
    <style:style style:name="T568" style:parent-style-name="DefaultParagraphFont" style:family="text">
      <style:text-properties style:font-name="Times New Roman" fo:font-weight="bold" style:font-weight-asian="bold" style:font-weight-complex="bold" fo:font-size="12pt" style:font-size-asian="12pt" style:font-size-complex="12pt"/>
    </style:style>
    <style:style style:name="P569" style:parent-style-name="CommentText" style:family="paragraph">
      <style:paragraph-properties fo:text-align="start" fo:text-indent="0in"/>
    </style:style>
    <style:style style:name="T570" style:parent-style-name="Hyperlink" style:family="text">
      <style:text-properties style:font-name="Times New Roman" fo:font-weight="bold" style:font-weight-asian="bold" style:font-weight-complex="bold" fo:font-size="12pt" style:font-size-asian="12pt" style:font-size-complex="12pt"/>
    </style:style>
    <style:style style:name="P571" style:parent-style-name="Standard" style:family="paragraph">
      <style:paragraph-properties fo:text-align="start" fo:text-indent="0in"/>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88" style:parent-style-name="Standard" style:family="paragraph">
      <style:paragraph-properties fo:text-align="start" fo:text-indent="0in"/>
    </style:style>
    <style:style style:name="T5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T59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96" style:parent-style-name="Standard" style:family="paragraph">
      <style:paragraph-properties fo:text-align="start" fo:text-indent="0in"/>
    </style:style>
    <style:style style:name="T5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CommentReference" style:family="text">
      <style:text-properties style:font-name="Times New Roman" fo:font-size="12pt" style:font-size-asian="12pt" style:font-size-complex="12pt"/>
    </style:style>
    <style:style style:name="P603" style:parent-style-name="CommentText" style:family="paragraph">
      <style:paragraph-properties fo:text-align="start" fo:text-indent="0in"/>
    </style:style>
    <style:style style:name="T60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05" style:parent-style-name="Normal" style:family="paragraph">
      <style:paragraph-properties fo:text-align="start" fo:text-indent="0in"/>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text-properties style:font-name="Times New Roman" fo:font-size="12pt" style:font-size-asian="12pt" style:font-size-complex="12pt" fo:language="da" fo:country="DK"/>
    </style:style>
    <style:style style:name="P608"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609" style:parent-style-name="Standard" style:family="paragraph">
      <style:paragraph-properties fo:text-align="start" fo:text-indent="0in"/>
    </style:style>
    <style:style style:name="T610" style:parent-style-name="DefaultParagraphFont" style:family="text">
      <style:text-properties style:font-name="Times New Roman" fo:font-weight="bold" style:font-weight-asian="bold" style:font-weight-complex="bold" fo:font-size="12pt" style:font-size-asian="12pt" style:font-size-complex="12pt"/>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Hyperlink" style:family="text">
      <style:text-properties style:font-name="Times New Roman" fo:font-size="12pt" style:font-size-asian="12pt" style:font-size-complex="12pt"/>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Normal" style:family="paragraph">
      <style:paragraph-properties fo:text-align="start" fo:text-indent="0in"/>
      <style:text-properties fo:font-weight="bold" style:font-weight-asian="bold" style:font-weight-complex="bold" fo:language="en" fo:country="US"/>
    </style:style>
    <style:style style:name="P616" style:parent-style-name="Standard" style:family="paragraph">
      <style:paragraph-properties fo:text-align="start" fo:text-indent="0in"/>
    </style:style>
    <style:style style:name="T6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P620" style:parent-style-name="CommentText" style:family="paragraph">
      <style:paragraph-properties fo:text-align="start" fo:text-indent="0in"/>
    </style:style>
    <style:style style:name="T6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T625" style:parent-style-name="Hyperlink"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Hyperlink"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background-color="#FFFF00"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background-color="#00FFFF"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background-color="#00FF00"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background-color="#FF00FF"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Standard" style:family="paragraph">
      <style:paragraph-properties fo:text-align="start" fo:text-indent="0in"/>
    </style:style>
    <style:style style:name="T647" style:parent-style-name="DefaultParagraphFon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background-color="#00FF00"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background-color="#00FF00"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00FF00"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P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background-color="#FFFF00"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background-color="#FFFF00"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background-color="#FF00FF"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background-color="#00FF00"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background-color="#00FF00"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background-color="#FFFF00"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background-color="#00FFFF"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6" style:parent-style-name="Standard" style:family="paragraph">
      <style:paragraph-properties fo:text-align="start" fo:text-indent="0in"/>
    </style:style>
    <style:style style:name="T6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78" style:parent-style-name="CommentText" style:family="paragraph">
      <style:paragraph-properties fo:text-align="start" fo:text-indent="0in"/>
    </style:style>
    <style:style style:name="T6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80" style:parent-style-name="CommentText" style:family="paragraph">
      <style:paragraph-properties fo:text-align="start" fo:text-indent="0in"/>
    </style:style>
    <style:style style:name="T68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3" style:parent-style-name="Standard" style:family="paragraph">
      <style:paragraph-properties fo:text-align="start" fo:text-indent="0in"/>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DefaultParagraphFont" style:family="text">
      <style:text-properties style:font-name="Times New Roman" fo:font-size="12pt" style:font-size-asian="12pt" style:font-size-complex="12pt" fo:language="en" fo:country="US"/>
    </style:style>
    <style:style style:name="P695" style:parent-style-name="Standard" style:family="paragraph">
      <style:paragraph-properties fo:text-align="start" fo:text-indent="0in"/>
    </style:style>
    <style:style style:name="T696" style:parent-style-name="DefaultParagraphFont" style:family="text">
      <style:text-properties style:font-name="Times New Roman"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background-color="#FFFF00"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background-color="#00FFFF"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T701" style:parent-style-name="DefaultParagraphFont" style:family="text">
      <style:text-properties style:font-name="Times New Roman" fo:font-size="12pt" style:font-size-asian="12pt" style:font-size-complex="12pt" fo:background-color="#00FF00" fo:language="en" fo:country="US"/>
    </style:style>
    <style:style style:name="T702" style:parent-style-name="DefaultParagraphFont" style:family="text">
      <style:text-properties style:font-name="Times New Roman" fo:font-size="12pt" style:font-size-asian="12pt" style:font-size-complex="12pt" fo:language="en" fo:country="US"/>
    </style:style>
    <style:style style:name="T703" style:parent-style-name="DefaultParagraphFont" style:family="text">
      <style:text-properties style:font-name="Times New Roman" fo:font-size="12pt" style:font-size-asian="12pt" style:font-size-complex="12pt" fo:background-color="#FF00FF"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style>
    <style:style style:name="T706" style:parent-style-name="DefaultParagraphFont" style:family="text">
      <style:text-properties style:font-name="Times New Roman" fo:font-size="12pt" style:font-size-asian="12pt" style:font-size-complex="12pt" fo:language="en" fo:country="US"/>
    </style:style>
    <style:style style:name="T707" style:parent-style-name="DefaultParagraphFont" style:family="text">
      <style:text-properties style:font-name="Times New Roman" fo:font-size="12pt" style:font-size-asian="12pt" style:font-size-complex="12pt" fo:language="en" fo:country="US"/>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T718" style:parent-style-name="DefaultParagraphFont" style:family="text">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style>
    <style:style style:name="T720" style:parent-style-name="DefaultParagraphFont" style:family="text">
      <style:text-properties style:font-name="Times New Roman" fo:font-size="12pt" style:font-size-asian="12pt" style:font-size-complex="12pt" fo:language="en" fo:country="US"/>
    </style:style>
    <style:style style:name="T721" style:parent-style-name="DefaultParagraphFont" style:family="text">
      <style:text-properties style:font-name="Times New Roman" fo:font-size="12pt" style:font-size-asian="12pt" style:font-size-complex="12pt" fo:background-color="#FFFF00"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T726" style:parent-style-name="DefaultParagraphFont" style:family="text">
      <style:text-properties style:font-name="Times New Roman" fo:font-size="12pt" style:font-size-asian="12pt" style:font-size-complex="12pt" fo:language="en" fo:country="US"/>
    </style:style>
    <style:style style:name="T727" style:parent-style-name="DefaultParagraphFont" style:family="text">
      <style:text-properties style:font-name="Times New Roman" fo:font-size="12pt" style:font-size-asian="12pt" style:font-size-complex="12pt" fo:background-color="#FFFF00"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background-color="#00FF00" fo:language="en" fo:country="US"/>
    </style:style>
    <style:style style:name="T730" style:parent-style-name="DefaultParagraphFont" style:family="text">
      <style:text-properties style:font-name="Times New Roman" fo:font-size="12pt" style:font-size-asian="12pt" style:font-size-complex="12pt" fo:language="en" fo:country="US"/>
    </style:style>
    <style:style style:name="P731" style:parent-style-name="Standard" style:family="paragraph">
      <style:paragraph-properties fo:text-align="start" fo:text-indent="0in"/>
    </style:style>
    <style:style style:name="T732" style:parent-style-name="DefaultParagraphFont" style:family="text">
      <style:text-properties style:font-name="Times New Roman"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background-color="#FFFF00"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background-color="#FF00FF"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P740" style:parent-style-name="CommentText" style:family="paragraph">
      <style:paragraph-properties fo:text-align="start" fo:text-indent="0in"/>
    </style:style>
    <style:style style:name="P741" style:parent-style-name="CommentText" style:family="paragraph">
      <style:paragraph-properties fo:text-align="start" fo:text-indent="0in"/>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DefaultParagraphFont" style:family="text">
      <style:text-properties style:font-name="Times New Roman" fo:font-size="12pt" style:font-size-asian="12pt" style:font-size-complex="12pt" fo:language="en" fo:country="US"/>
    </style:style>
    <style:style style:name="T747" style:parent-style-name="DefaultParagraphFont" style:family="text">
      <style:text-properties style:font-name="Times New Roman" fo:font-size="12pt" style:font-size-asian="12pt" style:font-size-complex="12pt" fo:background-color="#00FF00" fo:language="en" fo:country="US"/>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DefaultParagraphFont" style:family="text">
      <style:text-properties style:font-name="Times New Roman" fo:font-size="12pt" style:font-size-asian="12pt" style:font-size-complex="12pt" fo:background-color="#FFFF00"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language="en" fo:country="US"/>
    </style:style>
    <style:style style:name="P753" style:parent-style-name="CommentText" style:family="paragraph">
      <style:paragraph-properties fo:text-align="start" fo:text-indent="0in"/>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P759" style:parent-style-name="CommentText" style:family="paragraph">
      <style:paragraph-properties fo:text-align="start" fo:text-indent="0in"/>
    </style:style>
    <style:style style:name="P760" style:parent-style-name="CommentText" style:family="paragraph">
      <style:paragraph-properties fo:text-align="start" fo:text-indent="0in"/>
    </style:style>
    <style:style style:name="T761" style:parent-style-name="DefaultParagraphFont" style:family="text">
      <style:text-properties style:font-name="Times New Roman" fo:font-size="12pt" style:font-size-asian="12pt" style:font-size-complex="12pt" fo:language="en" fo:country="US"/>
    </style:style>
    <style:style style:name="P762" style:parent-style-name="Normal" style:family="paragraph">
      <style:paragraph-properties fo:text-align="start" fo:text-indent="0in"/>
      <style:text-properties fo:font-weight="bold" style:font-weight-asian="bold" style:font-weight-complex="bold" fo:language="en" fo:country="US"/>
    </style:style>
    <style:style style:name="P76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64" style:parent-style-name="Standard" style:family="paragraph">
      <style:paragraph-properties fo:text-align="start" fo:text-indent="0in"/>
    </style:style>
    <style:style style:name="T76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66" style:parent-style-name="CommentText" style:family="paragraph">
      <style:paragraph-properties fo:text-align="start" fo:text-indent="0in"/>
    </style:style>
    <style:style style:name="T7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71" style:parent-style-name="Standard" style:family="paragraph">
      <style:paragraph-properties fo:text-align="start" fo:text-indent="0in"/>
    </style:style>
    <style:style style:name="T772" style:parent-style-name="DefaultParagraphFont" style:family="text">
      <style:text-properties style:font-name="Times New Roman" fo:font-size="12pt" style:font-size-asian="12pt" style:font-size-complex="12pt" fo:language="en" fo:country="US"/>
    </style:style>
    <style:style style:name="T773" style:parent-style-name="DefaultParagraphFont" style:family="text">
      <style:text-properties style:font-name="Times New Roman" fo:font-size="12pt" style:font-size-asian="12pt" style:font-size-complex="12pt" fo:background-color="#00FF00"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background-color="#FFFF00"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background-color="#00FFFF" fo:language="en" fo:country="US"/>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P784" style:parent-style-name="CommentText" style:family="paragraph">
      <style:paragraph-properties fo:text-align="start" fo:text-indent="0in"/>
    </style:style>
    <style:style style:name="P785" style:parent-style-name="CommentText" style:family="paragraph">
      <style:paragraph-properties fo:text-align="start" fo:text-indent="0in"/>
    </style:style>
    <style:style style:name="P786" style:parent-style-name="CommentText" style:family="paragraph">
      <style:paragraph-properties fo:text-align="start" fo:text-indent="0in"/>
    </style:style>
    <style:style style:name="P787" style:parent-style-name="CommentText" style:family="paragraph">
      <style:paragraph-properties fo:text-align="start" fo:text-indent="0in"/>
    </style:style>
    <style:style style:name="P788" style:parent-style-name="CommentText" style:family="paragraph">
      <style:paragraph-properties fo:text-align="start" fo:text-indent="0in"/>
    </style:style>
    <style:style style:name="P789" style:parent-style-name="CommentText" style:family="paragraph">
      <style:paragraph-properties fo:text-align="start" fo:text-indent="0in"/>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background-color="#00FF00"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background-color="#00FF00"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background-color="#FFFF00"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P804" style:parent-style-name="CommentText" style:family="paragraph">
      <style:paragraph-properties fo:text-align="start" fo:text-indent="0in"/>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fo:language="en" fo:country="US"/>
    </style:style>
    <style:style style:name="P809" style:parent-style-name="Standard" style:family="paragraph">
      <style:paragraph-properties fo:text-align="start" fo:text-indent="0in"/>
    </style:style>
    <style:style style:name="T810"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T813"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15" style:parent-style-name="Normal" style:family="paragraph">
      <style:paragraph-properties fo:text-align="start" fo:text-indent="0in"/>
      <style:text-properties fo:language="en" fo:country="US"/>
    </style:style>
    <style:style style:name="P816" style:parent-style-name="Standard" style:family="paragraph">
      <style:paragraph-properties fo:text-align="start" fo:text-indent="0in"/>
    </style:style>
    <style:style style:name="T81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818" style:parent-style-name="CommentText" style:family="paragraph">
      <style:paragraph-properties fo:text-align="start" fo:text-indent="0in"/>
    </style:style>
    <style:style style:name="P819" style:parent-style-name="CommentText" style:family="paragraph">
      <style:paragraph-properties fo:text-align="start" fo:text-indent="0in"/>
    </style:style>
    <style:style style:name="T82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821" style:parent-style-name="Standard" style:family="paragraph">
      <style:paragraph-properties fo:text-align="start" fo:text-indent="0in"/>
    </style:style>
    <style:style style:name="T82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4" style:parent-style-name="CommentText" style:family="paragraph">
      <style:paragraph-properties fo:text-align="start" fo:text-indent="0in"/>
    </style:style>
    <style:style style:name="T8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7" style:parent-style-name="CommentText" style:family="paragraph">
      <style:paragraph-properties fo:text-align="start" fo:text-indent="0in"/>
    </style:style>
    <style:style style:name="T8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9" style:parent-style-name="Normal" style:family="paragraph">
      <style:paragraph-properties fo:text-align="start" fo:text-indent="0in"/>
      <style:text-properties fo:language="en" fo:country="US"/>
    </style:style>
    <style:style style:name="P830" style:parent-style-name="Standard" style:family="paragraph">
      <style:paragraph-properties fo:text-align="start" fo:text-indent="0in"/>
    </style:style>
    <style:style style:name="T8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T83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7" style:parent-style-name="Standard" style:family="paragraph">
      <style:paragraph-properties fo:text-align="start" fo:text-indent="0in"/>
    </style:style>
    <style:style style:name="T838" style:parent-style-name="DefaultParagraphFont" style:family="text">
      <style:text-properties style:font-name="Times New Roman" fo:font-size="12pt" style:font-size-asian="12pt" style:font-size-complex="12pt" fo:background-color="#00FF00" fo:language="en" fo:country="US"/>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background-color="#00FFFF"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background-color="#00FFFF"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background-color="#FFFF00"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background-color="#00FFFF" fo:language="en" fo:country="US"/>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00"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FF00FF"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P854" style:parent-style-name="Standard" style:family="paragraph">
      <style:paragraph-properties fo:text-align="start" fo:text-indent="0in"/>
    </style:style>
    <style:style style:name="T855" style:parent-style-name="DefaultParagraphFont" style:family="text">
      <style:text-properties style:font-name="Times New Roman"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CommentReference" style:family="text">
      <style:text-properties style:font-name="Times New Roman" fo:font-size="12pt" style:font-size-asian="12pt" style:font-size-complex="12pt"/>
    </style:style>
    <style:style style:name="P858" style:parent-style-name="Normal" style:family="paragraph">
      <style:paragraph-properties fo:text-align="start" fo:text-indent="0in"/>
      <style:text-properties fo:language="en" fo:country="US"/>
    </style:style>
    <style:style style:name="P859"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860" style:parent-style-name="Standard" style:family="paragraph">
      <style:paragraph-properties fo:text-align="start" fo:text-indent="0in"/>
    </style:style>
    <style:style style:name="T86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2" style:parent-style-name="CommentText" style:family="paragraph">
      <style:paragraph-properties fo:text-align="start" fo:text-indent="0in"/>
    </style:style>
    <style:style style:name="T86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4" style:parent-style-name="CommentText" style:family="paragraph">
      <style:paragraph-properties fo:text-align="start" fo:text-indent="0in"/>
    </style:style>
    <style:style style:name="T865" style:parent-style-name="CommentReference" style:family="text">
      <style:text-properties style:font-name="Times New Roman" fo:font-size="12pt" style:font-size-asian="12pt" style:font-size-complex="12pt"/>
    </style:style>
    <style:style style:name="T8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7" style:parent-style-name="CommentText" style:family="paragraph">
      <style:paragraph-properties fo:text-align="start" fo:text-indent="0in"/>
    </style:style>
    <style:style style:name="T86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9" style:parent-style-name="Standard" style:family="paragraph">
      <style:paragraph-properties fo:text-align="start" fo:text-indent="0in"/>
    </style:style>
    <style:style style:name="T870" style:parent-style-name="DefaultParagraphFont" style:family="text">
      <style:text-properties style:font-name="Times New Roman" fo:font-size="12pt" style:font-size-asian="12pt" style:font-size-complex="12pt" fo:language="en" fo:country="US"/>
    </style:style>
    <style:style style:name="T871" style:parent-style-name="Hyperlink"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Hyperlink"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T876" style:parent-style-name="Hyperlink" style:family="text">
      <style:text-properties style:font-name="Times New Roman" fo:font-size="12pt" style:font-size-asian="12pt" style:font-size-complex="12pt" fo:language="en" fo:country="US"/>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Hyperlink" style:family="text">
      <style:text-properties style:font-name="Times New Roman" fo:font-size="12pt" style:font-size-asian="12pt" style:font-size-complex="12pt" fo:language="en" fo:country="US"/>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Hyperlink" style:family="text">
      <style:text-properties style:font-name="Times New Roman" fo:font-size="12pt" style:font-size-asian="12pt" style:font-size-complex="12pt" fo:language="en" fo:country="US"/>
    </style:style>
    <style:style style:name="T881" style:parent-style-name="DefaultParagraphFont" style:family="text">
      <style:text-properties style:font-name="Times New Roman" fo:font-size="12pt" style:font-size-asian="12pt" style:font-size-complex="12pt" fo:language="en" fo:country="US"/>
    </style:style>
    <style:style style:name="T882" style:parent-style-name="Hyperlink"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language="en" fo:country="US"/>
    </style:style>
    <style:style style:name="T884" style:parent-style-name="Hyperlink"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language="en" fo:country="US"/>
    </style:style>
    <style:style style:name="T886" style:parent-style-name="Hyperlink"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language="en" fo:country="US"/>
    </style:style>
    <style:style style:name="T888" style:parent-style-name="Hyperlink" style:family="text">
      <style:text-properties style:font-name="Times New Roman" fo:font-size="12pt" style:font-size-asian="12pt" style:font-size-complex="12pt" fo:language="en" fo:country="US"/>
    </style:style>
    <style:style style:name="T889" style:parent-style-name="DefaultParagraphFont" style:family="text">
      <style:text-properties style:font-name="Times New Roman" fo:font-size="12pt" style:font-size-asian="12pt" style:font-size-complex="12pt" fo:language="en" fo:country="US"/>
    </style:style>
    <style:style style:name="T890" style:parent-style-name="Hyperlink"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language="en" fo:country="US"/>
    </style:style>
    <style:style style:name="P892" style:parent-style-name="Standard" style:family="paragraph">
      <style:paragraph-properties fo:text-align="start" fo:text-indent="0in"/>
    </style:style>
    <style:style style:name="T893" style:parent-style-name="DefaultParagraphFont" style:family="text">
      <style:text-properties style:font-name="Times New Roman" fo:font-size="12pt" style:font-size-asian="12pt" style:font-size-complex="12pt" fo:language="en" fo:country="US"/>
    </style:style>
    <style:style style:name="T894" style:parent-style-name="DefaultParagraphFont" style:family="text">
      <style:text-properties style:font-name="Times New Roman" fo:font-size="12pt" style:font-size-asian="12pt" style:font-size-complex="12pt" fo:background-color="#FFFF00" fo:language="en" fo:country="US"/>
    </style:style>
    <style:style style:name="T895" style:parent-style-name="DefaultParagraphFont" style:family="text">
      <style:text-properties style:font-name="Times New Roman" fo:font-size="12pt" style:font-size-asian="12pt" style:font-size-complex="12pt" fo:language="en" fo:country="US"/>
    </style:style>
    <style:style style:name="T896" style:parent-style-name="DefaultParagraphFont" style:family="text">
      <style:text-properties style:font-name="Times New Roman" fo:font-size="12pt" style:font-size-asian="12pt" style:font-size-complex="12pt" fo:background-color="#00FF00" fo:language="en" fo:country="US"/>
    </style:style>
    <style:style style:name="T897" style:parent-style-name="DefaultParagraphFont" style:family="text">
      <style:text-properties style:font-name="Times New Roman" fo:font-size="12pt" style:font-size-asian="12pt" style:font-size-complex="12pt" fo:language="en" fo:country="US"/>
    </style:style>
    <style:style style:name="T898" style:parent-style-name="DefaultParagraphFont" style:family="text">
      <style:text-properties style:font-name="Times New Roman" fo:font-size="12pt" style:font-size-asian="12pt" style:font-size-complex="12pt" fo:background-color="#FFFF00" fo:language="en" fo:country="US"/>
    </style:style>
    <style:style style:name="T899" style:parent-style-name="DefaultParagraphFont" style:family="text">
      <style:text-properties style:font-name="Times New Roman" fo:font-size="12pt" style:font-size-asian="12pt" style:font-size-complex="12pt" fo:language="en" fo:country="US"/>
    </style:style>
    <style:style style:name="T900" style:parent-style-name="DefaultParagraphFont" style:family="text">
      <style:text-properties style:font-name="Times New Roman" fo:font-size="12pt" style:font-size-asian="12pt" style:font-size-complex="12pt" fo:background-color="#00FF00" fo:language="en" fo:country="US"/>
    </style:style>
    <style:style style:name="T901" style:parent-style-name="DefaultParagraphFont" style:family="text">
      <style:text-properties style:font-name="Times New Roman" fo:font-size="12pt" style:font-size-asian="12pt" style:font-size-complex="12pt" fo:language="en" fo:country="US"/>
    </style:style>
    <style:style style:name="T902" style:parent-style-name="DefaultParagraphFont" style:family="text">
      <style:text-properties style:font-name="Times New Roman" fo:font-size="12pt" style:font-size-asian="12pt" style:font-size-complex="12pt" fo:background-color="#FFFF00" fo:language="en" fo:country="US"/>
    </style:style>
    <style:style style:name="T903" style:parent-style-name="DefaultParagraphFont" style:family="text">
      <style:text-properties style:font-name="Times New Roman" fo:font-size="12pt" style:font-size-asian="12pt" style:font-size-complex="12pt" fo:language="en" fo:country="US"/>
    </style:style>
    <style:style style:name="T904" style:parent-style-name="DefaultParagraphFont" style:family="text">
      <style:text-properties style:font-name="Times New Roman" fo:font-size="12pt" style:font-size-asian="12pt" style:font-size-complex="12pt" fo:background-color="#FFFF00"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P906" style:parent-style-name="Normal" style:family="paragraph">
      <style:paragraph-properties fo:text-indent="0in"/>
      <style:text-properties fo:language="en" fo:country="US"/>
    </style:style>
    <style:style style:name="P907" style:parent-style-name="Standard" style:family="paragraph">
      <style:paragraph-properties fo:text-align="start" fo:text-indent="0in"/>
    </style:style>
    <style:style style:name="T908" style:parent-style-name="DefaultParagraphFont" style:family="text">
      <style:text-properties style:font-name="Times New Roman" fo:font-weight="bold" style:font-weight-asian="bold" style:font-weight-complex="bold" fo:font-size="12pt" style:font-size-asian="12pt" style:font-size-complex="12pt"/>
    </style:style>
    <style:style style:name="P909" style:parent-style-name="CommentText" style:family="paragraph">
      <style:paragraph-properties fo:text-align="start" fo:text-indent="0in"/>
    </style:style>
    <style:style style:name="T910" style:parent-style-name="DefaultParagraphFont" style:family="text">
      <style:text-properties style:font-name="Times New Roman" fo:font-weight="bold" style:font-weight-asian="bold" style:font-weight-complex="bold" fo:font-size="12pt" style:font-size-asian="12pt" style:font-size-complex="12pt"/>
    </style:style>
    <style:style style:name="P911" style:parent-style-name="CommentText" style:family="paragraph">
      <style:paragraph-properties fo:text-align="start" fo:text-indent="0in"/>
    </style:style>
    <style:style style:name="T912" style:parent-style-name="Hyperlink" style:family="text">
      <style:text-properties style:font-name="Times New Roman" fo:font-weight="bold" style:font-weight-asian="bold" style:font-weight-complex="bold" fo:font-size="12pt" style:font-size-asian="12pt" style:font-size-complex="12pt"/>
    </style:style>
    <style:style style:name="P913" style:parent-style-name="Standard"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background-color="#FFFF00" fo:language="en" fo:country="US"/>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background-color="#00FFFF"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T919" style:parent-style-name="DefaultParagraphFont" style:family="text">
      <style:text-properties style:font-name="Times New Roman" fo:font-size="12pt" style:font-size-asian="12pt" style:font-size-complex="12pt" fo:background-color="#00FF00"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background-color="#FF00FF"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background-color="#00FF00"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P935" style:parent-style-name="CommentText" style:family="paragraph">
      <style:paragraph-properties fo:text-align="start" fo:text-indent="0in"/>
    </style:style>
    <style:style style:name="P936" style:parent-style-name="CommentText" style:family="paragraph">
      <style:paragraph-properties fo:text-align="start" fo:text-indent="0in"/>
    </style:style>
    <style:style style:name="P937" style:parent-style-name="CommentText" style:family="paragraph">
      <style:paragraph-properties fo:text-align="start" fo:text-indent="0in"/>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background-color="#00FFFF"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P945" style:parent-style-name="CommentText" style:family="paragraph">
      <style:paragraph-properties fo:text-align="start" fo:text-indent="0in"/>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background-color="#FFFF00"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T951" style:parent-style-name="DefaultParagraphFont" style:family="text">
      <style:text-properties style:font-name="Times New Roman" fo:font-size="12pt" style:font-size-asian="12pt" style:font-size-complex="12pt" fo:background-color="#00FFFF" fo:language="en" fo:country="US"/>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background-color="#FF00FF"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language="en" fo:country="US"/>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T959" style:parent-style-name="DefaultParagraphFont" style:family="text">
      <style:text-properties style:font-name="Times New Roman" fo:font-size="12pt" style:font-size-asian="12pt" style:font-size-complex="12pt" fo:language="en" fo:country="US"/>
    </style:style>
    <style:style style:name="T960" style:parent-style-name="DefaultParagraphFont" style:family="text">
      <style:text-properties style:font-name="Times New Roman" fo:font-size="12pt" style:font-size-asian="12pt" style:font-size-complex="12pt" fo:language="en" fo:country="US"/>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T965" style:parent-style-name="DefaultParagraphFont" style:family="text">
      <style:text-properties style:font-name="Times New Roman" fo:font-size="12pt" style:font-size-asian="12pt" style:font-size-complex="12pt" fo:language="en" fo:country="US"/>
    </style:style>
    <style:style style:name="T966" style:parent-style-name="DefaultParagraphFont" style:family="text">
      <style:text-properties style:font-name="Times New Roman" fo:font-size="12pt" style:font-size-asian="12pt" style:font-size-complex="12pt" fo:background-color="#FFFF00" fo:language="en" fo:country="US"/>
    </style:style>
    <style:style style:name="T967" style:parent-style-name="DefaultParagraphFont" style:family="text">
      <style:text-properties style:font-name="Times New Roman" fo:font-size="12pt" style:font-size-asian="12pt" style:font-size-complex="12pt" fo:language="en" fo:country="US"/>
    </style:style>
    <style:style style:name="T968" style:parent-style-name="DefaultParagraphFont" style:family="text">
      <style:text-properties style:font-name="Times New Roman" fo:font-size="12pt" style:font-size-asian="12pt" style:font-size-complex="12pt" fo:language="en" fo:country="US"/>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CommentText" style:family="paragraph">
      <style:paragraph-properties fo:text-align="start" fo:text-indent="0in"/>
    </style:style>
    <style:style style:name="T972" style:parent-style-name="DefaultParagraphFont" style:family="text">
      <style:text-properties style:font-name="Times New Roman" fo:font-size="12pt" style:font-size-asian="12pt" style:font-size-complex="12pt" fo:language="en" fo:country="US"/>
    </style:style>
    <style:style style:name="T973" style:parent-style-name="DefaultParagraphFont" style:family="text">
      <style:text-properties style:font-name="Times New Roman"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T978" style:parent-style-name="DefaultParagraphFont" style:family="text">
      <style:text-properties style:font-name="Times New Roman" fo:font-size="12pt" style:font-size-asian="12pt" style:font-size-complex="12pt" fo:language="en" fo:country="US"/>
    </style:style>
    <style:style style:name="T979" style:parent-style-name="DefaultParagraphFont" style:family="text">
      <style:text-properties style:font-name="Times New Roman" fo:font-size="12pt" style:font-size-asian="12pt" style:font-size-complex="12pt" fo:language="en" fo:country="US"/>
    </style:style>
    <style:style style:name="P980" style:parent-style-name="CommentText" style:family="paragraph">
      <style:paragraph-properties fo:text-align="start" fo:text-indent="0in"/>
    </style:style>
    <style:style style:name="P981" style:parent-style-name="CommentText" style:family="paragraph">
      <style:paragraph-properties fo:text-align="start" fo:text-indent="0in"/>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T984" style:parent-style-name="DefaultParagraphFont" style:family="text">
      <style:text-properties style:font-name="Times New Roman" fo:font-size="12pt" style:font-size-asian="12pt" style:font-size-complex="12pt" fo:language="en" fo:country="US"/>
    </style:style>
    <style:style style:name="T985" style:parent-style-name="DefaultParagraphFont" style:family="text">
      <style:text-properties style:font-name="Times New Roman" fo:font-size="12pt" style:font-size-asian="12pt" style:font-size-complex="12pt" fo:background-color="#00FFFF" fo:language="en" fo:country="US"/>
    </style:style>
    <style:style style:name="T986" style:parent-style-name="DefaultParagraphFont" style:family="text">
      <style:text-properties style:font-name="Times New Roman" fo:font-size="12pt" style:font-size-asian="12pt" style:font-size-complex="12pt" fo:language="en" fo:country="US"/>
    </style:style>
    <style:style style:name="T987" style:parent-style-name="DefaultParagraphFont" style:family="text">
      <style:text-properties style:font-name="Times New Roman" fo:font-size="12pt" style:font-size-asian="12pt" style:font-size-complex="12pt" fo:language="en" fo:country="US"/>
    </style:style>
    <style:style style:name="P988" style:parent-style-name="CommentText" style:family="paragraph">
      <style:paragraph-properties fo:text-align="start" fo:text-indent="0in"/>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T992" style:parent-style-name="DefaultParagraphFont" style:family="text">
      <style:text-properties style:font-name="Times New Roman" fo:font-size="12pt" style:font-size-asian="12pt" style:font-size-complex="12pt" fo:language="en" fo:country="US"/>
    </style:style>
    <style:style style:name="T993" style:parent-style-name="DefaultParagraphFont" style:family="text">
      <style:text-properties style:font-name="Times New Roman"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family="paragraph">
      <style:paragraph-properties fo:text-align="start" fo:text-indent="0in"/>
    </style:style>
    <style:style style:name="P997" style:parent-style-name="CommentText" style:family="paragraph">
      <style:paragraph-properties fo:text-align="start" fo:text-indent="0in"/>
    </style:style>
    <style:style style:name="T998" style:parent-style-name="DefaultParagraphFont" style:family="text">
      <style:text-properties style:font-name="Times New Roman" fo:font-size="12pt" style:font-size-asian="12pt" style:font-size-complex="12pt" fo:language="en" fo:country="US"/>
    </style:style>
    <style:style style:name="T999" style:parent-style-name="DefaultParagraphFont" style:family="text">
      <style:text-properties style:font-name="Times New Roman" fo:font-size="12pt" style:font-size-asian="12pt" style:font-size-complex="12pt" fo:background-color="#00FF00" fo:language="en" fo:country="US"/>
    </style:style>
    <style:style style:name="T1000" style:parent-style-name="DefaultParagraphFont" style:family="text">
      <style:text-properties style:font-name="Times New Roman" fo:font-size="12pt" style:font-size-asian="12pt" style:font-size-complex="12pt" fo:language="en" fo:country="US"/>
    </style:style>
    <style:style style:name="T1001" style:parent-style-name="DefaultParagraphFont" style:family="text">
      <style:text-properties style:font-name="Times New Roman" fo:font-size="12pt" style:font-size-asian="12pt" style:font-size-complex="12pt" fo:background-color="#FF00FF" fo:language="en" fo:country="US"/>
    </style:style>
    <style:style style:name="T1002" style:parent-style-name="DefaultParagraphFont" style:family="text">
      <style:text-properties style:font-name="Times New Roman" fo:font-size="12pt" style:font-size-asian="12pt" style:font-size-complex="12pt" fo:language="en" fo:country="US"/>
    </style:style>
    <style:style style:name="T1003" style:parent-style-name="DefaultParagraphFont" style:family="text">
      <style:text-properties style:font-name="Times New Roman" fo:font-size="12pt" style:font-size-asian="12pt" style:font-size-complex="12pt" fo:language="en" fo:country="US"/>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T1007" style:parent-style-name="DefaultParagraphFont" style:family="text">
      <style:text-properties style:font-name="Times New Roman" fo:font-size="12pt" style:font-size-asian="12pt" style:font-size-complex="12pt" fo:language="en" fo:country="US"/>
    </style:style>
    <style:style style:name="T1008" style:parent-style-name="DefaultParagraphFont" style:family="text">
      <style:text-properties style:font-name="Times New Roman" fo:font-size="12pt" style:font-size-asian="12pt" style:font-size-complex="12pt" fo:language="en" fo:country="US"/>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T1013" style:parent-style-name="DefaultParagraphFont" style:family="text">
      <style:text-properties style:font-name="Times New Roman" fo:font-size="12pt" style:font-size-asian="12pt" style:font-size-complex="12pt" fo:language="en" fo:country="US"/>
    </style:style>
    <style:style style:name="T1014" style:parent-style-name="DefaultParagraphFont" style:family="text">
      <style:text-properties style:font-name="Times New Roman" fo:font-size="12pt" style:font-size-asian="12pt" style:font-size-complex="12pt" fo:language="en" fo:country="US"/>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DefaultParagraphFont" style:family="text">
      <style:text-properties style:font-name="Times New Roman" fo:font-size="12pt" style:font-size-asian="12pt" style:font-size-complex="12pt" fo:language="en" fo:country="US"/>
    </style:style>
    <style:style style:name="P10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DefaultParagraphFont" style:family="text">
      <style:text-properties style:font-name="Times New Roman" fo:font-size="12pt" style:font-size-asian="12pt" style:font-size-complex="12pt" fo:language="en" fo:country="US"/>
    </style:style>
    <style:style style:name="T1022" style:parent-style-name="DefaultParagraphFont" style:family="text">
      <style:text-properties style:font-name="Times New Roman" fo:font-size="12pt" style:font-size-asian="12pt" style:font-size-complex="12pt" fo:background-color="#00FFFF" fo:language="en" fo:country="US"/>
    </style:style>
    <style:style style:name="T1023" style:parent-style-name="DefaultParagraphFont" style:family="text">
      <style:text-properties style:font-name="Times New Roman" fo:font-size="12pt" style:font-size-asian="12pt" style:font-size-complex="12pt" fo:language="en" fo:country="US"/>
    </style:style>
    <style:style style:name="T1024" style:parent-style-name="DefaultParagraphFont" style:family="text">
      <style:text-properties style:font-name="Times New Roman" fo:font-size="12pt" style:font-size-asian="12pt" style:font-size-complex="12pt" fo:background-color="#00FFFF"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T1026" style:parent-style-name="DefaultParagraphFont" style:family="text">
      <style:text-properties style:font-name="Times New Roman"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DefaultParagraphFont" style:family="text">
      <style:text-properties style:font-name="Times New Roman"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style:font-name="Times New Roman" fo:font-size="12pt" style:font-size-asian="12pt" style:font-size-complex="12pt" fo:language="en" fo:country="US"/>
    </style:style>
    <style:style style:name="T1033" style:parent-style-name="DefaultParagraphFont" style:family="text">
      <style:text-properties style:font-name="Times New Roman" fo:font-size="12pt" style:font-size-asian="12pt" style:font-size-complex="12pt" fo:background-color="#00FFFF" fo:language="en" fo:country="US"/>
    </style:style>
    <style:style style:name="T1034" style:parent-style-name="DefaultParagraphFont" style:family="text">
      <style:text-properties style:font-name="Times New Roman" fo:font-size="12pt" style:font-size-asian="12pt" style:font-size-complex="12pt" fo:language="en" fo:country="US"/>
    </style:style>
    <style:style style:name="T1035" style:parent-style-name="DefaultParagraphFont" style:family="text">
      <style:text-properties style:font-name="Times New Roman" fo:font-size="12pt" style:font-size-asian="12pt" style:font-size-complex="12pt" fo:background-color="#00FFFF" fo:language="en" fo:country="US"/>
    </style:style>
    <style:style style:name="T1036" style:parent-style-name="DefaultParagraphFont" style:family="text">
      <style:text-properties style:font-name="Times New Roman" fo:font-size="12pt" style:font-size-asian="12pt" style:font-size-complex="12pt" fo:language="en" fo:country="US"/>
    </style:style>
    <style:style style:name="T1037" style:parent-style-name="DefaultParagraphFont" style:family="text">
      <style:text-properties style:font-name="Times New Roman" fo:font-size="12pt" style:font-size-asian="12pt" style:font-size-complex="12pt" fo:language="en" fo:country="US"/>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T1041" style:parent-style-name="DefaultParagraphFont" style:family="text">
      <style:text-properties style:font-name="Times New Roman" fo:font-size="12pt" style:font-size-asian="12pt" style:font-size-complex="12pt" fo:language="en" fo:country="US"/>
    </style:style>
    <style:style style:name="P1042" style:parent-style-name="Normal" style:family="paragraph">
      <style:paragraph-properties fo:text-indent="0in"/>
      <style:text-properties fo:language="en" fo:country="US"/>
    </style:style>
    <style:style style:name="P1043" style:parent-style-name="Standard" style:family="paragraph">
      <style:paragraph-properties fo:text-align="start" fo:text-indent="0in"/>
    </style:style>
    <style:style style:name="T10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49" style:parent-style-name="Standard" style:family="paragraph">
      <style:paragraph-properties fo:text-align="start" fo:text-indent="0in"/>
    </style:style>
    <style:style style:name="T1050" style:parent-style-name="DefaultParagraphFont" style:family="text">
      <style:text-properties style:font-name="Times New Roman" fo:font-size="12pt" style:font-size-asian="12pt" style:font-size-complex="12pt" fo:language="en" fo:country="US"/>
    </style:style>
    <style:style style:name="T1051" style:parent-style-name="DefaultParagraphFont" style:family="text">
      <style:text-properties style:font-name="Times New Roman" fo:font-size="12pt" style:font-size-asian="12pt" style:font-size-complex="12pt" fo:background-color="#00FFFF" fo:language="en" fo:country="US"/>
    </style:style>
    <style:style style:name="T1052" style:parent-style-name="DefaultParagraphFont" style:family="text">
      <style:text-properties style:font-name="Times New Roman" fo:font-size="12pt" style:font-size-asian="12pt" style:font-size-complex="12pt" fo:language="en" fo:country="US"/>
    </style:style>
    <style:style style:name="T1053" style:parent-style-name="DefaultParagraphFont" style:family="text">
      <style:text-properties style:font-name="Times New Roman" fo:font-size="12pt" style:font-size-asian="12pt" style:font-size-complex="12pt" fo:background-color="#FFFF00" fo:language="en" fo:country="US"/>
    </style:style>
    <style:style style:name="T1054" style:parent-style-name="DefaultParagraphFont" style:family="text">
      <style:text-properties style:font-name="Times New Roman" fo:font-size="12pt" style:font-size-asian="12pt" style:font-size-complex="12pt" fo:language="en" fo:country="US"/>
    </style:style>
    <style:style style:name="T1055" style:parent-style-name="DefaultParagraphFont" style:family="text">
      <style:text-properties style:font-name="Times New Roman" fo:font-size="12pt" style:font-size-asian="12pt" style:font-size-complex="12pt" fo:background-color="#00FF00" fo:language="en" fo:country="US"/>
    </style:style>
    <style:style style:name="T1056" style:parent-style-name="DefaultParagraphFont" style:family="text">
      <style:text-properties style:font-name="Times New Roman" fo:font-size="12pt" style:font-size-asian="12pt" style:font-size-complex="12pt" fo:language="en" fo:country="US"/>
    </style:style>
    <style:style style:name="T1057" style:parent-style-name="DefaultParagraphFont" style:family="text">
      <style:text-properties style:font-name="Times New Roman" fo:font-size="12pt" style:font-size-asian="12pt" style:font-size-complex="12pt" fo:background-color="#00FF00" fo:language="en" fo:country="US"/>
    </style:style>
    <style:style style:name="T1058" style:parent-style-name="DefaultParagraphFont" style:family="text">
      <style:text-properties style:font-name="Times New Roman" fo:font-size="12pt" style:font-size-asian="12pt" style:font-size-complex="12pt" fo:language="en" fo:country="US"/>
    </style:style>
    <style:style style:name="T1059" style:parent-style-name="DefaultParagraphFont" style:family="text">
      <style:text-properties style:font-name="Times New Roman" fo:font-size="12pt" style:font-size-asian="12pt" style:font-size-complex="12pt" fo:background-color="#00FFFF" fo:language="en" fo:country="US"/>
    </style:style>
    <style:style style:name="T1060" style:parent-style-name="DefaultParagraphFont" style:family="text">
      <style:text-properties style:font-name="Times New Roman" fo:font-size="12pt" style:font-size-asian="12pt" style:font-size-complex="12pt" fo:language="en" fo:country="US"/>
    </style:style>
    <style:style style:name="P1061" style:parent-style-name="Standard" style:family="paragraph">
      <style:paragraph-properties fo:text-align="start" fo:text-indent="0in"/>
    </style:style>
    <style:style style:name="T1062" style:parent-style-name="DefaultParagraphFont" style:family="text">
      <style:text-properties style:font-name="Times New Roman" fo:font-size="12pt" style:font-size-asian="12pt" style:font-size-complex="12pt" fo:language="en" fo:country="US"/>
    </style:style>
    <style:style style:name="T1063" style:parent-style-name="DefaultParagraphFont" style:family="text">
      <style:text-properties style:font-name="Times New Roman" fo:font-size="12pt" style:font-size-asian="12pt" style:font-size-complex="12pt" fo:background-color="#00FFFF" fo:language="en" fo:country="US"/>
    </style:style>
    <style:style style:name="T1064" style:parent-style-name="DefaultParagraphFont" style:family="text">
      <style:text-properties style:font-name="Times New Roman" fo:font-size="12pt" style:font-size-asian="12pt" style:font-size-complex="12pt" fo:language="en" fo:country="US"/>
    </style:style>
    <style:style style:name="P1065" style:parent-style-name="Standard" style:family="paragraph">
      <style:paragraph-properties fo:text-align="start" fo:text-indent="0in"/>
    </style:style>
    <style:style style:name="T1066" style:parent-style-name="DefaultParagraphFont" style:family="text">
      <style:text-properties style:font-name="Times New Roman" fo:font-size="12pt" style:font-size-asian="12pt" style:font-size-complex="12pt" fo:language="en" fo:country="US"/>
    </style:style>
    <style:style style:name="T1067" style:parent-style-name="DefaultParagraphFont" style:family="text">
      <style:text-properties style:font-name="Times New Roman" fo:font-size="12pt" style:font-size-asian="12pt" style:font-size-complex="12pt" fo:background-color="#00FFFF" fo:language="en" fo:country="US"/>
    </style:style>
    <style:style style:name="T1068" style:parent-style-name="DefaultParagraphFont" style:family="text">
      <style:text-properties style:font-name="Times New Roman" fo:font-size="12pt" style:font-size-asian="12pt" style:font-size-complex="12pt" fo:language="en" fo:country="US"/>
    </style:style>
    <style:style style:name="P1069" style:parent-style-name="Standard" style:family="paragraph">
      <style:paragraph-properties fo:text-align="start" fo:text-indent="0in"/>
    </style:style>
    <style:style style:name="T10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1" style:parent-style-name="CommentText" style:family="paragraph">
      <style:paragraph-properties fo:text-align="start" fo:text-indent="0in"/>
    </style:style>
    <style:style style:name="T10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4" style:parent-style-name="CommentText" style:family="paragraph">
      <style:paragraph-properties fo:text-align="start" fo:text-indent="0in"/>
    </style:style>
    <style:style style:name="P1075" style:parent-style-name="Standard" style:family="paragraph">
      <style:paragraph-properties fo:text-align="start" fo:text-indent="0in"/>
    </style:style>
    <style:style style:name="T1076" style:parent-style-name="DefaultParagraphFont" style:family="text">
      <style:text-properties style:font-name="Times New Roman" fo:font-size="12pt" style:font-size-asian="12pt" style:font-size-complex="12pt" fo:language="en" fo:country="US"/>
    </style:style>
    <style:style style:name="T1077" style:parent-style-name="DefaultParagraphFont" style:family="text">
      <style:text-properties style:font-name="Times New Roman" fo:font-size="12pt" style:font-size-asian="12pt" style:font-size-complex="12pt" fo:background-color="#00FF00" fo:language="en" fo:country="US"/>
    </style:style>
    <style:style style:name="T1078" style:parent-style-name="DefaultParagraphFont" style:family="text">
      <style:text-properties style:font-name="Times New Roman" fo:font-size="12pt" style:font-size-asian="12pt" style:font-size-complex="12pt" fo:language="en" fo:country="US"/>
    </style:style>
    <style:style style:name="P1079" style:parent-style-name="Standard" style:family="paragraph">
      <style:paragraph-properties fo:text-align="start" fo:text-indent="0in"/>
    </style:style>
    <style:style style:name="T1080" style:parent-style-name="DefaultParagraphFont" style:family="text">
      <style:text-properties style:font-name="Times New Roman" fo:font-size="12pt" style:font-size-asian="12pt" style:font-size-complex="12pt" fo:language="en" fo:country="US"/>
    </style:style>
    <style:style style:name="T1081" style:parent-style-name="DefaultParagraphFont" style:family="text">
      <style:text-properties style:font-name="Times New Roman" fo:font-size="12pt" style:font-size-asian="12pt" style:font-size-complex="12pt" fo:background-color="#00FF00" fo:language="en" fo:country="US"/>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T1091" style:parent-style-name="DefaultParagraphFont" style:family="text">
      <style:text-properties style:font-name="Times New Roman" fo:font-size="12pt" style:font-size-asian="12pt" style:font-size-complex="12pt" fo:language="en" fo:country="US"/>
    </style:style>
    <style:style style:name="T1092" style:parent-style-name="DefaultParagraphFont" style:family="text">
      <style:text-properties style:font-name="Times New Roman" fo:font-size="12pt" style:font-size-asian="12pt" style:font-size-complex="12pt" fo:language="en" fo:country="US"/>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T1096" style:parent-style-name="DefaultParagraphFont" style:family="text">
      <style:text-properties style:font-name="Times New Roman" fo:font-size="12pt" style:font-size-asian="12pt" style:font-size-complex="12pt" fo:language="en" fo:country="US"/>
    </style:style>
    <style:style style:name="T1097" style:parent-style-name="DefaultParagraphFont" style:family="text">
      <style:text-properties style:font-name="Times New Roman" fo:font-size="12pt" style:font-size-asian="12pt" style:font-size-complex="12pt" fo:background-color="#00FFFF" fo:language="en" fo:country="US"/>
    </style:style>
    <style:style style:name="T1098" style:parent-style-name="DefaultParagraphFont" style:family="text">
      <style:text-properties style:font-name="Times New Roman" fo:font-size="12pt" style:font-size-asian="12pt" style:font-size-complex="12pt" fo:language="en" fo:country="US"/>
    </style:style>
    <style:style style:name="T1099" style:parent-style-name="DefaultParagraphFont" style:family="text">
      <style:text-properties style:font-name="Times New Roman" fo:font-size="12pt" style:font-size-asian="12pt" style:font-size-complex="12pt" fo:background-color="#FF00FF" fo:language="en" fo:country="US"/>
    </style:style>
    <style:style style:name="T1100" style:parent-style-name="DefaultParagraphFont" style:family="text">
      <style:text-properties style:font-name="Times New Roman" fo:font-size="12pt" style:font-size-asian="12pt" style:font-size-complex="12pt" fo:language="en" fo:country="US"/>
    </style:style>
    <style:style style:name="T1101" style:parent-style-name="DefaultParagraphFont" style:family="text">
      <style:text-properties style:font-name="Times New Roman" fo:font-size="12pt" style:font-size-asian="12pt" style:font-size-complex="12pt" fo:language="en" fo:country="US"/>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T1110" style:parent-style-name="DefaultParagraphFont" style:family="text">
      <style:text-properties style:font-name="Times New Roman" fo:font-size="12pt" style:font-size-asian="12pt" style:font-size-complex="12pt" fo:language="en" fo:country="US"/>
    </style:style>
    <style:style style:name="T1111" style:parent-style-name="DefaultParagraphFont" style:family="text">
      <style:text-properties style:font-name="Times New Roman" fo:font-size="12pt" style:font-size-asian="12pt" style:font-size-complex="12pt" fo:background-color="#00FF00" fo:language="en" fo:country="US"/>
    </style:style>
    <style:style style:name="T1112" style:parent-style-name="DefaultParagraphFont" style:family="text">
      <style:text-properties style:font-name="Times New Roman" fo:font-size="12pt" style:font-size-asian="12pt" style:font-size-complex="12pt" fo:language="en" fo:country="US"/>
    </style:style>
    <style:style style:name="P1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4" style:parent-style-name="Standard" style:family="paragraph">
      <style:paragraph-properties fo:text-align="start" fo:text-indent="0in"/>
    </style:style>
    <style:style style:name="T1115" style:parent-style-name="DefaultParagraphFont" style:family="text">
      <style:text-properties style:font-name="Times New Roman" fo:font-size="12pt" style:font-size-asian="12pt" style:font-size-complex="12pt" fo:language="en" fo:country="US"/>
    </style:style>
    <style:style style:name="T1116" style:parent-style-name="DefaultParagraphFont" style:family="text">
      <style:text-properties style:font-name="Times New Roman" fo:font-size="12pt" style:font-size-asian="12pt" style:font-size-complex="12pt" fo:background-color="#00FF00" fo:language="en" fo:country="US"/>
    </style:style>
    <style:style style:name="T1117" style:parent-style-name="DefaultParagraphFont" style:family="text">
      <style:text-properties style:font-name="Times New Roman" fo:font-size="12pt" style:font-size-asian="12pt" style:font-size-complex="12pt" fo:language="en" fo:country="US"/>
    </style:style>
    <style:style style:name="T1118" style:parent-style-name="DefaultParagraphFont" style:family="text">
      <style:text-properties style:font-name="Times New Roman" fo:font-size="12pt" style:font-size-asian="12pt" style:font-size-complex="12pt" fo:language="en" fo:country="US"/>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T1129" style:parent-style-name="DefaultParagraphFont" style:family="text">
      <style:text-properties style:font-name="Times New Roman" fo:font-size="12pt" style:font-size-asian="12pt" style:font-size-complex="12pt" fo:language="en" fo:country="US"/>
    </style:style>
    <style:style style:name="T1130" style:parent-style-name="DefaultParagraphFont" style:family="text">
      <style:text-properties style:font-name="Times New Roman" fo:font-size="12pt" style:font-size-asian="12pt" style:font-size-complex="12pt" fo:language="en" fo:country="US"/>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P1137" style:parent-style-name="CommentText" style:family="paragraph">
      <style:paragraph-properties fo:text-align="start" fo:text-indent="0in"/>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T1141" style:parent-style-name="DefaultParagraphFont" style:family="text">
      <style:text-properties style:font-name="Times New Roman" fo:font-size="12pt" style:font-size-asian="12pt" style:font-size-complex="12pt" fo:language="en" fo:country="US"/>
    </style:style>
    <style:style style:name="T1142" style:parent-style-name="DefaultParagraphFont" style:family="text">
      <style:text-properties style:font-name="Times New Roman" fo:font-size="12pt" style:font-size-asian="12pt" style:font-size-complex="12pt" fo:language="en" fo:country="US"/>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DefaultParagraphFont" style:family="text">
      <style:text-properties style:font-name="Times New Roman" fo:font-size="12pt" style:font-size-asian="12pt" style:font-size-complex="12pt" fo:language="en" fo:country="US"/>
    </style:style>
    <style:style style:name="T1149" style:parent-style-name="DefaultParagraphFont" style:family="text">
      <style:text-properties style:font-name="Times New Roman" fo:font-size="12pt" style:font-size-asian="12pt" style:font-size-complex="12pt" fo:language="en" fo:country="US"/>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T1156" style:parent-style-name="DefaultParagraphFont" style:family="text">
      <style:text-properties style:font-name="Times New Roman" fo:font-size="12pt" style:font-size-asian="12pt" style:font-size-complex="12pt" fo:language="en" fo:country="US"/>
    </style:style>
    <style:style style:name="P1157" style:parent-style-name="Standard" style:family="paragraph">
      <style:paragraph-properties fo:text-align="start" fo:text-indent="0in"/>
    </style:style>
    <style:style style:name="T1158" style:parent-style-name="DefaultParagraphFont" style:family="text">
      <style:text-properties style:font-name="Times New Roman" fo:font-size="12pt" style:font-size-asian="12pt" style:font-size-complex="12pt" fo:language="en" fo:country="US"/>
    </style:style>
    <style:style style:name="T1159" style:parent-style-name="DefaultParagraphFont" style:family="text">
      <style:text-properties style:font-name="Times New Roman" fo:font-size="12pt" style:font-size-asian="12pt" style:font-size-complex="12pt" fo:language="en" fo:country="US"/>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style:font-name="Times New Roman" fo:font-size="12pt" style:font-size-asian="12pt" style:font-size-complex="12pt" fo:language="en" fo:country="US"/>
    </style:style>
    <style:style style:name="T1171" style:parent-style-name="DefaultParagraphFont" style:family="text">
      <style:text-properties style:font-name="Times New Roman" fo:font-size="12pt" style:font-size-asian="12pt" style:font-size-complex="12pt" fo:background-color="#00FF00" fo:language="en" fo:country="US"/>
    </style:style>
    <style:style style:name="T1172" style:parent-style-name="DefaultParagraphFont" style:family="text">
      <style:text-properties style:font-name="Times New Roman" fo:font-size="12pt" style:font-size-asian="12pt" style:font-size-complex="12pt" fo:language="en" fo:country="US"/>
    </style:style>
    <style:style style:name="T1173" style:parent-style-name="DefaultParagraphFont" style:family="text">
      <style:text-properties style:font-name="Times New Roman" fo:font-size="12pt" style:font-size-asian="12pt" style:font-size-complex="12pt" fo:background-color="#00FF00" fo:language="en" fo:country="US"/>
    </style:style>
    <style:style style:name="T1174" style:parent-style-name="DefaultParagraphFont" style:family="text">
      <style:text-properties style:font-name="Times New Roman" fo:font-size="12pt" style:font-size-asian="12pt" style:font-size-complex="12pt" fo:language="en" fo:country="US"/>
    </style:style>
    <style:style style:name="T1175" style:parent-style-name="DefaultParagraphFont" style:family="text">
      <style:text-properties style:font-name="Times New Roman" fo:font-size="12pt" style:font-size-asian="12pt" style:font-size-complex="12pt" fo:language="en" fo:country="US"/>
    </style:style>
    <style:style style:name="T1176" style:parent-style-name="DefaultParagraphFont" style:family="text">
      <style:text-properties style:font-name="Times New Roman" fo:font-size="12pt" style:font-size-asian="12pt" style:font-size-complex="12pt" fo:language="en" fo:country="US"/>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T1194" style:parent-style-name="DefaultParagraphFont" style:family="text">
      <style:text-properties style:font-name="Times New Roman" fo:font-size="12pt" style:font-size-asian="12pt" style:font-size-complex="12pt" fo:language="en" fo:country="US"/>
    </style:style>
    <style:style style:name="T1195" style:parent-style-name="DefaultParagraphFont" style:family="text">
      <style:text-properties style:font-name="Times New Roman" fo:font-size="12pt" style:font-size-asian="12pt" style:font-size-complex="12pt" fo:background-color="#00FF00" fo:language="en" fo:country="US"/>
    </style:style>
    <style:style style:name="T1196" style:parent-style-name="DefaultParagraphFont" style:family="text">
      <style:text-properties style:font-name="Times New Roman" fo:font-size="12pt" style:font-size-asian="12pt" style:font-size-complex="12pt" fo:language="en" fo:country="US"/>
    </style:style>
    <style:style style:name="P1197" style:parent-style-name="Normal" style:family="paragraph">
      <style:paragraph-properties fo:text-indent="0in"/>
      <style:text-properties fo:language="en" fo:country="US"/>
    </style:style>
    <style:style style:name="P1198" style:parent-style-name="Standard" style:family="paragraph">
      <style:paragraph-properties fo:text-align="start" fo:text-indent="0in"/>
    </style:style>
    <style:style style:name="T119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0" style:parent-style-name="CommentText" style:family="paragraph">
      <style:paragraph-properties fo:text-align="start" fo:text-indent="0in"/>
    </style:style>
    <style:style style:name="T120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2" style:parent-style-name="CommentText" style:family="paragraph">
      <style:paragraph-properties fo:text-align="start" fo:text-indent="0in"/>
    </style:style>
    <style:style style:name="T120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04" style:parent-style-name="Standard" style:family="paragraph">
      <style:paragraph-properties fo:text-align="start" fo:text-indent="0in"/>
    </style:style>
    <style:style style:name="T1205" style:parent-style-name="DefaultParagraphFont" style:family="text">
      <style:text-properties style:font-name="Times New Roman" fo:font-size="12pt" style:font-size-asian="12pt" style:font-size-complex="12pt" fo:language="en" fo:country="US"/>
    </style:style>
    <style:style style:name="T1206" style:parent-style-name="DefaultParagraphFont" style:family="text">
      <style:text-properties style:font-name="Times New Roman" fo:font-size="12pt" style:font-size-asian="12pt" style:font-size-complex="12pt" fo:language="en" fo:country="US"/>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T1215" style:parent-style-name="DefaultParagraphFont" style:family="text">
      <style:text-properties style:font-name="Times New Roman" fo:font-size="12pt" style:font-size-asian="12pt" style:font-size-complex="12pt" fo:language="en" fo:country="US"/>
    </style:style>
    <style:style style:name="T1216" style:parent-style-name="DefaultParagraphFont" style:family="text">
      <style:text-properties style:font-name="Times New Roman" fo:font-size="12pt" style:font-size-asian="12pt" style:font-size-complex="12pt" fo:language="en" fo:country="US"/>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T1224" style:parent-style-name="DefaultParagraphFont" style:family="text">
      <style:text-properties style:font-name="Times New Roman" fo:font-size="12pt" style:font-size-asian="12pt" style:font-size-complex="12pt" fo:language="en" fo:country="US"/>
    </style:style>
    <style:style style:name="T1225" style:parent-style-name="DefaultParagraphFont" style:family="text">
      <style:text-properties style:font-name="Times New Roman" fo:font-size="12pt" style:font-size-asian="12pt" style:font-size-complex="12pt" fo:language="en" fo:country="US"/>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T1229" style:parent-style-name="DefaultParagraphFont" style:family="text">
      <style:text-properties style:font-name="Times New Roman" fo:font-size="12pt" style:font-size-asian="12pt" style:font-size-complex="12pt" fo:language="en" fo:country="US"/>
    </style:style>
    <style:style style:name="P1230" style:parent-style-name="Standard" style:family="paragraph">
      <style:paragraph-properties fo:text-align="start" fo:text-indent="0in"/>
    </style:style>
    <style:style style:name="T1231" style:parent-style-name="DefaultParagraphFont" style:family="text">
      <style:text-properties style:font-name="Times New Roman" fo:font-size="12pt" style:font-size-asian="12pt" style:font-size-complex="12pt" fo:language="en" fo:country="US"/>
    </style:style>
    <style:style style:name="T1232" style:parent-style-name="DefaultParagraphFont" style:family="text">
      <style:text-properties style:font-name="Times New Roman" fo:font-size="12pt" style:font-size-asian="12pt" style:font-size-complex="12pt" fo:background-color="#FFFF00" fo:language="en" fo:country="US"/>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DefaultParagraphFont" style:family="text">
      <style:text-properties style:font-name="Times New Roman" fo:font-size="12pt" style:font-size-asian="12pt" style:font-size-complex="12pt" fo:background-color="#00FFFF" fo:language="en" fo:country="US"/>
    </style:style>
    <style:style style:name="T1235" style:parent-style-name="DefaultParagraphFont" style:family="text">
      <style:text-properties style:font-name="Times New Roman" fo:font-size="12pt" style:font-size-asian="12pt" style:font-size-complex="12pt" fo:language="en" fo:country="US"/>
    </style:style>
    <style:style style:name="T1236" style:parent-style-name="DefaultParagraphFont" style:family="text">
      <style:text-properties style:font-name="Times New Roman" fo:font-size="12pt" style:font-size-asian="12pt" style:font-size-complex="12pt" fo:background-color="#00FF00" fo:language="en" fo:country="US"/>
    </style:style>
    <style:style style:name="T1237" style:parent-style-name="DefaultParagraphFont" style:family="text">
      <style:text-properties style:font-name="Times New Roman" fo:font-size="12pt" style:font-size-asian="12pt" style:font-size-complex="12pt" fo:language="en" fo:country="US"/>
    </style:style>
    <style:style style:name="T1238" style:parent-style-name="DefaultParagraphFont" style:family="text">
      <style:text-properties style:font-name="Times New Roman" fo:font-size="12pt" style:font-size-asian="12pt" style:font-size-complex="12pt" fo:background-color="#FF00FF" fo:language="en" fo:country="US"/>
    </style:style>
    <style:style style:name="T1239" style:parent-style-name="DefaultParagraphFont" style:family="text">
      <style:text-properties style:font-name="Times New Roman" fo:font-size="12pt" style:font-size-asian="12pt" style:font-size-complex="12pt" fo:language="en" fo:country="US"/>
    </style:style>
    <style:style style:name="T1240" style:parent-style-name="DefaultParagraphFont" style:family="text">
      <style:text-properties style:font-name="Times New Roman" fo:font-size="12pt" style:font-size-asian="12pt" style:font-size-complex="12pt" fo:language="en" fo:country="US"/>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T1265" style:parent-style-name="DefaultParagraphFont" style:family="text">
      <style:text-properties style:font-name="Times New Roman" fo:font-size="12pt" style:font-size-asian="12pt" style:font-size-complex="12pt" fo:language="en" fo:country="US"/>
    </style:style>
    <style:style style:name="T1266" style:parent-style-name="DefaultParagraphFont" style:family="text">
      <style:text-properties style:font-name="Times New Roman" fo:font-size="12pt" style:font-size-asian="12pt" style:font-size-complex="12pt" fo:background-color="#00FF00" fo:language="en" fo:country="US"/>
    </style:style>
    <style:style style:name="T1267" style:parent-style-name="DefaultParagraphFont" style:family="text">
      <style:text-properties style:font-name="Times New Roman" fo:font-size="12pt" style:font-size-asian="12pt" style:font-size-complex="12pt" fo:language="en" fo:country="US"/>
    </style:style>
    <style:style style:name="P1268" style:parent-style-name="Standard" style:family="paragraph">
      <style:paragraph-properties fo:text-align="start" fo:text-indent="0in"/>
    </style:style>
    <style:style style:name="T1269" style:parent-style-name="DefaultParagraphFont" style:family="text">
      <style:text-properties style:font-name="Times New Roman" fo:font-size="12pt" style:font-size-asian="12pt" style:font-size-complex="12pt" fo:language="en" fo:country="US"/>
    </style:style>
    <style:style style:name="T1270" style:parent-style-name="DefaultParagraphFont" style:family="text">
      <style:text-properties style:font-name="Times New Roman" fo:font-size="12pt" style:font-size-asian="12pt" style:font-size-complex="12pt" fo:background-color="#00FFFF" fo:language="en" fo:country="US"/>
    </style:style>
    <style:style style:name="T1271" style:parent-style-name="DefaultParagraphFont" style:family="text">
      <style:text-properties style:font-name="Times New Roman" fo:font-size="12pt" style:font-size-asian="12pt" style:font-size-complex="12pt" fo:language="en" fo:country="US"/>
    </style:style>
    <style:style style:name="T1272" style:parent-style-name="DefaultParagraphFont" style:family="text">
      <style:text-properties style:font-name="Times New Roman" fo:font-size="12pt" style:font-size-asian="12pt" style:font-size-complex="12pt" fo:language="en" fo:country="US"/>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style:font-name="Times New Roman" fo:font-size="12pt" style:font-size-asian="12pt" style:font-size-complex="12pt" fo:language="en" fo:country="US"/>
    </style:style>
    <style:style style:name="P12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2" style:parent-style-name="Normal" style:family="paragraph">
      <style:paragraph-properties fo:text-indent="0in"/>
      <style:text-properties fo:language="en" fo:country="US"/>
    </style:style>
    <style:style style:name="P1283" style:parent-style-name="Standard" style:family="paragraph">
      <style:paragraph-properties fo:text-align="start" fo:text-indent="0in"/>
    </style:style>
    <style:style style:name="T128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5" style:parent-style-name="CommentText" style:family="paragraph">
      <style:paragraph-properties fo:text-align="start" fo:text-indent="0in"/>
    </style:style>
    <style:style style:name="T128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7" style:parent-style-name="CommentText" style:family="paragraph">
      <style:paragraph-properties fo:text-align="start" fo:text-indent="0in"/>
    </style:style>
    <style:style style:name="T128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89" style:parent-style-name="Standard" style:family="paragraph">
      <style:paragraph-properties fo:text-align="start" fo:text-indent="0in"/>
    </style:style>
    <style:style style:name="T1290" style:parent-style-name="DefaultParagraphFont" style:family="text">
      <style:text-properties style:font-name="Times New Roman" fo:font-size="12pt" style:font-size-asian="12pt" style:font-size-complex="12pt" fo:language="en" fo:country="US"/>
    </style:style>
    <style:style style:name="T1291" style:parent-style-name="DefaultParagraphFont" style:family="text">
      <style:text-properties style:font-name="Times New Roman" fo:font-size="12pt" style:font-size-asian="12pt" style:font-size-complex="12pt" fo:background-color="#00FF00" fo:language="en" fo:country="US"/>
    </style:style>
    <style:style style:name="T1292" style:parent-style-name="DefaultParagraphFont" style:family="text">
      <style:text-properties style:font-name="Times New Roman" fo:font-size="12pt" style:font-size-asian="12pt" style:font-size-complex="12pt" fo:language="en" fo:country="US"/>
    </style:style>
    <style:style style:name="T1293" style:parent-style-name="DefaultParagraphFont" style:family="text">
      <style:text-properties style:font-name="Times New Roman" fo:font-size="12pt" style:font-size-asian="12pt" style:font-size-complex="12pt" fo:background-color="#00FFFF" fo:language="en" fo:country="US"/>
    </style:style>
    <style:style style:name="T1294" style:parent-style-name="DefaultParagraphFont" style:family="text">
      <style:text-properties style:font-name="Times New Roman" fo:font-size="12pt" style:font-size-asian="12pt" style:font-size-complex="12pt" fo:language="en" fo:country="US"/>
    </style:style>
    <style:style style:name="T1295" style:parent-style-name="DefaultParagraphFont" style:family="text">
      <style:text-properties style:font-name="Times New Roman" fo:font-size="12pt" style:font-size-asian="12pt" style:font-size-complex="12pt" fo:background-color="#00FFFF" fo:language="en" fo:country="US"/>
    </style:style>
    <style:style style:name="T1296" style:parent-style-name="DefaultParagraphFont" style:family="text">
      <style:text-properties style:font-name="Times New Roman" fo:font-size="12pt" style:font-size-asian="12pt" style:font-size-complex="12pt" fo:language="en" fo:country="US"/>
    </style:style>
    <style:style style:name="T1297" style:parent-style-name="DefaultParagraphFont" style:family="text">
      <style:text-properties style:font-name="Times New Roman" fo:font-size="12pt" style:font-size-asian="12pt" style:font-size-complex="12pt" fo:background-color="#00FFFF" fo:language="en" fo:country="US"/>
    </style:style>
    <style:style style:name="T1298" style:parent-style-name="DefaultParagraphFont" style:family="text">
      <style:text-properties style:font-name="Times New Roman" fo:font-size="12pt" style:font-size-asian="12pt" style:font-size-complex="12pt" fo:language="en" fo:country="US"/>
    </style:style>
    <style:style style:name="T1299" style:parent-style-name="DefaultParagraphFont" style:family="text">
      <style:text-properties style:font-name="Times New Roman" fo:font-size="12pt" style:font-size-asian="12pt" style:font-size-complex="12pt" fo:background-color="#00FF00" fo:language="en" fo:country="US"/>
    </style:style>
    <style:style style:name="T1300" style:parent-style-name="DefaultParagraphFont" style:family="text">
      <style:text-properties style:font-name="Times New Roman" fo:font-size="12pt" style:font-size-asian="12pt" style:font-size-complex="12pt" fo:language="en" fo:country="US"/>
    </style:style>
    <style:style style:name="T1301" style:parent-style-name="DefaultParagraphFont" style:family="text">
      <style:text-properties style:font-name="Times New Roman" fo:font-size="12pt" style:font-size-asian="12pt" style:font-size-complex="12pt" fo:background-color="#00FF00" fo:language="en" fo:country="US"/>
    </style:style>
    <style:style style:name="T1302" style:parent-style-name="DefaultParagraphFont" style:family="text">
      <style:text-properties style:font-name="Times New Roman" fo:font-size="12pt" style:font-size-asian="12pt" style:font-size-complex="12pt" fo:language="en" fo:country="US"/>
    </style:style>
    <style:style style:name="P1303" style:parent-style-name="Standard" style:family="paragraph">
      <style:paragraph-properties fo:text-align="start" fo:text-indent="0in"/>
    </style:style>
    <style:style style:name="T1304" style:parent-style-name="DefaultParagraphFont" style:family="text">
      <style:text-properties style:font-name="Times New Roman" fo:font-size="12pt" style:font-size-asian="12pt" style:font-size-complex="12pt" fo:language="en" fo:country="US"/>
    </style:style>
    <style:style style:name="T1305" style:parent-style-name="DefaultParagraphFont" style:family="text">
      <style:text-properties style:font-name="Times New Roman" fo:font-size="12pt" style:font-size-asian="12pt" style:font-size-complex="12pt" fo:background-color="#00FFFF" fo:language="en" fo:country="US"/>
    </style:style>
    <style:style style:name="T1306" style:parent-style-name="DefaultParagraphFont" style:family="text">
      <style:text-properties style:font-name="Times New Roman" fo:font-size="12pt" style:font-size-asian="12pt" style:font-size-complex="12pt" fo:language="en" fo:country="US"/>
    </style:style>
    <style:style style:name="T1307" style:parent-style-name="DefaultParagraphFont" style:family="text">
      <style:text-properties style:font-name="Times New Roman" fo:font-size="12pt" style:font-size-asian="12pt" style:font-size-complex="12pt" fo:background-color="#FFFF00" fo:language="en" fo:country="US"/>
    </style:style>
    <style:style style:name="T1308" style:parent-style-name="DefaultParagraphFont" style:family="text">
      <style:text-properties style:font-name="Times New Roman" fo:font-size="12pt" style:font-size-asian="12pt" style:font-size-complex="12pt" fo:language="en" fo:country="US"/>
    </style:style>
    <style:style style:name="T1309" style:parent-style-name="DefaultParagraphFont" style:family="text">
      <style:text-properties style:font-name="Times New Roman" fo:font-size="12pt" style:font-size-asian="12pt" style:font-size-complex="12pt" fo:background-color="#FF00FF" fo:language="en" fo:country="US"/>
    </style:style>
    <style:style style:name="T1310" style:parent-style-name="DefaultParagraphFont" style:family="text">
      <style:text-properties style:font-name="Times New Roman" fo:font-size="12pt" style:font-size-asian="12pt" style:font-size-complex="12pt" fo:language="en" fo:country="US"/>
    </style:style>
    <style:style style:name="T1311" style:parent-style-name="DefaultParagraphFont" style:family="text">
      <style:text-properties style:font-name="Times New Roman" fo:font-size="12pt" style:font-size-asian="12pt" style:font-size-complex="12pt" fo:background-color="#00FFFF" fo:language="en" fo:country="US"/>
    </style:style>
    <style:style style:name="T1312" style:parent-style-name="DefaultParagraphFont" style:family="text">
      <style:text-properties style:font-name="Times New Roman" fo:font-size="12pt" style:font-size-asian="12pt" style:font-size-complex="12pt" fo:language="en" fo:country="US"/>
    </style:style>
    <style:style style:name="T1313" style:parent-style-name="DefaultParagraphFont" style:family="text">
      <style:text-properties style:font-name="Times New Roman" fo:font-size="12pt" style:font-size-asian="12pt" style:font-size-complex="12pt" fo:background-color="#FF00FF" fo:language="en" fo:country="US"/>
    </style:style>
    <style:style style:name="T1314" style:parent-style-name="DefaultParagraphFont" style:family="text">
      <style:text-properties style:font-name="Times New Roman" fo:font-size="12pt" style:font-size-asian="12pt" style:font-size-complex="12pt" fo:language="en" fo:country="US"/>
    </style:style>
    <style:style style:name="T1315" style:parent-style-name="DefaultParagraphFont" style:family="text">
      <style:text-properties style:font-name="Times New Roman" fo:font-size="12pt" style:font-size-asian="12pt" style:font-size-complex="12pt" fo:background-color="#00FFFF" fo:language="en" fo:country="US"/>
    </style:style>
    <style:style style:name="T1316" style:parent-style-name="DefaultParagraphFont" style:family="text">
      <style:text-properties style:font-name="Times New Roman" fo:font-size="12pt" style:font-size-asian="12pt" style:font-size-complex="12pt" fo:language="en" fo:country="US"/>
    </style:style>
    <style:style style:name="P1317" style:parent-style-name="Standard" style:family="paragraph">
      <style:paragraph-properties fo:text-align="start" fo:text-indent="0in"/>
    </style:style>
    <style:style style:name="T1318" style:parent-style-name="DefaultParagraphFont" style:family="text">
      <style:text-properties style:font-name="Times New Roman" fo:font-size="12pt" style:font-size-asian="12pt" style:font-size-complex="12pt" fo:language="en" fo:country="US"/>
    </style:style>
    <style:style style:name="T1319" style:parent-style-name="DefaultParagraphFont" style:family="text">
      <style:text-properties style:font-name="Times New Roman" fo:font-size="12pt" style:font-size-asian="12pt" style:font-size-complex="12pt" fo:background-color="#FF00FF" fo:language="en" fo:country="US"/>
    </style:style>
    <style:style style:name="T1320" style:parent-style-name="DefaultParagraphFont" style:family="text">
      <style:text-properties style:font-name="Times New Roman" fo:font-size="12pt" style:font-size-asian="12pt" style:font-size-complex="12pt" fo:language="en" fo:country="US"/>
    </style:style>
    <style:style style:name="P1321" style:parent-style-name="Standard" style:family="paragraph">
      <style:paragraph-properties fo:text-align="start" fo:text-indent="0in"/>
    </style:style>
    <style:style style:name="T1322" style:parent-style-name="DefaultParagraphFont" style:family="text">
      <style:text-properties style:font-name="Times New Roman" fo:font-size="12pt" style:font-size-asian="12pt" style:font-size-complex="12pt" fo:language="en" fo:country="US"/>
    </style:style>
    <style:style style:name="T1323" style:parent-style-name="DefaultParagraphFont" style:family="text">
      <style:text-properties style:font-name="Times New Roman" fo:font-size="12pt" style:font-size-asian="12pt" style:font-size-complex="12pt" fo:background-color="#FFFF00" fo:language="en" fo:country="US"/>
    </style:style>
    <style:style style:name="T1324" style:parent-style-name="DefaultParagraphFont" style:family="text">
      <style:text-properties style:font-name="Times New Roman" fo:font-size="12pt" style:font-size-asian="12pt" style:font-size-complex="12pt" fo:language="en" fo:country="US"/>
    </style:style>
    <style:style style:name="T1325" style:parent-style-name="DefaultParagraphFont" style:family="text">
      <style:text-properties style:font-name="Times New Roman" fo:font-size="12pt" style:font-size-asian="12pt" style:font-size-complex="12pt" fo:background-color="#00FFFF" fo:language="en" fo:country="US"/>
    </style:style>
    <style:style style:name="T1326" style:parent-style-name="DefaultParagraphFont" style:family="text">
      <style:text-properties style:font-name="Times New Roman" fo:font-size="12pt" style:font-size-asian="12pt" style:font-size-complex="12pt" fo:language="en" fo:country="US"/>
    </style:style>
    <style:style style:name="T1327" style:parent-style-name="DefaultParagraphFont" style:family="text">
      <style:text-properties style:font-name="Times New Roman" fo:font-size="12pt" style:font-size-asian="12pt" style:font-size-complex="12pt" fo:background-color="#00FF00" fo:language="en" fo:country="US"/>
    </style:style>
    <style:style style:name="T1328" style:parent-style-name="DefaultParagraphFont" style:family="text">
      <style:text-properties style:font-name="Times New Roman" fo:font-size="12pt" style:font-size-asian="12pt" style:font-size-complex="12pt" fo:language="en" fo:country="US"/>
    </style:style>
    <style:style style:name="T1329" style:parent-style-name="DefaultParagraphFont" style:family="text">
      <style:text-properties style:font-name="Times New Roman" fo:font-size="12pt" style:font-size-asian="12pt" style:font-size-complex="12pt" fo:background-color="#FF00FF" fo:language="en" fo:country="US"/>
    </style:style>
    <style:style style:name="T1330" style:parent-style-name="DefaultParagraphFont" style:family="text">
      <style:text-properties style:font-name="Times New Roman" fo:font-size="12pt" style:font-size-asian="12pt" style:font-size-complex="12pt" fo:language="en" fo:country="US"/>
    </style:style>
    <style:style style:name="T1331" style:parent-style-name="DefaultParagraphFont" style:family="text">
      <style:text-properties style:font-name="Times New Roman" fo:font-size="12pt" style:font-size-asian="12pt" style:font-size-complex="12pt" fo:background-color="#00FFFF" fo:language="en" fo:country="US"/>
    </style:style>
    <style:style style:name="T1332" style:parent-style-name="DefaultParagraphFont" style:family="text">
      <style:text-properties style:font-name="Times New Roman" fo:font-size="12pt" style:font-size-asian="12pt" style:font-size-complex="12pt" fo:language="en" fo:country="US"/>
    </style:style>
    <style:style style:name="T1333" style:parent-style-name="DefaultParagraphFont" style:family="text">
      <style:text-properties style:font-name="Times New Roman" fo:font-size="12pt" style:font-size-asian="12pt" style:font-size-complex="12pt" fo:background-color="#00FFFF" fo:language="en" fo:country="US"/>
    </style:style>
    <style:style style:name="T1334" style:parent-style-name="DefaultParagraphFont" style:family="text">
      <style:text-properties style:font-name="Times New Roman" fo:font-size="12pt" style:font-size-asian="12pt" style:font-size-complex="12pt" fo:language="en" fo:country="US"/>
    </style:style>
    <style:style style:name="T1335" style:parent-style-name="DefaultParagraphFont" style:family="text">
      <style:text-properties style:font-name="Times New Roman" fo:font-size="12pt" style:font-size-asian="12pt" style:font-size-complex="12pt" fo:background-color="#00FFFF" fo:language="en" fo:country="US"/>
    </style:style>
    <style:style style:name="T1336" style:parent-style-name="DefaultParagraphFont" style:family="text">
      <style:text-properties style:font-name="Times New Roman" fo:font-size="12pt" style:font-size-asian="12pt" style:font-size-complex="12pt" fo:language="en" fo:country="US"/>
    </style:style>
    <style:style style:name="T1337" style:parent-style-name="DefaultParagraphFont" style:family="text">
      <style:text-properties style:font-name="Times New Roman" fo:font-size="12pt" style:font-size-asian="12pt" style:font-size-complex="12pt" fo:background-color="#00FFFF" fo:language="en" fo:country="US"/>
    </style:style>
    <style:style style:name="T1338" style:parent-style-name="DefaultParagraphFont" style:family="text">
      <style:text-properties style:font-name="Times New Roman" fo:font-size="12pt" style:font-size-asian="12pt" style:font-size-complex="12pt" fo:language="en" fo:country="US"/>
    </style:style>
    <style:style style:name="T1339" style:parent-style-name="DefaultParagraphFont" style:family="text">
      <style:text-properties style:font-name="Times New Roman" fo:font-size="12pt" style:font-size-asian="12pt" style:font-size-complex="12pt" fo:background-color="#FFFF00" fo:language="en" fo:country="US"/>
    </style:style>
    <style:style style:name="T1340" style:parent-style-name="DefaultParagraphFont" style:family="text">
      <style:text-properties style:font-name="Times New Roman" fo:font-size="12pt" style:font-size-asian="12pt" style:font-size-complex="12pt" fo:language="en" fo:country="US"/>
    </style:style>
    <style:style style:name="T1341" style:parent-style-name="DefaultParagraphFont" style:family="text">
      <style:text-properties style:font-name="Times New Roman" fo:font-size="12pt" style:font-size-asian="12pt" style:font-size-complex="12pt" fo:background-color="#FFFF00" fo:language="en" fo:country="US"/>
    </style:style>
    <style:style style:name="T1342" style:parent-style-name="DefaultParagraphFont" style:family="text">
      <style:text-properties style:font-name="Times New Roman" fo:font-size="12pt" style:font-size-asian="12pt" style:font-size-complex="12pt" fo:language="en" fo:country="US"/>
    </style:style>
    <style:style style:name="T1343" style:parent-style-name="DefaultParagraphFont" style:family="text">
      <style:text-properties style:font-name="Times New Roman" fo:font-size="12pt" style:font-size-asian="12pt" style:font-size-complex="12pt" fo:background-color="#00FF00" fo:language="en" fo:country="US"/>
    </style:style>
    <style:style style:name="T1344" style:parent-style-name="DefaultParagraphFont" style:family="text">
      <style:text-properties style:font-name="Times New Roman" fo:font-size="12pt" style:font-size-asian="12pt" style:font-size-complex="12pt" fo:language="en" fo:country="US"/>
    </style:style>
    <style:style style:name="T1345" style:parent-style-name="DefaultParagraphFont" style:family="text">
      <style:text-properties style:font-name="Times New Roman" fo:font-size="12pt" style:font-size-asian="12pt" style:font-size-complex="12pt" fo:background-color="#FF00FF" fo:language="en" fo:country="US"/>
    </style:style>
    <style:style style:name="T1346" style:parent-style-name="DefaultParagraphFont" style:family="text">
      <style:text-properties style:font-name="Times New Roman" fo:font-size="12pt" style:font-size-asian="12pt" style:font-size-complex="12pt" fo:language="en" fo:country="US"/>
    </style:style>
    <style:style style:name="P1347" style:parent-style-name="Normal" style:family="paragraph">
      <style:paragraph-properties fo:text-indent="0in"/>
      <style:text-properties fo:language="en" fo:country="US"/>
    </style:style>
    <style:style style:name="P1348" style:parent-style-name="Standard" style:family="paragraph">
      <style:paragraph-properties fo:text-align="start" fo:text-indent="0in"/>
    </style:style>
    <style:style style:name="T1349" style:parent-style-name="DefaultParagraphFont" style:family="text">
      <style:text-properties style:font-name="Times New Roman" fo:font-weight="bold" style:font-weight-asian="bold" style:font-weight-complex="bold" fo:font-size="12pt" style:font-size-asian="12pt" style:font-size-complex="12pt"/>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T1352" style:parent-style-name="Hyperlink" style:family="text">
      <style:text-properties style:font-name="Times New Roman" fo:font-weight="bold" style:font-weight-asian="bold" style:font-weight-complex="bold" fo:font-size="12pt" style:font-size-asian="12pt" style:font-size-complex="12pt"/>
    </style:style>
    <style:style style:name="P13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4" style:parent-style-name="Standard" style:family="paragraph">
      <style:paragraph-properties fo:text-align="start" fo:text-indent="0in"/>
    </style:style>
    <style:style style:name="T1355" style:parent-style-name="DefaultParagraphFont" style:family="text">
      <style:text-properties style:font-name="Times New Roman" fo:font-size="12pt" style:font-size-asian="12pt" style:font-size-complex="12pt" fo:background-color="#00FF00" fo:language="en" fo:country="US"/>
    </style:style>
    <style:style style:name="T1356" style:parent-style-name="DefaultParagraphFont" style:family="text">
      <style:text-properties style:font-name="Times New Roman" fo:font-size="12pt" style:font-size-asian="12pt" style:font-size-complex="12pt" fo:language="en" fo:country="US"/>
    </style:style>
    <style:style style:name="T1357" style:parent-style-name="DefaultParagraphFont" style:family="text">
      <style:text-properties style:font-name="Times New Roman" fo:font-size="12pt" style:font-size-asian="12pt" style:font-size-complex="12pt" fo:background-color="#FF00FF"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T1359" style:parent-style-name="DefaultParagraphFont" style:family="text">
      <style:text-properties style:font-name="Times New Roman" fo:font-size="12pt" style:font-size-asian="12pt" style:font-size-complex="12pt" fo:background-color="#FFFF00" fo:language="en" fo:country="US"/>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background-color="#00FFFF"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P1363" style:parent-style-name="Standard" style:family="paragraph">
      <style:paragraph-properties fo:text-align="start" fo:text-indent="0in"/>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background-color="#00FF00" fo:language="en" fo:country="US"/>
    </style:style>
    <style:style style:name="T1366" style:parent-style-name="DefaultParagraphFont" style:family="text">
      <style:text-properties style:font-name="Times New Roman" fo:font-size="12pt" style:font-size-asian="12pt" style:font-size-complex="12pt" fo:language="en" fo:country="US"/>
    </style:style>
    <style:style style:name="T1367" style:parent-style-name="DefaultParagraphFont" style:family="text">
      <style:text-properties style:font-name="Times New Roman" fo:font-size="12pt" style:font-size-asian="12pt" style:font-size-complex="12pt" fo:background-color="#FF00FF"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T1369" style:parent-style-name="DefaultParagraphFont" style:family="text">
      <style:text-properties style:font-name="Times New Roman" fo:font-size="12pt" style:font-size-asian="12pt" style:font-size-complex="12pt" fo:background-color="#FFFF00" fo:language="en" fo:country="US"/>
    </style:style>
    <style:style style:name="T1370" style:parent-style-name="DefaultParagraphFont" style:family="text">
      <style:text-properties style:font-name="Times New Roman" fo:font-size="12pt" style:font-size-asian="12pt" style:font-size-complex="12pt" fo:language="en" fo:country="US"/>
    </style:style>
    <style:style style:name="T1371" style:parent-style-name="DefaultParagraphFont" style:family="text">
      <style:text-properties style:font-name="Times New Roman" fo:font-size="12pt" style:font-size-asian="12pt" style:font-size-complex="12pt" fo:background-color="#00FFFF" fo:language="en" fo:country="US"/>
    </style:style>
    <style:style style:name="T1372" style:parent-style-name="DefaultParagraphFont" style:family="text">
      <style:text-properties style:font-name="Times New Roman" fo:font-size="12pt" style:font-size-asian="12pt" style:font-size-complex="12pt" fo:language="en" fo:country="US"/>
    </style:style>
    <style:style style:name="T1373" style:parent-style-name="DefaultParagraphFont" style:family="text">
      <style:text-properties style:font-name="Times New Roman" fo:font-size="12pt" style:font-size-asian="12pt" style:font-size-complex="12pt" fo:background-color="#00FF00" fo:language="en" fo:country="US"/>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background-color="#FF00FF" fo:language="en" fo:country="US"/>
    </style:style>
    <style:style style:name="T1376" style:parent-style-name="DefaultParagraphFont" style:family="text">
      <style:text-properties style:font-name="Times New Roman" fo:font-size="12pt" style:font-size-asian="12pt" style:font-size-complex="12pt" fo:language="en" fo:country="US"/>
    </style:style>
    <style:style style:name="T1377" style:parent-style-name="DefaultParagraphFont" style:family="text">
      <style:text-properties style:font-name="Times New Roman" fo:font-size="12pt" style:font-size-asian="12pt" style:font-size-complex="12pt" fo:background-color="#00FFFF" fo:language="en" fo:country="US"/>
    </style:style>
    <style:style style:name="T1378" style:parent-style-name="DefaultParagraphFont" style:family="text">
      <style:text-properties style:font-name="Times New Roman" fo:font-size="12pt" style:font-size-asian="12pt" style:font-size-complex="12pt" fo:language="en" fo:country="US"/>
    </style:style>
    <style:style style:name="T1379" style:parent-style-name="DefaultParagraphFont" style:family="text">
      <style:text-properties style:font-name="Times New Roman" fo:font-size="12pt" style:font-size-asian="12pt" style:font-size-complex="12pt" fo:background-color="#FFFF00" fo:language="en" fo:country="US"/>
    </style:style>
    <style:style style:name="T1380" style:parent-style-name="DefaultParagraphFont" style:family="text">
      <style:text-properties style:font-name="Times New Roman" fo:font-size="12pt" style:font-size-asian="12pt" style:font-size-complex="12pt" fo:language="en" fo:country="US"/>
    </style:style>
    <style:style style:name="P1381" style:parent-style-name="Normal" style:family="paragraph">
      <style:paragraph-properties fo:text-indent="0in"/>
      <style:text-properties fo:language="en" fo:country="US"/>
    </style:style>
    <style:style style:name="P1382" style:parent-style-name="Standard" style:family="paragraph">
      <style:paragraph-properties fo:text-align="start" fo:text-indent="0in"/>
    </style:style>
    <style:style style:name="T138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4" style:parent-style-name="CommentText" style:family="paragraph">
      <style:paragraph-properties fo:text-align="start" fo:text-indent="0in"/>
    </style:style>
    <style:style style:name="T138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6" style:parent-style-name="CommentText" style:family="paragraph">
      <style:paragraph-properties fo:text-align="start" fo:text-indent="0in"/>
    </style:style>
    <style:style style:name="T138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388" style:parent-style-name="Standard" style:family="paragraph">
      <style:paragraph-properties fo:text-align="start" fo:text-indent="0in"/>
    </style:style>
    <style:style style:name="T1389" style:parent-style-name="DefaultParagraphFont" style:family="text">
      <style:text-properties style:font-name="Times New Roman" fo:font-size="12pt" style:font-size-asian="12pt" style:font-size-complex="12pt" fo:language="en" fo:country="US"/>
    </style:style>
    <style:style style:name="T1390" style:parent-style-name="DefaultParagraphFont" style:family="text">
      <style:text-properties style:font-name="Times New Roman" fo:font-size="12pt" style:font-size-asian="12pt" style:font-size-complex="12pt" fo:background-color="#FFFF00" fo:language="en" fo:country="US"/>
    </style:style>
    <style:style style:name="T1391" style:parent-style-name="DefaultParagraphFont" style:family="text">
      <style:text-properties style:font-name="Times New Roman" fo:font-size="12pt" style:font-size-asian="12pt" style:font-size-complex="12pt" fo:language="en" fo:country="US"/>
    </style:style>
    <style:style style:name="T1392" style:parent-style-name="DefaultParagraphFont" style:family="text">
      <style:text-properties style:font-name="Times New Roman" fo:font-size="12pt" style:font-size-asian="12pt" style:font-size-complex="12pt" fo:background-color="#FF00FF" fo:language="en" fo:country="US"/>
    </style:style>
    <style:style style:name="T1393" style:parent-style-name="DefaultParagraphFont" style:family="text">
      <style:text-properties style:font-name="Times New Roman" fo:font-size="12pt" style:font-size-asian="12pt" style:font-size-complex="12pt" fo:language="en" fo:country="US"/>
    </style:style>
    <style:style style:name="T1394" style:parent-style-name="DefaultParagraphFont" style:family="text">
      <style:text-properties style:font-name="Times New Roman" fo:font-size="12pt" style:font-size-asian="12pt" style:font-size-complex="12pt" fo:background-color="#00FF00" fo:language="en" fo:country="US"/>
    </style:style>
    <style:style style:name="T1395" style:parent-style-name="DefaultParagraphFont" style:family="text">
      <style:text-properties style:font-name="Times New Roman" fo:font-size="12pt" style:font-size-asian="12pt" style:font-size-complex="12pt" fo:language="en" fo:country="US"/>
    </style:style>
    <style:style style:name="T1396" style:parent-style-name="DefaultParagraphFont" style:family="text">
      <style:text-properties style:font-name="Times New Roman" fo:font-size="12pt" style:font-size-asian="12pt" style:font-size-complex="12pt" fo:background-color="#FFFF00" fo:language="en" fo:country="US"/>
    </style:style>
    <style:style style:name="T1397" style:parent-style-name="DefaultParagraphFont" style:family="text">
      <style:text-properties style:font-name="Times New Roman" fo:font-size="12pt" style:font-size-asian="12pt" style:font-size-complex="12pt" fo:language="en" fo:country="US"/>
    </style:style>
    <style:style style:name="T1398" style:parent-style-name="DefaultParagraphFont" style:family="text">
      <style:text-properties style:font-name="Times New Roman" fo:font-size="12pt" style:font-size-asian="12pt" style:font-size-complex="12pt" fo:background-color="#00FFFF" fo:language="en" fo:country="US"/>
    </style:style>
    <style:style style:name="T1399" style:parent-style-name="DefaultParagraphFont" style:family="text">
      <style:text-properties style:font-name="Times New Roman" fo:font-size="12pt" style:font-size-asian="12pt" style:font-size-complex="12pt" fo:language="en" fo:country="US"/>
    </style:style>
    <style:style style:name="T1400" style:parent-style-name="DefaultParagraphFont" style:family="text">
      <style:text-properties style:font-name="Times New Roman" fo:font-size="12pt" style:font-size-asian="12pt" style:font-size-complex="12pt" fo:background-color="#00FF00" fo:language="en" fo:country="US"/>
    </style:style>
    <style:style style:name="T1401" style:parent-style-name="DefaultParagraphFont" style:family="text">
      <style:text-properties style:font-name="Times New Roman" fo:font-size="12pt" style:font-size-asian="12pt" style:font-size-complex="12pt" fo:language="en" fo:country="US"/>
    </style:style>
    <style:style style:name="T1402" style:parent-style-name="DefaultParagraphFont" style:family="text">
      <style:text-properties style:font-name="Times New Roman" fo:font-size="12pt" style:font-size-asian="12pt" style:font-size-complex="12pt" fo:background-color="#FF00FF" fo:language="en" fo:country="US"/>
    </style:style>
    <style:style style:name="T1403" style:parent-style-name="DefaultParagraphFont" style:family="text">
      <style:text-properties style:font-name="Times New Roman" fo:font-size="12pt" style:font-size-asian="12pt" style:font-size-complex="12pt" fo:language="en" fo:country="US"/>
    </style:style>
    <style:style style:name="T1404" style:parent-style-name="DefaultParagraphFont" style:family="text">
      <style:text-properties style:font-name="Times New Roman" fo:font-size="12pt" style:font-size-asian="12pt" style:font-size-complex="12pt" fo:background-color="#00FF00" fo:language="en" fo:country="US"/>
    </style:style>
    <style:style style:name="T1405" style:parent-style-name="DefaultParagraphFont" style:family="text">
      <style:text-properties style:font-name="Times New Roman" fo:font-size="12pt" style:font-size-asian="12pt" style:font-size-complex="12pt" fo:language="en" fo:country="US"/>
    </style:style>
    <style:style style:name="T1406" style:parent-style-name="DefaultParagraphFont" style:family="text">
      <style:text-properties style:font-name="Times New Roman" fo:font-size="12pt" style:font-size-asian="12pt" style:font-size-complex="12pt" fo:background-color="#FFFF00" fo:language="en" fo:country="US"/>
    </style:style>
    <style:style style:name="T1407" style:parent-style-name="DefaultParagraphFont" style:family="text">
      <style:text-properties style:font-name="Times New Roman" fo:font-size="12pt" style:font-size-asian="12pt" style:font-size-complex="12pt" fo:language="en" fo:country="US"/>
    </style:style>
    <style:style style:name="T1408" style:parent-style-name="DefaultParagraphFont" style:family="text">
      <style:text-properties style:font-name="Times New Roman" fo:font-size="12pt" style:font-size-asian="12pt" style:font-size-complex="12pt" fo:background-color="#00FFFF" fo:language="en" fo:country="US"/>
    </style:style>
    <style:style style:name="T1409" style:parent-style-name="DefaultParagraphFont" style:family="text">
      <style:text-properties style:font-name="Times New Roman" fo:font-size="12pt" style:font-size-asian="12pt" style:font-size-complex="12pt" fo:language="en" fo:country="US"/>
    </style:style>
    <style:style style:name="T1410" style:parent-style-name="DefaultParagraphFont" style:family="text">
      <style:text-properties style:font-name="Times New Roman" fo:font-size="12pt" style:font-size-asian="12pt" style:font-size-complex="12pt" fo:background-color="#FF00FF" fo:language="en" fo:country="US"/>
    </style:style>
    <style:style style:name="T1411" style:parent-style-name="DefaultParagraphFont" style:family="text">
      <style:text-properties style:font-name="Times New Roman" fo:font-size="12pt" style:font-size-asian="12pt" style:font-size-complex="12pt" fo:language="en" fo:country="US"/>
    </style:style>
    <style:style style:name="P1412"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413" style:parent-style-name="Normal" style:family="paragraph">
      <style:paragraph-properties fo:text-indent="0in"/>
      <style:text-properties fo:language="en" fo:country="US"/>
    </style:style>
    <style:style style:name="P1414" style:parent-style-name="Standard" style:family="paragraph">
      <style:paragraph-properties fo:text-align="start" fo:text-indent="0in"/>
    </style:style>
    <style:style style:name="T14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20" style:parent-style-name="Standard" style:family="paragraph">
      <style:paragraph-properties fo:text-align="start" fo:text-indent="0in"/>
    </style:style>
    <style:style style:name="T1421" style:parent-style-name="DefaultParagraphFont" style:family="text">
      <style:text-properties style:font-name="Times New Roman" fo:font-size="12pt" style:font-size-asian="12pt" style:font-size-complex="12pt" fo:language="en" fo:country="US"/>
    </style:style>
    <style:style style:name="T1422" style:parent-style-name="DefaultParagraphFont" style:family="text">
      <style:text-properties style:font-name="Times New Roman" fo:font-size="12pt" style:font-size-asian="12pt" style:font-size-complex="12pt" fo:background-color="#00FF00" fo:language="en" fo:country="US"/>
    </style:style>
    <style:style style:name="T1423" style:parent-style-name="DefaultParagraphFont" style:family="text">
      <style:text-properties style:font-name="Times New Roman" fo:font-size="12pt" style:font-size-asian="12pt" style:font-size-complex="12pt" fo:language="en" fo:country="US"/>
    </style:style>
    <style:style style:name="T1424" style:parent-style-name="DefaultParagraphFont" style:family="text">
      <style:text-properties style:font-name="Times New Roman" fo:font-size="12pt" style:font-size-asian="12pt" style:font-size-complex="12pt" fo:background-color="#00FFFF" fo:language="en" fo:country="US"/>
    </style:style>
    <style:style style:name="T1425" style:parent-style-name="DefaultParagraphFont" style:family="text">
      <style:text-properties style:font-name="Times New Roman" fo:font-size="12pt" style:font-size-asian="12pt" style:font-size-complex="12pt" fo:language="en" fo:country="US"/>
    </style:style>
    <style:style style:name="P1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7" style:parent-style-name="Standard" style:family="paragraph">
      <style:paragraph-properties fo:text-align="start" fo:text-indent="0in"/>
    </style:style>
    <style:style style:name="T1428" style:parent-style-name="DefaultParagraphFont" style:family="text">
      <style:text-properties style:font-name="Times New Roman" fo:font-size="12pt" style:font-size-asian="12pt" style:font-size-complex="12pt" fo:language="en" fo:country="US"/>
    </style:style>
    <style:style style:name="T1429" style:parent-style-name="DefaultParagraphFont" style:family="text">
      <style:text-properties style:font-name="Times New Roman" fo:font-size="12pt" style:font-size-asian="12pt" style:font-size-complex="12pt" fo:background-color="#00FF00" fo:language="en" fo:country="US"/>
    </style:style>
    <style:style style:name="T1430" style:parent-style-name="DefaultParagraphFont" style:family="text">
      <style:text-properties style:font-name="Times New Roman" fo:font-size="12pt" style:font-size-asian="12pt" style:font-size-complex="12pt" fo:language="en" fo:country="US"/>
    </style:style>
    <style:style style:name="T1431" style:parent-style-name="DefaultParagraphFont" style:family="text">
      <style:text-properties style:font-name="Times New Roman" fo:font-size="12pt" style:font-size-asian="12pt" style:font-size-complex="12pt" fo:background-color="#00FFFF" fo:language="en" fo:country="US"/>
    </style:style>
    <style:style style:name="T1432" style:parent-style-name="DefaultParagraphFont" style:family="text">
      <style:text-properties style:font-name="Times New Roman" fo:font-size="12pt" style:font-size-asian="12pt" style:font-size-complex="12pt" fo:language="en" fo:country="US"/>
    </style:style>
    <style:style style:name="P1433" style:parent-style-name="Normal" style:family="paragraph">
      <style:paragraph-properties fo:text-indent="0in"/>
      <style:text-properties fo:language="en" fo:country="US"/>
    </style:style>
    <style:style style:name="P1434" style:parent-style-name="Standard" style:family="paragraph">
      <style:paragraph-properties fo:text-align="start" fo:text-indent="0in"/>
    </style:style>
    <style:style style:name="T14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T143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9" style:parent-style-name="Normal" style:family="paragraph">
      <style:paragraph-properties fo:text-indent="0in"/>
    </style:style>
    <style:style style:name="T1440" style:parent-style-name="DefaultParagraphFont" style:family="text">
      <style:text-properties style:font-name="Times New Roman" fo:font-size="12pt" style:font-size-asian="12pt" style:font-size-complex="12pt" fo:language="en" fo:country="US"/>
    </style:style>
    <style:style style:name="T1441" style:parent-style-name="DefaultParagraphFont" style:family="text">
      <style:text-properties style:font-name="Times New Roman" fo:font-size="12pt" style:font-size-asian="12pt" style:font-size-complex="12pt" fo:language="en" fo:country="US"/>
    </style:style>
    <style:style style:name="T1442" style:parent-style-name="DefaultParagraphFont" style:family="text">
      <style:text-properties style:font-name="Times New Roman" fo:font-size="12pt" style:font-size-asian="12pt" style:font-size-complex="12pt" fo:background-color="#00FFFF" fo:language="en" fo:country="US"/>
    </style:style>
    <style:style style:name="T1443" style:parent-style-name="DefaultParagraphFont" style:family="text">
      <style:text-properties style:font-name="Times New Roman" fo:font-size="12pt" style:font-size-asian="12pt" style:font-size-complex="12pt" fo:language="en" fo:country="US"/>
    </style:style>
    <style:style style:name="T1444" style:parent-style-name="DefaultParagraphFont" style:family="text">
      <style:text-properties style:font-name="Times New Roman" fo:font-size="12pt" style:font-size-asian="12pt" style:font-size-complex="12pt" fo:background-color="#FF00FF" fo:language="en" fo:country="US"/>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background-color="#00FF00" fo:language="en" fo:country="US"/>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FFFF00"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P1450" style:parent-style-name="Standard" style:family="paragraph">
      <style:paragraph-properties fo:text-align="start" fo:text-indent="0in"/>
    </style:style>
    <style:style style:name="T1451" style:parent-style-name="DefaultParagraphFont" style:family="text">
      <style:text-properties style:font-name="Times New Roman" fo:font-size="12pt" style:font-size-asian="12pt" style:font-size-complex="12pt" fo:language="en" fo:country="US"/>
    </style:style>
    <style:style style:name="T1452" style:parent-style-name="DefaultParagraphFont" style:family="text">
      <style:text-properties style:font-name="Times New Roman" fo:font-size="12pt" style:font-size-asian="12pt" style:font-size-complex="12pt" fo:background-color="#FFFF00" fo:language="en" fo:country="US"/>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background-color="#FFFF00" fo:language="en" fo:country="US"/>
    </style:style>
    <style:style style:name="T1455" style:parent-style-name="DefaultParagraphFont" style:family="text">
      <style:text-properties style:font-name="Times New Roman" fo:font-size="12pt" style:font-size-asian="12pt" style:font-size-complex="12pt" fo:language="en" fo:country="US"/>
    </style:style>
    <style:style style:name="P1456" style:parent-style-name="Standard" style:family="paragraph">
      <style:paragraph-properties fo:text-align="start" fo:text-indent="0in"/>
    </style:style>
    <style:style style:name="T1457" style:parent-style-name="DefaultParagraphFont" style:family="text">
      <style:text-properties style:font-name="Times New Roman" fo:font-size="12pt" style:font-size-asian="12pt" style:font-size-complex="12pt" fo:language="en" fo:country="US"/>
    </style:style>
    <style:style style:name="T1458" style:parent-style-name="DefaultParagraphFont" style:family="text">
      <style:text-properties style:font-name="Times New Roman" fo:font-size="12pt" style:font-size-asian="12pt" style:font-size-complex="12pt" fo:background-color="#00FFFF" fo:language="en" fo:country="US"/>
    </style:style>
    <style:style style:name="T1459" style:parent-style-name="DefaultParagraphFont" style:family="text">
      <style:text-properties style:font-name="Times New Roman" fo:font-size="12pt" style:font-size-asian="12pt" style:font-size-complex="12pt" fo:language="en" fo:country="US"/>
    </style:style>
    <style:style style:name="T1460" style:parent-style-name="DefaultParagraphFont" style:family="text">
      <style:text-properties style:font-name="Times New Roman" fo:font-size="12pt" style:font-size-asian="12pt" style:font-size-complex="12pt" fo:background-color="#FFFF00" fo:language="en" fo:country="US"/>
    </style:style>
    <style:style style:name="T1461" style:parent-style-name="DefaultParagraphFont" style:family="text">
      <style:text-properties style:font-name="Times New Roman" fo:font-size="12pt" style:font-size-asian="12pt" style:font-size-complex="12pt" fo:language="en" fo:country="US"/>
    </style:style>
    <style:style style:name="T1462" style:parent-style-name="DefaultParagraphFont" style:family="text">
      <style:text-properties style:font-name="Times New Roman" fo:font-size="12pt" style:font-size-asian="12pt" style:font-size-complex="12pt" fo:background-color="#00FFFF" fo:language="en" fo:country="US"/>
    </style:style>
    <style:style style:name="T1463" style:parent-style-name="DefaultParagraphFont" style:family="text">
      <style:text-properties style:font-name="Times New Roman" fo:font-size="12pt" style:font-size-asian="12pt" style:font-size-complex="12pt" fo:language="en" fo:country="US"/>
    </style:style>
    <style:style style:name="T1464" style:parent-style-name="DefaultParagraphFont" style:family="text">
      <style:text-properties style:font-name="Times New Roman" fo:font-size="12pt" style:font-size-asian="12pt" style:font-size-complex="12pt" fo:background-color="#00FF00" fo:language="en" fo:country="US"/>
    </style:style>
    <style:style style:name="T1465" style:parent-style-name="DefaultParagraphFont" style:family="text">
      <style:text-properties style:font-name="Times New Roman" fo:font-size="12pt" style:font-size-asian="12pt" style:font-size-complex="12pt" fo:language="en" fo:country="US"/>
    </style:style>
    <style:style style:name="T1466" style:parent-style-name="DefaultParagraphFont" style:family="text">
      <style:text-properties style:font-name="Times New Roman" fo:font-size="12pt" style:font-size-asian="12pt" style:font-size-complex="12pt" fo:language="en" fo:country="US"/>
    </style:style>
    <style:style style:name="T1467" style:parent-style-name="DefaultParagraphFont" style:family="text">
      <style:text-properties style:font-name="Times New Roman" fo:font-size="12pt" style:font-size-asian="12pt" style:font-size-complex="12pt" fo:background-color="#00FF00" fo:language="en" fo:country="US"/>
    </style:style>
    <style:style style:name="T1468" style:parent-style-name="DefaultParagraphFont" style:family="text">
      <style:text-properties style:font-name="Times New Roman" fo:font-size="12pt" style:font-size-asian="12pt" style:font-size-complex="12pt" fo:language="en" fo:country="US"/>
    </style:style>
    <style:style style:name="T1469" style:parent-style-name="DefaultParagraphFont" style:family="text">
      <style:text-properties style:font-name="Times New Roman" fo:font-size="12pt" style:font-size-asian="12pt" style:font-size-complex="12pt" fo:background-color="#00FF00" fo:language="en" fo:country="US"/>
    </style:style>
    <style:style style:name="T1470" style:parent-style-name="DefaultParagraphFont" style:family="text">
      <style:text-properties style:font-name="Times New Roman" fo:font-size="12pt" style:font-size-asian="12pt" style:font-size-complex="12pt" fo:language="en" fo:country="US"/>
    </style:style>
    <style:style style:name="T1471" style:parent-style-name="DefaultParagraphFont" style:family="text">
      <style:text-properties style:font-name="Times New Roman" fo:font-size="12pt" style:font-size-asian="12pt" style:font-size-complex="12pt" fo:background-color="#00FF00" fo:language="en" fo:country="US"/>
    </style:style>
    <style:style style:name="T1472" style:parent-style-name="DefaultParagraphFont" style:family="text">
      <style:text-properties style:font-name="Times New Roman" fo:font-size="12pt" style:font-size-asian="12pt" style:font-size-complex="12pt" fo:language="en" fo:country="US"/>
    </style:style>
    <style:style style:name="T1473" style:parent-style-name="DefaultParagraphFont" style:family="text">
      <style:text-properties style:font-name="Times New Roman" fo:font-size="12pt" style:font-size-asian="12pt" style:font-size-complex="12pt" fo:background-color="#FF00FF" fo:language="en" fo:country="US"/>
    </style:style>
    <style:style style:name="T1474" style:parent-style-name="DefaultParagraphFont" style:family="text">
      <style:text-properties style:font-name="Times New Roman" fo:font-size="12pt" style:font-size-asian="12pt" style:font-size-complex="12pt" fo:language="en" fo:country="US"/>
    </style:style>
    <style:style style:name="T1475" style:parent-style-name="DefaultParagraphFont" style:family="text">
      <style:text-properties style:font-name="Times New Roman" fo:font-size="12pt" style:font-size-asian="12pt" style:font-size-complex="12pt" fo:background-color="#FF00FF" fo:language="en" fo:country="US"/>
    </style:style>
    <style:style style:name="T1476" style:parent-style-name="DefaultParagraphFont" style:family="text">
      <style:text-properties style:font-name="Times New Roman"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DefaultParagraphFont" style:family="text">
      <style:text-properties style:font-name="Times New Roman" fo:font-size="12pt" style:font-size-asian="12pt" style:font-size-complex="12pt" fo:language="en" fo:country="US"/>
    </style:style>
    <style:style style:name="T1479" style:parent-style-name="DefaultParagraphFont" style:family="text">
      <style:text-properties style:font-name="Times New Roman" fo:font-size="12pt" style:font-size-asian="12pt" style:font-size-complex="12pt" fo:background-color="#00FFFF" fo:language="en" fo:country="US"/>
    </style:style>
    <style:style style:name="T1480" style:parent-style-name="DefaultParagraphFont" style:family="text">
      <style:text-properties style:font-name="Times New Roman" fo:font-size="12pt" style:font-size-asian="12pt" style:font-size-complex="12pt" fo:language="en" fo:country="US"/>
    </style:style>
    <style:style style:name="P1481" style:parent-style-name="Standard" style:family="paragraph">
      <style:paragraph-properties fo:text-align="start" fo:text-indent="0in"/>
    </style:style>
    <style:style style:name="T1482" style:parent-style-name="DefaultParagraphFont" style:family="text">
      <style:text-properties style:font-name="Times New Roman" fo:font-size="12pt" style:font-size-asian="12pt" style:font-size-complex="12pt" fo:language="en" fo:country="US"/>
    </style:style>
    <style:style style:name="T1483" style:parent-style-name="DefaultParagraphFont" style:family="text">
      <style:text-properties style:font-name="Times New Roman" fo:font-size="12pt" style:font-size-asian="12pt" style:font-size-complex="12pt" fo:background-color="#00FF00" fo:language="en" fo:country="US"/>
    </style:style>
    <style:style style:name="T1484" style:parent-style-name="DefaultParagraphFont" style:family="text">
      <style:text-properties style:font-name="Times New Roman" fo:font-size="12pt" style:font-size-asian="12pt" style:font-size-complex="12pt" fo:language="en" fo:country="US"/>
    </style:style>
    <style:style style:name="P1485" style:parent-style-name="Standard" style:family="paragraph">
      <style:paragraph-properties fo:text-align="start" fo:text-indent="0in"/>
    </style:style>
    <style:style style:name="T1486" style:parent-style-name="DefaultParagraphFont" style:family="text">
      <style:text-properties style:font-name="Times New Roman" fo:font-size="12pt" style:font-size-asian="12pt" style:font-size-complex="12pt" fo:language="en" fo:country="US"/>
    </style:style>
    <style:style style:name="T1487" style:parent-style-name="DefaultParagraphFont" style:family="text">
      <style:text-properties style:font-name="Times New Roman" fo:font-size="12pt" style:font-size-asian="12pt" style:font-size-complex="12pt" fo:background-color="#00FF00" fo:language="en" fo:country="US"/>
    </style:style>
    <style:style style:name="T1488" style:parent-style-name="DefaultParagraphFont" style:family="text">
      <style:text-properties style:font-name="Times New Roman" fo:font-size="12pt" style:font-size-asian="12pt" style:font-size-complex="12pt" fo:language="en" fo:country="US"/>
    </style:style>
    <style:style style:name="P1489" style:parent-style-name="Standard" style:family="paragraph">
      <style:paragraph-properties fo:text-align="start" fo:text-indent="0in"/>
    </style:style>
    <style:style style:name="T1490" style:parent-style-name="DefaultParagraphFont" style:family="text">
      <style:text-properties style:font-name="Times New Roman" fo:font-size="12pt" style:font-size-asian="12pt" style:font-size-complex="12pt" fo:language="en" fo:country="US"/>
    </style:style>
    <style:style style:name="T1491" style:parent-style-name="DefaultParagraphFont" style:family="text">
      <style:text-properties style:font-name="Times New Roman" fo:font-size="12pt" style:font-size-asian="12pt" style:font-size-complex="12pt" fo:background-color="#FFFF00" fo:language="en" fo:country="US"/>
    </style:style>
    <style:style style:name="T1492" style:parent-style-name="DefaultParagraphFont" style:family="text">
      <style:text-properties style:font-name="Times New Roman" fo:font-size="12pt" style:font-size-asian="12pt" style:font-size-complex="12pt" fo:language="en" fo:country="US"/>
    </style:style>
    <style:style style:name="T1493" style:parent-style-name="DefaultParagraphFont" style:family="text">
      <style:text-properties style:font-name="Times New Roman" fo:font-size="12pt" style:font-size-asian="12pt" style:font-size-complex="12pt" fo:background-color="#FF00FF" fo:language="en" fo:country="US"/>
    </style:style>
    <style:style style:name="T1494" style:parent-style-name="DefaultParagraphFont" style:family="text">
      <style:text-properties style:font-name="Times New Roman" fo:font-size="12pt" style:font-size-asian="12pt" style:font-size-complex="12pt" fo:language="en" fo:country="US"/>
    </style:style>
    <style:style style:name="T1495" style:parent-style-name="DefaultParagraphFont" style:family="text">
      <style:text-properties style:font-name="Times New Roman" fo:font-size="12pt" style:font-size-asian="12pt" style:font-size-complex="12pt" fo:background-color="#FFFF00" fo:language="en" fo:country="US"/>
    </style:style>
    <style:style style:name="T1496" style:parent-style-name="DefaultParagraphFont" style:family="text">
      <style:text-properties style:font-name="Times New Roman" fo:font-size="12pt" style:font-size-asian="12pt" style:font-size-complex="12pt" fo:language="en" fo:country="US"/>
    </style:style>
    <style:style style:name="T1497" style:parent-style-name="DefaultParagraphFont" style:family="text">
      <style:text-properties style:font-name="Times New Roman" fo:font-size="12pt" style:font-size-asian="12pt" style:font-size-complex="12pt" fo:background-color="#FF00FF" fo:language="en" fo:country="US"/>
    </style:style>
    <style:style style:name="T1498" style:parent-style-name="DefaultParagraphFont" style:family="text">
      <style:text-properties style:font-name="Times New Roman" fo:font-size="12pt" style:font-size-asian="12pt" style:font-size-complex="12pt" fo:language="en" fo:country="US"/>
    </style:style>
    <style:style style:name="T1499" style:parent-style-name="DefaultParagraphFont" style:family="text">
      <style:text-properties style:font-name="Times New Roman" fo:font-size="12pt" style:font-size-asian="12pt" style:font-size-complex="12pt" fo:background-color="#FF00FF" fo:language="en" fo:country="US"/>
    </style:style>
    <style:style style:name="T1500" style:parent-style-name="DefaultParagraphFont" style:family="text">
      <style:text-properties style:font-name="Times New Roman" fo:font-size="12pt" style:font-size-asian="12pt" style:font-size-complex="12pt" fo:language="en" fo:country="US"/>
    </style:style>
    <style:style style:name="T1501" style:parent-style-name="DefaultParagraphFont" style:family="text">
      <style:text-properties style:font-name="Times New Roman" fo:font-size="12pt" style:font-size-asian="12pt" style:font-size-complex="12pt" fo:background-color="#FF00FF" fo:language="en" fo:country="US"/>
    </style:style>
    <style:style style:name="T1502" style:parent-style-name="DefaultParagraphFont" style:family="text">
      <style:text-properties style:font-name="Times New Roman" fo:font-size="12pt" style:font-size-asian="12pt" style:font-size-complex="12pt" fo:language="en" fo:country="US"/>
    </style:style>
    <style:style style:name="P1503" style:parent-style-name="Standard" style:family="paragraph">
      <style:paragraph-properties fo:text-align="start" fo:text-indent="0in"/>
    </style:style>
    <style:style style:name="T1504" style:parent-style-name="DefaultParagraphFont" style:family="text">
      <style:text-properties style:font-name="Times New Roman" fo:font-size="12pt" style:font-size-asian="12pt" style:font-size-complex="12pt" fo:language="en" fo:country="US"/>
    </style:style>
    <style:style style:name="T1505" style:parent-style-name="DefaultParagraphFont" style:family="text">
      <style:text-properties style:font-name="Times New Roman" fo:font-size="12pt" style:font-size-asian="12pt" style:font-size-complex="12pt" fo:background-color="#FFFF00" fo:language="en" fo:country="US"/>
    </style:style>
    <style:style style:name="T1506" style:parent-style-name="DefaultParagraphFont" style:family="text">
      <style:text-properties style:font-name="Times New Roman" fo:font-size="12pt" style:font-size-asian="12pt" style:font-size-complex="12pt" fo:language="en" fo:country="US"/>
    </style:style>
    <style:style style:name="T1507" style:parent-style-name="DefaultParagraphFont" style:family="text">
      <style:text-properties style:font-name="Times New Roman" fo:font-size="12pt" style:font-size-asian="12pt" style:font-size-complex="12pt" fo:background-color="#00FFFF" fo:language="en" fo:country="US"/>
    </style:style>
    <style:style style:name="T1508" style:parent-style-name="DefaultParagraphFont" style:family="text">
      <style:text-properties style:font-name="Times New Roman" fo:font-size="12pt" style:font-size-asian="12pt" style:font-size-complex="12pt" fo:language="en" fo:country="US"/>
    </style:style>
    <style:style style:name="T1509" style:parent-style-name="DefaultParagraphFont" style:family="text">
      <style:text-properties style:font-name="Times New Roman" fo:font-size="12pt" style:font-size-asian="12pt" style:font-size-complex="12pt" fo:background-color="#00FF00" fo:language="en" fo:country="US"/>
    </style:style>
    <style:style style:name="T1510" style:parent-style-name="DefaultParagraphFont" style:family="text">
      <style:text-properties style:font-name="Times New Roman" fo:font-size="12pt" style:font-size-asian="12pt" style:font-size-complex="12pt" fo:language="en" fo:country="US"/>
    </style:style>
    <style:style style:name="P1511" style:parent-style-name="Standard" style:family="paragraph">
      <style:paragraph-properties fo:text-align="start" fo:text-indent="0in"/>
    </style:style>
    <style:style style:name="T1512" style:parent-style-name="DefaultParagraphFont" style:family="text">
      <style:text-properties style:font-name="Times New Roman" fo:font-size="12pt" style:font-size-asian="12pt" style:font-size-complex="12pt" fo:language="en" fo:country="US"/>
    </style:style>
    <style:style style:name="T1513" style:parent-style-name="DefaultParagraphFont" style:family="text">
      <style:text-properties style:font-name="Times New Roman" fo:font-size="12pt" style:font-size-asian="12pt" style:font-size-complex="12pt" fo:background-color="#00FF00" fo:language="en" fo:country="US"/>
    </style:style>
    <style:style style:name="T1514" style:parent-style-name="DefaultParagraphFont" style:family="text">
      <style:text-properties style:font-name="Times New Roman" fo:font-size="12pt" style:font-size-asian="12pt" style:font-size-complex="12pt" fo:language="en" fo:country="US"/>
    </style:style>
    <style:style style:name="T1515" style:parent-style-name="DefaultParagraphFont" style:family="text">
      <style:text-properties style:font-name="Times New Roman" fo:font-size="12pt" style:font-size-asian="12pt" style:font-size-complex="12pt" fo:background-color="#FF00FF" fo:language="en" fo:country="US"/>
    </style:style>
    <style:style style:name="T1516" style:parent-style-name="DefaultParagraphFont" style:family="text">
      <style:text-properties style:font-name="Times New Roman" fo:font-size="12pt" style:font-size-asian="12pt" style:font-size-complex="12pt" fo:language="en" fo:country="US"/>
    </style:style>
    <style:style style:name="T1517" style:parent-style-name="DefaultParagraphFont" style:family="text">
      <style:text-properties style:font-name="Times New Roman" fo:font-size="12pt" style:font-size-asian="12pt" style:font-size-complex="12pt" fo:background-color="#FF00FF" fo:language="en" fo:country="US"/>
    </style:style>
    <style:style style:name="T1518" style:parent-style-name="DefaultParagraphFont" style:family="text">
      <style:text-properties style:font-name="Times New Roman" fo:font-size="12pt" style:font-size-asian="12pt" style:font-size-complex="12pt" fo:language="en" fo:country="US"/>
    </style:style>
    <style:style style:name="P15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0" style:parent-style-name="Normal" style:family="paragraph">
      <style:paragraph-properties fo:text-indent="0in"/>
      <style:text-properties fo:language="en" fo:country="US"/>
    </style:style>
    <style:style style:name="P1521" style:parent-style-name="Standard" style:family="paragraph">
      <style:paragraph-properties fo:text-align="start" fo:text-indent="0in"/>
    </style:style>
    <style:style style:name="T152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3" style:parent-style-name="CommentText" style:family="paragraph">
      <style:paragraph-properties fo:text-align="start" fo:text-indent="0in"/>
    </style:style>
    <style:style style:name="T15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5" style:parent-style-name="CommentText" style:family="paragraph">
      <style:paragraph-properties fo:text-align="start" fo:text-indent="0in"/>
    </style:style>
    <style:style style:name="T152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27" style:parent-style-name="Standard" style:family="paragraph">
      <style:paragraph-properties fo:text-align="start" fo:text-indent="0in"/>
    </style:style>
    <style:style style:name="T1528" style:parent-style-name="DefaultParagraphFont" style:family="text">
      <style:text-properties style:font-name="Times New Roman" fo:font-size="12pt" style:font-size-asian="12pt" style:font-size-complex="12pt" fo:language="en" fo:country="US"/>
    </style:style>
    <style:style style:name="T1529" style:parent-style-name="DefaultParagraphFont" style:family="text">
      <style:text-properties style:font-name="Times New Roman" fo:font-size="12pt" style:font-size-asian="12pt" style:font-size-complex="12pt" fo:background-color="#FFFF00" fo:language="en" fo:country="US"/>
    </style:style>
    <style:style style:name="T1530" style:parent-style-name="DefaultParagraphFont" style:family="text">
      <style:text-properties style:font-name="Times New Roman" fo:font-size="12pt" style:font-size-asian="12pt" style:font-size-complex="12pt" fo:language="en" fo:country="US"/>
    </style:style>
    <style:style style:name="T1531" style:parent-style-name="DefaultParagraphFont" style:family="text">
      <style:text-properties style:font-name="Times New Roman" fo:font-size="12pt" style:font-size-asian="12pt" style:font-size-complex="12pt" fo:background-color="#00FFFF" fo:language="en" fo:country="US"/>
    </style:style>
    <style:style style:name="T1532" style:parent-style-name="DefaultParagraphFont" style:family="text">
      <style:text-properties style:font-name="Times New Roman" fo:font-size="12pt" style:font-size-asian="12pt" style:font-size-complex="12pt" fo:language="en" fo:country="US"/>
    </style:style>
    <style:style style:name="T1533" style:parent-style-name="DefaultParagraphFont" style:family="text">
      <style:text-properties style:font-name="Times New Roman" fo:font-size="12pt" style:font-size-asian="12pt" style:font-size-complex="12pt" fo:background-color="#00FF00" fo:language="en" fo:country="US"/>
    </style:style>
    <style:style style:name="T1534" style:parent-style-name="DefaultParagraphFont" style:family="text">
      <style:text-properties style:font-name="Times New Roman" fo:font-size="12pt" style:font-size-asian="12pt" style:font-size-complex="12pt" fo:language="en" fo:country="US"/>
    </style:style>
    <style:style style:name="T1535" style:parent-style-name="DefaultParagraphFont" style:family="text">
      <style:text-properties style:font-name="Times New Roman" fo:font-size="12pt" style:font-size-asian="12pt" style:font-size-complex="12pt" fo:background-color="#00FFFF" fo:language="en" fo:country="US"/>
    </style:style>
    <style:style style:name="T1536" style:parent-style-name="DefaultParagraphFont" style:family="text">
      <style:text-properties style:font-name="Times New Roman" fo:font-size="12pt" style:font-size-asian="12pt" style:font-size-complex="12pt" fo:language="en" fo:country="US"/>
    </style:style>
    <style:style style:name="T1537" style:parent-style-name="DefaultParagraphFont" style:family="text">
      <style:text-properties style:font-name="Times New Roman" fo:font-size="12pt" style:font-size-asian="12pt" style:font-size-complex="12pt" fo:background-color="#00FF00" fo:language="en" fo:country="US"/>
    </style:style>
    <style:style style:name="T1538" style:parent-style-name="DefaultParagraphFont" style:family="text">
      <style:text-properties style:font-name="Times New Roman" fo:font-size="12pt" style:font-size-asian="12pt" style:font-size-complex="12pt" fo:language="en" fo:country="US"/>
    </style:style>
    <style:style style:name="T1539" style:parent-style-name="DefaultParagraphFont" style:family="text">
      <style:text-properties style:font-name="Times New Roman" fo:font-size="12pt" style:font-size-asian="12pt" style:font-size-complex="12pt" fo:background-color="#FFFF00" fo:language="en" fo:country="US"/>
    </style:style>
    <style:style style:name="T1540" style:parent-style-name="DefaultParagraphFont" style:family="text">
      <style:text-properties style:font-name="Times New Roman" fo:font-size="12pt" style:font-size-asian="12pt" style:font-size-complex="12pt" fo:language="en" fo:country="US"/>
    </style:style>
    <style:style style:name="T1541" style:parent-style-name="DefaultParagraphFont" style:family="text">
      <style:text-properties style:font-name="Times New Roman" fo:font-size="12pt" style:font-size-asian="12pt" style:font-size-complex="12pt" fo:background-color="#FF00FF" fo:language="en" fo:country="US"/>
    </style:style>
    <style:style style:name="T1542" style:parent-style-name="DefaultParagraphFont" style:family="text">
      <style:text-properties style:font-name="Times New Roman" fo:font-size="12pt" style:font-size-asian="12pt" style:font-size-complex="12pt" fo:language="en" fo:country="US"/>
    </style:style>
    <style:style style:name="T1543" style:parent-style-name="DefaultParagraphFont" style:family="text">
      <style:text-properties style:font-name="Times New Roman" fo:font-size="12pt" style:font-size-asian="12pt" style:font-size-complex="12pt" fo:background-color="#00FF00" fo:language="en" fo:country="US"/>
    </style:style>
    <style:style style:name="T1544" style:parent-style-name="DefaultParagraphFont" style:family="text">
      <style:text-properties style:font-name="Times New Roman" fo:font-size="12pt" style:font-size-asian="12pt" style:font-size-complex="12pt" fo:language="en" fo:country="US"/>
    </style:style>
    <style:style style:name="P1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7" style:parent-style-name="Standard" style:family="paragraph">
      <style:paragraph-properties fo:text-align="start" fo:text-indent="0in"/>
    </style:style>
    <style:style style:name="T154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T155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552" style:parent-style-name="Standard" style:family="paragraph">
      <style:paragraph-properties fo:text-align="start" fo:text-indent="0in"/>
    </style:style>
    <style:style style:name="T1553" style:parent-style-name="DefaultParagraphFont" style:family="text">
      <style:text-properties style:font-name="Times New Roman" fo:font-size="12pt" style:font-size-asian="12pt" style:font-size-complex="12pt" fo:language="en" fo:country="US"/>
    </style:style>
    <style:style style:name="T1554" style:parent-style-name="DefaultParagraphFont" style:family="text">
      <style:text-properties style:font-name="Times New Roman" fo:font-size="12pt" style:font-size-asian="12pt" style:font-size-complex="12pt" fo:background-color="#00FFFF" fo:language="en" fo:country="US"/>
    </style:style>
    <style:style style:name="T1555" style:parent-style-name="DefaultParagraphFont" style:family="text">
      <style:text-properties style:font-name="Times New Roman" fo:font-size="12pt" style:font-size-asian="12pt" style:font-size-complex="12pt" fo:language="en" fo:country="US"/>
    </style:style>
    <style:style style:name="T1556" style:parent-style-name="DefaultParagraphFont" style:family="text">
      <style:text-properties style:font-name="Times New Roman" fo:font-size="12pt" style:font-size-asian="12pt" style:font-size-complex="12pt" fo:background-color="#FF00FF" fo:language="en" fo:country="US"/>
    </style:style>
    <style:style style:name="T1557" style:parent-style-name="DefaultParagraphFont" style:family="text">
      <style:text-properties style:font-name="Times New Roman" fo:font-size="12pt" style:font-size-asian="12pt" style:font-size-complex="12pt" fo:language="en" fo:country="US"/>
    </style:style>
    <style:style style:name="T1558" style:parent-style-name="DefaultParagraphFont" style:family="text">
      <style:text-properties style:font-name="Times New Roman" fo:font-size="12pt" style:font-size-asian="12pt" style:font-size-complex="12pt" fo:background-color="#00FF00" fo:language="en" fo:country="US"/>
    </style:style>
    <style:style style:name="T1559" style:parent-style-name="DefaultParagraphFont" style:family="text">
      <style:text-properties style:font-name="Times New Roman" fo:font-size="12pt" style:font-size-asian="12pt" style:font-size-complex="12pt" fo:language="en" fo:country="US"/>
    </style:style>
    <style:style style:name="T1560" style:parent-style-name="DefaultParagraphFont" style:family="text">
      <style:text-properties style:font-name="Times New Roman" fo:font-size="12pt" style:font-size-asian="12pt" style:font-size-complex="12pt" fo:language="en" fo:country="US"/>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Standard" style:family="paragraph">
      <style:paragraph-properties fo:text-align="start" fo:text-indent="0in"/>
    </style:style>
    <style:style style:name="T1591" style:parent-style-name="DefaultParagraphFont" style:family="text">
      <style:text-properties style:font-name="Times New Roman" fo:font-size="12pt" style:font-size-asian="12pt" style:font-size-complex="12pt" fo:language="en" fo:country="US"/>
    </style:style>
    <style:style style:name="T1592" style:parent-style-name="DefaultParagraphFont" style:family="text">
      <style:text-properties style:font-name="Times New Roman" fo:font-size="12pt" style:font-size-asian="12pt" style:font-size-complex="12pt" fo:background-color="#00FF00" fo:language="en" fo:country="US"/>
    </style:style>
    <style:style style:name="T1593" style:parent-style-name="DefaultParagraphFont" style:family="text">
      <style:text-properties style:font-name="Times New Roman" fo:font-size="12pt" style:font-size-asian="12pt" style:font-size-complex="12pt" fo:language="en" fo:country="US"/>
    </style:style>
    <style:style style:name="P1594" style:parent-style-name="Standard" style:family="paragraph">
      <style:paragraph-properties fo:text-align="start" fo:text-indent="0in"/>
    </style:style>
    <style:style style:name="T1595" style:parent-style-name="DefaultParagraphFont" style:family="text">
      <style:text-properties style:font-name="Times New Roman" fo:font-size="12pt" style:font-size-asian="12pt" style:font-size-complex="12pt" fo:language="en" fo:country="US"/>
    </style:style>
    <style:style style:name="T1596" style:parent-style-name="DefaultParagraphFont" style:family="text">
      <style:text-properties style:font-name="Times New Roman" fo:font-size="12pt" style:font-size-asian="12pt" style:font-size-complex="12pt" fo:background-color="#00FF00" fo:language="en" fo:country="US"/>
    </style:style>
    <style:style style:name="T1597" style:parent-style-name="DefaultParagraphFont" style:family="text">
      <style:text-properties style:font-name="Times New Roman" fo:font-size="12pt" style:font-size-asian="12pt" style:font-size-complex="12pt" fo:language="en" fo:country="US"/>
    </style:style>
    <style:style style:name="T1598" style:parent-style-name="DefaultParagraphFont" style:family="text">
      <style:text-properties style:font-name="Times New Roman" fo:font-size="12pt" style:font-size-asian="12pt" style:font-size-complex="12pt" fo:background-color="#00FF00" fo:language="en" fo:country="US"/>
    </style:style>
    <style:style style:name="T1599" style:parent-style-name="DefaultParagraphFont" style:family="text">
      <style:text-properties style:font-name="Times New Roman" fo:font-size="12pt" style:font-size-asian="12pt" style:font-size-complex="12pt" fo:language="en" fo:country="US"/>
    </style:style>
    <style:style style:name="T1600" style:parent-style-name="DefaultParagraphFont" style:family="text">
      <style:text-properties style:font-name="Times New Roman" fo:font-size="12pt" style:font-size-asian="12pt" style:font-size-complex="12pt" fo:background-color="#FF00FF" fo:language="en" fo:country="US"/>
    </style:style>
    <style:style style:name="T1601" style:parent-style-name="DefaultParagraphFont" style:family="text">
      <style:text-properties style:font-name="Times New Roman" fo:font-size="12pt" style:font-size-asian="12pt" style:font-size-complex="12pt" fo:language="en" fo:country="US"/>
    </style:style>
    <style:style style:name="T1602" style:parent-style-name="DefaultParagraphFont" style:family="text">
      <style:text-properties style:font-name="Times New Roman" fo:font-size="12pt" style:font-size-asian="12pt" style:font-size-complex="12pt" fo:background-color="#FFFF00" fo:language="en" fo:country="US"/>
    </style:style>
    <style:style style:name="T1603" style:parent-style-name="DefaultParagraphFont" style:family="text">
      <style:text-properties style:font-name="Times New Roman" fo:font-size="12pt" style:font-size-asian="12pt" style:font-size-complex="12pt" fo:language="en" fo:country="US"/>
    </style:style>
    <style:style style:name="T1604" style:parent-style-name="DefaultParagraphFont" style:family="text">
      <style:text-properties style:font-name="Times New Roman" fo:font-size="12pt" style:font-size-asian="12pt" style:font-size-complex="12pt" fo:background-color="#00FFFF" fo:language="en" fo:country="US"/>
    </style:style>
    <style:style style:name="T1605" style:parent-style-name="DefaultParagraphFont" style:family="text">
      <style:text-properties style:font-name="Times New Roman" fo:font-size="12pt" style:font-size-asian="12pt" style:font-size-complex="12pt" fo:language="en" fo:country="US"/>
    </style:style>
    <style:style style:name="P1606" style:parent-style-name="Standard" style:family="paragraph">
      <style:paragraph-properties fo:text-align="start" fo:text-indent="0in"/>
    </style:style>
    <style:style style:name="T1607" style:parent-style-name="DefaultParagraphFont" style:family="text">
      <style:text-properties style:font-name="Times New Roman" fo:font-size="12pt" style:font-size-asian="12pt" style:font-size-complex="12pt" fo:language="en" fo:country="US"/>
    </style:style>
    <style:style style:name="T1608" style:parent-style-name="DefaultParagraphFont" style:family="text">
      <style:text-properties style:font-name="Times New Roman" fo:font-size="12pt" style:font-size-asian="12pt" style:font-size-complex="12pt" fo:background-color="#00FF00" fo:language="en" fo:country="US"/>
    </style:style>
    <style:style style:name="T1609" style:parent-style-name="DefaultParagraphFont" style:family="text">
      <style:text-properties style:font-name="Times New Roman" fo:font-size="12pt" style:font-size-asian="12pt" style:font-size-complex="12pt" fo:language="en" fo:country="US"/>
    </style:style>
    <style:style style:name="T1610" style:parent-style-name="DefaultParagraphFont" style:family="text">
      <style:text-properties style:font-name="Times New Roman" fo:font-size="12pt" style:font-size-asian="12pt" style:font-size-complex="12pt" fo:language="en" fo:country="US"/>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T1636" style:parent-style-name="DefaultParagraphFont" style:family="text">
      <style:text-properties style:font-name="Times New Roman" fo:font-size="12pt" style:font-size-asian="12pt" style:font-size-complex="12pt" fo:language="en" fo:country="US"/>
    </style:style>
    <style:style style:name="T1637" style:parent-style-name="DefaultParagraphFont" style:family="text">
      <style:text-properties style:font-name="Times New Roman" fo:font-size="12pt" style:font-size-asian="12pt" style:font-size-complex="12pt" fo:background-color="#FFFF00" fo:language="en" fo:country="US"/>
    </style:style>
    <style:style style:name="T1638" style:parent-style-name="DefaultParagraphFont" style:family="text">
      <style:text-properties style:font-name="Times New Roman" fo:font-size="12pt" style:font-size-asian="12pt" style:font-size-complex="12pt" fo:language="en" fo:country="US"/>
    </style:style>
    <style:style style:name="T1639" style:parent-style-name="DefaultParagraphFont" style:family="text">
      <style:text-properties style:font-name="Times New Roman" fo:font-size="12pt" style:font-size-asian="12pt" style:font-size-complex="12pt" fo:background-color="#00FFFF" fo:language="en" fo:country="US"/>
    </style:style>
    <style:style style:name="T1640" style:parent-style-name="DefaultParagraphFont" style:family="text">
      <style:text-properties style:font-name="Times New Roman" fo:font-size="12pt" style:font-size-asian="12pt" style:font-size-complex="12pt" fo:language="en" fo:country="US"/>
    </style:style>
    <style:style style:name="T1641" style:parent-style-name="DefaultParagraphFont" style:family="text">
      <style:text-properties style:font-name="Times New Roman" fo:font-size="12pt" style:font-size-asian="12pt" style:font-size-complex="12pt" fo:language="en" fo:country="US"/>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T1660" style:parent-style-name="DefaultParagraphFont" style:family="text">
      <style:text-properties style:font-name="Times New Roman" fo:font-size="12pt" style:font-size-asian="12pt" style:font-size-complex="12pt" fo:language="en" fo:country="US"/>
    </style:style>
    <style:style style:name="P1661" style:parent-style-name="Standard" style:family="paragraph">
      <style:paragraph-properties fo:text-align="start" fo:text-indent="0in"/>
    </style:style>
    <style:style style:name="T1662" style:parent-style-name="DefaultParagraphFont" style:family="text">
      <style:text-properties style:font-name="Times New Roman" fo:font-size="12pt" style:font-size-asian="12pt" style:font-size-complex="12pt" fo:background-color="#00FF00" fo:language="en" fo:country="US"/>
    </style:style>
    <style:style style:name="T1663" style:parent-style-name="DefaultParagraphFont" style:family="text">
      <style:text-properties style:font-name="Times New Roman" fo:font-size="12pt" style:font-size-asian="12pt" style:font-size-complex="12pt" fo:language="en" fo:country="US"/>
    </style:style>
    <style:style style:name="T1664" style:parent-style-name="DefaultParagraphFont" style:family="text">
      <style:text-properties style:font-name="Times New Roman" fo:font-size="12pt" style:font-size-asian="12pt" style:font-size-complex="12pt" fo:language="en" fo:country="US"/>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T1670" style:parent-style-name="DefaultParagraphFont" style:family="text">
      <style:text-properties style:font-name="Times New Roman" fo:font-size="12pt" style:font-size-asian="12pt" style:font-size-complex="12pt" fo:language="en" fo:country="US"/>
    </style:style>
    <style:style style:name="T1671" style:parent-style-name="DefaultParagraphFont" style:family="text">
      <style:text-properties style:font-name="Times New Roman" fo:font-size="12pt" style:font-size-asian="12pt" style:font-size-complex="12pt" fo:background-color="#00FF00" fo:language="en" fo:country="US"/>
    </style:style>
    <style:style style:name="T1672" style:parent-style-name="DefaultParagraphFont" style:family="text">
      <style:text-properties style:font-name="Times New Roman" fo:font-size="12pt" style:font-size-asian="12pt" style:font-size-complex="12pt" fo:language="en" fo:country="US"/>
    </style:style>
    <style:style style:name="T1673" style:parent-style-name="DefaultParagraphFont" style:family="text">
      <style:text-properties style:font-name="Times New Roman" fo:font-size="12pt" style:font-size-asian="12pt" style:font-size-complex="12pt" fo:language="en" fo:country="US"/>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T1679" style:parent-style-name="DefaultParagraphFont" style:family="text">
      <style:text-properties style:font-name="Times New Roman" fo:font-size="12pt" style:font-size-asian="12pt" style:font-size-complex="12pt" fo:language="en" fo:country="US"/>
    </style:style>
    <style:style style:name="P1680" style:parent-style-name="Standard" style:family="paragraph">
      <style:paragraph-properties fo:text-align="start" fo:text-indent="0in"/>
    </style:style>
    <style:style style:name="T1681" style:parent-style-name="DefaultParagraphFont" style:family="text">
      <style:text-properties style:font-name="Times New Roman" fo:font-size="12pt" style:font-size-asian="12pt" style:font-size-complex="12pt" fo:language="en" fo:country="US"/>
    </style:style>
    <style:style style:name="T1682" style:parent-style-name="DefaultParagraphFont" style:family="text">
      <style:text-properties style:font-name="Times New Roman" fo:font-size="12pt" style:font-size-asian="12pt" style:font-size-complex="12pt" fo:background-color="#00FFFF" fo:language="en" fo:country="US"/>
    </style:style>
    <style:style style:name="T1683" style:parent-style-name="DefaultParagraphFont" style:family="text">
      <style:text-properties style:font-name="Times New Roman" fo:font-size="12pt" style:font-size-asian="12pt" style:font-size-complex="12pt" fo:language="en" fo:country="US"/>
    </style:style>
    <style:style style:name="T1684" style:parent-style-name="DefaultParagraphFont" style:family="text">
      <style:text-properties style:font-name="Times New Roman" fo:font-size="12pt" style:font-size-asian="12pt" style:font-size-complex="12pt" fo:background-color="#00FF00" fo:language="en" fo:country="US"/>
    </style:style>
    <style:style style:name="T1685" style:parent-style-name="DefaultParagraphFont" style:family="text">
      <style:text-properties style:font-name="Times New Roman" fo:font-size="12pt" style:font-size-asian="12pt" style:font-size-complex="12pt" fo:language="en" fo:country="US"/>
    </style:style>
    <style:style style:name="T1686" style:parent-style-name="DefaultParagraphFont" style:family="text">
      <style:text-properties style:font-name="Times New Roman" fo:font-size="12pt" style:font-size-asian="12pt" style:font-size-complex="12pt" fo:background-color="#00FFFF" fo:language="en" fo:country="US"/>
    </style:style>
    <style:style style:name="T1687" style:parent-style-name="DefaultParagraphFont" style:family="text">
      <style:text-properties style:font-name="Times New Roman" fo:font-size="12pt" style:font-size-asian="12pt" style:font-size-complex="12pt" fo:language="en" fo:country="US"/>
    </style:style>
    <style:style style:name="P1688" style:parent-style-name="Standard" style:family="paragraph">
      <style:paragraph-properties fo:text-align="start" fo:text-indent="0in"/>
    </style:style>
    <style:style style:name="T1689" style:parent-style-name="DefaultParagraphFont" style:family="text">
      <style:text-properties style:font-name="Times New Roman" fo:font-size="12pt" style:font-size-asian="12pt" style:font-size-complex="12pt" fo:language="en" fo:country="US"/>
    </style:style>
    <style:style style:name="T1690" style:parent-style-name="DefaultParagraphFont" style:family="text">
      <style:text-properties style:font-name="Times New Roman" fo:font-size="12pt" style:font-size-asian="12pt" style:font-size-complex="12pt" fo:background-color="#FF00FF" fo:language="en" fo:country="US"/>
    </style:style>
    <style:style style:name="T1691" style:parent-style-name="DefaultParagraphFont" style:family="text">
      <style:text-properties style:font-name="Times New Roman" fo:font-size="12pt" style:font-size-asian="12pt" style:font-size-complex="12pt" fo:language="en" fo:country="US"/>
    </style:style>
    <style:style style:name="T1692" style:parent-style-name="DefaultParagraphFont" style:family="text">
      <style:text-properties style:font-name="Times New Roman" fo:font-size="12pt" style:font-size-asian="12pt" style:font-size-complex="12pt" fo:background-color="#00FFFF" fo:language="en" fo:country="US"/>
    </style:style>
    <style:style style:name="T1693" style:parent-style-name="DefaultParagraphFont" style:family="text">
      <style:text-properties style:font-name="Times New Roman" fo:font-size="12pt" style:font-size-asian="12pt" style:font-size-complex="12pt" fo:language="en" fo:country="US"/>
    </style:style>
    <style:style style:name="T1694" style:parent-style-name="DefaultParagraphFont" style:family="text">
      <style:text-properties style:font-name="Times New Roman" fo:font-size="12pt" style:font-size-asian="12pt" style:font-size-complex="12pt" fo:background-color="#FFFF00" fo:language="en" fo:country="US"/>
    </style:style>
    <style:style style:name="T1695" style:parent-style-name="DefaultParagraphFont" style:family="text">
      <style:text-properties style:font-name="Times New Roman" fo:font-size="12pt" style:font-size-asian="12pt" style:font-size-complex="12pt" fo:language="en" fo:country="US"/>
    </style:style>
    <style:style style:name="P1696" style:parent-style-name="Standard" style:family="paragraph">
      <style:paragraph-properties fo:text-align="start" fo:text-indent="0in"/>
    </style:style>
    <style:style style:name="T1697" style:parent-style-name="DefaultParagraphFont" style:family="text">
      <style:text-properties style:font-name="Times New Roman" fo:font-size="12pt" style:font-size-asian="12pt" style:font-size-complex="12pt" fo:language="en" fo:country="US"/>
    </style:style>
    <style:style style:name="T1698" style:parent-style-name="DefaultParagraphFont" style:family="text">
      <style:text-properties style:font-name="Times New Roman" fo:font-size="12pt" style:font-size-asian="12pt" style:font-size-complex="12pt" fo:background-color="#00FFFF" fo:language="en" fo:country="US"/>
    </style:style>
    <style:style style:name="T1699" style:parent-style-name="DefaultParagraphFont" style:family="text">
      <style:text-properties style:font-name="Times New Roman" fo:font-size="12pt" style:font-size-asian="12pt" style:font-size-complex="12pt" fo:language="en" fo:country="US"/>
    </style:style>
    <style:style style:name="T1700" style:parent-style-name="DefaultParagraphFont" style:family="text">
      <style:text-properties style:font-name="Times New Roman" fo:font-size="12pt" style:font-size-asian="12pt" style:font-size-complex="12pt" fo:background-color="#FFFF00" fo:language="en" fo:country="US"/>
    </style:style>
    <style:style style:name="T1701" style:parent-style-name="DefaultParagraphFont" style:family="text">
      <style:text-properties style:font-name="Times New Roman" fo:font-size="12pt" style:font-size-asian="12pt" style:font-size-complex="12pt" fo:language="en" fo:country="US"/>
    </style:style>
    <style:style style:name="P1702" style:parent-style-name="Standard" style:family="paragraph">
      <style:paragraph-properties fo:text-align="start" fo:text-indent="0in"/>
    </style:style>
    <style:style style:name="T1703" style:parent-style-name="DefaultParagraphFont" style:family="text">
      <style:text-properties style:font-name="Times New Roman" fo:font-size="12pt" style:font-size-asian="12pt" style:font-size-complex="12pt" fo:language="en" fo:country="US"/>
    </style:style>
    <style:style style:name="T1704" style:parent-style-name="DefaultParagraphFont" style:family="text">
      <style:text-properties style:font-name="Times New Roman" fo:font-size="12pt" style:font-size-asian="12pt" style:font-size-complex="12pt" fo:background-color="#00FFFF" fo:language="en" fo:country="US"/>
    </style:style>
    <style:style style:name="T1705" style:parent-style-name="DefaultParagraphFont" style:family="text">
      <style:text-properties style:font-name="Times New Roman" fo:font-size="12pt" style:font-size-asian="12pt" style:font-size-complex="12pt" fo:language="en" fo:country="US"/>
    </style:style>
    <style:style style:name="T1706" style:parent-style-name="DefaultParagraphFont" style:family="text">
      <style:text-properties style:font-name="Times New Roman" fo:font-size="12pt" style:font-size-asian="12pt" style:font-size-complex="12pt" fo:background-color="#FFFF00" fo:language="en" fo:country="US"/>
    </style:style>
    <style:style style:name="T1707" style:parent-style-name="DefaultParagraphFont" style:family="text">
      <style:text-properties style:font-name="Times New Roman" fo:font-size="12pt" style:font-size-asian="12pt" style:font-size-complex="12pt" fo:language="en" fo:country="US"/>
    </style:style>
    <style:style style:name="T1708" style:parent-style-name="DefaultParagraphFont" style:family="text">
      <style:text-properties style:font-name="Times New Roman" fo:font-size="12pt" style:font-size-asian="12pt" style:font-size-complex="12pt" fo:background-color="#00FFFF" fo:language="en" fo:country="US"/>
    </style:style>
    <style:style style:name="T1709" style:parent-style-name="DefaultParagraphFont" style:family="text">
      <style:text-properties style:font-name="Times New Roman" fo:font-size="12pt" style:font-size-asian="12pt" style:font-size-complex="12pt" fo:language="en" fo:country="US"/>
    </style:style>
    <style:style style:name="T1710" style:parent-style-name="DefaultParagraphFont" style:family="text">
      <style:text-properties style:font-name="Times New Roman" fo:font-size="12pt" style:font-size-asian="12pt" style:font-size-complex="12pt" fo:background-color="#FFFF00" fo:language="en" fo:country="US"/>
    </style:style>
    <style:style style:name="T1711" style:parent-style-name="DefaultParagraphFont" style:family="text">
      <style:text-properties style:font-name="Times New Roman" fo:font-size="12pt" style:font-size-asian="12pt" style:font-size-complex="12pt" fo:language="en" fo:country="US"/>
    </style:style>
    <style:style style:name="T1712" style:parent-style-name="DefaultParagraphFont" style:family="text">
      <style:text-properties style:font-name="Times New Roman" fo:font-size="12pt" style:font-size-asian="12pt" style:font-size-complex="12pt" fo:background-color="#00FFFF" fo:language="en" fo:country="US"/>
    </style:style>
    <style:style style:name="T1713" style:parent-style-name="DefaultParagraphFont" style:family="text">
      <style:text-properties style:font-name="Times New Roman" fo:font-size="12pt" style:font-size-asian="12pt" style:font-size-complex="12pt" fo:language="en" fo:country="US"/>
    </style:style>
    <style:style style:name="T1714" style:parent-style-name="DefaultParagraphFont" style:family="text">
      <style:text-properties style:font-name="Times New Roman" fo:font-size="12pt" style:font-size-asian="12pt" style:font-size-complex="12pt" fo:background-color="#FFFF00" fo:language="en" fo:country="US"/>
    </style:style>
    <style:style style:name="T1715" style:parent-style-name="DefaultParagraphFont" style:family="text">
      <style:text-properties style:font-name="Times New Roman" fo:font-size="12pt" style:font-size-asian="12pt" style:font-size-complex="12pt" fo:language="en" fo:country="US"/>
    </style:style>
    <style:style style:name="T1716" style:parent-style-name="DefaultParagraphFont" style:family="text">
      <style:text-properties style:font-name="Times New Roman" fo:font-size="12pt" style:font-size-asian="12pt" style:font-size-complex="12pt" fo:background-color="#FF00FF" fo:language="en" fo:country="US"/>
    </style:style>
    <style:style style:name="T1717" style:parent-style-name="DefaultParagraphFont" style:family="text">
      <style:text-properties style:font-name="Times New Roman" fo:font-size="12pt" style:font-size-asian="12pt" style:font-size-complex="12pt" fo:language="en" fo:country="US"/>
    </style:style>
    <style:style style:name="T1718" style:parent-style-name="DefaultParagraphFont" style:family="text">
      <style:text-properties style:font-name="Times New Roman" fo:font-size="12pt" style:font-size-asian="12pt" style:font-size-complex="12pt" fo:language="en" fo:country="US"/>
    </style:style>
    <style:style style:name="P1719" style:parent-style-name="CommentText" style:family="paragraph">
      <style:paragraph-properties fo:text-align="start" fo:text-indent="0in"/>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T1731" style:parent-style-name="DefaultParagraphFont" style:family="text">
      <style:text-properties style:font-name="Times New Roman" fo:font-size="12pt" style:font-size-asian="12pt" style:font-size-complex="12pt" fo:language="en" fo:country="US"/>
    </style:style>
    <style:style style:name="P1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3" style:parent-style-name="Standard" style:family="paragraph">
      <style:paragraph-properties fo:text-align="start" fo:text-indent="0in"/>
    </style:style>
    <style:style style:name="T1734" style:parent-style-name="DefaultParagraphFont" style:family="text">
      <style:text-properties style:font-name="Times New Roman" fo:font-size="12pt" style:font-size-asian="12pt" style:font-size-complex="12pt" fo:language="en" fo:country="US"/>
    </style:style>
    <style:style style:name="T1735" style:parent-style-name="DefaultParagraphFont" style:family="text">
      <style:text-properties style:font-name="Times New Roman" fo:font-size="12pt" style:font-size-asian="12pt" style:font-size-complex="12pt" fo:background-color="#00FFFF" fo:language="en" fo:country="US"/>
    </style:style>
    <style:style style:name="T1736" style:parent-style-name="DefaultParagraphFont" style:family="text">
      <style:text-properties style:font-name="Times New Roman" fo:font-size="12pt" style:font-size-asian="12pt" style:font-size-complex="12pt" fo:language="en" fo:country="US"/>
    </style:style>
    <style:style style:name="T1737" style:parent-style-name="DefaultParagraphFont" style:family="text">
      <style:text-properties style:font-name="Times New Roman" fo:font-size="12pt" style:font-size-asian="12pt" style:font-size-complex="12pt" fo:background-color="#FF00FF" fo:language="en" fo:country="US"/>
    </style:style>
    <style:style style:name="T1738" style:parent-style-name="DefaultParagraphFont" style:family="text">
      <style:text-properties style:font-name="Times New Roman" fo:font-size="12pt" style:font-size-asian="12pt" style:font-size-complex="12pt" fo:language="en" fo:country="US"/>
    </style:style>
    <style:style style:name="P1739" style:parent-style-name="Standard" style:family="paragraph">
      <style:paragraph-properties fo:text-align="start" fo:text-indent="0in"/>
    </style:style>
    <style:style style:name="T1740" style:parent-style-name="DefaultParagraphFont" style:family="text">
      <style:text-properties style:font-name="Times New Roman" fo:font-size="12pt" style:font-size-asian="12pt" style:font-size-complex="12pt" fo:language="en" fo:country="US"/>
    </style:style>
    <style:style style:name="T1741" style:parent-style-name="DefaultParagraphFont" style:family="text">
      <style:text-properties style:font-name="Times New Roman" fo:font-size="12pt" style:font-size-asian="12pt" style:font-size-complex="12pt" fo:background-color="#00FF00" fo:language="en" fo:country="US"/>
    </style:style>
    <style:style style:name="T1742" style:parent-style-name="DefaultParagraphFont" style:family="text">
      <style:text-properties style:font-name="Times New Roman" fo:font-size="12pt" style:font-size-asian="12pt" style:font-size-complex="12pt" fo:language="en" fo:country="US"/>
    </style:style>
    <style:style style:name="T1743" style:parent-style-name="DefaultParagraphFont" style:family="text">
      <style:text-properties style:font-name="Times New Roman" fo:font-size="12pt" style:font-size-asian="12pt" style:font-size-complex="12pt" fo:background-color="#FF00FF" fo:language="en" fo:country="US"/>
    </style:style>
    <style:style style:name="T1744" style:parent-style-name="DefaultParagraphFont" style:family="text">
      <style:text-properties style:font-name="Times New Roman" fo:font-size="12pt" style:font-size-asian="12pt" style:font-size-complex="12pt" fo:language="en" fo:country="US"/>
    </style:style>
    <style:style style:name="T1745" style:parent-style-name="DefaultParagraphFont" style:family="text">
      <style:text-properties style:font-name="Times New Roman" fo:font-size="12pt" style:font-size-asian="12pt" style:font-size-complex="12pt" fo:background-color="#00FFFF" fo:language="en" fo:country="US"/>
    </style:style>
    <style:style style:name="T1746" style:parent-style-name="DefaultParagraphFont" style:family="text">
      <style:text-properties style:font-name="Times New Roman" fo:font-size="12pt" style:font-size-asian="12pt" style:font-size-complex="12pt" fo:language="en" fo:country="US"/>
    </style:style>
    <style:style style:name="P1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8" style:parent-style-name="Standard" style:family="paragraph">
      <style:paragraph-properties fo:text-align="start" fo:text-indent="0in"/>
    </style:style>
    <style:style style:name="T17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T175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53" style:parent-style-name="Standard" style:family="paragraph">
      <style:paragraph-properties fo:text-align="start" fo:text-indent="0in"/>
    </style:style>
    <style:style style:name="T1754" style:parent-style-name="DefaultParagraphFont" style:family="text">
      <style:text-properties style:font-name="Times New Roman" fo:font-size="12pt" style:font-size-asian="12pt" style:font-size-complex="12pt" fo:language="en" fo:country="US"/>
    </style:style>
    <style:style style:name="T1755" style:parent-style-name="DefaultParagraphFont" style:family="text">
      <style:text-properties style:font-name="Times New Roman" fo:font-size="12pt" style:font-size-asian="12pt" style:font-size-complex="12pt" fo:background-color="#00FFFF" fo:language="en" fo:country="US"/>
    </style:style>
    <style:style style:name="T1756" style:parent-style-name="DefaultParagraphFont" style:family="text">
      <style:text-properties style:font-name="Times New Roman" fo:font-size="12pt" style:font-size-asian="12pt" style:font-size-complex="12pt" fo:language="en" fo:country="US"/>
    </style:style>
    <style:style style:name="T1757" style:parent-style-name="DefaultParagraphFont" style:family="text">
      <style:text-properties style:font-name="Times New Roman" fo:font-size="12pt" style:font-size-asian="12pt" style:font-size-complex="12pt" fo:background-color="#FF00FF" fo:language="en" fo:country="US"/>
    </style:style>
    <style:style style:name="T1758" style:parent-style-name="DefaultParagraphFont" style:family="text">
      <style:text-properties style:font-name="Times New Roman"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DefaultParagraphFont" style:family="text">
      <style:text-properties style:font-name="Times New Roman" fo:font-size="12pt" style:font-size-asian="12pt" style:font-size-complex="12pt" fo:language="en" fo:country="US"/>
    </style:style>
    <style:style style:name="T1761" style:parent-style-name="DefaultParagraphFont" style:family="text">
      <style:text-properties style:font-name="Times New Roman" fo:font-size="12pt" style:font-size-asian="12pt" style:font-size-complex="12pt" fo:background-color="#00FFFF" fo:language="en" fo:country="US"/>
    </style:style>
    <style:style style:name="T1762" style:parent-style-name="DefaultParagraphFont" style:family="text">
      <style:text-properties style:font-name="Times New Roman" fo:font-size="12pt" style:font-size-asian="12pt" style:font-size-complex="12pt" fo:language="en" fo:country="US"/>
    </style:style>
    <style:style style:name="T1763" style:parent-style-name="DefaultParagraphFont" style:family="text">
      <style:text-properties style:font-name="Times New Roman" fo:font-size="12pt" style:font-size-asian="12pt" style:font-size-complex="12pt" fo:background-color="#FF00FF" fo:language="en" fo:country="US"/>
    </style:style>
    <style:style style:name="T1764" style:parent-style-name="DefaultParagraphFont" style:family="text">
      <style:text-properties style:font-name="Times New Roman" fo:font-size="12pt" style:font-size-asian="12pt" style:font-size-complex="12pt" fo:language="en" fo:country="US"/>
    </style:style>
    <style:style style:name="P1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6" style:parent-style-name="Standard" style:family="paragraph">
      <style:paragraph-properties fo:text-align="start" fo:text-indent="0in"/>
    </style:style>
    <style:style style:name="T17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T17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72" style:parent-style-name="DefaultParagraphFont" style:family="text">
      <style:text-properties style:font-name="Times New Roman" fo:font-size="12pt" style:font-size-asian="12pt" style:font-size-complex="12pt" fo:language="en" fo:country="US"/>
    </style:style>
    <style:style style:name="T1773" style:parent-style-name="DefaultParagraphFont" style:family="text">
      <style:text-properties style:font-name="Times New Roman" fo:font-size="12pt" style:font-size-asian="12pt" style:font-size-complex="12pt" fo:background-color="#00FF00" fo:language="en" fo:country="US"/>
    </style:style>
    <style:style style:name="T1774" style:parent-style-name="DefaultParagraphFont" style:family="text">
      <style:text-properties style:font-name="Times New Roman" fo:font-size="12pt" style:font-size-asian="12pt" style:font-size-complex="12pt" fo:language="en" fo:country="US"/>
    </style:style>
    <style:style style:name="T1775" style:parent-style-name="DefaultParagraphFont" style:family="text">
      <style:text-properties style:font-name="Times New Roman" fo:font-size="12pt" style:font-size-asian="12pt" style:font-size-complex="12pt" fo:background-color="#FF00FF" fo:language="en" fo:country="US"/>
    </style:style>
    <style:style style:name="T1776" style:parent-style-name="DefaultParagraphFont" style:family="text">
      <style:text-properties style:font-name="Times New Roman" fo:font-size="12pt" style:font-size-asian="12pt" style:font-size-complex="12pt" fo:language="en" fo:country="US"/>
    </style:style>
    <style:style style:name="T1777" style:parent-style-name="DefaultParagraphFont" style:family="text">
      <style:text-properties style:font-name="Times New Roman" fo:font-size="12pt" style:font-size-asian="12pt" style:font-size-complex="12pt" fo:background-color="#FFFF00" fo:language="en" fo:country="US"/>
    </style:style>
    <style:style style:name="T1778" style:parent-style-name="DefaultParagraphFont" style:family="text">
      <style:text-properties style:font-name="Times New Roman" fo:font-size="12pt" style:font-size-asian="12pt" style:font-size-complex="12pt" fo:language="en" fo:country="US"/>
    </style:style>
    <style:style style:name="T1779" style:parent-style-name="DefaultParagraphFont" style:family="text">
      <style:text-properties style:font-name="Times New Roman" fo:font-size="12pt" style:font-size-asian="12pt" style:font-size-complex="12pt" fo:background-color="#00FFFF" fo:language="en" fo:country="US"/>
    </style:style>
    <style:style style:name="T1780" style:parent-style-name="DefaultParagraphFont" style:family="text">
      <style:text-properties style:font-name="Times New Roman" fo:font-size="12pt" style:font-size-asian="12pt" style:font-size-complex="12pt" fo:language="en" fo:country="US"/>
    </style:style>
    <style:style style:name="P1781" style:parent-style-name="Standard" style:family="paragraph">
      <style:paragraph-properties fo:text-align="start" fo:text-indent="0in"/>
    </style:style>
    <style:style style:name="T1782" style:parent-style-name="DefaultParagraphFont" style:family="text">
      <style:text-properties style:font-name="Times New Roman" fo:font-size="12pt" style:font-size-asian="12pt" style:font-size-complex="12pt" fo:language="en" fo:country="US"/>
    </style:style>
    <style:style style:name="T1783" style:parent-style-name="DefaultParagraphFont" style:family="text">
      <style:text-properties style:font-name="Times New Roman" fo:font-size="12pt" style:font-size-asian="12pt" style:font-size-complex="12pt" fo:background-color="#00FF00" fo:language="en" fo:country="US"/>
    </style:style>
    <style:style style:name="T1784" style:parent-style-name="DefaultParagraphFont" style:family="text">
      <style:text-properties style:font-name="Times New Roman" fo:font-size="12pt" style:font-size-asian="12pt" style:font-size-complex="12pt" fo:language="en" fo:country="US"/>
    </style:style>
    <style:style style:name="T1785" style:parent-style-name="DefaultParagraphFont" style:family="text">
      <style:text-properties style:font-name="Times New Roman" fo:font-size="12pt" style:font-size-asian="12pt" style:font-size-complex="12pt" fo:background-color="#FF00FF" fo:language="en" fo:country="US"/>
    </style:style>
    <style:style style:name="T1786" style:parent-style-name="DefaultParagraphFont" style:family="text">
      <style:text-properties style:font-name="Times New Roman" fo:font-size="12pt" style:font-size-asian="12pt" style:font-size-complex="12pt" fo:language="en" fo:country="US"/>
    </style:style>
    <style:style style:name="T1787" style:parent-style-name="DefaultParagraphFont" style:family="text">
      <style:text-properties style:font-name="Times New Roman" fo:font-size="12pt" style:font-size-asian="12pt" style:font-size-complex="12pt" fo:background-color="#FF00FF" fo:language="en" fo:country="US"/>
    </style:style>
    <style:style style:name="T1788" style:parent-style-name="DefaultParagraphFont" style:family="text">
      <style:text-properties style:font-name="Times New Roman" fo:font-size="12pt" style:font-size-asian="12pt" style:font-size-complex="12pt" fo:language="en" fo:country="US"/>
    </style:style>
    <style:style style:name="P1789" style:parent-style-name="Standard" style:family="paragraph">
      <style:paragraph-properties fo:text-align="start" fo:text-indent="0in"/>
    </style:style>
    <style:style style:name="T1790" style:parent-style-name="DefaultParagraphFont" style:family="text">
      <style:text-properties style:font-name="Times New Roman" fo:font-size="12pt" style:font-size-asian="12pt" style:font-size-complex="12pt" fo:language="en" fo:country="US"/>
    </style:style>
    <style:style style:name="T1791" style:parent-style-name="DefaultParagraphFont" style:family="text">
      <style:text-properties style:font-name="Times New Roman" fo:font-size="12pt" style:font-size-asian="12pt" style:font-size-complex="12pt" fo:background-color="#00FF00" fo:language="en" fo:country="US"/>
    </style:style>
    <style:style style:name="T1792" style:parent-style-name="DefaultParagraphFont" style:family="text">
      <style:text-properties style:font-name="Times New Roman" fo:font-size="12pt" style:font-size-asian="12pt" style:font-size-complex="12pt" fo:language="en" fo:country="US"/>
    </style:style>
    <style:style style:name="P1793" style:parent-style-name="Standard" style:family="paragraph">
      <style:paragraph-properties fo:text-align="start" fo:text-indent="0in"/>
    </style:style>
    <style:style style:name="T1794" style:parent-style-name="DefaultParagraphFont" style:family="text">
      <style:text-properties style:font-name="Times New Roman" fo:font-size="12pt" style:font-size-asian="12pt" style:font-size-complex="12pt" fo:language="en" fo:country="US"/>
    </style:style>
    <style:style style:name="T1795" style:parent-style-name="DefaultParagraphFont" style:family="text">
      <style:text-properties style:font-name="Times New Roman" fo:font-size="12pt" style:font-size-asian="12pt" style:font-size-complex="12pt" fo:background-color="#FFFF00" fo:language="en" fo:country="US"/>
    </style:style>
    <style:style style:name="T1796" style:parent-style-name="DefaultParagraphFont" style:family="text">
      <style:text-properties style:font-name="Times New Roman" fo:font-size="12pt" style:font-size-asian="12pt" style:font-size-complex="12pt" fo:language="en" fo:country="US"/>
    </style:style>
    <style:style style:name="P1797" style:parent-style-name="Standard" style:family="paragraph">
      <style:paragraph-properties fo:text-align="start" fo:text-indent="0in"/>
    </style:style>
    <style:style style:name="T1798" style:parent-style-name="DefaultParagraphFont" style:family="text">
      <style:text-properties style:font-name="Times New Roman" fo:font-size="12pt" style:font-size-asian="12pt" style:font-size-complex="12pt" fo:language="en" fo:country="US"/>
    </style:style>
    <style:style style:name="T1799" style:parent-style-name="DefaultParagraphFont" style:family="text">
      <style:text-properties style:font-name="Times New Roman" fo:font-size="12pt" style:font-size-asian="12pt" style:font-size-complex="12pt" fo:background-color="#FFFF00" fo:language="en" fo:country="US"/>
    </style:style>
    <style:style style:name="T1800" style:parent-style-name="DefaultParagraphFont" style:family="text">
      <style:text-properties style:font-name="Times New Roman" fo:font-size="12pt" style:font-size-asian="12pt" style:font-size-complex="12pt" fo:language="en" fo:country="US"/>
    </style:style>
    <style:style style:name="P18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2" style:parent-style-name="Standard" style:family="paragraph">
      <style:paragraph-properties fo:text-align="start" fo:text-indent="0in"/>
    </style:style>
    <style:style style:name="T1803" style:parent-style-name="DefaultParagraphFont" style:family="text">
      <style:text-properties style:font-name="Times New Roman" fo:font-size="12pt" style:font-size-asian="12pt" style:font-size-complex="12pt" fo:language="en" fo:country="US"/>
    </style:style>
    <style:style style:name="T1804" style:parent-style-name="DefaultParagraphFont" style:family="text">
      <style:text-properties style:font-name="Times New Roman" fo:font-size="12pt" style:font-size-asian="12pt" style:font-size-complex="12pt" fo:background-color="#00FF00" fo:language="en" fo:country="US"/>
    </style:style>
    <style:style style:name="T1805" style:parent-style-name="DefaultParagraphFont" style:family="text">
      <style:text-properties style:font-name="Times New Roman" fo:font-size="12pt" style:font-size-asian="12pt" style:font-size-complex="12pt" fo:language="en" fo:country="US"/>
    </style:style>
    <style:style style:name="T1806" style:parent-style-name="DefaultParagraphFont" style:family="text">
      <style:text-properties style:font-name="Times New Roman" fo:font-size="12pt" style:font-size-asian="12pt" style:font-size-complex="12pt" fo:background-color="#FF00FF" fo:language="en" fo:country="US"/>
    </style:style>
    <style:style style:name="T1807" style:parent-style-name="DefaultParagraphFont" style:family="text">
      <style:text-properties style:font-name="Times New Roman" fo:font-size="12pt" style:font-size-asian="12pt" style:font-size-complex="12pt" fo:language="en" fo:country="US"/>
    </style:style>
    <style:style style:name="T1808" style:parent-style-name="DefaultParagraphFont" style:family="text">
      <style:text-properties style:font-name="Times New Roman" fo:font-size="12pt" style:font-size-asian="12pt" style:font-size-complex="12pt" fo:background-color="#FFFF00" fo:language="en" fo:country="US"/>
    </style:style>
    <style:style style:name="T1809" style:parent-style-name="DefaultParagraphFont" style:family="text">
      <style:text-properties style:font-name="Times New Roman" fo:font-size="12pt" style:font-size-asian="12pt" style:font-size-complex="12pt" fo:language="en" fo:country="US"/>
    </style:style>
    <style:style style:name="T1810" style:parent-style-name="DefaultParagraphFont" style:family="text">
      <style:text-properties style:font-name="Times New Roman" fo:font-size="12pt" style:font-size-asian="12pt" style:font-size-complex="12pt" fo:background-color="#00FFFF" fo:language="en" fo:country="US"/>
    </style:style>
    <style:style style:name="T1811" style:parent-style-name="DefaultParagraphFont" style:family="text">
      <style:text-properties style:font-name="Times New Roman" fo:font-size="12pt" style:font-size-asian="12pt" style:font-size-complex="12pt" fo:language="en" fo:country="US"/>
    </style:style>
    <style:style style:name="P18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3" style:parent-style-name="Standard" style:family="paragraph">
      <style:paragraph-properties fo:text-align="start" fo:text-indent="0in"/>
    </style:style>
    <style:style style:name="T1814" style:parent-style-name="DefaultParagraphFont" style:family="text">
      <style:text-properties style:font-name="Times New Roman" fo:font-weight="bold" style:font-weight-asian="bold" style:font-weight-complex="bold" fo:font-size="12pt" style:font-size-asian="12pt" style:font-size-complex="12pt"/>
    </style:style>
    <style:style style:name="P1815" style:parent-style-name="CommentText" style:family="paragraph">
      <style:paragraph-properties fo:text-align="start" fo:text-indent="0in"/>
    </style:style>
    <style:style style:name="T1816" style:parent-style-name="DefaultParagraphFont" style:family="text">
      <style:text-properties style:font-name="Times New Roman" fo:font-weight="bold" style:font-weight-asian="bold" style:font-weight-complex="bold" fo:font-size="12pt" style:font-size-asian="12pt" style:font-size-complex="12pt"/>
    </style:style>
    <style:style style:name="P1817" style:parent-style-name="CommentText" style:family="paragraph">
      <style:paragraph-properties fo:text-align="start" fo:text-indent="0in"/>
    </style:style>
    <style:style style:name="T1818" style:parent-style-name="Hyperlink" style:family="text">
      <style:text-properties style:font-name="Times New Roman" fo:font-weight="bold" style:font-weight-asian="bold" style:font-weight-complex="bold" fo:font-size="12pt" style:font-size-asian="12pt" style:font-size-complex="12pt"/>
    </style:style>
    <style:style style:name="P1819" style:parent-style-name="Standard" style:family="paragraph">
      <style:paragraph-properties fo:text-align="start" fo:text-indent="0in"/>
    </style:style>
    <style:style style:name="T1820" style:parent-style-name="DefaultParagraphFont" style:family="text">
      <style:text-properties style:font-name="Times New Roman" fo:font-size="12pt" style:font-size-asian="12pt" style:font-size-complex="12pt" fo:language="en" fo:country="US"/>
    </style:style>
    <style:style style:name="T1821" style:parent-style-name="DefaultParagraphFont" style:family="text">
      <style:text-properties style:font-name="Times New Roman" fo:font-size="12pt" style:font-size-asian="12pt" style:font-size-complex="12pt" fo:background-color="#FFFF00" fo:language="en" fo:country="US"/>
    </style:style>
    <style:style style:name="T1822" style:parent-style-name="DefaultParagraphFont" style:family="text">
      <style:text-properties style:font-name="Times New Roman" fo:font-size="12pt" style:font-size-asian="12pt" style:font-size-complex="12pt" fo:language="en" fo:country="US"/>
    </style:style>
    <style:style style:name="T1823" style:parent-style-name="DefaultParagraphFont" style:family="text">
      <style:text-properties style:font-name="Times New Roman" fo:font-size="12pt" style:font-size-asian="12pt" style:font-size-complex="12pt" fo:background-color="#00FF00" fo:language="en" fo:country="US"/>
    </style:style>
    <style:style style:name="T1824" style:parent-style-name="DefaultParagraphFont" style:family="text">
      <style:text-properties style:font-name="Times New Roman" fo:font-size="12pt" style:font-size-asian="12pt" style:font-size-complex="12pt" fo:language="en" fo:country="US"/>
    </style:style>
    <style:style style:name="T1825" style:parent-style-name="DefaultParagraphFont" style:family="text">
      <style:text-properties style:font-name="Times New Roman" fo:font-size="12pt" style:font-size-asian="12pt" style:font-size-complex="12pt" fo:background-color="#00FF00" fo:language="en" fo:country="US"/>
    </style:style>
    <style:style style:name="T1826" style:parent-style-name="DefaultParagraphFont" style:family="text">
      <style:text-properties style:font-name="Times New Roman" fo:font-size="12pt" style:font-size-asian="12pt" style:font-size-complex="12pt" fo:language="en" fo:country="US"/>
    </style:style>
    <style:style style:name="T1827" style:parent-style-name="DefaultParagraphFont" style:family="text">
      <style:text-properties style:font-name="Times New Roman" fo:font-size="12pt" style:font-size-asian="12pt" style:font-size-complex="12pt" fo:background-color="#00FFFF" fo:language="en" fo:country="US"/>
    </style:style>
    <style:style style:name="T1828" style:parent-style-name="DefaultParagraphFont" style:family="text">
      <style:text-properties style:font-name="Times New Roman" fo:font-size="12pt" style:font-size-asian="12pt" style:font-size-complex="12pt" fo:language="en" fo:country="US"/>
    </style:style>
    <style:style style:name="T1829" style:parent-style-name="DefaultParagraphFont" style:family="text">
      <style:text-properties style:font-name="Times New Roman" fo:font-size="12pt" style:font-size-asian="12pt" style:font-size-complex="12pt" fo:language="en" fo:country="US"/>
    </style:style>
    <style:style style:name="P1830" style:parent-style-name="CommentText" style:family="paragraph">
      <style:paragraph-properties fo:text-align="start" fo:text-indent="0in"/>
    </style:style>
    <style:style style:name="T1831" style:parent-style-name="DefaultParagraphFont" style:family="text">
      <style:text-properties style:font-name="Times New Roman" fo:font-size="12pt" style:font-size-asian="12pt" style:font-size-complex="12pt" fo:language="en" fo:country="US"/>
    </style:style>
    <style:style style:name="P1832" style:parent-style-name="Standard" style:family="paragraph">
      <style:paragraph-properties fo:text-align="start" fo:text-indent="0in"/>
    </style:style>
    <style:style style:name="T1833" style:parent-style-name="DefaultParagraphFont" style:family="text">
      <style:text-properties style:font-name="Times New Roman" fo:font-size="12pt" style:font-size-asian="12pt" style:font-size-complex="12pt" fo:language="en" fo:country="US"/>
    </style:style>
    <style:style style:name="T1834" style:parent-style-name="DefaultParagraphFont" style:family="text">
      <style:text-properties style:font-name="Times New Roman" fo:font-size="12pt" style:font-size-asian="12pt" style:font-size-complex="12pt" fo:background-color="#FFFF00" fo:language="en" fo:country="US"/>
    </style:style>
    <style:style style:name="T1835" style:parent-style-name="DefaultParagraphFont" style:family="text">
      <style:text-properties style:font-name="Times New Roman" fo:font-size="12pt" style:font-size-asian="12pt" style:font-size-complex="12pt" fo:language="en" fo:country="US"/>
    </style:style>
    <style:style style:name="T1836" style:parent-style-name="DefaultParagraphFont" style:family="text">
      <style:text-properties style:font-name="Times New Roman" fo:font-size="12pt" style:font-size-asian="12pt" style:font-size-complex="12pt" fo:background-color="#FFFF00" fo:language="en" fo:country="US"/>
    </style:style>
    <style:style style:name="T1837" style:parent-style-name="DefaultParagraphFont" style:family="text">
      <style:text-properties style:font-name="Times New Roman" fo:font-size="12pt" style:font-size-asian="12pt" style:font-size-complex="12pt" fo:language="en" fo:country="US"/>
    </style:style>
    <style:style style:name="T1838" style:parent-style-name="DefaultParagraphFont" style:family="text">
      <style:text-properties style:font-name="Times New Roman" fo:font-size="12pt" style:font-size-asian="12pt" style:font-size-complex="12pt" fo:language="en" fo:country="US"/>
    </style:style>
    <style:style style:name="T1839" style:parent-style-name="DefaultParagraphFont" style:family="text">
      <style:text-properties style:font-name="Times New Roman" fo:font-size="12pt" style:font-size-asian="12pt" style:font-size-complex="12pt" fo:background-color="#FFFF00" fo:language="en" fo:country="US"/>
    </style:style>
    <style:style style:name="T1840" style:parent-style-name="DefaultParagraphFont" style:family="text">
      <style:text-properties style:font-name="Times New Roman" fo:font-size="12pt" style:font-size-asian="12pt" style:font-size-complex="12pt" fo:language="en" fo:country="US"/>
    </style:style>
    <style:style style:name="T1841" style:parent-style-name="DefaultParagraphFont" style:family="text">
      <style:text-properties style:font-name="Times New Roman" fo:font-size="12pt" style:font-size-asian="12pt" style:font-size-complex="12pt" fo:background-color="#00FFFF" fo:language="en" fo:country="US"/>
    </style:style>
    <style:style style:name="T1842" style:parent-style-name="DefaultParagraphFont" style:family="text">
      <style:text-properties style:font-name="Times New Roman" fo:font-size="12pt" style:font-size-asian="12pt" style:font-size-complex="12pt" fo:language="en" fo:country="US"/>
    </style:style>
    <style:style style:name="T1843" style:parent-style-name="DefaultParagraphFont" style:family="text">
      <style:text-properties style:font-name="Times New Roman" fo:font-size="12pt" style:font-size-asian="12pt" style:font-size-complex="12pt" fo:background-color="#00FFFF" fo:language="en" fo:country="US"/>
    </style:style>
    <style:style style:name="T1844" style:parent-style-name="DefaultParagraphFont" style:family="text">
      <style:text-properties style:font-name="Times New Roman" fo:font-size="12pt" style:font-size-asian="12pt" style:font-size-complex="12pt" fo:language="en" fo:country="US"/>
    </style:style>
    <style:style style:name="T1845" style:parent-style-name="DefaultParagraphFont" style:family="text">
      <style:text-properties style:font-name="Times New Roman" fo:font-size="12pt" style:font-size-asian="12pt" style:font-size-complex="12pt" fo:background-color="#FFFF00" fo:language="en" fo:country="US"/>
    </style:style>
    <style:style style:name="T1846" style:parent-style-name="DefaultParagraphFont" style:family="text">
      <style:text-properties style:font-name="Times New Roman" fo:font-size="12pt" style:font-size-asian="12pt" style:font-size-complex="12pt" fo:language="en" fo:country="US"/>
    </style:style>
    <style:style style:name="P1847" style:parent-style-name="Standard" style:family="paragraph">
      <style:paragraph-properties fo:text-align="start" fo:text-indent="0in"/>
    </style:style>
    <style:style style:name="T1848" style:parent-style-name="DefaultParagraphFont" style:family="text">
      <style:text-properties style:font-name="Times New Roman" fo:font-size="12pt" style:font-size-asian="12pt" style:font-size-complex="12pt" fo:language="en" fo:country="US"/>
    </style:style>
    <style:style style:name="T1849" style:parent-style-name="DefaultParagraphFont" style:family="text">
      <style:text-properties style:font-name="Times New Roman" fo:font-size="12pt" style:font-size-asian="12pt" style:font-size-complex="12pt" fo:background-color="#FFFF00" fo:language="en" fo:country="US"/>
    </style:style>
    <style:style style:name="T1850" style:parent-style-name="DefaultParagraphFont" style:family="text">
      <style:text-properties style:font-name="Times New Roman" fo:font-size="12pt" style:font-size-asian="12pt" style:font-size-complex="12pt" fo:language="en" fo:country="US"/>
    </style:style>
    <style:style style:name="P1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3" style:parent-style-name="Standard" style:family="paragraph">
      <style:paragraph-properties fo:text-align="start" fo:text-indent="0in"/>
    </style:style>
    <style:style style:name="T18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5" style:parent-style-name="CommentText" style:family="paragraph">
      <style:paragraph-properties fo:text-align="start" fo:text-indent="0in"/>
    </style:style>
    <style:style style:name="T18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7" style:parent-style-name="CommentText" style:family="paragraph">
      <style:paragraph-properties fo:text-align="start" fo:text-indent="0in"/>
    </style:style>
    <style:style style:name="T1858" style:parent-style-name="CommentReference" style:family="text">
      <style:text-properties style:font-name="Times New Roman" fo:font-size="12pt" style:font-size-asian="12pt" style:font-size-complex="12pt"/>
    </style:style>
    <style:style style:name="T18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60" style:parent-style-name="CommentText" style:family="paragraph">
      <style:paragraph-properties fo:text-align="start" fo:text-indent="0in"/>
    </style:style>
    <style:style style:name="T186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62" style:parent-style-name="Standard" style:family="paragraph">
      <style:paragraph-properties fo:text-align="start" fo:text-indent="0in"/>
    </style:style>
    <style:style style:name="T1863" style:parent-style-name="DefaultParagraphFont" style:family="text">
      <style:text-properties style:font-name="Times New Roman" fo:font-size="12pt" style:font-size-asian="12pt" style:font-size-complex="12pt" fo:language="en" fo:country="US"/>
    </style:style>
    <style:style style:name="T1864" style:parent-style-name="DefaultParagraphFont" style:family="text">
      <style:text-properties style:font-name="Times New Roman" fo:font-size="12pt" style:font-size-asian="12pt" style:font-size-complex="12pt" fo:background-color="#00FFFF" fo:language="en" fo:country="US"/>
    </style:style>
    <style:style style:name="T1865" style:parent-style-name="DefaultParagraphFont" style:family="text">
      <style:text-properties style:font-name="Times New Roman" fo:font-size="12pt" style:font-size-asian="12pt" style:font-size-complex="12pt" fo:language="en" fo:country="US"/>
    </style:style>
    <style:style style:name="T1866" style:parent-style-name="DefaultParagraphFont" style:family="text">
      <style:text-properties style:font-name="Times New Roman" fo:font-size="12pt" style:font-size-asian="12pt" style:font-size-complex="12pt" fo:background-color="#FFFF00" fo:language="en" fo:country="US"/>
    </style:style>
    <style:style style:name="T1867" style:parent-style-name="DefaultParagraphFont" style:family="text">
      <style:text-properties style:font-name="Times New Roman" fo:font-size="12pt" style:font-size-asian="12pt" style:font-size-complex="12pt" fo:language="en" fo:country="US"/>
    </style:style>
    <style:style style:name="T1868" style:parent-style-name="DefaultParagraphFont" style:family="text">
      <style:text-properties style:font-name="Times New Roman" fo:font-size="12pt" style:font-size-asian="12pt" style:font-size-complex="12pt" fo:background-color="#00FFFF" fo:language="en" fo:country="US"/>
    </style:style>
    <style:style style:name="T1869" style:parent-style-name="DefaultParagraphFont" style:family="text">
      <style:text-properties style:font-name="Times New Roman" fo:font-size="12pt" style:font-size-asian="12pt" style:font-size-complex="12pt" fo:language="en" fo:country="US"/>
    </style:style>
    <style:style style:name="T1870" style:parent-style-name="DefaultParagraphFont" style:family="text">
      <style:text-properties style:font-name="Times New Roman" fo:font-size="12pt" style:font-size-asian="12pt" style:font-size-complex="12pt" fo:background-color="#FF00FF" fo:language="en" fo:country="US"/>
    </style:style>
    <style:style style:name="T1871" style:parent-style-name="DefaultParagraphFont" style:family="text">
      <style:text-properties style:font-name="Times New Roman" fo:font-size="12pt" style:font-size-asian="12pt" style:font-size-complex="12pt" fo:language="en" fo:country="US"/>
    </style:style>
    <style:style style:name="P1872" style:parent-style-name="Standard" style:family="paragraph">
      <style:paragraph-properties fo:text-align="start" fo:text-indent="0in"/>
    </style:style>
    <style:style style:name="T1873" style:parent-style-name="DefaultParagraphFont" style:family="text">
      <style:text-properties style:font-name="Times New Roman" fo:font-size="12pt" style:font-size-asian="12pt" style:font-size-complex="12pt" fo:language="en" fo:country="US"/>
    </style:style>
    <style:style style:name="T1874" style:parent-style-name="DefaultParagraphFont" style:family="text">
      <style:text-properties style:font-name="Times New Roman" fo:font-size="12pt" style:font-size-asian="12pt" style:font-size-complex="12pt" fo:background-color="#00FFFF" fo:language="en" fo:country="US"/>
    </style:style>
    <style:style style:name="T1875" style:parent-style-name="DefaultParagraphFont" style:family="text">
      <style:text-properties style:font-name="Times New Roman" fo:font-size="12pt" style:font-size-asian="12pt" style:font-size-complex="12pt" fo:language="en" fo:country="US"/>
    </style:style>
    <style:style style:name="P1876" style:parent-style-name="Standard" style:family="paragraph">
      <style:paragraph-properties fo:text-align="start" fo:text-indent="0in"/>
    </style:style>
    <style:style style:name="T1877" style:parent-style-name="DefaultParagraphFont" style:family="text">
      <style:text-properties style:font-name="Times New Roman" fo:font-size="12pt" style:font-size-asian="12pt" style:font-size-complex="12pt" fo:language="en" fo:country="US"/>
    </style:style>
    <style:style style:name="T1878" style:parent-style-name="DefaultParagraphFont" style:family="text">
      <style:text-properties style:font-name="Times New Roman" fo:font-size="12pt" style:font-size-asian="12pt" style:font-size-complex="12pt" fo:language="en" fo:country="US"/>
    </style:style>
    <style:style style:name="P1879" style:parent-style-name="CommentText" style:family="paragraph">
      <style:paragraph-properties fo:text-align="start" fo:text-indent="0in"/>
    </style:style>
    <style:style style:name="P1880" style:parent-style-name="CommentText" style:family="paragraph">
      <style:paragraph-properties fo:text-align="start" fo:text-indent="0in"/>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style>
    <style:style style:name="P1883" style:parent-style-name="CommentText" style:family="paragraph">
      <style:paragraph-properties fo:text-align="start" fo:text-indent="0in"/>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T1886" style:parent-style-name="DefaultParagraphFont" style:family="text">
      <style:text-properties style:font-name="Times New Roman" fo:font-size="12pt" style:font-size-asian="12pt" style:font-size-complex="12pt" fo:language="en" fo:country="US"/>
    </style:style>
    <style:style style:name="T1887" style:parent-style-name="DefaultParagraphFont" style:family="text">
      <style:text-properties style:font-name="Times New Roman" fo:font-size="12pt" style:font-size-asian="12pt" style:font-size-complex="12pt" fo:background-color="#FFFF00" fo:language="en" fo:country="US"/>
    </style:style>
    <style:style style:name="T1888" style:parent-style-name="DefaultParagraphFont" style:family="text">
      <style:text-properties style:font-name="Times New Roman" fo:font-size="12pt" style:font-size-asian="12pt" style:font-size-complex="12pt" fo:language="en" fo:country="US"/>
    </style:style>
    <style:style style:name="T1889" style:parent-style-name="DefaultParagraphFont" style:family="text">
      <style:text-properties style:font-name="Times New Roman" fo:font-size="12pt" style:font-size-asian="12pt" style:font-size-complex="12pt" fo:background-color="#00FFFF" fo:language="en" fo:country="US"/>
    </style:style>
    <style:style style:name="T1890" style:parent-style-name="DefaultParagraphFont" style:family="text">
      <style:text-properties style:font-name="Times New Roman" fo:font-size="12pt" style:font-size-asian="12pt" style:font-size-complex="12pt" fo:language="en" fo:country="US"/>
    </style:style>
    <style:style style:name="T1891" style:parent-style-name="DefaultParagraphFont" style:family="text">
      <style:text-properties style:font-name="Times New Roman" fo:font-size="12pt" style:font-size-asian="12pt" style:font-size-complex="12pt" fo:language="en" fo:country="US"/>
    </style:style>
    <style:style style:name="P1892" style:parent-style-name="CommentText" style:family="paragraph">
      <style:paragraph-properties fo:text-align="start" fo:text-indent="0in"/>
    </style:style>
    <style:style style:name="P1893" style:parent-style-name="CommentText" style:family="paragraph">
      <style:paragraph-properties fo:text-align="start" fo:text-indent="0in"/>
    </style:style>
    <style:style style:name="P1894" style:parent-style-name="CommentText" style:family="paragraph">
      <style:paragraph-properties fo:text-align="start" fo:text-indent="0in"/>
    </style:style>
    <style:style style:name="P1895" style:parent-style-name="CommentText" style:family="paragraph">
      <style:paragraph-properties fo:text-align="start" fo:text-indent="0in"/>
    </style:style>
    <style:style style:name="P1896" style:parent-style-name="CommentText" style:family="paragraph">
      <style:paragraph-properties fo:text-align="start" fo:text-indent="0in"/>
    </style:style>
    <style:style style:name="P1897" style:parent-style-name="CommentText" style:family="paragraph">
      <style:paragraph-properties fo:text-align="start" fo:text-indent="0in"/>
    </style:style>
    <style:style style:name="P1898" style:parent-style-name="CommentText" style:family="paragraph">
      <style:paragraph-properties fo:text-align="start" fo:text-indent="0in"/>
    </style:style>
    <style:style style:name="P1899" style:parent-style-name="CommentText" style:family="paragraph">
      <style:paragraph-properties fo:text-align="start" fo:text-indent="0in"/>
    </style:style>
    <style:style style:name="P1900" style:parent-style-name="CommentText" style:family="paragraph">
      <style:paragraph-properties fo:text-align="start" fo:text-indent="0in"/>
    </style:style>
    <style:style style:name="T1901" style:parent-style-name="DefaultParagraphFont" style:family="text">
      <style:text-properties style:font-name="Times New Roman" fo:font-size="12pt" style:font-size-asian="12pt" style:font-size-complex="12pt" fo:language="en" fo:country="US"/>
    </style:style>
    <style:style style:name="P1902" style:parent-style-name="Standard" style:family="paragraph">
      <style:paragraph-properties fo:text-align="start" fo:text-indent="0in"/>
    </style:style>
    <style:style style:name="T1903" style:parent-style-name="DefaultParagraphFont" style:family="text">
      <style:text-properties style:font-name="Times New Roman" fo:font-size="12pt" style:font-size-asian="12pt" style:font-size-complex="12pt" fo:language="en" fo:country="US"/>
    </style:style>
    <style:style style:name="T1904" style:parent-style-name="DefaultParagraphFont" style:family="text">
      <style:text-properties style:font-name="Times New Roman" fo:font-size="12pt" style:font-size-asian="12pt" style:font-size-complex="12pt" fo:background-color="#00FFFF" fo:language="en" fo:country="US"/>
    </style:style>
    <style:style style:name="T1905" style:parent-style-name="DefaultParagraphFont" style:family="text">
      <style:text-properties style:font-name="Times New Roman" fo:font-size="12pt" style:font-size-asian="12pt" style:font-size-complex="12pt" fo:language="en" fo:country="US"/>
    </style:style>
    <style:style style:name="T1906" style:parent-style-name="DefaultParagraphFont" style:family="text">
      <style:text-properties style:font-name="Times New Roman" fo:font-size="12pt" style:font-size-asian="12pt" style:font-size-complex="12pt" fo:background-color="#FFFF00" fo:language="en" fo:country="US"/>
    </style:style>
    <style:style style:name="T1907" style:parent-style-name="DefaultParagraphFont" style:family="text">
      <style:text-properties style:font-name="Times New Roman" fo:font-size="12pt" style:font-size-asian="12pt" style:font-size-complex="12pt" fo:language="en" fo:country="US"/>
    </style:style>
    <style:style style:name="T1908" style:parent-style-name="DefaultParagraphFont" style:family="text">
      <style:text-properties style:font-name="Times New Roman" fo:font-size="12pt" style:font-size-asian="12pt" style:font-size-complex="12pt" fo:background-color="#00FFFF" fo:language="en" fo:country="US"/>
    </style:style>
    <style:style style:name="T1909" style:parent-style-name="DefaultParagraphFont" style:family="text">
      <style:text-properties style:font-name="Times New Roman" fo:font-size="12pt" style:font-size-asian="12pt" style:font-size-complex="12pt" fo:language="en" fo:country="US"/>
    </style:style>
    <style:style style:name="T1910" style:parent-style-name="DefaultParagraphFont" style:family="text">
      <style:text-properties style:font-name="Times New Roman" fo:font-size="12pt" style:font-size-asian="12pt" style:font-size-complex="12pt" fo:background-color="#FF00FF" fo:language="en" fo:country="US"/>
    </style:style>
    <style:style style:name="T1911" style:parent-style-name="DefaultParagraphFont" style:family="text">
      <style:text-properties style:font-name="Times New Roman" fo:font-size="12pt" style:font-size-asian="12pt" style:font-size-complex="12pt" fo:language="en" fo:country="US"/>
    </style:style>
    <style:style style:name="T1912" style:parent-style-name="DefaultParagraphFont" style:family="text">
      <style:text-properties style:font-name="Times New Roman" fo:font-size="12pt" style:font-size-asian="12pt" style:font-size-complex="12pt" fo:background-color="#FFFF00" fo:language="en" fo:country="US"/>
    </style:style>
    <style:style style:name="T1913" style:parent-style-name="DefaultParagraphFont" style:family="text">
      <style:text-properties style:font-name="Times New Roman" fo:font-size="12pt" style:font-size-asian="12pt" style:font-size-complex="12pt" fo:language="en" fo:country="US"/>
    </style:style>
    <style:style style:name="T1914" style:parent-style-name="DefaultParagraphFont" style:family="text">
      <style:text-properties style:font-name="Times New Roman" fo:font-size="12pt" style:font-size-asian="12pt" style:font-size-complex="12pt" fo:background-color="#00FF00" fo:language="en" fo:country="US"/>
    </style:style>
    <style:style style:name="T1915" style:parent-style-name="DefaultParagraphFont" style:family="text">
      <style:text-properties style:font-name="Times New Roman" fo:font-size="12pt" style:font-size-asian="12pt" style:font-size-complex="12pt" fo:language="en" fo:country="US"/>
    </style:style>
    <style:style style:name="T1916" style:parent-style-name="DefaultParagraphFont" style:family="text">
      <style:text-properties style:font-name="Times New Roman" fo:font-size="12pt" style:font-size-asian="12pt" style:font-size-complex="12pt" fo:language="en" fo:country="US"/>
    </style:style>
    <style:style style:name="P1917" style:parent-style-name="CommentText" style:family="paragraph">
      <style:paragraph-properties fo:text-align="start" fo:text-indent="0in"/>
    </style:style>
    <style:style style:name="P1918" style:parent-style-name="CommentText" style:family="paragraph">
      <style:paragraph-properties fo:text-align="start" fo:text-indent="0in"/>
    </style:style>
    <style:style style:name="P1919" style:parent-style-name="CommentText" style:family="paragraph">
      <style:paragraph-properties fo:text-align="start" fo:text-indent="0in"/>
    </style:style>
    <style:style style:name="P1920" style:parent-style-name="CommentText" style:family="paragraph">
      <style:paragraph-properties fo:text-align="start" fo:text-indent="0in"/>
    </style:style>
    <style:style style:name="P1921" style:parent-style-name="CommentText" style:family="paragraph">
      <style:paragraph-properties fo:text-align="start" fo:text-indent="0in"/>
    </style:style>
    <style:style style:name="P1922" style:parent-style-name="CommentText" style:family="paragraph">
      <style:paragraph-properties fo:text-align="start" fo:text-indent="0in"/>
    </style:style>
    <style:style style:name="P1923" style:parent-style-name="CommentText" style:family="paragraph">
      <style:paragraph-properties fo:text-align="start" fo:text-indent="0in"/>
    </style:style>
    <style:style style:name="P1924" style:parent-style-name="CommentText" style:family="paragraph">
      <style:paragraph-properties fo:text-align="start" fo:text-indent="0in"/>
    </style:style>
    <style:style style:name="P1925" style:parent-style-name="CommentText" style:family="paragraph">
      <style:paragraph-properties fo:text-align="start" fo:text-indent="0in"/>
    </style:style>
    <style:style style:name="T1926" style:parent-style-name="DefaultParagraphFont" style:family="text">
      <style:text-properties style:font-name="Times New Roman" fo:font-size="12pt" style:font-size-asian="12pt" style:font-size-complex="12pt" fo:language="en" fo:country="US"/>
    </style:style>
    <style:style style:name="T1927" style:parent-style-name="DefaultParagraphFont" style:family="text">
      <style:text-properties style:font-name="Times New Roman" fo:font-size="12pt" style:font-size-asian="12pt" style:font-size-complex="12pt" fo:background-color="#FFFF00" fo:language="en" fo:country="US"/>
    </style:style>
    <style:style style:name="T1928" style:parent-style-name="DefaultParagraphFont" style:family="text">
      <style:text-properties style:font-name="Times New Roman" fo:font-size="12pt" style:font-size-asian="12pt" style:font-size-complex="12pt" fo:language="en" fo:country="US"/>
    </style:style>
    <style:style style:name="P1929" style:parent-style-name="Standard" style:family="paragraph">
      <style:paragraph-properties fo:text-align="start" fo:text-indent="0in"/>
    </style:style>
    <style:style style:name="T1930" style:parent-style-name="DefaultParagraphFont" style:family="text">
      <style:text-properties style:font-name="Times New Roman" fo:font-size="12pt" style:font-size-asian="12pt" style:font-size-complex="12pt" fo:language="en" fo:country="US"/>
    </style:style>
    <style:style style:name="T1931" style:parent-style-name="DefaultParagraphFont" style:family="text">
      <style:text-properties style:font-name="Times New Roman" fo:font-size="12pt" style:font-size-asian="12pt" style:font-size-complex="12pt" fo:background-color="#FFFF00" fo:language="en" fo:country="US"/>
    </style:style>
    <style:style style:name="T1932" style:parent-style-name="DefaultParagraphFont" style:family="text">
      <style:text-properties style:font-name="Times New Roman" fo:font-size="12pt" style:font-size-asian="12pt" style:font-size-complex="12pt" fo:language="en" fo:country="US"/>
    </style:style>
    <style:style style:name="T1933" style:parent-style-name="DefaultParagraphFont" style:family="text">
      <style:text-properties style:font-name="Times New Roman" fo:font-size="12pt" style:font-size-asian="12pt" style:font-size-complex="12pt" fo:background-color="#00FFFF" fo:language="en" fo:country="US"/>
    </style:style>
    <style:style style:name="T1934" style:parent-style-name="DefaultParagraphFont" style:family="text">
      <style:text-properties style:font-name="Times New Roman" fo:font-size="12pt" style:font-size-asian="12pt" style:font-size-complex="12pt" fo:language="en" fo:country="US"/>
    </style:style>
    <style:style style:name="T1935" style:parent-style-name="DefaultParagraphFont" style:family="text">
      <style:text-properties style:font-name="Times New Roman" fo:font-size="12pt" style:font-size-asian="12pt" style:font-size-complex="12pt" fo:background-color="#FF00FF" fo:language="en" fo:country="US"/>
    </style:style>
    <style:style style:name="T1936" style:parent-style-name="DefaultParagraphFont" style:family="text">
      <style:text-properties style:font-name="Times New Roman" fo:font-size="12pt" style:font-size-asian="12pt" style:font-size-complex="12pt" fo:language="en" fo:country="US"/>
    </style:style>
    <style:style style:name="T1937" style:parent-style-name="DefaultParagraphFont" style:family="text">
      <style:text-properties style:font-name="Times New Roman" fo:font-size="12pt" style:font-size-asian="12pt" style:font-size-complex="12pt" fo:background-color="#FFFF00" fo:language="en" fo:country="US"/>
    </style:style>
    <style:style style:name="T1938" style:parent-style-name="DefaultParagraphFont" style:family="text">
      <style:text-properties style:font-name="Times New Roman" fo:font-size="12pt" style:font-size-asian="12pt" style:font-size-complex="12pt" fo:language="en" fo:country="US"/>
    </style:style>
    <style:style style:name="T1939" style:parent-style-name="DefaultParagraphFont" style:family="text">
      <style:text-properties style:font-name="Times New Roman" fo:font-size="12pt" style:font-size-asian="12pt" style:font-size-complex="12pt" fo:background-color="#FF00FF" fo:language="en" fo:country="US"/>
    </style:style>
    <style:style style:name="T1940" style:parent-style-name="DefaultParagraphFont" style:family="text">
      <style:text-properties style:font-name="Times New Roman" fo:font-size="12pt" style:font-size-asian="12pt" style:font-size-complex="12pt" fo:language="en" fo:country="US"/>
    </style:style>
    <style:style style:name="T1941" style:parent-style-name="DefaultParagraphFont" style:family="text">
      <style:text-properties style:font-name="Times New Roman" fo:font-size="12pt" style:font-size-asian="12pt" style:font-size-complex="12pt" fo:language="en" fo:country="US"/>
    </style:style>
    <style:style style:name="P1942" style:parent-style-name="CommentText" style:family="paragraph">
      <style:paragraph-properties fo:text-align="start" fo:text-indent="0in"/>
    </style:style>
    <style:style style:name="P1943" style:parent-style-name="CommentText" style:family="paragraph">
      <style:paragraph-properties fo:text-align="start" fo:text-indent="0in"/>
    </style:style>
    <style:style style:name="P1944" style:parent-style-name="CommentText" style:family="paragraph">
      <style:paragraph-properties fo:text-align="start" fo:text-indent="0in"/>
    </style:style>
    <style:style style:name="P1945" style:parent-style-name="CommentText" style:family="paragraph">
      <style:paragraph-properties fo:text-align="start" fo:text-indent="0in"/>
    </style:style>
    <style:style style:name="P1946" style:parent-style-name="CommentText" style:family="paragraph">
      <style:paragraph-properties fo:text-align="start" fo:text-indent="0in"/>
    </style:style>
    <style:style style:name="P1947" style:parent-style-name="CommentText" style:family="paragraph">
      <style:paragraph-properties fo:text-align="start" fo:text-indent="0in"/>
    </style:style>
    <style:style style:name="P1948" style:parent-style-name="CommentText" style:family="paragraph">
      <style:paragraph-properties fo:text-align="start" fo:text-indent="0in"/>
    </style:style>
    <style:style style:name="P1949" style:parent-style-name="CommentText" style:family="paragraph">
      <style:paragraph-properties fo:text-align="start" fo:text-indent="0in"/>
    </style:style>
    <style:style style:name="P1950" style:parent-style-name="CommentText" style:family="paragraph">
      <style:paragraph-properties fo:text-align="start" fo:text-indent="0in"/>
    </style:style>
    <style:style style:name="T1951" style:parent-style-name="DefaultParagraphFont" style:family="text">
      <style:text-properties style:font-name="Times New Roman" fo:font-size="12pt" style:font-size-asian="12pt" style:font-size-complex="12pt" fo:language="en" fo:country="US"/>
    </style:style>
    <style:style style:name="P19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4" style:parent-style-name="Standard" style:family="paragraph">
      <style:paragraph-properties fo:text-align="start" fo:text-indent="0in"/>
    </style:style>
    <style:style style:name="T1955" style:parent-style-name="DefaultParagraphFont" style:family="text">
      <style:text-properties style:font-name="Times New Roman" fo:font-weight="bold" style:font-weight-asian="bold" style:font-weight-complex="bold" fo:font-size="12pt" style:font-size-asian="12pt" style:font-size-complex="12pt"/>
    </style:style>
    <style:style style:name="P1956" style:parent-style-name="CommentText" style:family="paragraph">
      <style:paragraph-properties fo:text-align="start" fo:text-indent="0in"/>
    </style:style>
    <style:style style:name="P1957" style:parent-style-name="CommentText" style:family="paragraph">
      <style:paragraph-properties fo:text-align="start" fo:text-indent="0in"/>
    </style:style>
    <style:style style:name="T1958" style:parent-style-name="Hyperlink" style:family="text">
      <style:text-properties style:font-name="Times New Roman" fo:font-size="12pt" style:font-size-asian="12pt" style:font-size-complex="12pt"/>
    </style:style>
    <style:style style:name="P1959" style:parent-style-name="Standard" style:family="paragraph">
      <style:paragraph-properties fo:text-align="start" fo:text-indent="0in"/>
    </style:style>
    <style:style style:name="T1960" style:parent-style-name="DefaultParagraphFont" style:family="text">
      <style:text-properties style:font-name="Times New Roman" fo:font-size="12pt" style:font-size-asian="12pt" style:font-size-complex="12pt" fo:language="en" fo:country="US"/>
    </style:style>
    <style:style style:name="T1961" style:parent-style-name="DefaultParagraphFont" style:family="text">
      <style:text-properties style:font-name="Times New Roman" fo:font-size="12pt" style:font-size-asian="12pt" style:font-size-complex="12pt" fo:background-color="#00FF00" fo:language="en" fo:country="US"/>
    </style:style>
    <style:style style:name="T1962" style:parent-style-name="DefaultParagraphFont" style:family="text">
      <style:text-properties style:font-name="Times New Roman" fo:font-size="12pt" style:font-size-asian="12pt" style:font-size-complex="12pt" fo:language="en" fo:country="US"/>
    </style:style>
    <style:style style:name="T1963" style:parent-style-name="DefaultParagraphFont" style:family="text">
      <style:text-properties style:font-name="Times New Roman" fo:font-size="12pt" style:font-size-asian="12pt" style:font-size-complex="12pt" fo:background-color="#FF00FF" fo:language="en" fo:country="US"/>
    </style:style>
    <style:style style:name="T1964" style:parent-style-name="DefaultParagraphFont" style:family="text">
      <style:text-properties style:font-name="Times New Roman" fo:font-size="12pt" style:font-size-asian="12pt" style:font-size-complex="12pt" fo:language="en" fo:country="US"/>
    </style:style>
    <style:style style:name="P19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6" style:parent-style-name="Standard" style:family="paragraph">
      <style:paragraph-properties fo:text-align="start" fo:text-indent="0in"/>
    </style:style>
    <style:style style:name="T19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68" style:parent-style-name="CommentText" style:family="paragraph">
      <style:paragraph-properties fo:text-align="start" fo:text-indent="0in"/>
    </style:style>
    <style:style style:name="T19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70" style:parent-style-name="CommentText" style:family="paragraph">
      <style:paragraph-properties fo:text-align="start" fo:text-indent="0in"/>
    </style:style>
    <style:style style:name="T197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72" style:parent-style-name="Standard" style:family="paragraph">
      <style:paragraph-properties fo:text-align="start" fo:text-indent="0in"/>
    </style:style>
    <style:style style:name="T1973" style:parent-style-name="DefaultParagraphFont" style:family="text">
      <style:text-properties style:font-name="Times New Roman" fo:font-size="12pt" style:font-size-asian="12pt" style:font-size-complex="12pt" fo:language="en" fo:country="US"/>
    </style:style>
    <style:style style:name="T1974" style:parent-style-name="DefaultParagraphFont" style:family="text">
      <style:text-properties style:font-name="Times New Roman" fo:font-size="12pt" style:font-size-asian="12pt" style:font-size-complex="12pt" fo:background-color="#00FF00" fo:language="en" fo:country="US"/>
    </style:style>
    <style:style style:name="T1975" style:parent-style-name="DefaultParagraphFont" style:family="text">
      <style:text-properties style:font-name="Times New Roman" fo:font-size="12pt" style:font-size-asian="12pt" style:font-size-complex="12pt" fo:language="en" fo:country="US"/>
    </style:style>
    <style:style style:name="T1976" style:parent-style-name="DefaultParagraphFont" style:family="text">
      <style:text-properties style:font-name="Times New Roman" fo:font-size="12pt" style:font-size-asian="12pt" style:font-size-complex="12pt" fo:language="en" fo:country="US"/>
    </style:style>
    <style:style style:name="P1977" style:parent-style-name="CommentText" style:family="paragraph">
      <style:paragraph-properties fo:text-align="start" fo:text-indent="0in"/>
    </style:style>
    <style:style style:name="T1978" style:parent-style-name="DefaultParagraphFont" style:family="text">
      <style:text-properties style:font-name="Times New Roman" fo:font-size="12pt" style:font-size-asian="12pt" style:font-size-complex="12pt" fo:language="en" fo:country="US"/>
    </style:style>
    <style:style style:name="T1979" style:parent-style-name="DefaultParagraphFont" style:family="text">
      <style:text-properties style:font-name="Times New Roman" fo:font-size="12pt" style:font-size-asian="12pt" style:font-size-complex="12pt" fo:background-color="#00FF00" fo:language="en" fo:country="US"/>
    </style:style>
    <style:style style:name="T1980" style:parent-style-name="DefaultParagraphFont" style:family="text">
      <style:text-properties style:font-name="Times New Roman" fo:font-size="12pt" style:font-size-asian="12pt" style:font-size-complex="12pt" fo:language="en" fo:country="US"/>
    </style:style>
    <style:style style:name="P1981" style:parent-style-name="Standard" style:family="paragraph">
      <style:paragraph-properties fo:text-align="start" fo:text-indent="0in"/>
    </style:style>
    <style:style style:name="T1982" style:parent-style-name="DefaultParagraphFont" style:family="text">
      <style:text-properties style:font-name="Times New Roman" fo:font-size="12pt" style:font-size-asian="12pt" style:font-size-complex="12pt" fo:language="en" fo:country="US"/>
    </style:style>
    <style:style style:name="T1983" style:parent-style-name="DefaultParagraphFont" style:family="text">
      <style:text-properties style:font-name="Times New Roman" fo:font-size="12pt" style:font-size-asian="12pt" style:font-size-complex="12pt" fo:background-color="#00FF00" fo:language="en" fo:country="US"/>
    </style:style>
    <style:style style:name="T1984" style:parent-style-name="DefaultParagraphFont" style:family="text">
      <style:text-properties style:font-name="Times New Roman" fo:font-size="12pt" style:font-size-asian="12pt" style:font-size-complex="12pt" fo:language="en" fo:country="US"/>
    </style:style>
    <style:style style:name="P19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6" style:parent-style-name="Standard" style:family="paragraph">
      <style:paragraph-properties fo:text-align="start" fo:text-indent="0in"/>
    </style:style>
    <style:style style:name="T1987" style:parent-style-name="DefaultParagraphFont" style:family="text">
      <style:text-properties style:font-name="Times New Roman" fo:font-weight="bold" style:font-weight-asian="bold" style:font-weight-complex="bold" fo:font-size="12pt" style:font-size-asian="12pt" style:font-size-complex="12pt"/>
    </style:style>
    <style:style style:name="P1988" style:parent-style-name="CommentText" style:family="paragraph">
      <style:paragraph-properties fo:text-align="start" fo:text-indent="0in"/>
    </style:style>
    <style:style style:name="P1989" style:parent-style-name="CommentText" style:family="paragraph">
      <style:paragraph-properties fo:text-align="start" fo:text-indent="0in"/>
    </style:style>
    <style:style style:name="T1990" style:parent-style-name="Hyperlink" style:family="text">
      <style:text-properties style:font-name="Times New Roman" fo:font-weight="bold" style:font-weight-asian="bold" style:font-weight-complex="bold" fo:font-size="12pt" style:font-size-asian="12pt" style:font-size-complex="12pt"/>
    </style:style>
    <style:style style:name="P1991" style:parent-style-name="Standard" style:family="paragraph">
      <style:paragraph-properties fo:text-align="start" fo:text-indent="0in"/>
    </style:style>
    <style:style style:name="T1992" style:parent-style-name="DefaultParagraphFont" style:family="text">
      <style:text-properties style:font-name="Times New Roman" fo:font-size="12pt" style:font-size-asian="12pt" style:font-size-complex="12pt" fo:language="en" fo:country="US"/>
    </style:style>
    <style:style style:name="T1993" style:parent-style-name="DefaultParagraphFont" style:family="text">
      <style:text-properties style:font-name="Times New Roman" fo:font-size="12pt" style:font-size-asian="12pt" style:font-size-complex="12pt" fo:background-color="#FF00FF" fo:language="en" fo:country="US"/>
    </style:style>
    <style:style style:name="T1994" style:parent-style-name="DefaultParagraphFont" style:family="text">
      <style:text-properties style:font-name="Times New Roman" fo:font-size="12pt" style:font-size-asian="12pt" style:font-size-complex="12pt" fo:language="en" fo:country="US"/>
    </style:style>
    <style:style style:name="T1995" style:parent-style-name="DefaultParagraphFont" style:family="text">
      <style:text-properties style:font-name="Times New Roman" fo:font-size="12pt" style:font-size-asian="12pt" style:font-size-complex="12pt" fo:background-color="#00FF00" fo:language="en" fo:country="US"/>
    </style:style>
    <style:style style:name="T1996" style:parent-style-name="DefaultParagraphFont" style:family="text">
      <style:text-properties style:font-name="Times New Roman" fo:font-size="12pt" style:font-size-asian="12pt" style:font-size-complex="12pt" fo:language="en" fo:country="US"/>
    </style:style>
    <style:style style:name="T1997" style:parent-style-name="DefaultParagraphFont" style:family="text">
      <style:text-properties style:font-name="Times New Roman" fo:font-size="12pt" style:font-size-asian="12pt" style:font-size-complex="12pt" fo:background-color="#00FFFF" fo:language="en" fo:country="US"/>
    </style:style>
    <style:style style:name="T1998" style:parent-style-name="DefaultParagraphFont" style:family="text">
      <style:text-properties style:font-name="Times New Roman" fo:font-size="12pt" style:font-size-asian="12pt" style:font-size-complex="12pt" fo:language="en" fo:country="US"/>
    </style:style>
    <style:style style:name="T1999" style:parent-style-name="DefaultParagraphFont" style:family="text">
      <style:text-properties style:font-name="Times New Roman" fo:font-size="12pt" style:font-size-asian="12pt" style:font-size-complex="12pt" fo:background-color="#FFFF00" fo:language="en" fo:country="US"/>
    </style:style>
    <style:style style:name="T2000" style:parent-style-name="DefaultParagraphFont" style:family="text">
      <style:text-properties style:font-name="Times New Roman" fo:font-size="12pt" style:font-size-asian="12pt" style:font-size-complex="12pt" fo:language="en" fo:country="US"/>
    </style:style>
    <style:style style:name="T2001" style:parent-style-name="DefaultParagraphFont" style:family="text">
      <style:text-properties style:font-name="Times New Roman" fo:font-size="12pt" style:font-size-asian="12pt" style:font-size-complex="12pt" fo:language="en" fo:country="US"/>
    </style:style>
    <style:style style:name="P2002" style:parent-style-name="CommentText" style:family="paragraph">
      <style:paragraph-properties fo:text-align="start" fo:text-indent="0in"/>
    </style:style>
    <style:style style:name="P2003" style:parent-style-name="CommentText" style:family="paragraph">
      <style:paragraph-properties fo:text-align="start" fo:text-indent="0in"/>
    </style:style>
    <style:style style:name="P2004" style:parent-style-name="CommentText" style:family="paragraph">
      <style:paragraph-properties fo:text-align="start" fo:text-indent="0in"/>
    </style:style>
    <style:style style:name="P2005" style:parent-style-name="CommentText" style:family="paragraph">
      <style:paragraph-properties fo:text-align="start" fo:text-indent="0in"/>
    </style:style>
    <style:style style:name="P2006" style:parent-style-name="CommentText" style:family="paragraph">
      <style:paragraph-properties fo:text-align="start" fo:text-indent="0in"/>
    </style:style>
    <style:style style:name="P2007" style:parent-style-name="CommentText" style:family="paragraph">
      <style:paragraph-properties fo:text-align="start" fo:text-indent="0in"/>
    </style:style>
    <style:style style:name="P2008" style:parent-style-name="CommentText" style:family="paragraph">
      <style:paragraph-properties fo:text-align="start" fo:text-indent="0in"/>
    </style:style>
    <style:style style:name="P2009" style:parent-style-name="CommentText" style:family="paragraph">
      <style:paragraph-properties fo:text-align="start" fo:text-indent="0in"/>
    </style:style>
    <style:style style:name="P2010" style:parent-style-name="CommentText" style:family="paragraph">
      <style:paragraph-properties fo:text-align="start" fo:text-indent="0in"/>
    </style:style>
    <style:style style:name="P2011" style:parent-style-name="CommentText" style:family="paragraph">
      <style:paragraph-properties fo:text-align="start" fo:text-indent="0in"/>
    </style:style>
    <style:style style:name="T2012" style:parent-style-name="DefaultParagraphFont" style:family="text">
      <style:text-properties style:font-name="Times New Roman" fo:font-size="12pt" style:font-size-asian="12pt" style:font-size-complex="12pt" fo:language="en" fo:country="US"/>
    </style:style>
    <style:style style:name="P2013" style:parent-style-name="Standard" style:family="paragraph">
      <style:paragraph-properties fo:text-align="start" fo:text-indent="0in"/>
    </style:style>
    <style:style style:name="T2014" style:parent-style-name="DefaultParagraphFont" style:family="text">
      <style:text-properties style:font-name="Times New Roman" fo:font-size="12pt" style:font-size-asian="12pt" style:font-size-complex="12pt" fo:language="en" fo:country="US"/>
    </style:style>
    <style:style style:name="T2015" style:parent-style-name="DefaultParagraphFont" style:family="text">
      <style:text-properties style:font-name="Times New Roman" fo:font-size="12pt" style:font-size-asian="12pt" style:font-size-complex="12pt" fo:background-color="#00FF00" fo:language="en" fo:country="US"/>
    </style:style>
    <style:style style:name="T2016" style:parent-style-name="DefaultParagraphFont" style:family="text">
      <style:text-properties style:font-name="Times New Roman" fo:font-size="12pt" style:font-size-asian="12pt" style:font-size-complex="12pt" fo:language="en" fo:country="US"/>
    </style:style>
    <style:style style:name="T2017" style:parent-style-name="DefaultParagraphFont" style:family="text">
      <style:text-properties style:font-name="Times New Roman" fo:font-size="12pt" style:font-size-asian="12pt" style:font-size-complex="12pt" fo:background-color="#FFFF00" fo:language="en" fo:country="US"/>
    </style:style>
    <style:style style:name="T2018" style:parent-style-name="DefaultParagraphFont" style:family="text">
      <style:text-properties style:font-name="Times New Roman" fo:font-size="12pt" style:font-size-asian="12pt" style:font-size-complex="12pt" fo:language="en" fo:country="US"/>
    </style:style>
    <style:style style:name="T2019" style:parent-style-name="DefaultParagraphFont" style:family="text">
      <style:text-properties style:font-name="Times New Roman" fo:font-size="12pt" style:font-size-asian="12pt" style:font-size-complex="12pt" fo:language="en" fo:country="US"/>
    </style:style>
    <style:style style:name="P2020" style:parent-style-name="CommentText" style:family="paragraph">
      <style:paragraph-properties fo:text-align="start" fo:text-indent="0in"/>
    </style:style>
    <style:style style:name="P2021" style:parent-style-name="CommentText" style:family="paragraph">
      <style:paragraph-properties fo:text-align="start" fo:text-indent="0in"/>
    </style:style>
    <style:style style:name="P2022" style:parent-style-name="CommentText" style:family="paragraph">
      <style:paragraph-properties fo:text-align="start" fo:text-indent="0in"/>
    </style:style>
    <style:style style:name="T2023" style:parent-style-name="DefaultParagraphFont" style:family="text">
      <style:text-properties style:font-name="Times New Roman" fo:font-size="12pt" style:font-size-asian="12pt" style:font-size-complex="12pt" fo:language="en" fo:country="US"/>
    </style:style>
    <style:style style:name="T2024" style:parent-style-name="DefaultParagraphFont" style:family="text">
      <style:text-properties style:font-name="Times New Roman" fo:font-size="12pt" style:font-size-asian="12pt" style:font-size-complex="12pt" fo:language="en" fo:country="US"/>
    </style:style>
    <style:style style:name="P2025" style:parent-style-name="CommentText" style:family="paragraph">
      <style:paragraph-properties fo:text-align="start" fo:text-indent="0in"/>
    </style:style>
    <style:style style:name="P2026" style:parent-style-name="CommentText" style:family="paragraph">
      <style:paragraph-properties fo:text-align="start" fo:text-indent="0in"/>
    </style:style>
    <style:style style:name="P2027" style:parent-style-name="CommentText" style:family="paragraph">
      <style:paragraph-properties fo:text-align="start" fo:text-indent="0in"/>
    </style:style>
    <style:style style:name="T2028" style:parent-style-name="DefaultParagraphFont" style:family="text">
      <style:text-properties style:font-name="Times New Roman" fo:font-size="12pt" style:font-size-asian="12pt" style:font-size-complex="12pt" fo:language="en" fo:country="US"/>
    </style:style>
    <style:style style:name="P2029" style:parent-style-name="Standard" style:family="paragraph">
      <style:paragraph-properties fo:text-align="start" fo:text-indent="0in"/>
    </style:style>
    <style:style style:name="T2030" style:parent-style-name="DefaultParagraphFont" style:family="text">
      <style:text-properties style:font-name="Times New Roman" fo:font-size="12pt" style:font-size-asian="12pt" style:font-size-complex="12pt" fo:language="en" fo:country="US"/>
    </style:style>
    <style:style style:name="T2031" style:parent-style-name="DefaultParagraphFont" style:family="text">
      <style:text-properties style:font-name="Times New Roman" fo:font-size="12pt" style:font-size-asian="12pt" style:font-size-complex="12pt" fo:language="en" fo:country="US"/>
    </style:style>
    <style:style style:name="P2032" style:parent-style-name="CommentText" style:family="paragraph">
      <style:paragraph-properties fo:text-align="start" fo:text-indent="0in"/>
    </style:style>
    <style:style style:name="P2033" style:parent-style-name="CommentText" style:family="paragraph">
      <style:paragraph-properties fo:text-align="start" fo:text-indent="0in"/>
    </style:style>
    <style:style style:name="P2034" style:parent-style-name="CommentText" style:family="paragraph">
      <style:paragraph-properties fo:text-align="start" fo:text-indent="0in"/>
    </style:style>
    <style:style style:name="T2035" style:parent-style-name="DefaultParagraphFont" style:family="text">
      <style:text-properties style:font-name="Times New Roman" fo:font-size="12pt" style:font-size-asian="12pt" style:font-size-complex="12pt" fo:language="en" fo:country="US"/>
    </style:style>
    <style:style style:name="T2036" style:parent-style-name="DefaultParagraphFont" style:family="text">
      <style:text-properties style:font-name="Times New Roman" fo:font-size="12pt" style:font-size-asian="12pt" style:font-size-complex="12pt" fo:background-color="#00FF00" fo:language="en" fo:country="US"/>
    </style:style>
    <style:style style:name="T2037" style:parent-style-name="DefaultParagraphFont" style:family="text">
      <style:text-properties style:font-name="Times New Roman" fo:font-size="12pt" style:font-size-asian="12pt" style:font-size-complex="12pt" fo:language="en" fo:country="US"/>
    </style:style>
    <style:style style:name="P2038" style:parent-style-name="Standard" style:family="paragraph">
      <style:paragraph-properties fo:text-align="start" fo:text-indent="0in"/>
    </style:style>
    <style:style style:name="T2039" style:parent-style-name="DefaultParagraphFont" style:family="text">
      <style:text-properties style:font-name="Times New Roman" fo:font-size="12pt" style:font-size-asian="12pt" style:font-size-complex="12pt" fo:language="en" fo:country="US"/>
    </style:style>
    <style:style style:name="T2040" style:parent-style-name="DefaultParagraphFont" style:family="text">
      <style:text-properties style:font-name="Times New Roman" fo:font-size="12pt" style:font-size-asian="12pt" style:font-size-complex="12pt" fo:background-color="#00FFFF" fo:language="en" fo:country="US"/>
    </style:style>
    <style:style style:name="T2041" style:parent-style-name="DefaultParagraphFont" style:family="text">
      <style:text-properties style:font-name="Times New Roman" fo:font-size="12pt" style:font-size-asian="12pt" style:font-size-complex="12pt" fo:language="en" fo:country="US"/>
    </style:style>
    <style:style style:name="T2042" style:parent-style-name="DefaultParagraphFont" style:family="text">
      <style:text-properties style:font-name="Times New Roman" fo:font-size="12pt" style:font-size-asian="12pt" style:font-size-complex="12pt" fo:background-color="#FFFF00" fo:language="en" fo:country="US"/>
    </style:style>
    <style:style style:name="T2043" style:parent-style-name="DefaultParagraphFont" style:family="text">
      <style:text-properties style:font-name="Times New Roman" fo:font-size="12pt" style:font-size-asian="12pt" style:font-size-complex="12pt" fo:language="en" fo:country="US"/>
    </style:style>
    <style:style style:name="T2044" style:parent-style-name="DefaultParagraphFont" style:family="text">
      <style:text-properties style:font-name="Times New Roman" fo:font-size="12pt" style:font-size-asian="12pt" style:font-size-complex="12pt" fo:language="en" fo:country="US"/>
    </style:style>
    <style:style style:name="P2045" style:parent-style-name="CommentText" style:family="paragraph">
      <style:paragraph-properties fo:text-align="start" fo:text-indent="0in"/>
    </style:style>
    <style:style style:name="P2046" style:parent-style-name="CommentText" style:family="paragraph">
      <style:paragraph-properties fo:text-align="start" fo:text-indent="0in"/>
    </style:style>
    <style:style style:name="P2047" style:parent-style-name="CommentText" style:family="paragraph">
      <style:paragraph-properties fo:text-align="start" fo:text-indent="0in"/>
    </style:style>
    <style:style style:name="P2048" style:parent-style-name="CommentText" style:family="paragraph">
      <style:paragraph-properties fo:text-align="start" fo:text-indent="0in"/>
    </style:style>
    <style:style style:name="P2049" style:parent-style-name="CommentText" style:family="paragraph">
      <style:paragraph-properties fo:text-align="start" fo:text-indent="0in"/>
    </style:style>
    <style:style style:name="P2050" style:parent-style-name="CommentText" style:family="paragraph">
      <style:paragraph-properties fo:text-align="start" fo:text-indent="0in"/>
    </style:style>
    <style:style style:name="T2051" style:parent-style-name="DefaultParagraphFont" style:family="text">
      <style:text-properties style:font-name="Times New Roman" fo:font-size="12pt" style:font-size-asian="12pt" style:font-size-complex="12pt" fo:language="en" fo:country="US"/>
    </style:style>
    <style:style style:name="P20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3" style:parent-style-name="Standard" style:family="paragraph">
      <style:paragraph-properties fo:text-align="start" fo:text-indent="0in"/>
    </style:style>
    <style:style style:name="T205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5" style:parent-style-name="CommentText" style:family="paragraph">
      <style:paragraph-properties fo:text-align="start" fo:text-indent="0in"/>
    </style:style>
    <style:style style:name="T205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7" style:parent-style-name="CommentText" style:family="paragraph">
      <style:paragraph-properties fo:text-align="start" fo:text-indent="0in"/>
    </style:style>
    <style:style style:name="T205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059" style:parent-style-name="Standard" style:family="paragraph">
      <style:paragraph-properties fo:text-align="start" fo:text-indent="0in"/>
    </style:style>
    <style:style style:name="T2060" style:parent-style-name="DefaultParagraphFont" style:family="text">
      <style:text-properties style:font-name="Times New Roman" fo:font-size="12pt" style:font-size-asian="12pt" style:font-size-complex="12pt" fo:language="en" fo:country="US"/>
    </style:style>
    <style:style style:name="T2061" style:parent-style-name="DefaultParagraphFont" style:family="text">
      <style:text-properties style:font-name="Times New Roman" fo:font-size="12pt" style:font-size-asian="12pt" style:font-size-complex="12pt" fo:background-color="#00FF00" fo:language="en" fo:country="US"/>
    </style:style>
    <style:style style:name="T2062" style:parent-style-name="DefaultParagraphFont" style:family="text">
      <style:text-properties style:font-name="Times New Roman" fo:font-size="12pt" style:font-size-asian="12pt" style:font-size-complex="12pt" fo:language="en" fo:country="US"/>
    </style:style>
    <style:style style:name="P2063" style:parent-style-name="Standard" style:family="paragraph">
      <style:paragraph-properties fo:text-align="start" fo:text-indent="0in"/>
    </style:style>
    <style:style style:name="T2064" style:parent-style-name="DefaultParagraphFont" style:family="text">
      <style:text-properties style:font-name="Times New Roman" fo:font-size="12pt" style:font-size-asian="12pt" style:font-size-complex="12pt" fo:language="en" fo:country="US"/>
    </style:style>
    <style:style style:name="T2065" style:parent-style-name="DefaultParagraphFont" style:family="text">
      <style:text-properties style:font-name="Times New Roman" fo:font-size="12pt" style:font-size-asian="12pt" style:font-size-complex="12pt" fo:background-color="#00FF00" fo:language="en" fo:country="US"/>
    </style:style>
    <style:style style:name="T2066" style:parent-style-name="DefaultParagraphFont" style:family="text">
      <style:text-properties style:font-name="Times New Roman" fo:font-size="12pt" style:font-size-asian="12pt" style:font-size-complex="12pt" fo:language="en" fo:country="US"/>
    </style:style>
    <style:style style:name="P20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8" style:parent-style-name="Standard" style:family="paragraph">
      <style:paragraph-properties fo:text-align="start" fo:text-indent="0in"/>
    </style:style>
    <style:style style:name="T2069" style:parent-style-name="DefaultParagraphFont" style:family="text">
      <style:text-properties style:font-name="Times New Roman" fo:font-size="12pt" style:font-size-asian="12pt" style:font-size-complex="12pt" fo:language="en" fo:country="US"/>
    </style:style>
    <style:style style:name="T2070" style:parent-style-name="DefaultParagraphFont" style:family="text">
      <style:text-properties style:font-name="Times New Roman" fo:font-size="12pt" style:font-size-asian="12pt" style:font-size-complex="12pt" fo:background-color="#00FF00" fo:language="en" fo:country="US"/>
    </style:style>
    <style:style style:name="T2071" style:parent-style-name="DefaultParagraphFont" style:family="text">
      <style:text-properties style:font-name="Times New Roman" fo:font-size="12pt" style:font-size-asian="12pt" style:font-size-complex="12pt" fo:language="en" fo:country="US"/>
    </style:style>
    <style:style style:name="T2072" style:parent-style-name="DefaultParagraphFont" style:family="text">
      <style:text-properties style:font-name="Times New Roman" fo:font-size="12pt" style:font-size-asian="12pt" style:font-size-complex="12pt" fo:background-color="#FFFF00" fo:language="en" fo:country="US"/>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language="en" fo:country="US"/>
    </style:style>
    <style:style style:name="P2075" style:parent-style-name="Standard" style:family="paragraph">
      <style:paragraph-properties fo:text-align="start" fo:text-indent="0in"/>
    </style:style>
    <style:style style:name="T2076" style:parent-style-name="DefaultParagraphFont" style:family="text">
      <style:text-properties style:font-name="Times New Roman" fo:font-size="12pt" style:font-size-asian="12pt" style:font-size-complex="12pt" fo:language="da" fo:country="DK"/>
    </style:style>
    <style:style style:name="T2077" style:parent-style-name="DefaultParagraphFont" style:family="text">
      <style:text-properties style:font-name="Times New Roman" fo:font-size="12pt" style:font-size-asian="12pt" style:font-size-complex="12pt" fo:language="en" fo:country="US"/>
    </style:style>
    <style:style style:name="T2078" style:parent-style-name="DefaultParagraphFont" style:family="text">
      <style:text-properties style:font-name="Times New Roman" fo:font-size="12pt" style:font-size-asian="12pt" style:font-size-complex="12pt" fo:background-color="#FFFF00" fo:language="en" fo:country="US"/>
    </style:style>
    <style:style style:name="T2079" style:parent-style-name="DefaultParagraphFont" style:family="text">
      <style:text-properties style:font-name="Times New Roman" fo:font-size="12pt" style:font-size-asian="12pt" style:font-size-complex="12pt" fo:language="en" fo:country="US"/>
    </style:style>
    <style:style style:name="T2080" style:parent-style-name="DefaultParagraphFont" style:family="text">
      <style:text-properties style:font-name="Times New Roman" fo:font-size="12pt" style:font-size-asian="12pt" style:font-size-complex="12pt" fo:background-color="#FF00FF" fo:language="en" fo:country="US"/>
    </style:style>
    <style:style style:name="T2081" style:parent-style-name="DefaultParagraphFont" style:family="text">
      <style:text-properties style:font-name="Times New Roman" fo:font-size="12pt" style:font-size-asian="12pt" style:font-size-complex="12pt" fo:language="en" fo:country="US"/>
    </style:style>
    <style:style style:name="T2082" style:parent-style-name="DefaultParagraphFont" style:family="text">
      <style:text-properties style:font-name="Times New Roman" fo:font-size="12pt" style:font-size-asian="12pt" style:font-size-complex="12pt" fo:background-color="#FFFF00" fo:language="en" fo:country="US"/>
    </style:style>
    <style:style style:name="T2083" style:parent-style-name="DefaultParagraphFont" style:family="text">
      <style:text-properties style:font-name="Times New Roman" fo:font-size="12pt" style:font-size-asian="12pt" style:font-size-complex="12pt" fo:language="en" fo:country="US"/>
    </style:style>
    <style:style style:name="T2084" style:parent-style-name="DefaultParagraphFont" style:family="text">
      <style:text-properties style:font-name="Times New Roman" fo:font-size="12pt" style:font-size-asian="12pt" style:font-size-complex="12pt" fo:background-color="#FFFF00" fo:language="en" fo:country="US"/>
    </style:style>
    <style:style style:name="T2085" style:parent-style-name="DefaultParagraphFont" style:family="text">
      <style:text-properties style:font-name="Times New Roman" fo:font-size="12pt" style:font-size-asian="12pt" style:font-size-complex="12pt" fo:language="en" fo:country="US"/>
    </style:style>
    <style:style style:name="P2086" style:parent-style-name="Standard" style:family="paragraph">
      <style:paragraph-properties fo:text-align="start" fo:text-indent="0in"/>
    </style:style>
    <style:style style:name="T2087" style:parent-style-name="DefaultParagraphFont" style:family="text">
      <style:text-properties style:font-name="Times New Roman" fo:font-size="12pt" style:font-size-asian="12pt" style:font-size-complex="12pt" fo:language="en" fo:country="US"/>
    </style:style>
    <style:style style:name="T2088" style:parent-style-name="DefaultParagraphFont" style:family="text">
      <style:text-properties style:font-name="Times New Roman" fo:font-size="12pt" style:font-size-asian="12pt" style:font-size-complex="12pt" fo:background-color="#00FFFF" fo:language="en" fo:country="US"/>
    </style:style>
    <style:style style:name="T2089" style:parent-style-name="DefaultParagraphFont" style:family="text">
      <style:text-properties style:font-name="Times New Roman" fo:font-size="12pt" style:font-size-asian="12pt" style:font-size-complex="12pt" fo:language="en" fo:country="US"/>
    </style:style>
    <style:style style:name="T2090" style:parent-style-name="DefaultParagraphFont" style:family="text">
      <style:text-properties style:font-name="Times New Roman" fo:font-size="12pt" style:font-size-asian="12pt" style:font-size-complex="12pt" fo:background-color="#00FFFF" fo:language="en" fo:country="US"/>
    </style:style>
    <style:style style:name="T2091" style:parent-style-name="DefaultParagraphFont" style:family="text">
      <style:text-properties style:font-name="Times New Roman" fo:font-size="12pt" style:font-size-asian="12pt" style:font-size-complex="12pt" fo:language="en" fo:country="US"/>
    </style:style>
    <style:style style:name="P20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4" style:parent-style-name="Standard" style:family="paragraph">
      <style:paragraph-properties fo:text-align="start" fo:text-indent="0in"/>
    </style:style>
    <style:style style:name="T2095" style:parent-style-name="DefaultParagraphFont" style:family="text">
      <style:text-properties style:font-name="Times New Roman" fo:font-size="12pt" style:font-size-asian="12pt" style:font-size-complex="12pt" fo:language="en" fo:country="US"/>
    </style:style>
    <style:style style:name="T2096" style:parent-style-name="DefaultParagraphFont" style:family="text">
      <style:text-properties style:font-name="Times New Roman" fo:font-size="12pt" style:font-size-asian="12pt" style:font-size-complex="12pt" fo:background-color="#FFFF00" fo:language="en" fo:country="US"/>
    </style:style>
    <style:style style:name="T2097" style:parent-style-name="DefaultParagraphFont" style:family="text">
      <style:text-properties style:font-name="Times New Roman" fo:font-size="12pt" style:font-size-asian="12pt" style:font-size-complex="12pt" fo:language="en" fo:country="US"/>
    </style:style>
    <style:style style:name="T2098" style:parent-style-name="DefaultParagraphFont" style:family="text">
      <style:text-properties style:font-name="Times New Roman" fo:font-size="12pt" style:font-size-asian="12pt" style:font-size-complex="12pt" fo:background-color="#00FF00" fo:language="en" fo:country="US"/>
    </style:style>
    <style:style style:name="T2099" style:parent-style-name="DefaultParagraphFont" style:family="text">
      <style:text-properties style:font-name="Times New Roman" fo:font-size="12pt" style:font-size-asian="12pt" style:font-size-complex="12pt" fo:language="en" fo:country="US"/>
    </style:style>
    <style:style style:name="P2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2" style:parent-style-name="Standard" style:family="paragraph">
      <style:paragraph-properties fo:text-align="start" fo:text-indent="0in"/>
    </style:style>
    <style:style style:name="T21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4" style:parent-style-name="CommentText" style:family="paragraph">
      <style:paragraph-properties fo:text-align="start" fo:text-indent="0in"/>
    </style:style>
    <style:style style:name="T2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7" style:parent-style-name="CommentText" style:family="paragraph">
      <style:paragraph-properties fo:text-align="start" fo:text-indent="0in"/>
    </style:style>
    <style:style style:name="T2108" style:parent-style-name="CommentReference" style:family="text">
      <style:text-properties style:font-name="Times New Roman" fo:font-size="12pt" style:font-size-asian="12pt" style:font-size-complex="12pt"/>
    </style:style>
    <style:style style:name="P2109" style:parent-style-name="CommentText" style:family="paragraph">
      <style:paragraph-properties fo:text-align="start" fo:text-indent="0in"/>
    </style:style>
    <style:style style:name="T211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11" style:parent-style-name="Standard" style:family="paragraph">
      <style:paragraph-properties fo:text-align="start" fo:text-indent="0in"/>
    </style:style>
    <style:style style:name="T2112" style:parent-style-name="DefaultParagraphFont" style:family="text">
      <style:text-properties style:font-name="Times New Roman" fo:font-size="12pt" style:font-size-asian="12pt" style:font-size-complex="12pt" fo:language="en" fo:country="US"/>
    </style:style>
    <style:style style:name="T2113" style:parent-style-name="DefaultParagraphFont" style:family="text">
      <style:text-properties style:font-name="Times New Roman" fo:font-size="12pt" style:font-size-asian="12pt" style:font-size-complex="12pt" fo:language="en" fo:country="US"/>
    </style:style>
    <style:style style:name="T2114" style:parent-style-name="DefaultParagraphFont" style:family="text">
      <style:text-properties style:font-name="Times New Roman" fo:font-size="12pt" style:font-size-asian="12pt" style:font-size-complex="12pt" fo:background-color="#00FFFF" fo:language="en" fo:country="US"/>
    </style:style>
    <style:style style:name="T2115" style:parent-style-name="DefaultParagraphFont" style:family="text">
      <style:text-properties style:font-name="Times New Roman" fo:font-size="12pt" style:font-size-asian="12pt" style:font-size-complex="12pt" fo:language="en" fo:country="US"/>
    </style:style>
    <style:style style:name="T2116" style:parent-style-name="DefaultParagraphFont" style:family="text">
      <style:text-properties style:font-name="Times New Roman" fo:font-size="12pt" style:font-size-asian="12pt" style:font-size-complex="12pt" fo:background-color="#FFFF00" fo:language="en" fo:country="US"/>
    </style:style>
    <style:style style:name="T2117" style:parent-style-name="DefaultParagraphFont" style:family="text">
      <style:text-properties style:font-name="Times New Roman" fo:font-size="12pt" style:font-size-asian="12pt" style:font-size-complex="12pt" fo:language="en" fo:country="US"/>
    </style:style>
    <style:style style:name="T2118" style:parent-style-name="DefaultParagraphFont" style:family="text">
      <style:text-properties style:font-name="Times New Roman" fo:font-size="12pt" style:font-size-asian="12pt" style:font-size-complex="12pt" fo:background-color="#00FF00" fo:language="en" fo:country="US"/>
    </style:style>
    <style:style style:name="T2119" style:parent-style-name="DefaultParagraphFont" style:family="text">
      <style:text-properties style:font-name="Times New Roman" fo:font-size="12pt" style:font-size-asian="12pt" style:font-size-complex="12pt" fo:language="en" fo:country="US"/>
    </style:style>
    <style:style style:name="T2120" style:parent-style-name="DefaultParagraphFont" style:family="text">
      <style:text-properties style:font-name="Times New Roman" fo:font-size="12pt" style:font-size-asian="12pt" style:font-size-complex="12pt" fo:background-color="#FF00FF" fo:language="en" fo:country="US"/>
    </style:style>
    <style:style style:name="T2121" style:parent-style-name="DefaultParagraphFont" style:family="text">
      <style:text-properties style:font-name="Times New Roman" fo:font-size="12pt" style:font-size-asian="12pt" style:font-size-complex="12pt" fo:language="en" fo:country="US"/>
    </style:style>
    <style:style style:name="T2122" style:parent-style-name="DefaultParagraphFont" style:family="text">
      <style:text-properties style:font-name="Times New Roman" fo:font-size="12pt" style:font-size-asian="12pt" style:font-size-complex="12pt" fo:language="en" fo:country="US"/>
    </style:style>
    <style:style style:name="T2123" style:parent-style-name="DefaultParagraphFont" style:family="text">
      <style:text-properties style:font-name="Times New Roman" fo:font-size="12pt" style:font-size-asian="12pt" style:font-size-complex="12pt" fo:background-color="#00FF00" fo:language="en" fo:country="US"/>
    </style:style>
    <style:style style:name="T2124" style:parent-style-name="DefaultParagraphFont" style:family="text">
      <style:text-properties style:font-name="Times New Roman" fo:font-size="12pt" style:font-size-asian="12pt" style:font-size-complex="12pt" fo:language="en" fo:country="US"/>
    </style:style>
    <style:style style:name="T2125" style:parent-style-name="DefaultParagraphFont" style:family="text">
      <style:text-properties style:font-name="Times New Roman" fo:font-size="12pt" style:font-size-asian="12pt" style:font-size-complex="12pt" fo:background-color="#FF00FF" fo:language="en" fo:country="US"/>
    </style:style>
    <style:style style:name="T2126" style:parent-style-name="DefaultParagraphFont" style:family="text">
      <style:text-properties style:font-name="Times New Roman" fo:font-size="12pt" style:font-size-asian="12pt" style:font-size-complex="12pt" fo:language="en" fo:country="US"/>
    </style:style>
    <style:style style:name="P21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8" style:parent-style-name="Standard" style:family="paragraph">
      <style:paragraph-properties fo:text-align="start" fo:text-indent="0in"/>
      <style:text-properties style:font-name="Times New Roman" fo:font-size="12pt" style:font-size-asian="12pt" style:font-size-complex="12pt" fo:language="da" fo:country="DK"/>
    </style:style>
    <style:style style:name="P2129" style:parent-style-name="Standard" style:family="paragraph">
      <style:paragraph-properties fo:text-align="start" fo:text-indent="0in"/>
    </style:style>
    <style:style style:name="T2130" style:parent-style-name="DefaultParagraphFont" style:family="text">
      <style:text-properties style:font-name="Times New Roman" fo:font-size="12pt" style:font-size-asian="12pt" style:font-size-complex="12pt" fo:language="en" fo:country="US"/>
    </style:style>
    <style:style style:name="T2131" style:parent-style-name="DefaultParagraphFont" style:family="text">
      <style:text-properties style:font-name="Times New Roman" fo:font-size="12pt" style:font-size-asian="12pt" style:font-size-complex="12pt" fo:language="da" fo:country="DK"/>
    </style:style>
    <style:style style:name="P2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4" style:parent-style-name="Standard" style:family="paragraph">
      <style:paragraph-properties fo:text-align="start" fo:text-indent="0in"/>
    </style:style>
    <style:style style:name="T21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36" style:parent-style-name="CommentText" style:family="paragraph">
      <style:paragraph-properties fo:text-align="start" fo:text-indent="0in"/>
    </style:style>
    <style:style style:name="P2137" style:parent-style-name="CommentText" style:family="paragraph">
      <style:paragraph-properties fo:text-align="start" fo:text-indent="0in"/>
    </style:style>
    <style:style style:name="P2138" style:parent-style-name="CommentText" style:family="paragraph">
      <style:paragraph-properties fo:text-align="start" fo:text-indent="0in"/>
    </style:style>
    <style:style style:name="T213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40" style:parent-style-name="Standard" style:family="paragraph">
      <style:paragraph-properties fo:text-align="start" fo:text-indent="0in"/>
    </style:style>
    <style:style style:name="T2141" style:parent-style-name="DefaultParagraphFont" style:family="text">
      <style:text-properties style:font-name="Times New Roman" fo:font-size="12pt" style:font-size-asian="12pt" style:font-size-complex="12pt" fo:language="en" fo:country="US"/>
    </style:style>
    <style:style style:name="T2142" style:parent-style-name="DefaultParagraphFont" style:family="text">
      <style:text-properties style:font-name="Times New Roman" fo:font-size="12pt" style:font-size-asian="12pt" style:font-size-complex="12pt" fo:background-color="#00FF00" fo:language="en" fo:country="US"/>
    </style:style>
    <style:style style:name="T2143" style:parent-style-name="DefaultParagraphFont" style:family="text">
      <style:text-properties style:font-name="Times New Roman" fo:font-size="12pt" style:font-size-asian="12pt" style:font-size-complex="12pt" fo:language="en" fo:country="US"/>
    </style:style>
    <style:style style:name="T2144" style:parent-style-name="DefaultParagraphFont" style:family="text">
      <style:text-properties style:font-name="Times New Roman" fo:font-size="12pt" style:font-size-asian="12pt" style:font-size-complex="12pt" fo:background-color="#00FF00" fo:language="en" fo:country="US"/>
    </style:style>
    <style:style style:name="T2145" style:parent-style-name="DefaultParagraphFont" style:family="text">
      <style:text-properties style:font-name="Times New Roman" fo:font-size="12pt" style:font-size-asian="12pt" style:font-size-complex="12pt" fo:language="en" fo:country="US"/>
    </style:style>
    <style:style style:name="T2146" style:parent-style-name="DefaultParagraphFont" style:family="text">
      <style:text-properties style:font-name="Times New Roman" fo:font-size="12pt" style:font-size-asian="12pt" style:font-size-complex="12pt" fo:background-color="#FF00FF" fo:language="en" fo:country="US"/>
    </style:style>
    <style:style style:name="T2147" style:parent-style-name="DefaultParagraphFont" style:family="text">
      <style:text-properties style:font-name="Times New Roman" fo:font-size="12pt" style:font-size-asian="12pt" style:font-size-complex="12pt" fo:language="en" fo:country="US"/>
    </style:style>
    <style:style style:name="T2148" style:parent-style-name="DefaultParagraphFont" style:family="text">
      <style:text-properties style:font-name="Times New Roman" fo:font-size="12pt" style:font-size-asian="12pt" style:font-size-complex="12pt" fo:background-color="#FFFF00" fo:language="en" fo:country="US"/>
    </style:style>
    <style:style style:name="T2149" style:parent-style-name="DefaultParagraphFont" style:family="text">
      <style:text-properties style:font-name="Times New Roman" fo:font-size="12pt" style:font-size-asian="12pt" style:font-size-complex="12pt" fo:language="en" fo:country="US"/>
    </style:style>
    <style:style style:name="T2150" style:parent-style-name="DefaultParagraphFont" style:family="text">
      <style:text-properties style:font-name="Times New Roman" fo:font-size="12pt" style:font-size-asian="12pt" style:font-size-complex="12pt" fo:background-color="#00FFFF" fo:language="en" fo:country="US"/>
    </style:style>
    <style:style style:name="T2151" style:parent-style-name="DefaultParagraphFont" style:family="text">
      <style:text-properties style:font-name="Times New Roman" fo:font-size="12pt" style:font-size-asian="12pt" style:font-size-complex="12pt" fo:language="en" fo:country="US"/>
    </style:style>
    <style:style style:name="T2152" style:parent-style-name="DefaultParagraphFont" style:family="text">
      <style:text-properties style:font-name="Times New Roman" fo:font-size="12pt" style:font-size-asian="12pt" style:font-size-complex="12pt" fo:background-color="#00FF00" fo:language="en" fo:country="US"/>
    </style:style>
    <style:style style:name="T2153" style:parent-style-name="DefaultParagraphFont" style:family="text">
      <style:text-properties style:font-name="Times New Roman" fo:font-size="12pt" style:font-size-asian="12pt" style:font-size-complex="12pt" fo:language="en" fo:country="US"/>
    </style:style>
    <style:style style:name="T2154" style:parent-style-name="DefaultParagraphFont" style:family="text">
      <style:text-properties style:font-name="Times New Roman" fo:font-size="12pt" style:font-size-asian="12pt" style:font-size-complex="12pt" fo:background-color="#FF00FF" fo:language="en" fo:country="US"/>
    </style:style>
    <style:style style:name="T2155" style:parent-style-name="DefaultParagraphFont" style:family="text">
      <style:text-properties style:font-name="Times New Roman" fo:font-size="12pt" style:font-size-asian="12pt" style:font-size-complex="12pt" fo:language="en" fo:country="US"/>
    </style:style>
    <style:style style:name="T2156" style:parent-style-name="DefaultParagraphFont" style:family="text">
      <style:text-properties style:font-name="Times New Roman" fo:font-size="12pt" style:font-size-asian="12pt" style:font-size-complex="12pt" fo:background-color="#00FF00" fo:language="en" fo:country="US"/>
    </style:style>
    <style:style style:name="T2157" style:parent-style-name="DefaultParagraphFont" style:family="text">
      <style:text-properties style:font-name="Times New Roman" fo:font-size="12pt" style:font-size-asian="12pt" style:font-size-complex="12pt" fo:language="en" fo:country="US"/>
    </style:style>
    <style:style style:name="P2158" style:parent-style-name="Standard" style:family="paragraph">
      <style:paragraph-properties fo:text-align="start" fo:text-indent="0in"/>
    </style:style>
    <style:style style:name="T2159" style:parent-style-name="DefaultParagraphFont" style:family="text">
      <style:text-properties style:font-name="Times New Roman" fo:font-size="12pt" style:font-size-asian="12pt" style:font-size-complex="12pt" fo:language="en" fo:country="US"/>
    </style:style>
    <style:style style:name="T2160" style:parent-style-name="DefaultParagraphFont" style:family="text">
      <style:text-properties style:font-name="Times New Roman" fo:font-size="12pt" style:font-size-asian="12pt" style:font-size-complex="12pt" fo:background-color="#00FFFF" fo:language="en" fo:country="US"/>
    </style:style>
    <style:style style:name="T2161" style:parent-style-name="DefaultParagraphFont" style:family="text">
      <style:text-properties style:font-name="Times New Roman" fo:font-size="12pt" style:font-size-asian="12pt" style:font-size-complex="12pt" fo:language="en" fo:country="US"/>
    </style:style>
    <style:style style:name="T2162" style:parent-style-name="DefaultParagraphFont" style:family="text">
      <style:text-properties style:font-name="Times New Roman" fo:font-size="12pt" style:font-size-asian="12pt" style:font-size-complex="12pt" fo:background-color="#FFFF00" fo:language="en" fo:country="US"/>
    </style:style>
    <style:style style:name="T2163" style:parent-style-name="DefaultParagraphFont" style:family="text">
      <style:text-properties style:font-name="Times New Roman" fo:font-size="12pt" style:font-size-asian="12pt" style:font-size-complex="12pt" fo:language="en" fo:country="US"/>
    </style:style>
    <style:style style:name="T2164" style:parent-style-name="DefaultParagraphFont" style:family="text">
      <style:text-properties style:font-name="Times New Roman" fo:font-size="12pt" style:font-size-asian="12pt" style:font-size-complex="12pt" fo:language="en" fo:country="US"/>
    </style:style>
    <style:style style:name="T2165" style:parent-style-name="DefaultParagraphFont" style:family="text">
      <style:text-properties style:font-name="Times New Roman" fo:font-size="12pt" style:font-size-asian="12pt" style:font-size-complex="12pt" fo:background-color="#FF00FF" fo:language="en" fo:country="US"/>
    </style:style>
    <style:style style:name="T2166" style:parent-style-name="DefaultParagraphFont" style:family="text">
      <style:text-properties style:font-name="Times New Roman" fo:font-size="12pt" style:font-size-asian="12pt" style:font-size-complex="12pt" fo:language="en" fo:country="US"/>
    </style:style>
    <style:style style:name="P2167" style:parent-style-name="Standard" style:family="paragraph">
      <style:paragraph-properties fo:text-align="start" fo:text-indent="0in"/>
    </style:style>
    <style:style style:name="T2168" style:parent-style-name="DefaultParagraphFont" style:family="text">
      <style:text-properties style:font-name="Times New Roman" fo:font-size="12pt" style:font-size-asian="12pt" style:font-size-complex="12pt" fo:language="en" fo:country="US"/>
    </style:style>
    <style:style style:name="T2169" style:parent-style-name="DefaultParagraphFont" style:family="text">
      <style:text-properties style:font-name="Times New Roman" fo:font-size="12pt" style:font-size-asian="12pt" style:font-size-complex="12pt" fo:background-color="#FFFF00" fo:language="en" fo:country="US"/>
    </style:style>
    <style:style style:name="T2170" style:parent-style-name="DefaultParagraphFont" style:family="text">
      <style:text-properties style:font-name="Times New Roman" fo:font-size="12pt" style:font-size-asian="12pt" style:font-size-complex="12pt" fo:language="en" fo:country="US"/>
    </style:style>
    <style:style style:name="T2171" style:parent-style-name="DefaultParagraphFont" style:family="text">
      <style:text-properties style:font-name="Times New Roman" fo:font-size="12pt" style:font-size-asian="12pt" style:font-size-complex="12pt" fo:background-color="#00FFFF" fo:language="en" fo:country="US"/>
    </style:style>
    <style:style style:name="T2172" style:parent-style-name="DefaultParagraphFont" style:family="text">
      <style:text-properties style:font-name="Times New Roman" fo:font-size="12pt" style:font-size-asian="12pt" style:font-size-complex="12pt" fo:language="en" fo:country="US"/>
    </style:style>
    <style:style style:name="P2173" style:parent-style-name="Standard" style:family="paragraph">
      <style:paragraph-properties fo:text-align="start" fo:text-indent="0in"/>
    </style:style>
    <style:style style:name="T2174" style:parent-style-name="DefaultParagraphFont" style:family="text">
      <style:text-properties style:font-name="Times New Roman" fo:font-size="12pt" style:font-size-asian="12pt" style:font-size-complex="12pt" fo:language="en" fo:country="US"/>
    </style:style>
    <style:style style:name="T2175" style:parent-style-name="DefaultParagraphFont" style:family="text">
      <style:text-properties style:font-name="Times New Roman" fo:font-size="12pt" style:font-size-asian="12pt" style:font-size-complex="12pt" fo:background-color="#00FF00" fo:language="en" fo:country="US"/>
    </style:style>
    <style:style style:name="T2176" style:parent-style-name="DefaultParagraphFont" style:family="text">
      <style:text-properties style:font-name="Times New Roman" fo:font-size="12pt" style:font-size-asian="12pt" style:font-size-complex="12pt" fo:language="en" fo:country="US"/>
    </style:style>
    <style:style style:name="P2177" style:parent-style-name="Standard" style:family="paragraph">
      <style:paragraph-properties fo:text-align="start" fo:text-indent="0in"/>
    </style:style>
    <style:style style:name="T2178" style:parent-style-name="DefaultParagraphFont" style:family="text">
      <style:text-properties style:font-name="Times New Roman" fo:font-size="12pt" style:font-size-asian="12pt" style:font-size-complex="12pt" fo:language="en" fo:country="US"/>
    </style:style>
    <style:style style:name="T2179" style:parent-style-name="DefaultParagraphFont" style:family="text">
      <style:text-properties style:font-name="Times New Roman" fo:font-size="12pt" style:font-size-asian="12pt" style:font-size-complex="12pt" fo:background-color="#FFFF00" fo:language="en" fo:country="US"/>
    </style:style>
    <style:style style:name="T2180" style:parent-style-name="DefaultParagraphFont" style:family="text">
      <style:text-properties style:font-name="Times New Roman" fo:font-size="12pt" style:font-size-asian="12pt" style:font-size-complex="12pt" fo:language="en" fo:country="US"/>
    </style:style>
    <style:style style:name="T2181" style:parent-style-name="DefaultParagraphFont" style:family="text">
      <style:text-properties style:font-name="Times New Roman" fo:font-size="12pt" style:font-size-asian="12pt" style:font-size-complex="12pt" fo:background-color="#00FF00" fo:language="en" fo:country="US"/>
    </style:style>
    <style:style style:name="T2182" style:parent-style-name="DefaultParagraphFont" style:family="text">
      <style:text-properties style:font-name="Times New Roman" fo:font-size="12pt" style:font-size-asian="12pt" style:font-size-complex="12pt" fo:language="en" fo:country="US"/>
    </style:style>
    <style:style style:name="T2183" style:parent-style-name="DefaultParagraphFont" style:family="text">
      <style:text-properties style:font-name="Times New Roman" fo:font-size="12pt" style:font-size-asian="12pt" style:font-size-complex="12pt" fo:background-color="#FFFF00" fo:language="en" fo:country="US"/>
    </style:style>
    <style:style style:name="T2184" style:parent-style-name="DefaultParagraphFont" style:family="text">
      <style:text-properties style:font-name="Times New Roman" fo:font-size="12pt" style:font-size-asian="12pt" style:font-size-complex="12pt" fo:language="en" fo:country="US"/>
    </style:style>
    <style:style style:name="T2185" style:parent-style-name="DefaultParagraphFont" style:family="text">
      <style:text-properties style:font-name="Times New Roman" fo:font-size="12pt" style:font-size-asian="12pt" style:font-size-complex="12pt" fo:background-color="#00FF00" fo:language="en" fo:country="US"/>
    </style:style>
    <style:style style:name="T2186" style:parent-style-name="DefaultParagraphFont" style:family="text">
      <style:text-properties style:font-name="Times New Roman" fo:font-size="12pt" style:font-size-asian="12pt" style:font-size-complex="12pt" fo:language="en" fo:country="US"/>
    </style:style>
    <style:style style:name="P2187" style:parent-style-name="Standard" style:family="paragraph">
      <style:paragraph-properties fo:text-align="start" fo:text-indent="0in"/>
    </style:style>
    <style:style style:name="T2188" style:parent-style-name="DefaultParagraphFont" style:family="text">
      <style:text-properties style:font-name="Times New Roman" fo:font-size="12pt" style:font-size-asian="12pt" style:font-size-complex="12pt" fo:language="en" fo:country="US"/>
    </style:style>
    <style:style style:name="T2189" style:parent-style-name="DefaultParagraphFont" style:family="text">
      <style:text-properties style:font-name="Times New Roman" fo:font-size="12pt" style:font-size-asian="12pt" style:font-size-complex="12pt" fo:background-color="#00FF00" fo:language="en" fo:country="US"/>
    </style:style>
    <style:style style:name="T2190" style:parent-style-name="DefaultParagraphFont" style:family="text">
      <style:text-properties style:font-name="Times New Roman" fo:font-size="12pt" style:font-size-asian="12pt" style:font-size-complex="12pt" fo:language="en" fo:country="US"/>
    </style:style>
    <style:style style:name="T2191" style:parent-style-name="DefaultParagraphFont" style:family="text">
      <style:text-properties style:font-name="Times New Roman" fo:font-size="12pt" style:font-size-asian="12pt" style:font-size-complex="12pt" fo:background-color="#00FF00" fo:language="en" fo:country="US"/>
    </style:style>
    <style:style style:name="T2192" style:parent-style-name="DefaultParagraphFont" style:family="text">
      <style:text-properties style:font-name="Times New Roman" fo:font-size="12pt" style:font-size-asian="12pt" style:font-size-complex="12pt" fo:language="en" fo:country="US"/>
    </style:style>
    <style:style style:name="T2193" style:parent-style-name="DefaultParagraphFont" style:family="text">
      <style:text-properties style:font-name="Times New Roman" fo:font-size="12pt" style:font-size-asian="12pt" style:font-size-complex="12pt" fo:background-color="#FFFF00" fo:language="en" fo:country="US"/>
    </style:style>
    <style:style style:name="T2194" style:parent-style-name="DefaultParagraphFont" style:family="text">
      <style:text-properties style:font-name="Times New Roman" fo:font-size="12pt" style:font-size-asian="12pt" style:font-size-complex="12pt" fo:language="en" fo:country="US"/>
    </style:style>
    <style:style style:name="T2195" style:parent-style-name="DefaultParagraphFont" style:family="text">
      <style:text-properties style:font-name="Times New Roman" fo:font-size="12pt" style:font-size-asian="12pt" style:font-size-complex="12pt" fo:background-color="#00FF00" fo:language="en" fo:country="US"/>
    </style:style>
    <style:style style:name="T2196" style:parent-style-name="DefaultParagraphFont" style:family="text">
      <style:text-properties style:font-name="Times New Roman" fo:font-size="12pt" style:font-size-asian="12pt" style:font-size-complex="12pt" fo:language="en" fo:country="US"/>
    </style:style>
    <style:style style:name="T2197" style:parent-style-name="DefaultParagraphFont" style:family="text">
      <style:text-properties style:font-name="Times New Roman" fo:font-size="12pt" style:font-size-asian="12pt" style:font-size-complex="12pt" fo:background-color="#00FF00" fo:language="en" fo:country="US"/>
    </style:style>
    <style:style style:name="T2198" style:parent-style-name="DefaultParagraphFont" style:family="text">
      <style:text-properties style:font-name="Times New Roman" fo:font-size="12pt" style:font-size-asian="12pt" style:font-size-complex="12pt" fo:language="en" fo:country="US"/>
    </style:style>
    <style:style style:name="T2199" style:parent-style-name="DefaultParagraphFont" style:family="text">
      <style:text-properties style:font-name="Times New Roman" fo:font-size="12pt" style:font-size-asian="12pt" style:font-size-complex="12pt" fo:background-color="#FFFF00" fo:language="en" fo:country="US"/>
    </style:style>
    <style:style style:name="T2200" style:parent-style-name="DefaultParagraphFont" style:family="text">
      <style:text-properties style:font-name="Times New Roman" fo:font-size="12pt" style:font-size-asian="12pt" style:font-size-complex="12pt" fo:language="en" fo:country="US"/>
    </style:style>
    <style:style style:name="P2201" style:parent-style-name="Standard" style:family="paragraph">
      <style:paragraph-properties fo:text-align="start" fo:text-indent="0in"/>
    </style:style>
    <style:style style:name="T2202" style:parent-style-name="DefaultParagraphFont" style:family="text">
      <style:text-properties style:font-name="Times New Roman" fo:font-size="12pt" style:font-size-asian="12pt" style:font-size-complex="12pt" fo:language="en" fo:country="US"/>
    </style:style>
    <style:style style:name="T2203" style:parent-style-name="DefaultParagraphFont" style:family="text">
      <style:text-properties style:font-name="Times New Roman" fo:font-size="12pt" style:font-size-asian="12pt" style:font-size-complex="12pt" fo:background-color="#00FFFF" fo:language="en" fo:country="US"/>
    </style:style>
    <style:style style:name="T2204" style:parent-style-name="DefaultParagraphFont" style:family="text">
      <style:text-properties style:font-name="Times New Roman" fo:font-size="12pt" style:font-size-asian="12pt" style:font-size-complex="12pt" fo:language="en" fo:country="US"/>
    </style:style>
    <style:style style:name="T2205" style:parent-style-name="DefaultParagraphFont" style:family="text">
      <style:text-properties style:font-name="Times New Roman" fo:font-size="12pt" style:font-size-asian="12pt" style:font-size-complex="12pt" fo:background-color="#FFFF00" fo:language="en" fo:country="US"/>
    </style:style>
    <style:style style:name="T2206" style:parent-style-name="DefaultParagraphFont" style:family="text">
      <style:text-properties style:font-name="Times New Roman" fo:font-size="12pt" style:font-size-asian="12pt" style:font-size-complex="12pt" fo:language="en" fo:country="US"/>
    </style:style>
    <style:style style:name="T2207" style:parent-style-name="DefaultParagraphFont" style:family="text">
      <style:text-properties style:font-name="Times New Roman" fo:font-size="12pt" style:font-size-asian="12pt" style:font-size-complex="12pt" fo:background-color="#FF00FF" fo:language="en" fo:country="US"/>
    </style:style>
    <style:style style:name="T2208" style:parent-style-name="DefaultParagraphFont" style:family="text">
      <style:text-properties style:font-name="Times New Roman" fo:font-size="12pt" style:font-size-asian="12pt" style:font-size-complex="12pt" fo:language="en" fo:country="US"/>
    </style:style>
    <style:style style:name="P2209" style:parent-style-name="Standard" style:family="paragraph">
      <style:paragraph-properties fo:text-align="start" fo:text-indent="0in"/>
    </style:style>
    <style:style style:name="T2210" style:parent-style-name="DefaultParagraphFont" style:family="text">
      <style:text-properties style:font-name="Times New Roman" fo:font-size="12pt" style:font-size-asian="12pt" style:font-size-complex="12pt" fo:language="en" fo:country="US"/>
    </style:style>
    <style:style style:name="T2211" style:parent-style-name="DefaultParagraphFont" style:family="text">
      <style:text-properties style:font-name="Times New Roman" fo:font-size="12pt" style:font-size-asian="12pt" style:font-size-complex="12pt" fo:background-color="#00FFFF" fo:language="en" fo:country="US"/>
    </style:style>
    <style:style style:name="T2212" style:parent-style-name="DefaultParagraphFont" style:family="text">
      <style:text-properties style:font-name="Times New Roman" fo:font-size="12pt" style:font-size-asian="12pt" style:font-size-complex="12pt" fo:language="en" fo:country="US"/>
    </style:style>
    <style:style style:name="T2213" style:parent-style-name="DefaultParagraphFont" style:family="text">
      <style:text-properties style:font-name="Times New Roman" fo:font-size="12pt" style:font-size-asian="12pt" style:font-size-complex="12pt" fo:background-color="#FFFF00" fo:language="en" fo:country="US"/>
    </style:style>
    <style:style style:name="T2214" style:parent-style-name="DefaultParagraphFont" style:family="text">
      <style:text-properties style:font-name="Times New Roman" fo:font-size="12pt" style:font-size-asian="12pt" style:font-size-complex="12pt" fo:language="en" fo:country="US"/>
    </style:style>
    <style:style style:name="T2215" style:parent-style-name="DefaultParagraphFont" style:family="text">
      <style:text-properties style:font-name="Times New Roman" fo:font-size="12pt" style:font-size-asian="12pt" style:font-size-complex="12pt" fo:background-color="#00FF00" fo:language="en" fo:country="US"/>
    </style:style>
    <style:style style:name="T2216" style:parent-style-name="DefaultParagraphFont" style:family="text">
      <style:text-properties style:font-name="Times New Roman" fo:font-size="12pt" style:font-size-asian="12pt" style:font-size-complex="12pt" fo:language="en" fo:country="US"/>
    </style:style>
    <style:style style:name="T2217" style:parent-style-name="DefaultParagraphFont" style:family="text">
      <style:text-properties style:font-name="Times New Roman" fo:font-size="12pt" style:font-size-asian="12pt" style:font-size-complex="12pt" fo:background-color="#FF00FF" fo:language="en" fo:country="US"/>
    </style:style>
    <style:style style:name="T2218" style:parent-style-name="DefaultParagraphFont" style:family="text">
      <style:text-properties style:font-name="Times New Roman" fo:font-size="12pt" style:font-size-asian="12pt" style:font-size-complex="12pt" fo:language="en" fo:country="US"/>
    </style:style>
    <style:style style:name="T2219" style:parent-style-name="DefaultParagraphFont" style:family="text">
      <style:text-properties style:font-name="Times New Roman" fo:font-size="12pt" style:font-size-asian="12pt" style:font-size-complex="12pt" fo:background-color="#00FFFF" fo:language="en" fo:country="US"/>
    </style:style>
    <style:style style:name="T2220" style:parent-style-name="DefaultParagraphFont" style:family="text">
      <style:text-properties style:font-name="Times New Roman" fo:font-size="12pt" style:font-size-asian="12pt" style:font-size-complex="12pt" fo:language="en" fo:country="US"/>
    </style:style>
    <style:style style:name="T2221" style:parent-style-name="DefaultParagraphFont" style:family="text">
      <style:text-properties style:font-name="Times New Roman" fo:font-size="12pt" style:font-size-asian="12pt" style:font-size-complex="12pt" fo:background-color="#FFFF00" fo:language="en" fo:country="US"/>
    </style:style>
    <style:style style:name="T2222" style:parent-style-name="DefaultParagraphFont" style:family="text">
      <style:text-properties style:font-name="Times New Roman" fo:font-size="12pt" style:font-size-asian="12pt" style:font-size-complex="12pt" fo:language="en" fo:country="US"/>
    </style:style>
    <style:style style:name="P2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225" style:parent-style-name="Standard" style:family="paragraph">
      <style:paragraph-properties fo:text-align="start" fo:text-indent="0in"/>
    </style:style>
    <style:style style:name="T2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27" style:parent-style-name="CommentText" style:family="paragraph">
      <style:paragraph-properties fo:text-align="start" fo:text-indent="0in"/>
    </style:style>
    <style:style style:name="P2228" style:parent-style-name="CommentText" style:family="paragraph">
      <style:paragraph-properties fo:text-align="start" fo:text-indent="0in"/>
    </style:style>
    <style:style style:name="P2229" style:parent-style-name="CommentText" style:family="paragraph">
      <style:paragraph-properties fo:text-align="start" fo:text-indent="0in"/>
    </style:style>
    <style:style style:name="T2230" style:parent-style-name="CommentReference" style:family="text">
      <style:text-properties style:font-name="Times New Roman" fo:font-size="12pt" style:font-size-asian="12pt" style:font-size-complex="12pt"/>
    </style:style>
    <style:style style:name="P2231" style:parent-style-name="CommentText" style:family="paragraph">
      <style:paragraph-properties fo:text-align="start" fo:text-indent="0in"/>
    </style:style>
    <style:style style:name="T223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33" style:parent-style-name="Standard" style:family="paragraph">
      <style:paragraph-properties fo:text-align="start" fo:text-indent="0in"/>
    </style:style>
    <style:style style:name="T2234" style:parent-style-name="DefaultParagraphFont" style:family="text">
      <style:text-properties style:font-name="Times New Roman" fo:font-size="12pt" style:font-size-asian="12pt" style:font-size-complex="12pt" fo:language="en" fo:country="US"/>
    </style:style>
    <style:style style:name="T2235" style:parent-style-name="DefaultParagraphFont" style:family="text">
      <style:text-properties style:font-name="Times New Roman" fo:font-size="12pt" style:font-size-asian="12pt" style:font-size-complex="12pt" fo:language="en" fo:country="US"/>
    </style:style>
    <style:style style:name="P2236" style:parent-style-name="CommentText" style:family="paragraph">
      <style:paragraph-properties fo:text-align="start" fo:text-indent="0in"/>
    </style:style>
    <style:style style:name="P2237" style:parent-style-name="CommentText" style:family="paragraph">
      <style:paragraph-properties fo:text-align="start" fo:text-indent="0in"/>
    </style:style>
    <style:style style:name="P2238" style:parent-style-name="CommentText" style:family="paragraph">
      <style:paragraph-properties fo:text-align="start" fo:text-indent="0in"/>
    </style:style>
    <style:style style:name="P2239" style:parent-style-name="CommentText" style:family="paragraph">
      <style:paragraph-properties fo:text-align="start" fo:text-indent="0in"/>
    </style:style>
    <style:style style:name="P2240" style:parent-style-name="CommentText" style:family="paragraph">
      <style:paragraph-properties fo:text-align="start" fo:text-indent="0in"/>
    </style:style>
    <style:style style:name="T2241" style:parent-style-name="DefaultParagraphFont" style:family="text">
      <style:text-properties style:font-name="Times New Roman" fo:font-size="12pt" style:font-size-asian="12pt" style:font-size-complex="12pt" fo:language="en" fo:country="US"/>
    </style:style>
    <style:style style:name="T2242" style:parent-style-name="DefaultParagraphFont" style:family="text">
      <style:text-properties style:font-name="Times New Roman" fo:font-size="12pt" style:font-size-asian="12pt" style:font-size-complex="12pt" fo:language="en" fo:country="US"/>
    </style:style>
    <style:style style:name="P2243" style:parent-style-name="CommentText" style:family="paragraph">
      <style:paragraph-properties fo:text-align="start" fo:text-indent="0in"/>
    </style:style>
    <style:style style:name="P2244" style:parent-style-name="CommentText" style:family="paragraph">
      <style:paragraph-properties fo:text-align="start" fo:text-indent="0in"/>
    </style:style>
    <style:style style:name="P2245" style:parent-style-name="CommentText" style:family="paragraph">
      <style:paragraph-properties fo:text-align="start" fo:text-indent="0in"/>
    </style:style>
    <style:style style:name="T2246" style:parent-style-name="DefaultParagraphFont" style:family="text">
      <style:text-properties style:font-name="Times New Roman" fo:font-size="12pt" style:font-size-asian="12pt" style:font-size-complex="12pt" fo:language="en" fo:country="US"/>
    </style:style>
    <style:style style:name="P2247" style:parent-style-name="Standard" style:family="paragraph">
      <style:paragraph-properties fo:text-align="start" fo:text-indent="0in"/>
    </style:style>
    <style:style style:name="T2248" style:parent-style-name="DefaultParagraphFont" style:family="text">
      <style:text-properties style:font-name="Times New Roman" fo:font-size="12pt" style:font-size-asian="12pt" style:font-size-complex="12pt" fo:language="en" fo:country="US"/>
    </style:style>
    <style:style style:name="T2249" style:parent-style-name="DefaultParagraphFont" style:family="text">
      <style:text-properties style:font-name="Times New Roman" fo:font-size="12pt" style:font-size-asian="12pt" style:font-size-complex="12pt" fo:language="en" fo:country="US"/>
    </style:style>
    <style:style style:name="P2250" style:parent-style-name="CommentText" style:family="paragraph">
      <style:paragraph-properties fo:text-align="start" fo:text-indent="0in"/>
    </style:style>
    <style:style style:name="P2251" style:parent-style-name="CommentText" style:family="paragraph">
      <style:paragraph-properties fo:text-align="start" fo:text-indent="0in"/>
    </style:style>
    <style:style style:name="P2252" style:parent-style-name="CommentText" style:family="paragraph">
      <style:paragraph-properties fo:text-align="start" fo:text-indent="0in"/>
    </style:style>
    <style:style style:name="P2253" style:parent-style-name="CommentText" style:family="paragraph">
      <style:paragraph-properties fo:text-align="start" fo:text-indent="0in"/>
    </style:style>
    <style:style style:name="T2254" style:parent-style-name="DefaultParagraphFont" style:family="text">
      <style:text-properties style:font-name="Times New Roman" fo:font-size="12pt" style:font-size-asian="12pt" style:font-size-complex="12pt" fo:language="en" fo:country="US"/>
    </style:style>
    <style:style style:name="T2255" style:parent-style-name="DefaultParagraphFont" style:family="text">
      <style:text-properties style:font-name="Times New Roman" fo:font-size="12pt" style:font-size-asian="12pt" style:font-size-complex="12pt" fo:language="en" fo:country="US"/>
    </style:style>
    <style:style style:name="P2256" style:parent-style-name="CommentText" style:family="paragraph">
      <style:paragraph-properties fo:text-align="start" fo:text-indent="0in"/>
    </style:style>
    <style:style style:name="P2257" style:parent-style-name="CommentText" style:family="paragraph">
      <style:paragraph-properties fo:text-align="start" fo:text-indent="0in"/>
    </style:style>
    <style:style style:name="P2258" style:parent-style-name="CommentText" style:family="paragraph">
      <style:paragraph-properties fo:text-align="start" fo:text-indent="0in"/>
    </style:style>
    <style:style style:name="T2259" style:parent-style-name="DefaultParagraphFont" style:family="text">
      <style:text-properties style:font-name="Times New Roman" fo:font-size="12pt" style:font-size-asian="12pt" style:font-size-complex="12pt" fo:language="en" fo:country="US"/>
    </style:style>
    <style:style style:name="P2260" style:parent-style-name="Standard" style:family="paragraph">
      <style:paragraph-properties fo:text-align="start" fo:text-indent="0in"/>
    </style:style>
    <style:style style:name="T2261" style:parent-style-name="DefaultParagraphFont" style:family="text">
      <style:text-properties style:font-name="Times New Roman" fo:font-size="12pt" style:font-size-asian="12pt" style:font-size-complex="12pt" fo:language="en" fo:country="US"/>
    </style:style>
    <style:style style:name="T2262" style:parent-style-name="DefaultParagraphFont" style:family="text">
      <style:text-properties style:font-name="Times New Roman" fo:font-size="12pt" style:font-size-asian="12pt" style:font-size-complex="12pt" fo:language="en" fo:country="US"/>
    </style:style>
    <style:style style:name="P2263" style:parent-style-name="CommentText" style:family="paragraph">
      <style:paragraph-properties fo:text-align="start" fo:text-indent="0in"/>
    </style:style>
    <style:style style:name="T2264" style:parent-style-name="DefaultParagraphFont" style:family="text">
      <style:text-properties style:font-name="Times New Roman" fo:font-size="12pt" style:font-size-asian="12pt" style:font-size-complex="12pt" fo:language="en" fo:country="US"/>
    </style:style>
    <style:style style:name="P2265" style:parent-style-name="Standard" style:family="paragraph">
      <style:paragraph-properties fo:text-align="start" fo:text-indent="0in"/>
    </style:style>
    <style:style style:name="T2266" style:parent-style-name="DefaultParagraphFont" style:family="text">
      <style:text-properties style:font-name="Times New Roman" fo:font-size="12pt" style:font-size-asian="12pt" style:font-size-complex="12pt" fo:language="en" fo:country="US"/>
    </style:style>
    <style:style style:name="T2267" style:parent-style-name="DefaultParagraphFont" style:family="text">
      <style:text-properties style:font-name="Times New Roman" fo:font-size="12pt" style:font-size-asian="12pt" style:font-size-complex="12pt" fo:language="en" fo:country="US"/>
    </style:style>
    <style:style style:name="P2268" style:parent-style-name="CommentText" style:family="paragraph">
      <style:paragraph-properties fo:text-align="start" fo:text-indent="0in"/>
    </style:style>
    <style:style style:name="P2269" style:parent-style-name="CommentText" style:family="paragraph">
      <style:paragraph-properties fo:text-align="start" fo:text-indent="0in"/>
    </style:style>
    <style:style style:name="P2270" style:parent-style-name="CommentText" style:family="paragraph">
      <style:paragraph-properties fo:text-align="start" fo:text-indent="0in"/>
    </style:style>
    <style:style style:name="T2271" style:parent-style-name="DefaultParagraphFont" style:family="text">
      <style:text-properties style:font-name="Times New Roman" fo:font-size="12pt" style:font-size-asian="12pt" style:font-size-complex="12pt" fo:language="en" fo:country="US"/>
    </style:style>
    <style:style style:name="P2272" style:parent-style-name="Standard" style:family="paragraph">
      <style:paragraph-properties fo:text-align="start" fo:text-indent="0in"/>
    </style:style>
    <style:style style:name="T2273" style:parent-style-name="DefaultParagraphFont" style:family="text">
      <style:text-properties style:font-name="Times New Roman" fo:font-size="12pt" style:font-size-asian="12pt" style:font-size-complex="12pt" fo:language="en" fo:country="US"/>
    </style:style>
    <style:style style:name="T2274" style:parent-style-name="DefaultParagraphFont" style:family="text">
      <style:text-properties style:font-name="Times New Roman" fo:font-size="12pt" style:font-size-asian="12pt" style:font-size-complex="12pt" fo:language="en" fo:country="US"/>
    </style:style>
    <style:style style:name="P2275" style:parent-style-name="CommentText" style:family="paragraph">
      <style:paragraph-properties fo:text-align="start" fo:text-indent="0in"/>
    </style:style>
    <style:style style:name="T2276" style:parent-style-name="DefaultParagraphFont" style:family="text">
      <style:text-properties style:font-name="Times New Roman" fo:font-size="12pt" style:font-size-asian="12pt" style:font-size-complex="12pt" fo:language="en" fo:country="US"/>
    </style:style>
    <style:style style:name="T2277" style:parent-style-name="DefaultParagraphFont" style:family="text">
      <style:text-properties style:font-name="Times New Roman" fo:font-size="12pt" style:font-size-asian="12pt" style:font-size-complex="12pt" fo:language="en" fo:country="US"/>
    </style:style>
    <style:style style:name="P2278" style:parent-style-name="CommentText" style:family="paragraph">
      <style:paragraph-properties fo:text-align="start" fo:text-indent="0in"/>
    </style:style>
    <style:style style:name="P2279" style:parent-style-name="CommentText" style:family="paragraph">
      <style:paragraph-properties fo:text-align="start" fo:text-indent="0in"/>
    </style:style>
    <style:style style:name="P2280" style:parent-style-name="CommentText" style:family="paragraph">
      <style:paragraph-properties fo:text-align="start" fo:text-indent="0in"/>
    </style:style>
    <style:style style:name="P2281" style:parent-style-name="CommentText" style:family="paragraph">
      <style:paragraph-properties fo:text-align="start" fo:text-indent="0in"/>
    </style:style>
    <style:style style:name="P2282" style:parent-style-name="CommentText" style:family="paragraph">
      <style:paragraph-properties fo:text-align="start" fo:text-indent="0in"/>
    </style:style>
    <style:style style:name="T2283" style:parent-style-name="DefaultParagraphFont" style:family="text">
      <style:text-properties style:font-name="Times New Roman" fo:font-size="12pt" style:font-size-asian="12pt" style:font-size-complex="12pt" fo:language="en" fo:country="US"/>
    </style:style>
    <style:style style:name="T2284" style:parent-style-name="DefaultParagraphFont" style:family="text">
      <style:text-properties style:font-name="Times New Roman" fo:font-size="12pt" style:font-size-asian="12pt" style:font-size-complex="12pt" fo:language="en" fo:country="US"/>
    </style:style>
    <style:style style:name="P2285" style:parent-style-name="CommentText" style:family="paragraph">
      <style:paragraph-properties fo:text-align="start" fo:text-indent="0in"/>
    </style:style>
    <style:style style:name="T2286" style:parent-style-name="DefaultParagraphFont" style:family="text">
      <style:text-properties style:font-name="Times New Roman" fo:font-size="12pt" style:font-size-asian="12pt" style:font-size-complex="12pt" fo:language="en" fo:country="US"/>
    </style:style>
    <style:style style:name="T2287" style:parent-style-name="DefaultParagraphFont" style:family="text">
      <style:text-properties style:font-name="Times New Roman" fo:font-size="12pt" style:font-size-asian="12pt" style:font-size-complex="12pt" fo:language="en" fo:country="US"/>
    </style:style>
    <style:style style:name="P2288" style:parent-style-name="CommentText" style:family="paragraph">
      <style:paragraph-properties fo:text-align="start" fo:text-indent="0in"/>
    </style:style>
    <style:style style:name="P2289" style:parent-style-name="CommentText" style:family="paragraph">
      <style:paragraph-properties fo:text-align="start" fo:text-indent="0in"/>
    </style:style>
    <style:style style:name="P2290" style:parent-style-name="CommentText" style:family="paragraph">
      <style:paragraph-properties fo:text-align="start" fo:text-indent="0in"/>
    </style:style>
    <style:style style:name="P2291" style:parent-style-name="CommentText" style:family="paragraph">
      <style:paragraph-properties fo:text-align="start" fo:text-indent="0in"/>
    </style:style>
    <style:style style:name="P2292" style:parent-style-name="CommentText" style:family="paragraph">
      <style:paragraph-properties fo:text-align="start" fo:text-indent="0in"/>
    </style:style>
    <style:style style:name="T2293" style:parent-style-name="DefaultParagraphFont" style:family="text">
      <style:text-properties style:font-name="Times New Roman" fo:font-size="12pt" style:font-size-asian="12pt" style:font-size-complex="12pt" fo:language="en" fo:country="US"/>
    </style:style>
    <style:style style:name="P2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5" style:parent-style-name="Standard" style:family="paragraph">
      <style:paragraph-properties fo:text-align="start" fo:text-indent="0in"/>
    </style:style>
    <style:style style:name="T2296" style:parent-style-name="DefaultParagraphFont" style:family="text">
      <style:text-properties style:font-name="Times New Roman" fo:font-size="12pt" style:font-size-asian="12pt" style:font-size-complex="12pt" fo:language="en" fo:country="US"/>
    </style:style>
    <style:style style:name="T2297" style:parent-style-name="DefaultParagraphFont" style:family="text">
      <style:text-properties style:font-name="Times New Roman" fo:font-size="12pt" style:font-size-asian="12pt" style:font-size-complex="12pt" fo:language="en" fo:country="US"/>
    </style:style>
    <style:style style:name="P2298" style:parent-style-name="CommentText" style:family="paragraph">
      <style:paragraph-properties fo:text-align="start" fo:text-indent="0in"/>
    </style:style>
    <style:style style:name="T2299" style:parent-style-name="DefaultParagraphFont" style:family="text">
      <style:text-properties style:font-name="Times New Roman" fo:font-size="12pt" style:font-size-asian="12pt" style:font-size-complex="12pt" fo:language="en" fo:country="US"/>
    </style:style>
    <style:style style:name="P2300" style:parent-style-name="Standard" style:family="paragraph">
      <style:paragraph-properties fo:text-align="start" fo:text-indent="0in"/>
    </style:style>
    <style:style style:name="T2301" style:parent-style-name="DefaultParagraphFont" style:family="text">
      <style:text-properties style:font-name="Times New Roman" fo:font-size="12pt" style:font-size-asian="12pt" style:font-size-complex="12pt" fo:language="en" fo:country="US"/>
    </style:style>
    <style:style style:name="T2302" style:parent-style-name="DefaultParagraphFont" style:family="text">
      <style:text-properties style:font-name="Times New Roman" fo:font-size="12pt" style:font-size-asian="12pt" style:font-size-complex="12pt" fo:language="en" fo:country="US"/>
    </style:style>
    <style:style style:name="T2303" style:parent-style-name="DefaultParagraphFont" style:family="text">
      <style:text-properties style:font-name="Times New Roman" fo:font-size="12pt" style:font-size-asian="12pt" style:font-size-complex="12pt" fo:language="en" fo:country="US"/>
    </style:style>
    <style:style style:name="P2304" style:parent-style-name="CommentText" style:family="paragraph">
      <style:paragraph-properties fo:text-align="start" fo:text-indent="0in"/>
    </style:style>
    <style:style style:name="T2305" style:parent-style-name="DefaultParagraphFont" style:family="text">
      <style:text-properties style:font-name="Times New Roman" fo:font-size="12pt" style:font-size-asian="12pt" style:font-size-complex="12pt" fo:language="en" fo:country="US"/>
    </style:style>
    <style:style style:name="P2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2" style:parent-style-name="Standard" style:family="paragraph">
      <style:paragraph-properties fo:text-align="start" fo:text-indent="0in"/>
    </style:style>
    <style:style style:name="T2313" style:parent-style-name="DefaultParagraphFont" style:family="text">
      <style:text-properties style:font-name="Times New Roman" fo:font-size="12pt" style:font-size-asian="12pt" style:font-size-complex="12pt" fo:language="en" fo:country="US"/>
    </style:style>
    <style:style style:name="T2314" style:parent-style-name="DefaultParagraphFont" style:family="text">
      <style:text-properties style:font-name="Times New Roman" fo:font-size="12pt" style:font-size-asian="12pt" style:font-size-complex="12pt" fo:language="en" fo:country="US"/>
    </style:style>
    <style:style style:name="P2315" style:parent-style-name="CommentText" style:family="paragraph">
      <style:paragraph-properties fo:text-align="start" fo:text-indent="0in"/>
    </style:style>
    <style:style style:name="T2316" style:parent-style-name="DefaultParagraphFont" style:family="text">
      <style:text-properties style:font-name="Times New Roman" fo:font-size="12pt" style:font-size-asian="12pt" style:font-size-complex="12pt" fo:language="en" fo:country="US"/>
    </style:style>
    <style:style style:name="T2317" style:parent-style-name="DefaultParagraphFont" style:family="text">
      <style:text-properties style:font-name="Times New Roman" fo:font-size="12pt" style:font-size-asian="12pt" style:font-size-complex="12pt" fo:language="en" fo:country="US"/>
    </style:style>
    <style:style style:name="P2318" style:parent-style-name="CommentText" style:family="paragraph">
      <style:paragraph-properties fo:text-align="start" fo:text-indent="0in"/>
    </style:style>
    <style:style style:name="T2319" style:parent-style-name="DefaultParagraphFont" style:family="text">
      <style:text-properties style:font-name="Times New Roman" fo:font-size="12pt" style:font-size-asian="12pt" style:font-size-complex="12pt" fo:language="en" fo:country="US"/>
    </style:style>
    <style:style style:name="T2320" style:parent-style-name="DefaultParagraphFont" style:family="text">
      <style:text-properties style:font-name="Times New Roman" fo:font-size="12pt" style:font-size-asian="12pt" style:font-size-complex="12pt" fo:background-color="#00FFFF" fo:language="en" fo:country="US"/>
    </style:style>
    <style:style style:name="T2321" style:parent-style-name="DefaultParagraphFont" style:family="text">
      <style:text-properties style:font-name="Times New Roman" fo:font-size="12pt" style:font-size-asian="12pt" style:font-size-complex="12pt" fo:language="en" fo:country="US"/>
    </style:style>
    <style:style style:name="P2322" style:parent-style-name="Standard" style:family="paragraph">
      <style:paragraph-properties fo:text-align="start" fo:text-indent="0in"/>
    </style:style>
    <style:style style:name="T2323" style:parent-style-name="DefaultParagraphFont" style:family="text">
      <style:text-properties style:font-name="Times New Roman" fo:font-size="12pt" style:font-size-asian="12pt" style:font-size-complex="12pt" fo:language="en" fo:country="US"/>
    </style:style>
    <style:style style:name="T2324" style:parent-style-name="DefaultParagraphFont" style:family="text">
      <style:text-properties style:font-name="Times New Roman" fo:font-size="12pt" style:font-size-asian="12pt" style:font-size-complex="12pt" fo:background-color="#FFFF00" fo:language="en" fo:country="US"/>
    </style:style>
    <style:style style:name="T2325" style:parent-style-name="DefaultParagraphFont" style:family="text">
      <style:text-properties style:font-name="Times New Roman" fo:font-size="12pt" style:font-size-asian="12pt" style:font-size-complex="12pt" fo:language="en" fo:country="US"/>
    </style:style>
    <style:style style:name="P2326" style:parent-style-name="Standard" style:family="paragraph">
      <style:paragraph-properties fo:text-align="start" fo:text-indent="0in"/>
    </style:style>
    <style:style style:name="T2327" style:parent-style-name="DefaultParagraphFont" style:family="text">
      <style:text-properties style:font-name="Times New Roman" fo:font-size="12pt" style:font-size-asian="12pt" style:font-size-complex="12pt" fo:language="en" fo:country="US"/>
    </style:style>
    <style:style style:name="T2328" style:parent-style-name="DefaultParagraphFont" style:family="text">
      <style:text-properties style:font-name="Times New Roman" fo:font-size="12pt" style:font-size-asian="12pt" style:font-size-complex="12pt" fo:background-color="#FFFF00" fo:language="en" fo:country="US"/>
    </style:style>
    <style:style style:name="T2329" style:parent-style-name="DefaultParagraphFont" style:family="text">
      <style:text-properties style:font-name="Times New Roman" fo:font-size="12pt" style:font-size-asian="12pt" style:font-size-complex="12pt" fo:language="en" fo:country="US"/>
    </style:style>
    <style:style style:name="T2330" style:parent-style-name="DefaultParagraphFont" style:family="text">
      <style:text-properties style:font-name="Times New Roman" fo:font-size="12pt" style:font-size-asian="12pt" style:font-size-complex="12pt" fo:language="en" fo:country="US"/>
    </style:style>
    <style:style style:name="P2331" style:parent-style-name="CommentText" style:family="paragraph">
      <style:paragraph-properties fo:text-align="start" fo:text-indent="0in"/>
    </style:style>
    <style:style style:name="T2332" style:parent-style-name="DefaultParagraphFont" style:family="text">
      <style:text-properties style:font-name="Times New Roman" fo:font-size="12pt" style:font-size-asian="12pt" style:font-size-complex="12pt" fo:language="en" fo:country="US"/>
    </style:style>
    <style:style style:name="P2333" style:parent-style-name="Standard" style:family="paragraph">
      <style:paragraph-properties fo:text-align="start" fo:text-indent="0in"/>
    </style:style>
    <style:style style:name="T2334" style:parent-style-name="DefaultParagraphFont" style:family="text">
      <style:text-properties style:font-name="Times New Roman" fo:font-size="12pt" style:font-size-asian="12pt" style:font-size-complex="12pt" fo:language="en" fo:country="US"/>
    </style:style>
    <style:style style:name="T2335" style:parent-style-name="DefaultParagraphFont" style:family="text">
      <style:text-properties style:font-name="Times New Roman" fo:font-size="12pt" style:font-size-asian="12pt" style:font-size-complex="12pt" fo:background-color="#FFFF00" fo:language="en" fo:country="US"/>
    </style:style>
    <style:style style:name="T2336" style:parent-style-name="DefaultParagraphFont" style:family="text">
      <style:text-properties style:font-name="Times New Roman" fo:font-size="12pt" style:font-size-asian="12pt" style:font-size-complex="12pt" fo:language="en" fo:country="US"/>
    </style:style>
    <style:style style:name="T2337" style:parent-style-name="DefaultParagraphFont" style:family="text">
      <style:text-properties style:font-name="Times New Roman" fo:font-size="12pt" style:font-size-asian="12pt" style:font-size-complex="12pt" fo:background-color="#FFFF00" fo:language="en" fo:country="US"/>
    </style:style>
    <style:style style:name="T2338" style:parent-style-name="DefaultParagraphFont" style:family="text">
      <style:text-properties style:font-name="Times New Roman" fo:font-size="12pt" style:font-size-asian="12pt" style:font-size-complex="12pt" fo:language="en" fo:country="US"/>
    </style:style>
    <style:style style:name="P2339" style:parent-style-name="Standard" style:family="paragraph">
      <style:paragraph-properties fo:text-align="start" fo:text-indent="0in"/>
    </style:style>
    <style:style style:name="T2340" style:parent-style-name="DefaultParagraphFont" style:family="text">
      <style:text-properties style:font-name="Times New Roman" fo:font-size="12pt" style:font-size-asian="12pt" style:font-size-complex="12pt" fo:language="en" fo:country="US"/>
    </style:style>
    <style:style style:name="T2341" style:parent-style-name="DefaultParagraphFont" style:family="text">
      <style:text-properties style:font-name="Times New Roman" fo:font-size="12pt" style:font-size-asian="12pt" style:font-size-complex="12pt" fo:language="en" fo:country="US"/>
    </style:style>
    <style:style style:name="P2342" style:parent-style-name="CommentText" style:family="paragraph">
      <style:paragraph-properties fo:text-align="start" fo:text-indent="0in"/>
    </style:style>
    <style:style style:name="T2343" style:parent-style-name="DefaultParagraphFont" style:family="text">
      <style:text-properties style:font-name="Times New Roman" fo:font-size="12pt" style:font-size-asian="12pt" style:font-size-complex="12pt" fo:language="en" fo:country="US"/>
    </style:style>
    <style:style style:name="P2344" style:parent-style-name="Standard" style:family="paragraph">
      <style:paragraph-properties fo:text-align="start" fo:text-indent="0in"/>
    </style:style>
    <style:style style:name="T2345" style:parent-style-name="DefaultParagraphFont" style:family="text">
      <style:text-properties style:font-name="Times New Roman" fo:font-size="12pt" style:font-size-asian="12pt" style:font-size-complex="12pt" fo:language="en" fo:country="US"/>
    </style:style>
    <style:style style:name="T2346" style:parent-style-name="DefaultParagraphFont" style:family="text">
      <style:text-properties style:font-name="Times New Roman" fo:font-size="12pt" style:font-size-asian="12pt" style:font-size-complex="12pt" fo:language="en" fo:country="US"/>
    </style:style>
    <style:style style:name="P2347" style:parent-style-name="CommentText" style:family="paragraph">
      <style:paragraph-properties fo:text-align="start" fo:text-indent="0in"/>
    </style:style>
    <style:style style:name="T2348" style:parent-style-name="DefaultParagraphFont" style:family="text">
      <style:text-properties style:font-name="Times New Roman" fo:font-size="12pt" style:font-size-asian="12pt" style:font-size-complex="12pt" fo:language="en" fo:country="US"/>
    </style:style>
    <style:style style:name="P2349" style:parent-style-name="Standard" style:family="paragraph">
      <style:paragraph-properties fo:text-align="start" fo:text-indent="0in"/>
    </style:style>
    <style:style style:name="T2350" style:parent-style-name="DefaultParagraphFont" style:family="text">
      <style:text-properties style:font-name="Times New Roman" fo:font-size="12pt" style:font-size-asian="12pt" style:font-size-complex="12pt" fo:language="en" fo:country="US"/>
    </style:style>
    <style:style style:name="T2351" style:parent-style-name="DefaultParagraphFont" style:family="text">
      <style:text-properties style:font-name="Times New Roman" fo:font-size="12pt" style:font-size-asian="12pt" style:font-size-complex="12pt" fo:language="en" fo:country="US"/>
    </style:style>
    <style:style style:name="P2352" style:parent-style-name="CommentText" style:family="paragraph">
      <style:paragraph-properties fo:text-align="start" fo:text-indent="0in"/>
    </style:style>
    <style:style style:name="T2353" style:parent-style-name="DefaultParagraphFont" style:family="text">
      <style:text-properties style:font-name="Times New Roman" fo:font-size="12pt" style:font-size-asian="12pt" style:font-size-complex="12pt" fo:language="en" fo:country="US"/>
    </style:style>
    <style:style style:name="P23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6" style:parent-style-name="Normal" style:family="paragraph">
      <style:paragraph-properties fo:text-indent="0in"/>
      <style:text-properties fo:font-weight="bold" style:font-weight-asian="bold" style:font-weight-complex="bold" fo:language="en" fo:country="US"/>
    </style:style>
    <style:style style:name="P2357" style:parent-style-name="Standard" style:family="paragraph">
      <style:paragraph-properties fo:text-align="start" fo:text-indent="0.4916in"/>
    </style:style>
    <style:style style:name="T23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59" style:parent-style-name="Absatz-Standardschriftart" style:family="text">
      <style:text-properties style:font-name="Times New Roman" fo:font-size="12pt" style:font-size-asian="12pt" style:font-size-complex="12pt" fo:language="en" fo:country="US"/>
    </style:style>
    <style:style style:name="T2360" style:parent-style-name="Absatz-Standardschriftart" style:family="text">
      <style:text-properties style:font-name="Times New Roman" fo:font-size="12pt" style:font-size-asian="12pt" style:font-size-complex="12pt" fo:language="en" fo:country="US"/>
    </style:style>
    <style:style style:name="P2361" style:parent-style-name="Normal" style:family="paragraph">
      <style:paragraph-properties fo:text-indent="0in"/>
      <style:text-properties fo:font-weight="bold" style:font-weight-asian="bold" style:font-weight-complex="bold" fo:language="en" fo:country="US"/>
    </style:style>
    <style:style style:name="P2362" style:parent-style-name="Normal" style:family="paragraph">
      <style:paragraph-properties fo:text-indent="0in"/>
      <style:text-properties fo:font-weight="bold" style:font-weight-asian="bold" style:font-weight-complex="bold" fo:language="en" fo:country="US"/>
    </style:style>
    <style:style style:name="P236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5" style:parent-style-name="Normal" style:family="paragraph">
      <style:paragraph-properties fo:text-indent="0in"/>
    </style:style>
    <style:style style:name="T2366" style:parent-style-name="DefaultParagraphFont" style:family="text">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StandardWeb"><text:bookmark-start text:name="_Hlk189401071"/><text:span text:style-name="T3"><office:annotation office:name="0" xml:id="1348981064"><dc:creator>Janka Hauffe</dc:creator><dc:date>2025-02-02T14:25:00</dc:date><meta:creator-initials>JH</meta:creator-initials><text:p text:style-name="P4">@book{eysenck2018fundamentals, title={Fundamentals of cognition}, author={Eysenck, Michael W and Brysbaert, Marc}, year={2018}, publisher={Routledge} }<text:s/></text:p></office:annotation><office:annotation office:name="1" xml:id="612184180"><dc:creator>Janka Hauffe</dc:creator><dc:date>2025-02-02T14:26:00</dc:date><meta:creator-initials>JH</meta:creator-initials><text:p text:style-name="P5"><text:a xlink:href="https://doi.org/10.4324/9781315617633" office:target-frame-name="_top" xlink:show="replace"><text:span text:style-name="Hyperlink">https://doi.org/10.4324/9781315617633</text:span></text:a></text:p></office:annotation>Eysenck &amp; Brysbaert, 2018</text:span><text:span text:style-name="T6"><office:annotation-end office:name="0"/></text:span><text:span text:style-name="T7"><office:annotation-end office:name="1"/></text:span></text:p>
      <text:p text:style-name="P8"><text:bookmark-end text:name="_Hlk189401071"/>Theoretical background</text:p>
      <text:p text:style-name="P9"/>
      <text:p text:style-name="P10">Cognitive decline/impairment</text:p>
      <text:p text:style-name="P11"><text:span text:style-name="T12">Cognition is the most complex function of the brain (</text:span><text:span text:style-name="T13"><office:annotation office:name="2" xml:id="1522253727"><dc:creator>Janka Hauffe</dc:creator><dc:date>2025-02-02T13:34:00</dc:date><meta:creator-initials>JH</meta:creator-initials><text:p text:style-name="P14">@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3" xml:id="1628651138"><dc:creator>Janka Hauffe</dc:creator><dc:date>2025-02-02T13:34:00</dc:date><meta:creator-initials>JH</meta:creator-initials><text:p text:style-name="P15">https://doi.org/10.1007/s10072-020-04737-3<text:s/></text:p></office:annotation>Birle et al., 2020</text:span><text:span text:style-name="CommentReference"><office:annotation-end office:name="2"/></text:span><text:span text:style-name="CommentReference"><office:annotation-end office:name="3"/></text:span><text:span text:style-name="T16">) and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17"><office:annotation office:name="4" xml:id="1597849320"><dc:creator>Janka Hauffe</dc:creator><dc:date>2025-02-02T13:47:00</dc:date><meta:creator-initials>JH</meta:creator-initials><text:p text:style-name="P1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5" xml:id="500586892"><dc:creator>Janka Hauffe</dc:creator><dc:date>2025-02-02T13:47:00</dc:date><meta:creator-initials>JH</meta:creator-initials><text:p text:style-name="P19"><text:a xlink:href="https://doi.org/10.1186/s12877-024-05041-x" office:target-frame-name="_top" xlink:show="replace"><text:span text:style-name="T20">https://doi.org/10.1186/s12877-024-05041-x</text:span></text:a></text:p></office:annotation>Liu, Wang, Xin, Wang, Jiang &amp; Meng, 2024)</text:span><text:span text:style-name="CommentReference"><office:annotation-end office:name="4"/></text:span><text:span text:style-name="CommentReference"><office:annotation-end office:name="5"/></text:span><text:span text:style-name="T21">.</text:span></text:p>
      <text:p text:style-name="P22"><text:span text:style-name="T23">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text:s/></text:span></text:p>
      <text:p text:style-name="P24"/>
      <text:p text:style-name="P25"><text:bookmark-start text:name="_Hlk189402074"/><text:span text:style-name="T26">Cognition can be measured using a variety of methods, each varying in their level of objectivity and sensitivity.</text:span></text:p>
      <text:p text:style-name="P27"><text:bookmark-end text:name="_Hlk189402074"/></text:p>
      <text:p text:style-name="P2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9"><text:span text:style-name="T30">Cognition is the most complex function of the brain (</text:span><text:span text:style-name="T31"><office:annotation office:name="6" xml:id="980922611"><dc:creator>Janka Hauffe</dc:creator><dc:date>2025-02-02T13:34:00</dc:date><meta:creator-initials>JH</meta:creator-initials><text:p text:style-name="P32">@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7" xml:id="858514462"><dc:creator>Janka Hauffe</dc:creator><dc:date>2025-02-02T13:34:00</dc:date><meta:creator-initials>JH</meta:creator-initials><text:p text:style-name="P33">https://doi.org/10.1007/s10072-020-04737-3<text:s/></text:p></office:annotation>Birle et al., 2020</text:span><text:span text:style-name="CommentReference"><office:annotation-end office:name="6"/></text:span><text:span text:style-name="CommentReference"><office:annotation-end office:name="7"/></text:span><text:span text:style-name="T34">) and is defined as “the mental action or process of acquiring knowledge and understanding through thought, experience, and the senses” (Cambridge Cognition, 2015). It<text:s/></text:span><text:span text:style-name="T35">is essential for navigating the complexities of everyday life (Cambridge Cognition, 2015; Liu, Wang, Xin, Jiang &amp; Meng, 2024), enabling us to understand and interact with the world around us (Eysenck &amp; Brysbaert, 2018). Cognition encompasses a<text:s/></text:span><text:span text:style-name="T36">range of mental processes such as the acquisition, storage, manipulation, selection and retrieval of information (Cambridge Cognition, 2015;<text:s/></text:span><text:span text:style-name="T37"><office:annotation office:name="8" xml:id="57336690"><dc:creator>Janka Hauffe</dc:creator><dc:date>2025-02-02T13:47:00</dc:date><meta:creator-initials>JH</meta:creator-initials><text:p text:style-name="P3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9" xml:id="671001686"><dc:creator>Janka Hauffe</dc:creator><dc:date>2025-02-02T13:47:00</dc:date><meta:creator-initials>JH</meta:creator-initials><text:p text:style-name="P39"><text:a xlink:href="https://doi.org/10.1186/s12877-024-05041-x" office:target-frame-name="_top" xlink:show="replace"><text:span text:style-name="T40">https://doi.org/10.1186/s12877-024-05041-x</text:span></text:a></text:p></office:annotation>Liu, Wang, Xin, Wang, Jiang &amp; Meng, 2024)</text:span><text:span text:style-name="CommentReference"><office:annotation-end office:name="8"/></text:span><text:span text:style-name="CommentReference"><office:annotation-end office:name="9"/></text:span><text:span text:style-name="T41">, as well as core cognitive functions such as attention,<text:s/></text:span><text:soft-page-break/><text:span text:style-name="T42">perception, learning, memory, language, problem solving, thinking, and reasoning (Eysenck &amp; Brysbaert, 2018). These cognitive abilities are vital for decision-making and adapting to daily challenges (Eysenck &amp; Brysbaert, 2018).</text:span></text:p>
      <text:p text:style-name="P43"/>
      <text:p text:style-name="P44"><text:span text:style-name="T45">It is essential for everyday functioning and refers to a range of mental processes such as the acquisition, storage, manipulation, selection and retrieval of information (Cambridge Cognition, 2015;<text:s/></text:span><text:span text:style-name="T46"><office:annotation office:name="10" xml:id="1090331559"><dc:creator>Janka Hauffe</dc:creator><dc:date>2025-02-02T13:47:00</dc:date><meta:creator-initials>JH</meta:creator-initials><text:p text:style-name="P47">@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1" xml:id="912498515"><dc:creator>Janka Hauffe</dc:creator><dc:date>2025-02-02T13:47:00</dc:date><meta:creator-initials>JH</meta:creator-initials><text:p text:style-name="P48"><text:a xlink:href="https://doi.org/10.1186/s12877-024-05041-x" office:target-frame-name="_top" xlink:show="replace"><text:span text:style-name="T49">https://doi.org/10.1186/s12877-024-05041-x</text:span></text:a></text:p></office:annotation>Liu, Wang, Xin, Wang, Jiang &amp; Meng, 2024)</text:span><text:span text:style-name="CommentReference"><office:annotation-end office:name="10"/></text:span><text:span text:style-name="CommentReference"><office:annotation-end office:name="11"/></text:span><text:span text:style-name="T50">.</text:span></text:p>
      <text:p text:style-name="P51"/>
      <text:p text:style-name="P52"><text:span text:style-name="T53">Cognition is essential for navigating the complexities of everyday life (Cambridge Cognition, 2015; Liu, Wang, Xin, Jiang &amp; Meng, 2024), enabling us to understand and interact with the world around us (Eysenck &amp; Brysbaert, 2018). It encompasses core cognitive functions – such as attention, perception, learning, memory, language, problem solving, thinking, and reasoning – that are vital for decision-making and adapting to daily challenges (Eysenck &amp; Brysbaert, 2018).<text:s/></text:span><text:span text:style-name="T54">As the most complex function of the brain (</text:span><text:span text:style-name="T55"><office:annotation office:name="12" xml:id="1864497000"><dc:creator>Janka Hauffe</dc:creator><dc:date>2025-02-02T13:34:00</dc:date><meta:creator-initials>JH</meta:creator-initials><text:p text:style-name="P56">@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3" xml:id="635804993"><dc:creator>Janka Hauffe</dc:creator><dc:date>2025-02-02T13:34:00</dc:date><meta:creator-initials>JH</meta:creator-initials><text:p text:style-name="P57">https://doi.org/10.1007/s10072-020-04737-3<text:s/></text:p></office:annotation>Birle et al., 2020</text:span><text:span text:style-name="CommentReference"><office:annotation-end office:name="12"/></text:span><text:span text:style-name="CommentReference"><office:annotation-end office:name="13"/></text:span><text:span text:style-name="T58">), 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59"><office:annotation office:name="14" xml:id="402669527"><dc:creator>Janka Hauffe</dc:creator><dc:date>2025-02-02T13:47:00</dc:date><meta:creator-initials>JH</meta:creator-initials><text:p text:style-name="P6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5" xml:id="707226249"><dc:creator>Janka Hauffe</dc:creator><dc:date>2025-02-02T13:47:00</dc:date><meta:creator-initials>JH</meta:creator-initials><text:p text:style-name="P61"><text:a xlink:href="https://doi.org/10.1186/s12877-024-05041-x" office:target-frame-name="_top" xlink:show="replace"><text:span text:style-name="T62">https://doi.org/10.1186/s12877-024-05041-x</text:span></text:a></text:p></office:annotation>Liu, Wang, Xin, Wang, Jiang &amp; Meng, 2024)</text:span><text:span text:style-name="CommentReference"><office:annotation-end office:name="14"/></text:span><text:span text:style-name="CommentReference"><office:annotation-end office:name="15"/></text:span><text:span text:style-name="T63">.</text:span></text:p>
      <text:p text:style-name="P64"/>
      <text:p text:style-name="P65"><text:span text:style-name="T66">Cognition is essential for navigating the complexities of everyday life (Cambridge Cognition, 2015; Liu, Wang, Xin, Jiang &amp; Meng, 2024), enabling us to understand and interact with the world around us (Eysenck &amp; Brysbaert, 2018). It encompasses a<text:s/></text:span><text:span text:style-name="T67">range of mental processes such as the acquisition, storage, manipulation, selection and retrieval of information (Cambridge Cognition, 2015;<text:s/></text:span><text:span text:style-name="T68"><office:annotation office:name="16" xml:id="1401884787"><dc:creator>Janka Hauffe</dc:creator><dc:date>2025-02-02T13:47:00</dc:date><meta:creator-initials>JH</meta:creator-initials><text:p text:style-name="P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7" xml:id="606530501"><dc:creator>Janka Hauffe</dc:creator><dc:date>2025-02-02T13:47:00</dc:date><meta:creator-initials>JH</meta:creator-initials><text:p text:style-name="P70"><text:a xlink:href="https://doi.org/10.1186/s12877-024-05041-x" office:target-frame-name="_top" xlink:show="replace"><text:span text:style-name="T71">https://doi.org/10.1186/s12877-024-05041-x</text:span></text:a></text:p></office:annotation>Liu, Wang, Xin, Wang, Jiang &amp; Meng, 2024)</text:span><text:span text:style-name="CommentReference"><office:annotation-end office:name="16"/></text:span><text:span text:style-name="CommentReference"><office:annotation-end office:name="17"/></text:span><text:span text:style-name="T72">, as well as core cognitive functions such as such as attention, perception, learning, memory, language, problem solving, thinking, and reasoning, all of which are vital for decision-making and adapting to daily challenges (Eysenck &amp; Brysbaert, 2018).<text:s/></text:span><text:span text:style-name="T73">As the most complex function of the brain (</text:span><text:span text:style-name="T74"><office:annotation office:name="18" xml:id="1683204968"><dc:creator>Janka Hauffe</dc:creator><dc:date>2025-02-02T13:34:00</dc:date><meta:creator-initials>JH</meta:creator-initials><text:p text:style-name="P75">@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9" xml:id="307336841"><dc:creator>Janka Hauffe</dc:creator><dc:date>2025-02-02T13:34:00</dc:date><meta:creator-initials>JH</meta:creator-initials><text:p text:style-name="P76">https://doi.org/10.1007/s10072-020-04737-3<text:s/></text:p></office:annotation>Birle et al., 2020</text:span><text:span text:style-name="CommentReference"><office:annotation-end office:name="18"/></text:span><text:span text:style-name="CommentReference"><office:annotation-end office:name="19"/></text:span><text:span text:style-name="T77">), cognition is defined as “the mental action or process of acquiring knowledge and understanding through thought, experience, and the sense” (Cambridge Cognition, 2015).</text:span></text:p>
      <text:p text:style-name="P78"/>
      <text:p text:style-name="P79"/>
      <text:p text:style-name="P80"/>
      <text:p text:style-name="P81">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2">First, the dopaminergic system, closely related to the basal ganglia, is introduced, as it</text:p>
      <text:p text:style-name="P8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4"/>
      <text:p text:style-name="P85">In general cognitive impairment</text:p>
      <text:p text:style-name="P86"><text:span text:style-name="T87"><office:annotation office:name="20" xml:id="1604102293"><dc:creator>Janka Hauffe</dc:creator><dc:date>2025-01-29T13:30:00</dc:date><meta:creator-initials>JH</meta:creator-initials><text:p text:style-name="P88">In total cognitiv impairment!!!</text:p></office:annotation>Pais, Ruano, Carvalho &amp; Barros (2020</text:span><text:span text:style-name="CommentReference"><office:annotation-end office:name="20"/></text:span><text:span text:style-name="T89">):<text:s/></text:span><office:annotation office:name="21" xml:id="1748288109"><dc:creator>Janka Hauffe</dc:creator><dc:date>2025-01-29T13:30:00</dc:date><meta:creator-initials>JH</meta:creator-initials><text:p text:style-name="P9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91">https://doi.org/10.3390/geriatrics5040084</text:span></text:a><text:span text:style-name="CommentReference"><office:annotation-end office:name="21"/></text:span></text:p>
      <text:p text:style-name="P92">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93"/>
      <text:p text:style-name="P94"><text:bookmark-start text:name="_Hlk189396412"/><text:bookmark-start text:name="_Hlk189138083"/><text:span text:style-name="T95"><office:annotation office:name="22" xml:id="549114928"><dc:creator>Janka Hauffe</dc:creator><dc:date>2025-01-30T14:00:00</dc:date><meta:creator-initials>JH</meta:creator-initials><text:p text:style-name="P96">EEG in cognitive impairment (MCI)</text:p></office:annotation>Liu, Wang, Xin, Wang, Jiang &amp; Meng, 2024</text:span><text:span text:style-name="CommentReference"><office:annotation-end office:name="22"/></text:span><text:bookmark-end text:name="_Hlk189396412"/><text:span text:style-name="T97">:<text:s/></text:span><office:annotation office:name="23" xml:id="1991567760"><dc:creator>Janka Hauffe</dc:creator><dc:date>2025-01-30T13:53:00</dc:date><meta:creator-initials>JH</meta:creator-initials><text:p text:style-name="P9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9">https://doi.org/10.1186/s12877-024-05041-x</text:span></text:a><text:span text:style-name="CommentReference"><office:annotation-end office:name="23"/></text:span></text:p>
      <text:p text:style-name="P100"><text:bookmark-end text:name="_Hlk189138083"/><text:span text:style-name="T101">Cognitive impairment refers to varying degrees of damage to cognitive function caused by various reasons, with an incidence rate that generally<text:s/></text:span><text:span text:style-name="T102"><office:annotation office:name="24" xml:id="571041239"><dc:creator>Janka Hauffe</dc:creator><dc:date>2025-02-02T13:53:00</dc:date><meta:creator-initials>JH</meta:creator-initials><text:p text:style-name="P103">Over 45 year old people in China</text:p></office:annotation>reaches 33.59%<text:s/></text:span><text:span text:style-name="CommentReference"><office:annotation-end office:name="24"/></text:span><text:span text:style-name="T104">and increases with age [</text:span><text:span text:style-name="T105"><office:annotation office:name="25" xml:id="1300944466"><dc:creator>Janka Hauffe</dc:creator><dc:date>2025-01-30T13:54:00</dc:date><meta:creator-initials>JH</meta:creator-initials><text:p text:style-name="P106">Shuning H, Jiahao Z, Ruonan Y, et al. Spatial distribution of cognitive dysfunc-</text:p><text:p text:style-name="P107">tion and its risk factors in Chinese population aged 45 years and above [J]. J</text:p><text:p text:style-name="P108">South Med Univ. 2023;43(4):611–9.</text:p></office:annotation>3</text:span><text:span text:style-name="CommentReference"><office:annotation-end office:name="25"/></text:span><text:span text:style-name="T109">].</text:span></text:p>
      <text:p text:style-name="P110"/>
      <text:p text:style-name="P111"/>
      <text:p text:style-name="P112"><text:bookmark-start text:name="_Hlk189464294"/><text:soft-page-break/>General information SCD</text:p>
      <text:p text:style-name="P113"><text:span text:style-name="T114"><office:annotation office:name="26" xml:id="589556060"><dc:creator>Janka Hauffe</dc:creator><dc:date>2025-01-29T12:58:00</dc:date><meta:creator-initials>JH</meta:creator-initials><text:p text:style-name="P115"><text:span text:style-name="T116">SCD</text:span></text:p></office:annotation>Jessen et al.<text:s/></text:span><text:span text:style-name="CommentReference"><office:annotation-end office:name="26"/></text:span><text:span text:style-name="T117">(2014):<text:s/></text:span><office:annotation office:name="27" xml:id="728009555"><dc:creator>Janka Hauffe</dc:creator><dc:date>2025-01-29T12:59:00</dc:date><meta:creator-initials>JH</meta:creator-initials><text:p text:style-name="P118">@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19">https://doi.org/</text:span><text:span text:style-name="T120">10.1016/j.jalz.2014.01.001</text:span></text:a><text:span text:style-name="CommentReference"><office:annotation-end office:name="27"/></text:span></text:p>
      <text:p text:style-name="P121">There is increasing evidence that subjective cognitive decline (SCD) in individuals with unimpaired performance on cognitive tests may represent the first symptomatic manifestation of Alzheimer's disease (AD).</text:p>
      <text:p text:style-name="P122">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23">Cognitive referse to any cognitive domain.</text:p>
      <text:p text:style-name="P124"><text:span text:style-name="T125"><office:annotation office:name="28" xml:id="280441060"><dc:creator>Janka Hauffe</dc:creator><dc:date>2025-01-29T12:55:00</dc:date><meta:creator-initials>JH</meta:creator-initials><text:p text:style-name="P126">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8"/></text:span></text:p>
      <text:p text:style-name="P127"><text:span text:style-name="T128">Studies on SCD have often used the term<text:s/></text:span><text:span text:style-name="T129">impairment</text:span><text:span text:style-name="T130"><text:s/>(subjective cognitive impairment) instead of<text:s/></text:span><text:span text:style-name="T131">decline</text:span><text:span text:style-name="T132">. The term<text:s/></text:span><text:span text:style-name="T133">impairment</text:span><text:span text:style-name="T134"><text:s/>does not immediately reflect the temporal course of subjective cognitive change because impairment may also be of a chronic and stable nature. Thus, it requires an additional definition of onset. In contrast, the term<text:s/></text:span><text:span text:style-name="T135">decline</text:span><text:span text:style-name="T136"><text:s/>already includes the fact that an onset has occurred.</text:span></text:p>
      <text:p text:style-name="P137"/>
      <text:p text:style-name="P138"><text:span text:style-name="T139"><office:annotation office:name="29" xml:id="288785506"><dc:creator>Janka Hauffe</dc:creator><dc:date>2025-01-30T13:16:00</dc:date><meta:creator-initials>JH</meta:creator-initials><text:p text:style-name="P140">EEG in SCD</text:p></office:annotation>Perez, Duque, Hidalgo &amp; Salvador, 2024:<text:s/></text:span><text:span text:style-name="CommentReference"><office:annotation-end office:name="29"/></text:span><office:annotation office:name="30" xml:id="567269193"><dc:creator>Janka Hauffe</dc:creator><dc:date>2025-01-30T13:15:00</dc:date><meta:creator-initials>JH</meta:creator-initials><text:p text:style-name="P1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2">https://doi.org/10.1016/j.biopsycho.2024.108823</text:span></text:a><text:span text:style-name="CommentReference"><office:annotation-end office:name="30"/></text:span></text:p>
      <text:p text:style-name="P143">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144"><text:span text:style-name="T145">Subjective cognitive decline (</text:span><text:span text:style-name="T146"><office:annotation office:name="31" xml:id="2087133454"><dc:creator>Janka Hauffe</dc:creator><dc:date>2025-01-15T11:04:00</dc:date><meta:creator-initials>JH</meta:creator-initials><text:p text:style-name="P147">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148"><office:annotation-end office:name="31"/></text:span></text:p>
      <text:soft-page-break/>
      <text:p text:style-name="P149">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150">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151">hand, SCD has been linked to a higher risk of objective cognitive impairment (Li et al., 2022; Numbers et al., 2023; Rivas-Fern´andez et al., 2023) and a reduction in functional connectivity (Yasuno et al., 2015).</text:p>
      <text:p text:style-name="P152"><text:span text:style-name="T153">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154"><text:span text:style-name="T155">Therefore, it would be beneficial to investigate early and reliable biomarkers for the detection and treatment of SCD in an attempt to maintain cognitive health and delay or prevent the progression to AD (Abdulrab &amp; Heun, 2008).</text:span></text:p>
      <text:p text:style-name="P156"><text:bookmark-end text:name="_Hlk189464294"/></text:p>
      <text:p text:style-name="P157">EEG in SCD</text:p>
      <text:p text:style-name="P158"><text:bookmark-start text:name="_Hlk189309418"/><text:span text:style-name="T159"><office:annotation office:name="32" xml:id="1745809223"><dc:creator>Janka Hauffe</dc:creator><dc:date>2025-01-30T13:16:00</dc:date><meta:creator-initials>JH</meta:creator-initials><text:p text:style-name="P160">EEG in SCD</text:p></office:annotation>Perez, Duque, Hidalgo &amp; Salvador, 2024:<text:s/></text:span><text:span text:style-name="CommentReference"><office:annotation-end office:name="32"/></text:span><office:annotation office:name="33" xml:id="742491302"><dc:creator>Janka Hauffe</dc:creator><dc:date>2025-01-30T13:15:00</dc:date><meta:creator-initials>JH</meta:creator-initials><text:p text:style-name="P16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62">https://doi.org/10.1016/j.biopsycho.2024.108823</text:span></text:a><text:span text:style-name="CommentReference"><office:annotation-end office:name="33"/></text:span></text:p>
      <text:p text:style-name="P163"><text:span text:style-name="T164">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165">The review emphasizes patterns in frequency band activity, revealing that individuals classified as SCD exhibited increased<text:s/></text:span><text:span text:style-name="T166">theta</text:span><text:span text:style-name="T167"><text:s/>power than healthy controls, but decreased than MCI. However, findings for the<text:s/></text:span><text:span text:style-name="T168">alpha</text:span><text:span text:style-name="T169">,<text:s/></text:span><text:span text:style-name="T170">delta</text:span><text:span text:style-name="T171">, and<text:s/></text:span><text:span text:style-name="T172">beta</text:span><text:span text:style-name="T173"><text:s/>bands were inconsistent, demonstrating variability across studies and highlighting the need for further research.</text:span></text:p>
      <text:soft-page-break/>
      <text:p text:style-name="P174">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175"><text:span text:style-name="T176">Four studies documented alterations in the rsEEG<text:s/></text:span><text:span text:style-name="T177">delta</text:span><text:span text:style-name="T178"><text:s/>frequency band in people with SCD.<text:s/></text:span><text:span text:style-name="T179">Sibilano et al. (2023), Iliadou et al. (2021), and Gouw et al.<text:s/></text:span><text:span text:style-name="T180">(2017) conducted a thorough investigation of frequency band changes by comparing individuals with SCD to those with MCI.</text:span></text:p>
      <text:p text:style-name="P181"><text:span text:style-name="T182">Additionally, Sibiliano included a group of healthy controls in their analysis. In Iliadou’s study, the MCI group exhibited a significant increase in overall<text:s/></text:span><text:span text:style-name="T183">delta</text:span><text:span text:style-name="T184"><text:s/>power compared to the SCD group, highlighting distinctive spectral alterations. Moreover, in their spectral analysis</text:span></text:p>
      <text:p text:style-name="P185"><text:span text:style-name="T186">comparing SCD and MCI, Sibilano et al. (2023) identified higher spectral power in the<text:s/></text:span><text:span text:style-name="T187">delta</text:span><text:span text:style-name="T188"><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189"><text:span text:style-name="T190">The study reported heightened<text:s/></text:span><text:span text:style-name="T191">delta</text:span><text:span text:style-name="T192"><text:s/>activity throughout the cortex.</text:span></text:p>
      <text:p text:style-name="P193"><text:span text:style-name="T194">Finally, Jeong et al. (2021) reported increased<text:s/></text:span><text:span text:style-name="T195">delta</text:span><text:span text:style-name="T196"><text:s/>activity in the frontal cortex in individuals with SCD compared to healthy controls. Six studies reported an abnormal rsEEG of<text:s/></text:span><text:span text:style-name="T197">theta</text:span><text:span text:style-name="T198"><text:s/>power in people with SCD compared to MCI and healthy control groups. Three studies</text:span></text:p>
      <text:p text:style-name="P199"><text:span text:style-name="T200">specifically explored rsEEG in individuals with SCD along the MCI continuum. Iliadou et al. (2021) observed lower spectral power in<text:s/></text:span><text:span text:style-name="T201">theta</text:span><text:span text:style-name="T202"><text:s/>in SCD compared to individuals with MCI. Sibilano et al. (2023) utilized rsEEG to discriminate between SCD and MCI, identifying the<text:s/></text:span><text:span text:style-name="T203">delta</text:span><text:span text:style-name="T204"><text:s/>and<text:s/></text:span><text:span text:style-name="T205">theta</text:span><text:span text:style-name="T206"><text:s/>bands as discriminating the most between SCD and MCI. We identified six articles that reported alterations in<text:s/></text:span><text:span text:style-name="T207">alpha</text:span><text:span text:style-name="T208"><text:s/>power in individuals with SCD compared to those with MCI and healthy control groups. Iliadou et al. (2021) observed a decrease in<text:s/></text:span><text:span text:style-name="T209">alpha</text:span><text:span text:style-name="T210"><text:s/>spectral power in individuals with SCD compared to those with MCI. Individuals with SCD exhibited decreased<text:s/></text:span><text:span text:style-name="T211">alpha</text:span><text:span text:style-name="T212">1, compared to the healthy control group, and increased<text:s/></text:span><text:span text:style-name="T213">alpha</text:span><text:span text:style-name="T214">2 in the left temporal, central, and parietal cortex compared to those with MCI, as reported in the study by Mazzon et al. (2018). Additionally, a decrease in spectral power across the entire<text:s/></text:span><text:span text:style-name="T215">alpha</text:span><text:span text:style-name="T216"><text:s/>band was noted in individuals with SCD who progressed to MCI in the study conducted by Gouw et al. (2017). When comparing people with SCD to the healthy control group, Jeong et al. (2021) found a decrease in<text:s/></text:span><text:span text:style-name="T217">alpha</text:span><text:span text:style-name="T218">1, specifically in the occipital regions, whereas Prichep et al. (2006) observed a decrease in the<text:s/></text:span><text:span text:style-name="T219">alpha</text:span><text:span text:style-name="T220"><text:s/>band. In contrast, Alexander et al. (2006)<text:s/></text:span><text:soft-page-break/><text:span text:style-name="T221">reported an increase, rather than a decrease, in the<text:s/></text:span><text:span text:style-name="T222">alpha</text:span><text:span text:style-name="T223"><text:s/>band in individuals with SCD compared to the healthy control group. In the case of the<text:s/></text:span><text:span text:style-name="T224">beta</text:span><text:span text:style-name="T225"><text:s/>band, three studies reported noteworthy changes. Iliadou et al. (2021) observed a decrease in<text:s/></text:span><text:span text:style-name="T226">beta</text:span><text:span text:style-name="T227"><text:s/>spectral power in individuals with SCD compared to those with MCI. Additionally, Mazzon et al. (2018) identified a decrease in<text:s/></text:span><text:span text:style-name="T228">beta</text:span><text:span text:style-name="T229"><text:s/>power in the left frontal regions when comparing the SCD group to the MCI group. In the study by Alexander et al. (2006), which compared individuals with SCD to a healthy control group, increased<text:s/></text:span><text:span text:style-name="T230">beta</text:span><text:span text:style-name="T231"><text:s/>power was observed in the central, parietal, and frontal regions in individuals with SCD.</text:span></text:p>
      <text:p text:style-name="P232">None of the studies included in this review reported significant changes in the groups in the gamma frequency band.</text:p>
      <text:p text:style-name="P233"><text:span text:style-name="T234">Overall, individuals with SCD exhibited a pronounced increase in<text:s/></text:span><text:span text:style-name="T235">theta</text:span><text:span text:style-name="T236"><text:s/>spectral power compared to healthy controls, whereas those with MCI showed a further increment compared to individuals with SCD, indicating alterations across the MCI continuum. Similar alterations</text:span></text:p>
      <text:p text:style-name="P237"><text:span text:style-name="T238">across the MCI continuum were observed in<text:s/></text:span><text:span text:style-name="T239">alpha</text:span><text:span text:style-name="T240"><text:s/>spectral power.</text:span></text:p>
      <text:p text:style-name="P241"><text:span text:style-name="T242">Specifically, individuals with SCD displayed decreased<text:s/></text:span><text:span text:style-name="T243">alpha</text:span><text:span text:style-name="T244"><text:s/>spectral power compared to healthy controls, but higher levels than in individuals with MCI. However, this trend is inconsistent because two studies reported increases, rather than decreases, in this band in both</text:span></text:p>
      <text:p text:style-name="P245"><text:span text:style-name="T246">SCD and MCI. Additionally, findings for the<text:s/></text:span><text:span text:style-name="T247">delta</text:span><text:span text:style-name="T248"><text:s/>and<text:s/></text:span><text:span text:style-name="T249">beta</text:span><text:span text:style-name="T250"><text:s/>frequency bands are rather inconclusive, given that half of the studies did not identify significant effects within these bands. In the studies that did observe effects, an increase in<text:s/></text:span><text:span text:style-name="T251">delta</text:span><text:span text:style-name="T252"><text:s/>was noted in individuals with SCD compared to healthy controls, as well as in individuals with MCI compared to individuals with SCD. The findings related to<text:s/></text:span><text:span text:style-name="T253">beta</text:span><text:span text:style-name="T254"><text:s/>band activity are also unclear. Whereas one study reported an increase in<text:s/></text:span><text:span text:style-name="T255">beta</text:span><text:span text:style-name="T256"><text:s/>band activity when comparing SCD and healthy controls, an examination of the MCI continuum reveals a tendency towards decreased<text:s/></text:span><text:span text:style-name="T257">beta</text:span><text:span text:style-name="T258"><text:s/>band activity in individuals with MCI compared to those with SCD.</text:span></text:p>
      <text:p text:style-name="P259">Despite this overarching trend, variability in the studies’ results was evident, probably stemming from variations in measurement and analysis methodologies and discrepancies in the diagnostic criteria used to define SCD.</text:p>
      <text:p text:style-name="P260">Overall, most of the consulted studies reported an alteration in the EEG associated with SCD, as evidenced by an increase in spectral power in the low-frequency bands and a decrease in spectral power in the high-frequency bands.</text:p>
      <text:p text:style-name="P261"><text:span text:style-name="T262">Most of the analyzed studies reported abnormal rsEEG activity in individuals with SCD compared to healthy control groups. Furthermore, studies contrasting SCD and MCI reveal that rsEEG abnormalities persist and intensify as cognitive decline progresses. Our review<text:s/></text:span><text:soft-page-break/><text:span text:style-name="T263">revealed the following evidence: 1) increased<text:s/></text:span><text:span text:style-name="T264">delta</text:span><text:span text:style-name="T265"><text:s/>power in individuals with SCD compared to both healthy controls and people with MCI, although these findings were not consistently reported across all the studies; 2) a progressive increase in<text:s/></text:span><text:span text:style-name="T266">theta</text:span><text:span text:style-name="T267"><text:s/>frequency bands in individuals with SCD compared to healthy controls, which intensified when comparing MCI to SCD; 3) a decrease in the<text:s/></text:span><text:span text:style-name="T268">alpha</text:span><text:span text:style-name="T269"><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270"><text:span text:style-name="T271">studies, unexpected increases, rather than decreases, in<text:s/></text:span><text:span text:style-name="T272">alpha</text:span><text:span text:style-name="T273"><text:s/>and<text:s/></text:span><text:span text:style-name="T274">beta</text:span><text:span text:style-name="T275"><text:s/>frequency band spectral power were reported in the SCD groups compared to healthy controls, and in the MCI groups compared to the SCD groups; 4) a decrease in<text:s/></text:span><text:span text:style-name="T276">beta</text:span><text:span text:style-name="T277"><text:s/>band activity was only noted in studies</text:span></text:p>
      <text:p text:style-name="P278">that compared MCI with SCD. Conversely, the other two studies reported increases in the frequency of this band.</text:p>
      <text:p text:style-name="P279"><text:span text:style-name="T280">What is the physiological significance of the changes observed in the spectral power of<text:s/></text:span><text:span text:style-name="T281">delta</text:span><text:span text:style-name="T282">,<text:s/></text:span><text:span text:style-name="T283">theta</text:span><text:span text:style-name="T284">,<text:s/></text:span><text:span text:style-name="T285">alpha</text:span><text:span text:style-name="T286">, and<text:s/></text:span><text:span text:style-name="T287">beta</text:span><text:span text:style-name="T288"><text:s/>rhythms in individuals with SCD? The alterations in the high and low components of the<text:s/></text:span><text:span text:style-name="T289">delta</text:span><text:span text:style-name="T290"><text:s/>rhythms, indicative of a healthy brain, are thought to be influenced by</text:span></text:p>
      <text:p text:style-name="P291"><text:span text:style-name="T292">inhibiting oscillators within the reticulo-thalamic (7–14 Hz), thalamo-cortical (1–4 Hz), and intracortical (&lt;1 Hz) neural circuits (Steriade, 2006). Moreover, it has been proposed that thalamo-cortical circuits play a role in the generation and modulation of<text:s/></text:span><text:span text:style-name="T293">theta</text:span><text:span text:style-name="T294"><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295">delta</text:span><text:span text:style-name="T296"><text:s/>and<text:s/></text:span><text:span text:style-name="T297">theta</text:span><text:span text:style-name="T298"><text:s/>bands. The crucial implication of cholinergic deficiency is further corroborated by EEG investigations using scopolamine, a non-selective antagonist of muscarinic receptors that hinders stimulation of postsynaptic receptors. Following scopol-</text:span></text:p>
      <text:p text:style-name="P299"><text:span text:style-name="T300">amine administration, healthy subjects show increased<text:s/></text:span><text:span text:style-name="T301">delta</text:span><text:span text:style-name="T302"><text:s/>and<text:s/></text:span><text:span text:style-name="T303">theta</text:span><text:span text:style-name="T304"><text:s/>power, along with decreased<text:s/></text:span><text:span text:style-name="T305">alpha</text:span><text:span text:style-name="T306"><text:s/>and<text:s/></text:span><text:span text:style-name="T307">beta</text:span><text:span text:style-name="T308"><text:s/>power (Ebert et al., 2001).</text:span></text:p>
      <text:p text:style-name="P309"><text:span text:style-name="T310">Furthermore,<text:s/></text:span><text:span text:style-name="T311">beta</text:span><text:span text:style-name="T312"><text:s/>rhythms may be associated with the regulation of thalamocortical flow, encompassing commands, images, and motor plans through the basal ganglia and motor thalamus (Oswal et al., 2013). As mentioned previously, Alexander et al. (2006) and</text:span></text:p>
      <text:p text:style-name="P313"><text:span text:style-name="T314">Iliadou et al. (2021) found distinct<text:s/></text:span><text:span text:style-name="T315">alpha</text:span><text:span text:style-name="T316"><text:s/>and<text:s/></text:span><text:span text:style-name="T317">beta</text:span><text:span text:style-name="T318"><text:s/>rhythm patterns from those found in other studies reviewed. These authors suggested that the psychophysiological changes observed in<text:s/></text:span><text:soft-page-break/><text:span text:style-name="T319">the SCD in their study may reflect an initial compensatory process in response to early cognitive impairment.</text:span></text:p>
      <text:p text:style-name="P320"><text:span text:style-name="T321">Notably,<text:s/></text:span><text:span text:style-name="T322">theta</text:span><text:span text:style-name="T323"><text:s/>and gamma bands are recognized for their involvement in memory (Klimesch, 1999; Nyhus &amp; Curran, 2010), whereas<text:s/></text:span><text:span text:style-name="T324">delta</text:span><text:span text:style-name="T325"><text:s/>bands play a role in maintaining focused attention (Harmony, 2013). The<text:s/></text:span><text:span text:style-name="T326">alpha</text:span><text:span text:style-name="T327"><text:s/>band has been associated with attention and memory processes (Klimesch, 1999, 2012). Although the role of<text:s/></text:span><text:span text:style-name="T328">beta</text:span><text:span text:style-name="T329"><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330"><text:bookmark-start text:name="_Hlk189309957"/><text:span text:style-name="T331"><office:annotation office:name="34" xml:id="1105345253"><dc:creator>Janka Hauffe</dc:creator><dc:date>2025-01-15T12:42:00</dc:date><meta:creator-initials>JH</meta:creator-initials><text:p text:style-name="P332">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333"><office:annotation-end office:name="34"/></text:span></text:p>
      <text:p text:style-name="P334"><text:bookmark-start text:name="_Hlk189135949"/><text:bookmark-end text:name="_Hlk189309957"/>Addressing these limitations is crucial for the progression of EEG research and its effective application in the study of SCD.</text:p>
      <text:p text:style-name="P335"><text:span text:style-name="T336">Although the rsEEG frequency bands are universally identified using Greek letters (e.g.,<text:s/></text:span><text:span text:style-name="T337">delta</text:span><text:span text:style-name="T338">,<text:s/></text:span><text:span text:style-name="T339">theta</text:span><text:span text:style-name="T340">,<text:s/></text:span><text:span text:style-name="T341">alpha</text:span><text:span text:style-name="T342">,<text:s/></text:span><text:span text:style-name="T343">beta</text:span><text:span text:style-name="T344">, and gamma), different classifications of their frequency limits were observed in the reviewed studies. To address this lack of consensus, on the one hand, the International Pharmaco-EEG Society recommends the following frequency limits:<text:s/></text:span><text:span text:style-name="T345">delta</text:span><text:span text:style-name="T346"><text:s/>(1.5-&lt;6),<text:s/></text:span><text:span text:style-name="T347">theta</text:span><text:span text:style-name="T348"><text:s/>(6-&lt;8.5),<text:s/></text:span><text:span text:style-name="T349">alpha</text:span><text:span text:style-name="T350">1 (8.5-&lt;10.5),<text:s/></text:span><text:span text:style-name="T351">alpha</text:span><text:span text:style-name="T352">2 (10.5-&lt;12.5),<text:s/></text:span><text:span text:style-name="T353">beta</text:span><text:span text:style-name="T354">1 (12.5-&lt;18.5),<text:s/></text:span><text:span text:style-name="T355">beta</text:span><text:span text:style-name="T356">2 (18.5-&lt;21),<text:s/></text:span><text:span text:style-name="T357">beta</text:span><text:span text:style-name="T358">3 (21.0-&lt;30), gamma (30-&lt;40). For gamma, they empirically choose the following</text:span></text:p>
      <text:p text:style-name="P359"><text:span text:style-name="T360">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361">delta</text:span><text:span text:style-name="T362"><text:s/>(0.1-&lt;4),<text:s/></text:span><text:span text:style-name="T363">theta</text:span><text:span text:style-name="T364"><text:s/>(4-&lt;8),<text:s/></text:span><text:span text:style-name="T365">alpha</text:span><text:span text:style-name="T366"><text:s/>(8 13),<text:s/></text:span><text:span text:style-name="T367">beta</text:span><text:span text:style-name="T368"><text:s/>(14 30), and gamma (&gt;30–80).</text:span></text:p>
      <text:p text:style-name="P369">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text:s/><text:soft-page-break/>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370"><text:bookmark-start text:name="_Hlk190090846"/><text:span text:style-name="T371">Therefore, it would be beneficial to investigate early and reliable biomarkers for the detection and treatment of SCD in an attempt to maintain cognitive health and delay or prevent the progression to AD (Abdulrab &amp; Heun, 2008).</text:span></text:p>
      <text:p text:style-name="P372"><text:bookmark-end text:name="_Hlk190090846"/></text:p>
      <text:p text:style-name="P373"/>
      <text:p text:style-name="P374">General information MCI</text:p>
      <text:p text:style-name="P375"><text:bookmark-start text:name="_Hlk189048451"/><text:bookmark-start text:name="_Hlk190090969"/><text:span text:style-name="T376"><office:annotation office:name="35" xml:id="1631493861"><dc:creator>Janka Hauffe</dc:creator><dc:date>2025-01-29T13:40:00</dc:date><meta:creator-initials>JH</meta:creator-initials><text:p text:style-name="P377">EEG in AD and MCI</text:p></office:annotation>Jelic, Shigeta, Julin, Almkvist, Winblad &amp; Wahlund (1996)</text:span><text:span text:style-name="CommentReference"><office:annotation-end office:name="35"/></text:span><text:span text:style-name="T378">:<text:s/></text:span><office:annotation office:name="36" xml:id="741896113"><dc:creator>Janka Hauffe</dc:creator><dc:date>2025-01-29T13:37:00</dc:date><meta:creator-initials>JH</meta:creator-initials><text:p text:style-name="P379">@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380">https://doi.org/10.1159/000106897</text:span></text:a><text:span text:style-name="CommentReference"><office:annotation-end office:name="36"/></text:span></text:p>
      <text:p text:style-name="P381"><text:span text:style-name="T382">MCI presenting as objective or subjective disturbances in cognition which do not fulfil the established diagnostic criteria for dementia syndrome<text:s/></text:span><text:span text:style-name="T383"><office:annotation office:name="37" xml:id="485475445"><dc:creator>Janka Hauffe</dc:creator><dc:date>2025-01-29T13:39:00</dc:date><meta:creator-initials>JH</meta:creator-initials><text:p text:style-name="P384">If necessary can find it in scihub (cannot copy from there)</text:p></office:annotation>(1-4).</text:span><text:span text:style-name="CommentReference"><office:annotation-end office:name="37"/></text:span></text:p>
      <text:p text:style-name="P385"/>
      <text:p text:style-name="P386"><text:bookmark-start text:name="_Hlk189311094"/><text:span text:style-name="T387"><office:annotation office:name="38" xml:id="1217590025"><dc:creator>Janka Hauffe</dc:creator><dc:date>2025-01-30T14:00:00</dc:date><meta:creator-initials>JH</meta:creator-initials><text:p text:style-name="P388">EEG in cognitive impairment (MCI)</text:p></office:annotation>Liu, Wang, Xin, Wang, Jiang &amp; Meng, 2024</text:span><text:span text:style-name="CommentReference"><office:annotation-end office:name="38"/></text:span><text:span text:style-name="T389">:<text:s/></text:span><office:annotation office:name="39" xml:id="178152354"><dc:creator>Janka Hauffe</dc:creator><dc:date>2025-01-30T13:53:00</dc:date><meta:creator-initials>JH</meta:creator-initials><text:p text:style-name="P39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391">https://doi.org/10.1186/s12877-024-05041-x</text:span></text:a><text:span text:style-name="CommentReference"><office:annotation-end office:name="39"/></text:span></text:p>
      <text:p text:style-name="P392"><text:bookmark-end text:name="_Hlk189311094"/><text:span text:style-name="T393">Mild cognitive impairment (MCI) is considered a transitional stage between normal aging of the brain and dementia, and it has become a significant global public health concern [</text:span><text:span text:style-name="T394"><office:annotation office:name="40" xml:id="353786100"><dc:creator>Janka Hauffe</dc:creator><dc:date>2025-01-30T13:54:00</dc:date><meta:creator-initials>JH</meta:creator-initials><text:p text:style-name="P395">Petersen RC, Lopez O Armstrongmj, et al. Practice guideline update sum-</text:p><text:p text:style-name="P396">mary: mild cognitive impairment: report of the Guideline Development, Dis-</text:p><text:p text:style-name="P397">semination, and implementation Subcommittee of the American Academy</text:p><text:p text:style-name="P398">of neurology [J]. Neurology. 2018;90(3):126–35</text:p></office:annotation>4</text:span><text:span text:style-name="CommentReference"><office:annotation-end office:name="40"/></text:span><text:span text:style-name="T399">].</text:span></text:p>
      <text:p text:style-name="P400"/>
      <text:p text:style-name="P401"><text:span text:style-name="T402"><office:annotation office:name="41" xml:id="1421819360"><dc:creator>Janka Hauffe</dc:creator><dc:date>2025-01-29T13:08:00</dc:date><meta:creator-initials>JH</meta:creator-initials><text:p text:style-name="P403">MCI</text:p></office:annotation>Petersen (2016):<text:s/></text:span><text:span text:style-name="CommentReference"><office:annotation-end office:name="41"/></text:span><office:annotation office:name="42" xml:id="325074208"><dc:creator>Janka Hauffe</dc:creator><dc:date>2025-01-29T13:04:00</dc:date><meta:creator-initials>JH</meta:creator-initials><text:p text:style-name="P404">@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405">https://doi.org/10.1212/CON.0000000000000313</text:span></text:a><text:span text:style-name="CommentReference"><office:annotation-end office:name="42"/></text:span></text:p>
      <text:p text:style-name="P406"><text:bookmark-end text:name="_Hlk189048451"/><text:span text:style-name="T407">MCI, a state of cognitive function between that seen in normal aging and dementia.<text:s/></text:span><text:span text:style-name="T408">estimating its prevalence to be between 15% and 20% in persons 60 years and older. MCI memory concern beyond what was expected for age. Memory impairment. &lt;- Historical</text:span></text:p>
      <text:p text:style-name="P409">But not only memory disturbance, multiple cognitive domain can be impaired (MCI with and without memory impairment is possible). MCI could result from a variety of etiologies and not just AD.</text:p>
      <text:p text:style-name="P410">In DSM5 -&gt; now include a predementia phase called mild neurocognitive disorder</text:p>
      <text:p text:style-name="P411">MCI reflects a change in cognitive functioning for this individual person, not a lifelong low cognitive function.</text:p>
      <text:p text:style-name="P412">Daily function is largely preserved in MCI.</text:p>
      <text:p text:style-name="P413"><text:span text:style-name="T414"><office:annotation office:name="45" xml:id="952937118"><dc:creator>Janka Hauffe</dc:creator><dc:date>2025-01-29T13:08:00</dc:date><meta:creator-initials>JH</meta:creator-initials><text:p text:style-name="P415">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16"><office:annotation office:name="43" xml:id="1730897323"><dc:creator>Janka Hauffe</dc:creator><dc:date>2025-01-07T12:55:00</dc:date><meta:creator-initials>JH</meta:creator-initials><text:p text:style-name="P417">Interesting for discussion, that we just have total score of cognitive impairment. So I don‘t knnow in which domaine patients are better or worse</text:p></office:annotation>assessments</text:span><text:span text:style-name="T418"><office:annotation-end office:name="43"/></text:span><text:span text:style-name="T419"><text:s/></text:span><text:span text:style-name="T420"><office:annotation office:name="44" xml:id="381136476"><dc:creator>Janka Hauffe</dc:creator><dc:date>2025-01-29T13:05:00</dc:date><meta:creator-initials>JH</meta:creator-initials><text:p text:style-name="P421">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422">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44"/></text:span></text:p>
      <text:soft-page-break/>
      <text:p text:style-name="P423"><text:span text:style-name="T424">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45"/></text:span></text:p>
      <text:p text:style-name="P425"/>
      <text:p text:style-name="P426"><text:span text:style-name="T427"><office:annotation office:name="46" xml:id="1654638327"><dc:creator>Janka Hauffe</dc:creator><dc:date>2025-01-29T13:10:00</dc:date><meta:creator-initials>JH</meta:creator-initials><text:p text:style-name="P428">MCI</text:p></office:annotation>Petersen (2004):<text:s/></text:span><text:span text:style-name="CommentReference"><office:annotation-end office:name="46"/></text:span><office:annotation office:name="47" xml:id="507257635"><dc:creator>Janka Hauffe</dc:creator><dc:date>2025-01-29T13:10:00</dc:date><meta:creator-initials>JH</meta:creator-initials><text:p text:style-name="P429">@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430">https://doi.org/10.1111/j.1365-2796.2004.01388.x</text:span></text:a><text:span text:style-name="CommentReference"><office:annotation-end office:name="47"/></text:span></text:p>
      <text:p text:style-name="P431">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432"><text:span text:style-name="T433"><office:annotation office:name="48" xml:id="150805877"><dc:creator>Janka Hauffe</dc:creator><dc:date>2025-01-29T13:11:00</dc:date><meta:creator-initials>JH</meta:creator-initials><text:p text:style-name="P434">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48"/></text:span></text:p>
      <text:p text:style-name="P435"/>
      <text:p text:style-name="P436"><text:span text:style-name="T437"><office:annotation office:name="49" xml:id="974444278"><dc:creator>Janka Hauffe</dc:creator><dc:date>2025-01-29T13:14:00</dc:date><meta:creator-initials>JH</meta:creator-initials><text:p text:style-name="P438">MCI</text:p></office:annotation>Bischkopf, Busse &amp; Angermeyer (2002):<text:s/></text:span><text:span text:style-name="CommentReference"><office:annotation-end office:name="49"/></text:span><office:annotation office:name="50" xml:id="1341032728"><dc:creator>Janka Hauffe</dc:creator><dc:date>2025-01-29T13:13:00</dc:date><meta:creator-initials>JH</meta:creator-initials><text:p text:style-name="P439">@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440">https://doi.org/10.1034/j.1600-0447.2002.01417.x</text:span></text:a><text:span text:style-name="CommentReference"><office:annotation-end office:name="50"/></text:span></text:p>
      <text:p text:style-name="P441">Mild cognitive impairment is associated with an increased risk of developing dementia: patients develop dementia at a rate of 10–15% ⁄ year compared with healthy controls who</text:p>
      <text:p text:style-name="P442"><text:span text:style-name="T443">develop dementia at a rate of 1–2% ⁄ year<text:s/></text:span><text:span text:style-name="T444"><office:annotation office:name="51" xml:id="1156133996"><dc:creator>Janka Hauffe</dc:creator><dc:date>2025-01-29T13:14:00</dc:date><meta:creator-initials>JH</meta:creator-initials><text:p text:style-name="P445">6 Petersen RC, Smith GE, Waring SC, Ivnik RJ, Kokmen E, Tangelos EG. Aging, memory, and mild cognitive impairment.<text:s/><text:span text:style-name="T446">Int Psychogeriatr</text:span><text:s/>1997; 9<text:s/><text:span text:style-name="T447">(</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448"><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449">7 Petersen RC, Stevens JC, Ganguli M, Tangalos EG. Practice parameter: early detection of dementia: mild cognitive impairment (an evidence-based review).<text:s/><text:span text:style-name="T450">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451"><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452">8 Shah S, Tangalos EG, Petersen RC. Mild cognitive impairment. When is it a precursor to Alzheimer's disease?<text:s/><text:span text:style-name="T453">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51"/></text:span><text:span text:style-name="T454"><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455"><office:annotation office:name="52" xml:id="1125087706"><dc:creator>Janka Hauffe</dc:creator><dc:date>2025-01-29T13:22:00</dc:date><meta:creator-initials>JH</meta:creator-initials><text:p text:style-name="P456">4 Petersen RC. Mild cognitive impairment: transition between aging and Alzheimer's disease.<text:s/><text:span text:style-name="T457">Neurologia</text:span><text:s/>2000; 15: 93–101<text:s/></text:p></office:annotation>4</text:span><text:span text:style-name="CommentReference"><office:annotation-end office:name="52"/></text:span><text:span text:style-name="T458">). Prevalence rates of 15% for people 75 years and older (</text:span><text:span text:style-name="T459"><office:annotation office:name="53" xml:id="1481144735"><dc:creator>Janka Hauffe</dc:creator><dc:date>2025-01-29T13:23:00</dc:date><meta:creator-initials>JH</meta:creator-initials><text:p text:style-name="P460">66 Frisoni GB, Fratiglioni L, Fastbom J, Guo Z, Viitanen M, Winblad B. Mild cognitive impairment in the population and physical health: data on 1,435 individuals aged 75–95.<text:s/><text:span text:style-name="T461">J Gerontol A Biol Sci Med Sci</text:span><text:s/>2000; 55: M322–M328.<text:s/></text:p></office:annotation>66)<text:s/></text:span><text:span text:style-name="CommentReference"><office:annotation-end office:name="53"/></text:span><text:span text:style-name="T462">and only 3% for people 60 years and older have been reported (</text:span><text:span text:style-name="T463"><office:annotation office:name="54" xml:id="1381824703"><dc:creator>Janka Hauffe</dc:creator><dc:date>2025-01-29T13:22:00</dc:date><meta:creator-initials>JH</meta:creator-initials><text:p text:style-name="P464">38 Ritchie K, Artero S. Classification criteria for mild cognitive impairment. A population-based validation study.<text:s/><text:span text:style-name="T465">Neurology</text:span><text:s/>2001; 56: 37–42.<text:s/></text:p></office:annotation>38).</text:span><text:span text:style-name="CommentReference"><office:annotation-end office:name="54"/></text:span></text:p>
      <text:p text:style-name="P466">In the ICD-10 the category mild cognitive</text:p>
      <text:p text:style-name="P467"><text:span text:style-name="T468">disorder (MCD) (F 06.70) has been included as a provisional definition<text:s/></text:span><text:span text:style-name="T469"><office:annotation office:name="55" xml:id="413795150"><dc:creator>Janka Hauffe</dc:creator><dc:date>2025-01-29T13:15:00</dc:date><meta:creator-initials>JH</meta:creator-initials><text:p text:style-name="P470">44 Weltgesundheitsorganisation. Internationale Klassifikation psychischer Störungen, Icd-10, Kapitel V (F) Forschungskriterien. Bern: Verlag Hans Huber, 1994.<text:s/></text:p></office:annotation>(44</text:span><text:span text:style-name="CommentReference"><office:annotation-end office:name="55"/></text:span><text:span text:style-name="T471">). Although the definition is slightly narrower than the one in the DSM-IV (</text:span><text:span text:style-name="T472"><office:annotation office:name="56" xml:id="1399267091"><dc:creator>Janka Hauffe</dc:creator><dc:date>2025-01-29T13:16:00</dc:date><meta:creator-initials>JH</meta:creator-initials><text:p text:style-name="P473">Zaudig M. A new systematic method of measurement and diagnosis of ‘mild cognitive impairment’ and dementia according to ICD-10 and DSM-III-R criteria.<text:s/><text:span text:style-name="T474">Int Psychogeriatrics</text:span><text:s/>1992; 4<text:s/><text:span text:style-name="T475">(</text:span><text:s/>Suppl. 2 ): 203–219.<text:s/></text:p></office:annotation>45</text:span><text:span text:style-name="CommentReference"><office:annotation-end office:name="56"/></text:span><text:span text:style-name="T476">), weak correlations among its components call an underlying presence of a syndrome into question<text:s/></text:span><text:span text:style-name="T477"><office:annotation office:name="57" xml:id="498073626"><dc:creator>Janka Hauffe</dc:creator><dc:date>2025-01-29T13:16:00</dc:date><meta:creator-initials>JH</meta:creator-initials><text:p text:style-name="P478">Christensen H, Henderson AS, Jorm AF, MacKinnon AJ, Scott R, Korten AE. ICD-10 mild cognitive disorder: epidemiological evidence on its validity.<text:s/><text:span text:style-name="T479">Psychol Med</text:span><text:s/>1995; 25: 105–120.<text:s/></text:p></office:annotation>(46</text:span><text:span text:style-name="CommentReference"><office:annotation-end office:name="57"/></text:span><text:span text:style-name="T480">). In contrast to the constructs mentioned above, the category MCD includes cases with impairment caused by medical or psychiatric conditions. However, a prevalence rate of only 4% for people 70 years and older has been reported (</text:span><text:span text:style-name="T481"><office:annotation office:name="58" xml:id="300395339"><dc:creator>Janka Hauffe</dc:creator><dc:date>2025-01-29T13:16:00</dc:date><meta:creator-initials>JH</meta:creator-initials><text:p text:style-name="P482">Christensen H, Henderson AS, Jorm AF, MacKinnon AJ, Scott R, Korten AE. ICD-10 mild cognitive disorder: epidemiological evidence on its validity.<text:s/><text:span text:style-name="T483">Psychol Med</text:span><text:s/>1995; 25: 105–120.<text:s/></text:p></office:annotation>46)<text:s/></text:span><text:span text:style-name="CommentReference"><office:annotation-end office:name="58"/></text:span><text:span text:style-name="T484">and people with a diagnosis of MCD are more distinguished by anxiety, depression and neuroticism than by cognitive deficits<text:s/></text:span><text:span text:style-name="T485"><office:annotation office:name="59" xml:id="970160420"><dc:creator>Janka Hauffe</dc:creator><dc:date>2025-01-29T13:16:00</dc:date><meta:creator-initials>JH</meta:creator-initials><text:p text:style-name="P486">Christensen H, Henderson AS, Korten AE, Jorm AF, Jacomb PA, MacKinnon AJ. ICD-10 mild cognitive disorder: its outcome three years later.<text:s/><text:span text:style-name="T487">Int J Geriatr Psychiatry</text:span><text:s/>1997; 12: 581–586.<text:s/></text:p></office:annotation>(47</text:span><text:span text:style-name="CommentReference"><office:annotation-end office:name="59"/></text:span><text:span text:style-name="T488">). The authors went as</text:span></text:p>
      <text:soft-page-break/>
      <text:p text:style-name="P489"><text:span text:style-name="T490">far as to relate MCD to neurotic, stress-related and somatoform disorders. One population-based study revealed that 12% of MCD-classified cases according to ICD-10 developed dementia after a follow-up period of approximately 4 years (</text:span><text:span text:style-name="T491"><office:annotation office:name="60" xml:id="726450449"><dc:creator>Janka Hauffe</dc:creator><dc:date>2025-01-29T13:16:00</dc:date><meta:creator-initials>JH</meta:creator-initials><text:p text:style-name="P492">Christensen H, Henderson AS, Korten AE, Jorm AF, Jacomb PA, MacKinnon AJ. ICD-10 mild cognitive disorder: its outcome three years later.<text:s/><text:span text:style-name="T493">Int J Geriatr Psychiatry</text:span><text:s/>1997; 12: 581–586.<text:s/></text:p></office:annotation>47</text:span><text:span text:style-name="CommentReference"><office:annotation-end office:name="60"/></text:span><text:span text:style-name="T494">).</text:span></text:p>
      <text:p text:style-name="P495"/>
      <text:p text:style-name="P496"><text:span text:style-name="T497"><office:annotation office:name="61" xml:id="1931328665"><dc:creator>Janka Hauffe</dc:creator><dc:date>2025-01-29T13:25:00</dc:date><meta:creator-initials>JH</meta:creator-initials><text:p text:style-name="P498">MCI</text:p></office:annotation><office:annotation office:name="62" xml:id="1326049603"><dc:creator>Janka Hauffe</dc:creator><dc:date>2025-01-29T13:29:00</dc:date><meta:creator-initials>JH</meta:creator-initials><text:p text:style-name="P499">Good paper!</text:p></office:annotation>Roberts &amp; Knopman (2013):<text:s/></text:span><text:span text:style-name="CommentReference"><office:annotation-end office:name="61"/></text:span><text:span text:style-name="CommentReference"><office:annotation-end office:name="62"/></text:span><text:span text:style-name="T500"><office:annotation office:name="63" xml:id="112869743"><dc:creator>Janka Hauffe</dc:creator><dc:date>2025-01-29T13:24:00</dc:date><meta:creator-initials>JH</meta:creator-initials><text:p text:style-name="P501">@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502">10.1016/j.cger.2013.07.003</text:span></text:a><text:span text:style-name="CommentReference"><office:annotation-end office:name="63"/></text:span></text:p>
      <text:p text:style-name="P50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504"><text:span text:style-name="T505">The concept of<text:s/></text:span><text:span text:style-name="T506"><office:annotation office:name="64" xml:id="111247810"><dc:creator>Janka Hauffe</dc:creator><dc:date>2025-01-29T13:28:00</dc:date><meta:creator-initials>JH</meta:creator-initials><text:p text:style-name="P507">cognitive impairment, no dementi</text:p></office:annotation>CIND</text:span><text:span text:style-name="CommentReference"><office:annotation-end office:name="64"/></text:span><text:span text:style-name="T508"><text:s/>is a broader definition of impairment that encompasses subjects who meet criteria for MCI as well as others who are cognitively impaired but do not meet all the criteria for MCI.</text:span><office:annotation office:name="65" xml:id="1997556849"><dc:creator>Janka Hauffe</dc:creator><dc:date>2025-01-29T13:27:00</dc:date><meta:creator-initials>JH</meta:creator-initials><text:p text:style-name="P509">8.</text:p><text:p text:style-name="P510">Graham, J.E. ∙ Rockwood, K. ∙ Beattie, B.L. ...</text:p><text:p text:style-name="P511"><text:span text:style-name="T512">Prevalence and severity of cognitive impairment with and without dementia in an elderly population</text:span></text:p><text:p text:style-name="P513"><text:span text:style-name="T514">Lancet.</text:span><text:s/>1997;<text:s/><text:span text:style-name="T515">349</text:span>:1793-1796</text:p><text:p text:style-name="P516"><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517"><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518"><text:a xlink:href="https://www.geriatric.theclinics.com/servlet/linkout?suffix=e_1_5_1_2_8_2&amp;dbid=137438953472&amp;doi=10.1016%2Fj.cger.2013.07.003&amp;key=2-s2.0-0030909279" office:target-frame-name="_top" xlink:show="replace"><text:span text:style-name="Hyperlink">Scopus (822)</text:span></text:a></text:p><text:p text:style-name="P519"><text:a xlink:href="https://pubmed.ncbi.nlm.nih.gov/9269213/" office:target-frame-name="_top" xlink:show="replace"><text:span text:style-name="Hyperlink">PubMed</text:span></text:a></text:p><text:p text:style-name="P520"><text:a xlink:href="https://scholar.google.com/scholar_lookup?doi=10.1016%2FS0140-6736%2897%2901007-6&amp;pmid=9269213" office:target-frame-name="_top" xlink:show="replace"><text:span text:style-name="Hyperlink">Google Scholar</text:span></text:a></text:p><text:p text:style-name="P521"/><text:p text:style-name="P522"/><text:p text:style-name="P523"/><text:p text:style-name="P524"/><text:p text:style-name="P525">9.</text:p><text:p text:style-name="P526">Unverzagt, F.W. ∙ Gao, S. ∙ Baiyewu, O. ...</text:p><text:p text:style-name="P527"><text:span text:style-name="T528">Prevalence of cognitive impairment: data from the Indianapolis Study of Health and Aging</text:span></text:p><text:p text:style-name="P529"><text:span text:style-name="T530">Neurology.</text:span><text:s/>2001;<text:s/><text:span text:style-name="T531">57</text:span>:1655-1662</text:p><text:p text:style-name="P532"><text:a xlink:href="https://doi.org/10.1212/WNL.57.9.1655" office:target-frame-name="_top" xlink:show="replace"><text:span text:style-name="Hyperlink">Crossref</text:span></text:a></text:p><text:p text:style-name="P533"><text:a xlink:href="https://www.geriatric.theclinics.com/servlet/linkout?suffix=e_1_5_1_2_9_2&amp;dbid=137438953472&amp;doi=10.1016%2Fj.cger.2013.07.003&amp;key=2-s2.0-0035856420" office:target-frame-name="_top" xlink:show="replace"><text:span text:style-name="Hyperlink">Scopus (280)</text:span></text:a></text:p><text:p text:style-name="P534"><text:a xlink:href="https://pubmed.ncbi.nlm.nih.gov/11706107/" office:target-frame-name="_top" xlink:show="replace"><text:span text:style-name="Hyperlink">PubMed</text:span></text:a></text:p><text:p text:style-name="P535"><text:a xlink:href="https://scholar.google.com/scholar_lookup?doi=10.1212%2FWNL.57.9.1655&amp;pmid=11706107" office:target-frame-name="_top" xlink:show="replace"><text:span text:style-name="Hyperlink">Google Scholar</text:span></text:a></text:p><text:p text:style-name="P536"/><text:p text:style-name="P537"/><text:p text:style-name="P538"/><text:p text:style-name="P539"/><text:p text:style-name="P540">10.</text:p><text:p text:style-name="P541">Plassman, B.L. ∙ Langa, K.M. ∙ Fisher, G.G. ...</text:p><text:p text:style-name="P542"><text:span text:style-name="T543">Prevalence of cognitive impairment without dementia in the United States</text:span></text:p><text:p text:style-name="P544"><text:span text:style-name="T545">Ann Intern Med.</text:span><text:s/>2008;<text:s/><text:span text:style-name="T546">148</text:span>:427-434</text:p><text:p text:style-name="P547"/><text:p text:style-name="P548"/><text:p text:style-name="P549"/></office:annotation><text:a xlink:href="https://pmc.ncbi.nlm.nih.gov/articles/PMC3821397/#R8" office:target-frame-name="_top" xlink:show="replace"><text:span text:style-name="T550">8</text:span></text:a><text:span text:style-name="T551">–</text:span><text:a xlink:href="https://pmc.ncbi.nlm.nih.gov/articles/PMC3821397/#R10" office:target-frame-name="_top" xlink:show="replace"><text:span text:style-name="T552">10</text:span></text:a><text:span text:style-name="CommentReference"><office:annotation-end office:name="65"/></text:span><text:span text:style-name="T553"><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554">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555"><text:bookmark-end text:name="_Hlk190090969"/></text:p>
      <text:p text:style-name="P556"/>
      <text:p text:style-name="P557">General information EEG</text:p>
      <text:p text:style-name="P558"><text:span text:style-name="T559"><office:annotation office:name="66" xml:id="1247042636"><dc:creator>Janka Hauffe</dc:creator><dc:date>2025-01-29T13:33:00</dc:date><meta:creator-initials>JH</meta:creator-initials><text:p text:style-name="P560">Introduction restingstate</text:p></office:annotation>Neo, Foti, Keehn &amp; Kelleher (2023):<text:s/></text:span><text:span text:style-name="CommentReference"><office:annotation-end office:name="66"/></text:span><office:annotation office:name="67" xml:id="1709949058"><dc:creator>Janka Hauffe</dc:creator><dc:date>2025-01-29T13:33:00</dc:date><meta:creator-initials>JH</meta:creator-initials><text:p text:style-name="P56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562">https://doi.org/10.1038/s41398-023-02681-2</text:span></text:a><text:span text:style-name="CommentReference"><office:annotation-end office:name="67"/></text:span></text:p>
      <text:p text:style-name="P563">Second, EEG is more cost-effective, non-invasive, or portable than other neuroimaging methodologies.</text:p>
      <text:p text:style-name="P564"/>
      <text:p text:style-name="P565"><text:bookmark-start text:name="_Hlk189311125"/><text:span text:style-name="T566"><office:annotation office:name="68" xml:id="305730964"><dc:creator>Janka Hauffe</dc:creator><dc:date>2025-01-30T14:00:00</dc:date><meta:creator-initials>JH</meta:creator-initials><text:p text:style-name="P567">EEG in cognitive impairment (MCI)</text:p></office:annotation>Liu, Wang, Xin, Wang, Jiang &amp; Meng, 2024</text:span><text:span text:style-name="CommentReference"><office:annotation-end office:name="68"/></text:span><text:span text:style-name="T568">:<text:s/></text:span><office:annotation office:name="69" xml:id="1773017303"><dc:creator>Janka Hauffe</dc:creator><dc:date>2025-01-30T13:53:00</dc:date><meta:creator-initials>JH</meta:creator-initials><text:p text:style-name="P5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570">https://doi.org/10.1186/s12877-024-05041-x</text:span></text:a><text:span text:style-name="CommentReference"><office:annotation-end office:name="69"/></text:span></text:p>
      <text:p text:style-name="P571"><text:bookmark-end text:name="_Hlk189311125"/><text:span text:style-name="T572">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573"><office:annotation office:name="70" xml:id="2054783425"><dc:creator>Janka Hauffe</dc:creator><dc:date>2025-01-30T13:55:00</dc:date><meta:creator-initials>JH</meta:creator-initials><text:p text:style-name="P574">5. Rossini PM, Di Iorio R, Bentivoglio M, et al. Methods for analysis of</text:p><text:p text:style-name="P575">brain connectivity: an IFCN-sponsored review [J]. Clin Neurophysiol.</text:p><text:p text:style-name="P576">2019;130(10):1833–58.</text:p><text:p text:style-name="P577">6. Meghdadi A H, Stevanović Karić M, Mcconnell M, et al. Resting state EEG</text:p><text:p text:style-name="P578">biomarkers of cognitive decline associated with Alzheimer’s disease and mild</text:p><text:p text:style-name="P579">cognitive impairment [J]. PLoS ONE. 2021;16(2):e0244180</text:p></office:annotation>5, 6</text:span><text:span text:style-name="CommentReference"><office:annotation-end office:name="70"/></text:span><text:span text:style-name="T580">]. EEG can be used as an auxiliary diagnostic tool for cognitive impairment, reflecting not only<text:s/></text:span><text:soft-page-break/><text:span text:style-name="T581">pathological brain function abnormalities but also abnormalities before reaching pathological diagnostic criteria [</text:span><text:span text:style-name="T582"><office:annotation office:name="71" xml:id="1757348895"><dc:creator>Janka Hauffe</dc:creator><dc:date>2025-01-30T13:55:00</dc:date><meta:creator-initials>JH</meta:creator-initials><text:p text:style-name="P583">7. Babiloni C, Arakaki X. Measures of resting state EEG rhythms for clinical trials</text:p><text:p text:style-name="P584">in Alzheimer’s disease: recommendations of an expert panel [J]. Alzheimer’s</text:p><text:p text:style-name="P585">Dement J Alzheimer’s Assoc. 2021;17(9):1528–53</text:p></office:annotation>7</text:span><text:span text:style-name="CommentReference"><office:annotation-end office:name="71"/></text:span><text:span text:style-name="T586">].</text:span></text:p>
      <text:p text:style-name="P587"/>
      <text:p text:style-name="P588"><text:span text:style-name="T589"><office:annotation office:name="72" xml:id="1721213757"><dc:creator>Janka Hauffe</dc:creator><dc:date>2025-01-30T13:16:00</dc:date><meta:creator-initials>JH</meta:creator-initials><text:p text:style-name="P590">EEG in SCD</text:p></office:annotation>Perez, Duque, Hidalgo &amp; Salvador, 2024:<text:s/></text:span><text:span text:style-name="CommentReference"><office:annotation-end office:name="72"/></text:span><office:annotation office:name="73" xml:id="61727299"><dc:creator>Janka Hauffe</dc:creator><dc:date>2025-01-30T13:15:00</dc:date><meta:creator-initials>JH</meta:creator-initials><text:p text:style-name="P59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92">https://doi.org/10.1016/j.biopsycho.2024.108823</text:span></text:a><text:span text:style-name="CommentReference"><office:annotation-end office:name="73"/></text:span></text:p>
      <text:p text:style-name="P593"><text:span text:style-name="T594">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p>
      <text:p text:style-name="P595"/>
      <text:p text:style-name="P596"><text:span text:style-name="T597"><office:annotation office:name="74" xml:id="1100501898"><dc:creator>Janka Hauffe</dc:creator><dc:date>2025-01-29T14:21:00</dc:date><meta:creator-initials>JH</meta:creator-initials><text:p text:style-name="P598">EEG in AD and cognitive impairment</text:p></office:annotation>Jeong<text:s/></text:span><text:span text:style-name="CommentReference"><office:annotation-end office:name="74"/></text:span><text:span text:style-name="T599">(</text:span><text:span text:style-name="T600"><office:annotation office:name="75" xml:id="121996564"><dc:creator>Janka Hauffe</dc:creator><dc:date>2025-01-14T13:16:00</dc:date><meta:creator-initials>JH</meta:creator-initials><text:p text:style-name="P601">Here more information about delta, theta, beta and alpha waves in AD</text:p></office:annotation>2004):<text:s/></text:span><text:span text:style-name="T602"><office:annotation-end office:name="75"/></text:span><office:annotation office:name="76" xml:id="1323964670"><dc:creator>Janka Hauffe</dc:creator><dc:date>2025-01-29T14:21:00</dc:date><meta:creator-initials>JH</meta:creator-initials><text:p text:style-name="P603">@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604">https://doi.org/10.1016/j.clinph.2004.01.001</text:span></text:a><text:span text:style-name="CommentReference"><office:annotation-end office:name="76"/></text:span></text:p>
      <text:p text:style-name="P60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p>
      <text:p text:style-name="P606">There is a good correlation between the degree of the EEG abnormality and cognitive impairment (Brenner et al., 1988; Erkinjuntti et al., 1988; Johannesson et al., 1979;</text:p>
      <text:p text:style-name="P607">Kaszniak et al., 1979; Liddle, 1958; Merskey et al., 1980; Obrist et al., 1962; Rae-Grant et al., 1987; Roberts et al., 1978; Soininen et al., 1982; Wiener and Schuster, 1956).</text:p>
      <text:p text:style-name="P608"/>
      <text:p text:style-name="P609"><text:span text:style-name="T610"><office:annotation office:name="77" xml:id="1848069025"><dc:creator>Janka Hauffe</dc:creator><dc:date>2025-01-29T14:10:00</dc:date><meta:creator-initials>JH</meta:creator-initials><text:p text:style-name="P611">EEG in dementia</text:p></office:annotation>Dierks, Frölich, Ihl &amp; Maurer (1994):<text:s/></text:span><text:span text:style-name="CommentReference"><office:annotation-end office:name="77"/></text:span><office:annotation office:name="78" xml:id="1741248364"><dc:creator>Janka Hauffe</dc:creator><dc:date>2025-01-29T14:10:00</dc:date><meta:creator-initials>JH</meta:creator-initials><text:p text:style-name="P612">@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613">https://doi.org/10.1007/BF01271469</text:span></text:a><text:span text:style-name="CommentReference"><office:annotation-end office:name="78"/></text:span></text:p>
      <text:p text:style-name="P614">The results support the assumption that cognitive decline in dementia can be assessed by measuring the electrical activity of the brain.</text:p>
      <text:p text:style-name="P615"/>
      <text:p text:style-name="P616"><text:bookmark-start text:name="_Hlk189053179"/><text:span text:style-name="T617"><office:annotation office:name="79" xml:id="299684214"><dc:creator>Janka Hauffe</dc:creator><dc:date>2025-01-29T14:23:00</dc:date><meta:creator-initials>JH</meta:creator-initials><text:p text:style-name="P618">EEG in MCI and AD<text:s/><text:line-break/>EEG introduction, why it‘s great to use</text:p></office:annotation><office:annotation office:name="80" xml:id="462593872"><dc:creator>Janka Hauffe</dc:creator><dc:date>2025-01-29T14:25:00</dc:date><meta:creator-initials>JH</meta:creator-initials><text:p text:style-name="P619">Good paper!</text:p></office:annotation>Babiloni (2015):<text:s/></text:span><text:span text:style-name="CommentReference"><office:annotation-end office:name="79"/></text:span><text:span text:style-name="CommentReference"><office:annotation-end office:name="80"/></text:span><office:annotation office:name="81" xml:id="1011494936"><dc:creator>Janka Hauffe</dc:creator><dc:date>2025-01-29T14:22:00</dc:date><meta:creator-initials>JH</meta:creator-initials><text:p text:style-name="P620">@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621">https://doi.org/10.1016/j.ijpsycho.2015.02.008</text:span></text:a><text:span text:style-name="CommentReference"><office:annotation-end office:name="81"/></text:span></text:p>
      <text:p text:style-name="P622"><text:bookmark-end text:name="_Hlk189053179"/><text:span text:style-name="T623">Results showed abnormalities of the EEG power density at specific frequency bands (&lt; 12 Hz) in the MCI and AD populations, associated with an altered functional and effective EEG connectivity among long range cortical networks (i.e. fronto-parietal and fronto-</text:span><text:soft-page-break/><text:span text:style-name="T624">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25">neuroplasticity</text:span></text:a><text:span text:style-name="T626"><text:s/>of the<text:s/></text:span><text:a office:title="Learn more about neural transmission from ScienceDirect's AI-generated Topic Pages" xlink:href="https://www.sciencedirect.com/topics/neuroscience/neurotransmission" office:target-frame-name="_top" xlink:show="replace"><text:span text:style-name="T627">neural transmission</text:span></text:a><text:span text:style-name="T628"><text:s/>in long range cortical networks.</text:span></text:p>
      <text:p text:style-name="P629"><text:span text:style-name="T630">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31">functions (D'Amelio and Rossini, 2012).<text:s/></text:span><text:span text:style-name="T632">Neural and synaptic redundancy, as well as plastic remodeling of brain networking, promotes maintenance of brain functions and cognitive status in late life (D'Amelio and Rossini, 2012).</text:span></text:p>
      <text:p text:style-name="P63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34">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635"><text:span text:style-name="T636">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637">delta</text:span><text:span text:style-name="T638">, 4–8 Hz,<text:s/></text:span><text:span text:style-name="T639">theta</text:span><text:span text:style-name="T640">, 8–13 Hz,<text:s/></text:span><text:span text:style-name="T641">alpha</text:span><text:span text:style-name="T642">, 13–30 Hz,<text:s/></text:span><text:span text:style-name="T643">beta</text:span><text:span text:style-name="T644">, and &gt; 30 Hz, gamma). Any EEG frequency band conveys particular physiological information on brain functional activity in wake and wake (Nunez et al., 1999).</text:span></text:p>
      <text:p text:style-name="P645">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text:s/><text:soft-page-break/>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46"><text:span text:style-name="T647">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648">alpha</text:span><text:span text:style-name="T649"><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650">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51">Technical requirements make the EEG equipment a non-invasive and non-expensive device, with an overall present price of few tens of thousands of Euro needed for high-resolution EEG recording. EEG signals are derived from electric activity of neurons in the cerebral cortex.</text:p>
      <text:soft-page-break/>
      <text:p text:style-name="P652"><text:span text:style-name="T653">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654">alpha</text:span><text:span text:style-name="T655"><text:s/>rhythm of restingstate EEG activity first described by Berger. In the classical studies by Jasper and Penfield (1949),<text:s/></text:span><text:span text:style-name="T656">alpha</text:span><text:span text:style-name="T657"><text:s/>rhythms ranging from about 8 to 12 Hz were recorded from nearly the entire upper cortical surface (including the frontal and prefrontal areas) in a large population of patients awake during surgery.</text:span></text:p>
      <text:p text:style-name="P658">In the condition of slow-wave sleep, cortico-fugal slow oscillations (b1 Hz) are effective</text:p>
      <text:p text:style-name="P659"><text:span text:style-name="T660">in grouping thalamic-generated<text:s/></text:span><text:span text:style-name="T661">delta</text:span><text:span text:style-name="T662"><text:s/>rhythms (1–4 Hz) and spindling activity (7–14 Hz) rhythms (Steriade, 2003). In the condition of brain arousal, spindles as well as high and low components of the<text:s/></text:span><text:span text:style-name="T663">delta</text:span><text:span text:style-name="T664"><text:s/>rhythms are blocked by the inhibition of oscillators within, respectively, reticulo-thalamic (7–14 Hz), thalamo-cortical (1–4 Hz), and intra-cortical (b1 Hz), neuronal circuits. These rhythms are replaced by fast (</text:span><text:span text:style-name="T665">beta</text:span><text:span text:style-name="T666"><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667">alpha</text:span><text:span text:style-name="T668"><text:s/>would be mainly related to subject's global attentional readiness (Klimesch, 1996; Klimesch et al., 1997, 1998; Rossini et al., 1991; Q13Steriade and Llinas, 1998). Noteworthy, there is consensus that<text:s/></text:span><text:span text:style-name="T669">alpha</text:span><text:span text:style-name="T670"><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oft-page-break/><text:span text:style-name="T671">delta</text:span><text:span text:style-name="T672"><text:s/>(1–4 Hz),<text:s/></text:span><text:span text:style-name="T673">theta</text:span><text:span text:style-name="T674"><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675"><text:bookmark-start text:name="_Hlk189053201"/>Conclusion, the resting state EEG makers are promising to unveil abnormal functional connectivity and neuroplasticity of neurotransmission in the brain of AD patients.<text:bookmark-end text:name="_Hlk189053201"/></text:p>
      <text:p text:style-name="P676"><text:span text:style-name="T677"><office:annotation office:name="82" xml:id="1538062136"><dc:creator>Janka Hauffe</dc:creator><dc:date>2025-01-30T13:42:00</dc:date><meta:creator-initials>JH</meta:creator-initials><text:p text:style-name="P678">EEG in MCI and AD</text:p></office:annotation>Babiloni et al. (2011):</text:span><text:span text:style-name="T679"><office:annotation office:name="83" xml:id="2073608857"><dc:creator>Janka Hauffe</dc:creator><dc:date>2025-01-30T13:40:00</dc:date><meta:creator-initials>JH</meta:creator-initials><text:p text:style-name="P68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82"/></text:span><text:a xlink:href="https://doi.org/10.3233/JAD-2011-0051" office:target-frame-name="_top" xlink:show="replace"><text:span text:style-name="T681">https://doi.org/10.3233/JAD-2011-0051</text:span></text:a><text:span text:style-name="CommentReference"><office:annotation-end office:name="83"/></text:span></text:p>
      <text:p text:style-name="P682">Modern neurophysiological techniques including digital electroencephalography (EEG) allow non-invasive analysis of cortico-cortical connectivity and neuronal synchronization of firing, and coherence of brain rhythmic oscillations at various frequencies.<text:s/></text:p>
      <text:p text:style-name="P683"><text:span text:style-name="T684">Several decades ago, electroencephalogram (EEG) was introduced to allow a direct, on-line view of human “brain at work” in physiological and pathological conditions [</text:span><text:span text:style-name="T685"><office:annotation office:name="84" xml:id="808801210"><dc:creator>Janka Hauffe</dc:creator><dc:date>2025-01-30T13:42:00</dc:date><meta:creator-initials>JH</meta:creator-initials><text:p text:style-name="P686">Berger HU (1929) ber das Elektroenkephalogramm des</text:p><text:p text:style-name="P687">Menschen. Archiv f¨ur Psychiatrie und Nervenkrankheiten</text:p><text:p text:style-name="P688">87, 527-570.</text:p></office:annotation>1</text:span><text:span text:style-name="CommentReference"><office:annotation-end office:name="84"/></text:span><text:span text:style-name="T689">]. Indeed, EEG is a direct correlate of brain function, and it reflects CNS dysfunction including the characterization of significant deviations from the ‘natural’ aging such as Alzheimer’s disease (AD) and other dementias [</text:span><text:span text:style-name="T690"><office:annotation office:name="85" xml:id="887433519"><dc:creator>Janka Hauffe</dc:creator><dc:date>2025-01-30T13:42:00</dc:date><meta:creator-initials>JH</meta:creator-initials><text:p text:style-name="P691">Berger H (1938) Das Elektroenkephalogramm des Men-</text:p><text:p text:style-name="P692">schen. Halle an der Saale. Buchdruckerei des Waisenhause</text:p><text:p text:style-name="P693">volume 6, No. 38 of Nova acta Leopoldina. Neue Folge</text:p></office:annotation>2</text:span><text:span text:style-name="CommentReference"><office:annotation-end office:name="85"/></text:span><text:span text:style-name="T694">]. Starting from the 1970 s, EEG was progressively supplanted for clinical applications on diagnosis of abnormal brain aging.</text:span></text:p>
      <text:p text:style-name="P695"><text:span text:style-name="T696">It should be noted that high temporal resolution of EEG is crucial for the study of an emerging property of brain activity, namely the spontaneous and event-related oscillatory activity at different frequencies ranging at 1–4 Hz (</text:span><text:span text:style-name="T697">delta</text:span><text:span text:style-name="T698">), 4–8 Hz (</text:span><text:span text:style-name="T699">theta</text:span><text:span text:style-name="T700">), 8–13 Hz (</text:span><text:span text:style-name="T701">alpha</text:span><text:span text:style-name="T702">), 13–30 Hz (</text:span><text:span text:style-name="T703">beta</text:span><text:span text:style-name="T704">), and &gt;30 Hz (gamma). Each of these frequencies conveys peculiar physiological information on brain functional state during sleep and wake periods.</text:span></text:p>
      <text:p text:style-name="P705"><text:span text:style-name="T706">Recently, greater attention has been focused on the application of quantitative EEG (qEEG) and/or event-related potentials (ERPs) as suitable clinical markers of early stage of disease or its progression<text:s/></text:span><text:span text:style-name="T707"><office:annotation office:name="86" xml:id="1461260531"><dc:creator>Janka Hauffe</dc:creator><dc:date>2025-01-30T13:43:00</dc:date><meta:creator-initials>JH</meta:creator-initials><text:p text:style-name="P708">[4] Celesia GG, Kaufman D, Cone S (1987) Effects of age and</text:p><text:p text:style-name="P709">sex on pattern electroretinograms and visual evoked poten-</text:p><text:p text:style-name="P710">tials. Electroencephalogr. Clin Neurophysiol 68, 161-171.</text:p><text:p text:style-name="P711">[5] Rossini PM, Rossi S, Babiloni C, Polich J (2007) Clinical</text:p><text:p text:style-name="P712">neurophysiology of aging brain: from normal aging to neu-</text:p><text:p text:style-name="P713">rodegeneration. Prog Neurobiol Epub 2007 Aug 8. Review</text:p><text:p text:style-name="P714">83, 375-400.</text:p><text:p text:style-name="P715">[6] Rossini PM (2009) Implications of brain plasticity to brain-</text:p><text:p text:style-name="P716">machine interfaces operation a potential paradox? Int Rev</text:p><text:p text:style-name="P717">Neurobiol 86, 81-90. Review.</text:p></office:annotation>[4–6</text:span><text:span text:style-name="CommentReference"><office:annotation-end office:name="86"/></text:span><text:span text:style-name="T718">].</text:span></text:p>
      <text:p text:style-name="P719"><text:span text:style-name="T720">A certain consensus is reached on the following physiological model. During slow-wave sleep, corticofugal slow oscillations (&lt;1 Hz) are effective in grouping thalamic-generated<text:s/></text:span><text:span text:style-name="T721">delta</text:span><text:span text:style-name="T722"><text:s/>rhythms (1–4 Hz) and spindling activity (7–14 Hz) [</text:span><text:span text:style-name="T723"><office:annotation office:name="87" xml:id="119193876"><dc:creator>Janka Hauffe</dc:creator><dc:date>2025-01-30T13:44:00</dc:date><meta:creator-initials>JH</meta:creator-initials><text:p text:style-name="P724">14] Steriade M (2003) The corticothalamic system in sleep.</text:p><text:p text:style-name="P725">Front Biosci 8, d878-d899</text:p></office:annotation>14</text:span><text:span text:style-name="CommentReference"><office:annotation-end office:name="87"/></text:span><text:span text:style-name="T726">]. In this condition,<text:s/></text:span><text:span text:style-name="T727">delta</text:span><text:span text:style-name="T728"><text:s/>rhythms would dominate EEG oscillations, while<text:s/></text:span><text:span text:style-name="T729">alpha</text:span><text:span text:style-name="T730"><text:s/>rhythms (about 8–12 Hz) would be suppressed. In the case of endogenous or exogenous arousing stimuli, spindles, high- and low-frequency</text:span></text:p>
      <text:p text:style-name="P731"><text:span text:style-name="T732">components of the<text:s/></text:span><text:span text:style-name="T733">delta</text:span><text:span text:style-name="T734"><text:s/>rhythms are blocked by the inhibition of reticulo-thalamic (7–14 Hz), thalamocortical (1–4 Hz), and intracortical (&lt;1 Hz) oscillators.</text:span></text:p>
      <text:p text:style-name="P735"><text:span text:style-name="T736">These rhythms are replaced by fast oscillations in the range of<text:s/></text:span><text:span text:style-name="T737">beta</text:span><text:span text:style-name="T738"><text:s/>(14–30 Hz) and gamma frequencies (&gt;30 Hz) [</text:span><text:span text:style-name="T739"><office:annotation office:name="88" xml:id="894275832"><dc:creator>Janka Hauffe</dc:creator><dc:date>2025-01-30T13:45:00</dc:date><meta:creator-initials>JH</meta:creator-initials><text:p text:style-name="P740">[14] Steriade M (2003) The corticothalamic system in sleep.</text:p><text:p text:style-name="P741">Front Biosci 8, d878-d899.</text:p><text:p text:style-name="P742">[15] Steriade M, Contreras D, Amzica F, Timofeev I (1996) Syn-</text:p><text:p text:style-name="P743">chronization of fast (30-40Hz) spontaneous oscillations in</text:p><text:p text:style-name="P744">intrathalamic and thalamocortical networks. J Neurosci 6,</text:p><text:p text:style-name="P745">2788-2808</text:p></office:annotation>14, 15</text:span><text:span text:style-name="CommentReference"><office:annotation-end office:name="88"/></text:span><text:span text:style-name="T746">]. In the wake resting state condition,<text:s/></text:span><text:span text:style-name="T747">alpha</text:span><text:span text:style-name="T748"><text:s/>rhythms would<text:s/></text:span><text:soft-page-break/><text:span text:style-name="T749">dominate the human EEG oscillatory activity, while<text:s/></text:span><text:span text:style-name="T750">delta</text:span><text:span text:style-name="T751"><text:s/>rhythms would be quite low in amplitude in physiological conditions [</text:span><text:span text:style-name="T752"><office:annotation office:name="89" xml:id="161404748"><dc:creator>Janka Hauffe</dc:creator><dc:date>2025-01-30T13:46:00</dc:date><meta:creator-initials>JH</meta:creator-initials><text:p text:style-name="P753">[16] Steriade M, Llinas RR (1988) The functional states of the</text:p><text:p text:style-name="P754">thalamus and the associated neuronal interplay. Physiol Rev</text:p><text:p text:style-name="P755">68, 649-742.</text:p><text:p text:style-name="P756">[17] Brunia CH (1999) Neural aspects of anticipatory behavior.</text:p><text:p text:style-name="P757">Acta Psychol (Amst) 101, 213-242.</text:p><text:p text:style-name="P758">[18] Pfurtscheller G, Lopes da Silva FH (1999) Event-related</text:p><text:p text:style-name="P759">EEG/MEG synchronization and desynchronization: basic</text:p><text:p text:style-name="P760">principles. Clin Neurophysiol 110, 1842-1857. Review</text:p></office:annotation>16–18</text:span><text:span text:style-name="CommentReference"><office:annotation-end office:name="89"/></text:span><text:span text:style-name="T761">].</text:span></text:p>
      <text:p text:style-name="P762"/>
      <text:p text:style-name="P763">Genereal Information resting state</text:p>
      <text:p text:style-name="P764"><text:span text:style-name="T765"><office:annotation office:name="90" xml:id="2017146080"><dc:creator>Janka Hauffe</dc:creator><dc:date>2025-01-30T13:42:00</dc:date><meta:creator-initials>JH</meta:creator-initials><text:p text:style-name="P766">EEG in MCI and AD</text:p></office:annotation>Babiloni et al.<text:s/></text:span><text:span text:style-name="T767">(2011):</text:span><text:span text:style-name="T768"><office:annotation office:name="91" xml:id="710216541"><dc:creator>Janka Hauffe</dc:creator><dc:date>2025-01-30T13:40:00</dc:date><meta:creator-initials>JH</meta:creator-initials><text:p text:style-name="P769">@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90"/></text:span><text:a xlink:href="https://doi.org/10.3233/JAD-2011-0051" office:target-frame-name="_top" xlink:show="replace"><text:span text:style-name="T770">https://doi.org/10.3233/JAD-2011-0051</text:span></text:a><text:span text:style-name="CommentReference"><office:annotation-end office:name="91"/></text:span></text:p>
      <text:p text:style-name="P771"><text:span text:style-name="T772">Resting state eyes closed cortical EEG rhythms typically change across physiological aging, with gradual modifications in profile and magnitude of the spectra power spectrum. It was observed a marked amplitude decrease of<text:s/></text:span><text:span text:style-name="T773">alpha</text:span><text:span text:style-name="T774"><text:s/>(8–13 Hz) and a global “slowing” of the background EEG, which increases in power and spatial distribution in the slower<text:s/></text:span><text:span text:style-name="T775">delta</text:span><text:span text:style-name="T776"><text:s/>(1–4 Hz) and<text:s/></text:span><text:span text:style-name="T777">theta</text:span><text:span text:style-name="T778"><text:s/>(4–8 Hz) rhythms [</text:span><text:span text:style-name="T779"><office:annotation office:name="92" xml:id="148679426"><dc:creator>Janka Hauffe</dc:creator><dc:date>2025-01-30T13:46:00</dc:date><meta:creator-initials>JH</meta:creator-initials><text:p text:style-name="P780">[58] Dujardin K, Bourriez JL, Guieu JD (1994) Event-related</text:p><text:p text:style-name="P781">desynchronization (ERD) patterns during verbal memory</text:p><text:p text:style-name="P782">tasks: effect of age, int. J Psychophysiol 16, 17-27.</text:p><text:p text:style-name="P783">[59] Dujardin K, Bourriez JL, Guieu JD (1995) Event-related</text:p><text:p text:style-name="P784">desynchronization (ERD) patterns during memory pro-</text:p><text:p text:style-name="P785">cesses: effects of aging and task difficulty. Electroen-</text:p><text:p text:style-name="P786">cephalogr. Clin Neurophysiol 96, 169-182.</text:p><text:p text:style-name="P787">[60] Klass DW, Brenner RP (1995) Electroencephalography of</text:p><text:p text:style-name="P788">the elderly. J Clin Neurophysiol 12, 116-131.</text:p><text:p text:style-name="P789">[61] Klimesch W (1999) EEG alpha and theta oscillations reflect</text:p><text:p text:style-name="P790">cognitive and memory performance: a review and analysis.</text:p><text:p text:style-name="P791">Brain Research Reviews 29, 169-195</text:p></office:annotation>58–61</text:span><text:span text:style-name="CommentReference"><office:annotation-end office:name="92"/></text:span><text:span text:style-name="T792">]. A recent study in a large sample of healthy subjects (N = 215, 18–85 years) confirmed an age-dependent power decrement of posterior low-frequency<text:s/></text:span><text:span text:style-name="T793">alpha</text:span><text:span text:style-name="T794"><text:s/>(</text:span><text:span text:style-name="T795">alpha</text:span><text:span text:style-name="T796"><text:s/>1; 8–10.5 Hz) and<text:s/></text:span><text:span text:style-name="T797">delta</text:span><text:span text:style-name="T798"><text:s/>rhythms [</text:span><text:span text:style-name="T799"><office:annotation office:name="93" xml:id="1090064004"><dc:creator>Janka Hauffe</dc:creator><dc:date>2025-01-30T13:47:00</dc:date><meta:creator-initials>JH</meta:creator-initials><text:p text:style-name="P800">[62] Babiloni C, Binetti G, Cassarono A, Dal Forno G, Del Per-</text:p><text:p text:style-name="P801">cio C, Ferreri F, Ferri R, Frisoni G, Galderisi S, Hirata</text:p><text:p text:style-name="P802">K, Lanuzza B, Miniassi C, Mucci A, Nobili F, Rodriguez</text:p><text:p text:style-name="P803">G, Romani GL, Rossigni PM (2006) Sources of cortical</text:p><text:p text:style-name="P804">rhythms in adults during physiological aging: a multicentric</text:p><text:p text:style-name="P805">EEG study. Hum Brain Mapp 27, 162-172</text:p></office:annotation>62</text:span><text:span text:style-name="CommentReference"><office:annotation-end office:name="93"/></text:span><text:span text:style-name="T806">].</text:span></text:p>
      <text:p text:style-name="P807">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808"/>
      <text:p text:style-name="P809"><text:span text:style-name="T810"><office:annotation office:name="94" xml:id="1015667494"><dc:creator>Janka Hauffe</dc:creator><dc:date>2025-01-29T13:32:00</dc:date><meta:creator-initials>JH</meta:creator-initials><text:p text:style-name="P811">Introduction restingstate!</text:p></office:annotation>Mantini, Perrucci, Del Gratta, Romani &amp; Corbetta (2007):<text:s/></text:span><text:span text:style-name="CommentReference"><office:annotation-end office:name="94"/></text:span><office:annotation office:name="95" xml:id="1315791124"><dc:creator>Janka Hauffe</dc:creator><dc:date>2025-01-29T13:32:00</dc:date><meta:creator-initials>JH</meta:creator-initials><text:p text:style-name="P81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813">https://doi.org/10.1073/pnas.0700668104</text:span></text:a><text:span text:style-name="CommentReference"><office:annotation-end office:name="95"/></text:span></text:p>
      <text:p text:style-name="P814">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815"/>
      <text:p text:style-name="P816"><text:span text:style-name="T817"><office:annotation office:name="96" xml:id="502943530"><dc:creator>Janka Hauffe</dc:creator><dc:date>2025-01-29T13:33:00</dc:date><meta:creator-initials>JH</meta:creator-initials><text:p text:style-name="P818">Introduction restingstate</text:p></office:annotation>Neo, Foti, Keehn &amp; Kelleher (2023):<text:s/></text:span><text:span text:style-name="CommentReference"><office:annotation-end office:name="96"/></text:span><office:annotation office:name="97" xml:id="1099806317"><dc:creator>Janka Hauffe</dc:creator><dc:date>2025-01-29T13:33:00</dc:date><meta:creator-initials>JH</meta:creator-initials><text:p text:style-name="P819">@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820">https://doi.org/10.1038/s41398-023-02681-2</text:span></text:a><text:span text:style-name="CommentReference"><office:annotation-end office:name="97"/></text:span></text:p>
      <text:p text:style-name="P821"><text:span text:style-name="T822">First, similar to other neural-based measures , resting state EEG yields objective metrics that may be more sensitive in detecting subtle neurophysiological changes that percede behavioral manifestations of<text:s/></text:span><text:span text:style-name="T823"><office:annotation office:name="98" xml:id="583805331"><dc:creator>Janka Hauffe</dc:creator><dc:date>2025-02-01T12:46:00</dc:date><meta:creator-initials>JH</meta:creator-initials><text:p text:style-name="P824">Autism spectrum disorder</text:p></office:annotation>ASD</text:span><text:span text:style-name="CommentReference"><office:annotation-end office:name="98"/></text:span><text:span text:style-name="T825">. Third, resting state EEG data may be collected from individuals with a wide range of developmental and functioning levels, including children, which is of paramount importance fir early diagnosis of ASD (</text:span><text:span text:style-name="T826"><office:annotation office:name="99" xml:id="533005953"><dc:creator>Janka Hauffe</dc:creator><dc:date>2025-01-29T13:34:00</dc:date><meta:creator-initials>JH</meta:creator-initials><text:p text:style-name="P827">Saby JN, Marshall PJ. The utility of EEG band power analysis in the study of infancy and early childhood. Dev Neuropsychol. 2012;37:253–73.<text:s/></text:p></office:annotation>23</text:span><text:span text:style-name="CommentReference"><office:annotation-end office:name="99"/></text:span><text:span text:style-name="T828">).</text:span></text:p>
      <text:p text:style-name="P829"/>
      <text:p text:style-name="P830"><text:span text:style-name="T831"><office:annotation office:name="100" xml:id="1718259510"><dc:creator>Janka Hauffe</dc:creator><dc:date>2025-01-30T13:16:00</dc:date><meta:creator-initials>JH</meta:creator-initials><text:p text:style-name="P832">EEG in SCD</text:p></office:annotation><text:soft-page-break/>Perez, Duque, Hidalgo &amp; Salvador, 2024:<text:s/></text:span><text:span text:style-name="CommentReference"><office:annotation-end office:name="100"/></text:span><office:annotation office:name="101" xml:id="619575142"><dc:creator>Janka Hauffe</dc:creator><dc:date>2025-01-30T13:15:00</dc:date><meta:creator-initials>JH</meta:creator-initials><text:p text:style-name="P83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34">https://doi.org/10.1016/j.biopsycho.2024.108823</text:span></text:a><text:span text:style-name="CommentReference"><office:annotation-end office:name="101"/></text:span></text:p>
      <text:p text:style-name="P835">rsEEG is typically recorded from subjects during brief periods under both eyes-open and eyes-closed conditions, capturing spontaneous brain activity during periods of cognitive disengagement.</text:p>
      <text:p text:style-name="P836">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837"><text:span text:style-name="T838">Alpha</text:span><text:span text:style-name="T839"><text:s/>power is linked to heightened attention and task engagement, whereas<text:s/></text:span><text:span text:style-name="T840">theta</text:span><text:span text:style-name="T841"><text:s/>power is associated with memory encoding and retrieval.<text:s/></text:span></text:p>
      <text:p text:style-name="P842"><text:span text:style-name="T843">Gamma-</text:span><text:span text:style-name="T844">theta</text:span><text:span text:style-name="T845"><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846">delta</text:span><text:span text:style-name="T847"><text:s/>(δ:0.1–&lt;4 Hz) and<text:s/></text:span><text:span text:style-name="T848">theta</text:span><text:span text:style-name="T849"><text:s/>(θ:4–&lt;8 Hz), to faster bands,<text:s/></text:span><text:span text:style-name="T850">alpha</text:span><text:span text:style-name="T851"><text:s/>(α: 8–13 Hz),<text:s/></text:span><text:span text:style-name="T852">beta</text:span><text:span text:style-name="T853"><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854"><text:span text:style-name="T855"><office:annotation office:name="102" xml:id="1388416966"><dc:creator>Janka Hauffe</dc:creator><dc:date>2025-01-15T12:42:00</dc:date><meta:creator-initials>JH</meta:creator-initials><text:p text:style-name="P856">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57"><office:annotation-end office:name="102"/></text:span></text:p>
      <text:p text:style-name="P858"/>
      <text:p text:style-name="P859">EEG in MCI and AD</text:p>
      <text:p text:style-name="P860"><text:span text:style-name="T861"><office:annotation office:name="103" xml:id="290019108"><dc:creator>Janka Hauffe</dc:creator><dc:date>2025-01-29T13:36:00</dc:date><meta:creator-initials>JH</meta:creator-initials><text:p text:style-name="P862">EEG in AD and MCI</text:p></office:annotation>D’A</text:span><text:span text:style-name="CommentReference"><office:annotation-end office:name="103"/></text:span><text:span text:style-name="T863"><office:annotation office:name="104" xml:id="1541266675"><dc:creator>Janka Hauffe</dc:creator><dc:date>2025-01-07T16:20:00</dc:date><meta:creator-initials>JH</meta:creator-initials><text:p text:style-name="P864">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865"><office:annotation-end office:name="104"/></text:span><text:span text:style-name="T866">al. (2021):<text:s/></text:span><office:annotation office:name="105" xml:id="223947095"><dc:creator>Janka Hauffe</dc:creator><dc:date>2025-01-29T13:36:00</dc:date><meta:creator-initials>JH</meta:creator-initials><text:p text:style-name="P867">@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868">https://doi.org/10.1016/j.isci.2021.102386</text:span></text:a><text:span text:style-name="CommentReference"><office:annotation-end office:name="105"/></text:span></text:p>
      <text:p text:style-name="P869"><text:span text:style-name="T870">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871">Babiloni et al., 2015</text:span></text:a><text:span text:style-name="T872">;<text:s/></text:span><text:a xlink:href="https://www.cell.com/iscience/fulltext/S2589-0042(21)00354-0" office:target-frame-name="_top" xlink:show="replace"><text:span text:style-name="T873">Jeong, 2004</text:span></text:a><text:span text:style-name="T874">). Similar EEG features affect mild cognitive impairment<text:s/></text:span><text:soft-page-break/><text:span text:style-name="T875">(MCI) subjects, a condition being prodromal to AD in more than half of cases (</text:span><text:a xlink:href="https://www.cell.com/iscience/fulltext/S2589-0042(21)00354-0" office:target-frame-name="_top" xlink:show="replace"><text:span text:style-name="T876">Babiloni et al., 2006</text:span></text:a><text:span text:style-name="T877">;<text:s/></text:span><text:a xlink:href="https://www.cell.com/iscience/fulltext/S2589-0042(21)00354-0" office:target-frame-name="_top" xlink:show="replace"><text:span text:style-name="T878">Galluzzi et al., 2001</text:span></text:a><text:span text:style-name="T879">;<text:s/></text:span><text:a xlink:href="https://www.cell.com/iscience/fulltext/S2589-0042(21)00354-0" office:target-frame-name="_top" xlink:show="replace"><text:span text:style-name="T880">Petersen et al., 2001</text:span></text:a><text:span text:style-name="T881">;<text:s/></text:span><text:a xlink:href="https://www.cell.com/iscience/fulltext/S2589-0042(21)00354-0" office:target-frame-name="_top" xlink:show="replace"><text:span text:style-name="T882">Scheltens et al., 2002</text:span></text:a><text:span text:style-name="T883">). The EEG slowing correlates with the functional, structural, and cognitive changes in the disease progression (</text:span><text:a xlink:href="https://www.cell.com/iscience/fulltext/S2589-0042(21)00354-0" office:target-frame-name="_top" xlink:show="replace"><text:span text:style-name="T884">Babiloni et al., 2006</text:span></text:a><text:span text:style-name="T885">;<text:s/></text:span><text:a xlink:href="https://www.cell.com/iscience/fulltext/S2589-0042(21)00354-0" office:target-frame-name="_top" xlink:show="replace"><text:span text:style-name="T886">Claus et al., 2000</text:span></text:a><text:span text:style-name="T887">;<text:s/></text:span><text:a xlink:href="https://www.cell.com/iscience/fulltext/S2589-0042(21)00354-0" office:target-frame-name="_top" xlink:show="replace"><text:span text:style-name="T888">Jelic et al., 1996</text:span></text:a><text:span text:style-name="T889">) and has been considered an EEG expression of the neurodegenerative process (</text:span><text:a xlink:href="https://www.cell.com/iscience/fulltext/S2589-0042(21)00354-0" office:target-frame-name="_top" xlink:show="replace"><text:span text:style-name="T890">Dringenberg, 2000</text:span></text:a><text:span text:style-name="T891">).</text:span></text:p>
      <text:p text:style-name="P892"><text:span text:style-name="T893">Results: The waking EEG activity recorded in the evening hours displayed significant differences at the prefrontal and right frontotemporal sites for the<text:s/></text:span><text:span text:style-name="T894">delta</text:span><text:span text:style-name="T895"><text:s/>band and at the right occipital derivation only for the<text:s/></text:span><text:span text:style-name="T896">alpha</text:span><text:span text:style-name="T897"><text:s/>band. Prefrontal delta power was significantly higher in the AD compared to the HC group, while the right frontotemporal<text:s/></text:span><text:span text:style-name="T898">delta</text:span><text:span text:style-name="T899"><text:s/>activity increased in the AD compared to both the HC and MCI groups. As expected, the occipital<text:s/></text:span><text:span text:style-name="T900">alpha</text:span><text:span text:style-name="T901"><text:s/>power was reduced in the AD and MCI groups compared to the HC group. In the morning EEG, the three groups showed differences only in the<text:s/></text:span><text:span text:style-name="T902">delta</text:span><text:span text:style-name="T903"><text:s/>band with a prevalence of the<text:s/></text:span><text:span text:style-name="T904">delta</text:span><text:span text:style-name="T905"><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906"/>
      <text:p text:style-name="P907"><text:span text:style-name="T908"><office:annotation office:name="106" xml:id="1256134407"><dc:creator>Janka Hauffe</dc:creator><dc:date>2025-01-30T14:00:00</dc:date><meta:creator-initials>JH</meta:creator-initials><text:p text:style-name="P909">EEG in cognitive impairment (MCI)</text:p></office:annotation>Liu, Wang, Xin, Wang, Jiang &amp; Meng, 2024</text:span><text:span text:style-name="CommentReference"><office:annotation-end office:name="106"/></text:span><text:span text:style-name="T910">:<text:s/></text:span><office:annotation office:name="107" xml:id="437489854"><dc:creator>Janka Hauffe</dc:creator><dc:date>2025-01-30T13:53:00</dc:date><meta:creator-initials>JH</meta:creator-initials><text:p text:style-name="P911">@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12">https://doi.org/10.1186/s12877-024-05041-x</text:span></text:a><text:span text:style-name="CommentReference"><office:annotation-end office:name="107"/></text:span></text:p>
      <text:p text:style-name="P913"><text:span text:style-name="T914">Studies have found that EEG signals in older adults with cognitive impairment exhibit specific characteristics, such as a basic rhythm slowdown, manifested by an increase in low-frequency band (</text:span><text:span text:style-name="T915">delta</text:span><text:span text:style-name="T916">,<text:s/></text:span><text:span text:style-name="T917">theta</text:span><text:span text:style-name="T918">) power and a decrease in high-frequency band (</text:span><text:span text:style-name="T919">alpha</text:span><text:span text:style-name="T920">,<text:s/></text:span><text:span text:style-name="T921">beta</text:span><text:span text:style-name="T922">) power [</text:span><text:span text:style-name="T923"><office:annotation office:name="108" xml:id="1158485547"><dc:creator>Janka Hauffe</dc:creator><dc:date>2025-01-30T13:55:00</dc:date><meta:creator-initials>JH</meta:creator-initials><text:p text:style-name="P924">8. Lejko N, Larabi D I, Herrmann C S, et al. Alpha Power and Functional Con-</text:p><text:p text:style-name="P925">nectivity in Cognitive decline: a systematic review and Meta-analysis [J]. J</text:p><text:p text:style-name="P926">Alzheimers Dis. 2020;78:1047–88.</text:p><text:p text:style-name="P927">9. Garrido-Chaves R Perezv, Zapater-Fajarí M, et al. EEG markers and subjec-</text:p><text:p text:style-name="P928">tive memory complaints in young and older people [J]. Int J Psychophysiol.</text:p><text:p text:style-name="P929">2022;182:23–31.</text:p></office:annotation>8, 9</text:span><text:span text:style-name="CommentReference"><office:annotation-end office:name="108"/></text:span><text:span text:style-name="T930">]. Slowing of<text:s/></text:span><text:span text:style-name="T931">alpha</text:span><text:span text:style-name="T932"><text:s/>power may be an early sensitive indicator of the brain transitioning from normal physiological function to aging or its pathological state [</text:span><text:span text:style-name="T933"><office:annotation office:name="109" xml:id="2106135270"><dc:creator>Janka Hauffe</dc:creator><dc:date>2025-01-30T13:55:00</dc:date><meta:creator-initials>JH</meta:creator-initials><text:p text:style-name="P934">10. Babiloni C, Ferri R, Noce G et al. Abnormalities of Cortical Sources of Resting</text:p><text:p text:style-name="P935">State Alpha Electroencephalographic Rhythms are Related to Education</text:p><text:p text:style-name="P936">Attainment in Cognitively Unimpaired Seniors and Patients with Alzheimer’s</text:p><text:p text:style-name="P937">Disease and Amnesic Mild Cognitive Impairment [J]. Cerebral cortex (New</text:p><text:p text:style-name="P938">York, NY: 1991), 2021;31(4):2220-37</text:p></office:annotation>10</text:span><text:span text:style-name="CommentReference"><office:annotation-end office:name="109"/></text:span><text:span text:style-name="T939">], while increased<text:s/></text:span><text:span text:style-name="T940">theta</text:span><text:span text:style-name="T941"><text:s/>power may have a good predictive effect on cognitive decline<text:s/></text:span><text:span text:style-name="T942"><office:annotation office:name="110" xml:id="2090692250"><dc:creator>Janka Hauffe</dc:creator><dc:date>2025-01-30T13:56:00</dc:date><meta:creator-initials>JH</meta:creator-initials><text:p text:style-name="P943">11. Musaeus C S, Engedal K, Høgh P, et al. EEG Theta Power is an early marker of</text:p><text:p text:style-name="P944">Cognitive decline in Dementia due to Alzheimer’s disease [J]. J Alzheimer’s</text:p><text:p text:style-name="P945">Disease: JAD. 2018;64(4):1359–71.</text:p></office:annotation>[11</text:span><text:span text:style-name="CommentReference"><office:annotation-end office:name="110"/></text:span><text:span text:style-name="T946">].</text:span></text:p>
      <text:p text:style-name="P947"><text:span text:style-name="T948">In individuals with cognitive impairment, acute exercise effects include decreased<text:s/></text:span><text:span text:style-name="T949">delta</text:span><text:span text:style-name="T950"><text:s/>and<text:s/></text:span><text:span text:style-name="T951">theta</text:span><text:span text:style-name="T952"><text:s/>power and increased<text:s/></text:span><text:span text:style-name="T953">beta</text:span><text:span text:style-name="T954">1 power [</text:span><text:span text:style-name="T955"><office:annotation office:name="111" xml:id="1743323860"><dc:creator>Janka Hauffe</dc:creator><dc:date>2025-01-30T13:56:00</dc:date><meta:creator-initials>JH</meta:creator-initials><text:p text:style-name="P956">18. Amjad I, Toor H, Niazi I K, et al. Therapeutic effects of aerobic exercise on EEG</text:p><text:p text:style-name="P957">parameters and higher cognitive functions in mild cognitive impairment</text:p><text:p text:style-name="P958">patients [J]. Int J Neurosci. 2019;129(6):551–62</text:p></office:annotation>18</text:span><text:span text:style-name="CommentReference"><office:annotation-end office:name="111"/></text:span><text:span text:style-name="T959">,<text:s/></text:span><text:span text:style-name="T960"><office:annotation office:name="112" xml:id="1893245782"><dc:creator>Janka Hauffe</dc:creator><dc:date>2025-01-30T13:57:00</dc:date><meta:creator-initials>JH</meta:creator-initials><text:p text:style-name="P961">20. Amjad I, Toor H, Niazi I K, et al. Xbox 360 Kinect Cognitive games improve</text:p><text:p text:style-name="P962">slowness, complexity of EEG, and cognitive functions in subjects with mild</text:p><text:p text:style-name="P963">cognitive impairment: a Randomized Control Trial [J]. Games Health J.</text:p><text:p text:style-name="P964">2018;8(2):144–52</text:p></office:annotation>20</text:span><text:span text:style-name="CommentReference"><office:annotation-end office:name="112"/></text:span><text:span text:style-name="T965">]; longterm exercise appears to result in decreased<text:s/></text:span><text:span text:style-name="T966">delta</text:span><text:span text:style-name="T967"><text:s/>[</text:span><text:span text:style-name="T968"><office:annotation office:name="113" xml:id="702841502"><dc:creator>Janka Hauffe</dc:creator><dc:date>2025-01-30T13:56:00</dc:date><meta:creator-initials>JH</meta:creator-initials><text:p text:style-name="P969">18. Amjad I, Toor H, Niazi I K, et al. Therapeutic effects of aerobic exercise on EEG</text:p><text:p text:style-name="P970">parameters and higher cognitive functions in mild cognitive impairment</text:p><text:p text:style-name="P971">patients [J]. Int J Neurosci. 2019;129(6):551–62</text:p></office:annotation>18</text:span><text:span text:style-name="CommentReference"><office:annotation-end office:name="113"/></text:span><text:span text:style-name="T972">,<text:s/></text:span><text:span text:style-name="T973"><office:annotation office:name="114" xml:id="868758568"><dc:creator>Janka Hauffe</dc:creator><dc:date>2025-01-30T13:57:00</dc:date><meta:creator-initials>JH</meta:creator-initials><text:p text:style-name="P974">20. Amjad I, Toor H, Niazi I K, et al. Xbox 360 Kinect Cognitive games improve</text:p><text:p text:style-name="P975">slowness, complexity of EEG, and cognitive functions in subjects with mild</text:p><text:p text:style-name="P976">cognitive impairment: a Randomized Control Trial [J]. Games Health J.</text:p><text:p text:style-name="P977">2018;8(2):144–52</text:p></office:annotation>20</text:span><text:span text:style-name="CommentReference"><office:annotation-end office:name="114"/></text:span><text:span text:style-name="T978">,<text:s/></text:span><text:span text:style-name="T979"><office:annotation office:name="115" xml:id="292234162"><dc:creator>Janka Hauffe</dc:creator><dc:date>2025-01-30T13:58:00</dc:date><meta:creator-initials>JH</meta:creator-initials><text:p text:style-name="P980">21. Styliadis C, Kartsidis P, Paraskevopoulos E, et al. Neuroplastic effects of com-</text:p><text:p text:style-name="P981">bined computerized physical and cognitive training in elderly individuals at</text:p><text:p text:style-name="P982">risk for dementia: an eLORETA controlled study on resting states [J]. Neural</text:p><text:p text:style-name="P983">plasticity, 2015. 2015:172192</text:p></office:annotation>21</text:span><text:span text:style-name="CommentReference"><office:annotation-end office:name="115"/></text:span><text:span text:style-name="T984">] and<text:s/></text:span><text:span text:style-name="T985">theta</text:span><text:span text:style-name="T986"><text:s/>rhythm power [</text:span><text:span text:style-name="T987"><office:annotation office:name="116" xml:id="1167426665"><dc:creator>Janka Hauffe</dc:creator><dc:date>2025-01-30T13:57:00</dc:date><meta:creator-initials>JH</meta:creator-initials><text:p text:style-name="P988">19. Hong S G, Kim J H, Jun TW. Effects of 12-Week Resistance Exercise on Elec-</text:p><text:p text:style-name="P989">troencephalogram patterns and cognitive function in the Elderly with mild</text:p><text:p text:style-name="P990">cognitive impairment: a randomized controlled trial [J]. Clin J Sport Medicine:</text:p><text:p text:style-name="P991">Official J Can Acad Sport Med. 2018;28(6):500–8</text:p></office:annotation>19</text:span><text:span text:style-name="CommentReference"><office:annotation-end office:name="116"/></text:span><text:span text:style-name="T992">,<text:s/></text:span><text:span text:style-name="T993"><office:annotation office:name="117" xml:id="38257849"><dc:creator>Janka Hauffe</dc:creator><dc:date>2025-01-30T13:58:00</dc:date><meta:creator-initials>JH</meta:creator-initials><text:p text:style-name="P994">21. Styliadis C, Kartsidis P, Paraskevopoulos E, et al. Neuroplastic effects of com-</text:p><text:p text:style-name="P995">bined computerized physical and cognitive training in elderly individuals at</text:p><text:p text:style-name="P996">risk for dementia: an eLORETA controlled study on resting states [J]. Neural</text:p><text:p text:style-name="P997">plasticity, 2015. 2015:172192</text:p></office:annotation>21</text:span><text:span text:style-name="CommentReference"><office:annotation-end office:name="117"/></text:span><text:span text:style-name="T998">], and increased<text:s/></text:span><text:span text:style-name="T999">alpha</text:span><text:span text:style-name="T1000"><text:s/>and<text:s/></text:span><text:span text:style-name="T1001">beta</text:span><text:span text:style-name="T1002"><text:s/>rhythm power [</text:span><text:span text:style-name="T1003"><office:annotation office:name="118" xml:id="870841629"><dc:creator>Janka Hauffe</dc:creator><dc:date>2025-01-30T13:56:00</dc:date><meta:creator-initials>JH</meta:creator-initials><text:p text:style-name="P1004">18. Amjad I, Toor H, Niazi I K, et al. Therapeutic effects of aerobic exercise on EEG</text:p><text:p text:style-name="P1005">parameters and higher cognitive functions in mild cognitive impairment</text:p><text:p text:style-name="P1006">patients [J]. Int J Neurosci. 2019;129(6):551–62</text:p></office:annotation>18</text:span><text:span text:style-name="CommentReference"><office:annotation-end office:name="118"/></text:span><text:span text:style-name="T1007">,<text:s/></text:span><text:span text:style-name="T1008"><office:annotation office:name="119" xml:id="710893112"><dc:creator>Janka Hauffe</dc:creator><dc:date>2025-01-30T13:57:00</dc:date><meta:creator-initials>JH</meta:creator-initials><text:p text:style-name="P1009">20. Amjad I, Toor H, Niazi I K, et al. Xbox 360 Kinect Cognitive games improve</text:p><text:p text:style-name="P1010">slowness, complexity of EEG, and cognitive functions in subjects with mild</text:p><text:p text:style-name="P1011">cognitive impairment: a Randomized Control Trial [J]. Games Health J.</text:p><text:p text:style-name="P1012">2018;8(2):144–52</text:p></office:annotation>20</text:span><text:span text:style-name="CommentReference"><office:annotation-end office:name="119"/></text:span><text:span text:style-name="T1013">,<text:s/></text:span><text:span text:style-name="T1014"><office:annotation office:name="120" xml:id="170042448"><dc:creator>Janka Hauffe</dc:creator><dc:date>2025-01-30T13:58:00</dc:date><meta:creator-initials>JH</meta:creator-initials><text:p text:style-name="P1015">22. Jiang H, Chen S, Wang L et al. An investigation of limbs Exercise as a treat-</text:p><text:p text:style-name="P1016">ment in improving the psychomotor speed in older adults with mild cogni-</text:p><text:p text:style-name="P1017">tive impairment [J]. Brain Sci. 2019;9(10)</text:p></office:annotation>22</text:span><text:span text:style-name="CommentReference"><office:annotation-end office:name="120"/></text:span><text:span text:style-name="T1018">].</text:span></text:p>
      <text:p text:style-name="P1019">The left frontal area, located at the front of the brain, is associated with advanced cognitive functions, decision-making, problem-solving, and personality traits. It plays a role in executive functions, emotional regulation, and modulation of social behavior.</text:p>
      <text:p text:style-name="P1020"><text:span text:style-name="T1021">The severity of cognitive impairment is positively correlated with increased<text:s/></text:span><text:span text:style-name="T1022">theta</text:span><text:span text:style-name="T1023"><text:s/>activity, and an increase in<text:s/></text:span><text:span text:style-name="T1024">theta</text:span><text:span text:style-name="T1025"><text:s/>waves in EEG serves as a good predictor of cognitive decline<text:s/></text:span><text:span text:style-name="T1026"><office:annotation office:name="121" xml:id="20974965"><dc:creator>Janka Hauffe</dc:creator><dc:date>2025-01-30T13:59:00</dc:date><meta:creator-initials>JH</meta:creator-initials><text:p text:style-name="P1027">36. Babiloni C, Visser P J, Frisoni G, et al. Cortical sources of resting EEG rhythms in</text:p><text:p text:style-name="P1028">mild cognitive impairment and subjective memory complaint [J]. Neurobiol</text:p><text:p text:style-name="P1029">Aging. 2010;31(10):1787–98</text:p></office:annotation>[36</text:span><text:span text:style-name="CommentReference"><office:annotation-end office:name="121"/></text:span><text:span text:style-name="T1030">].</text:span></text:p>
      <text:soft-page-break/>
      <text:p text:style-name="P1031"><text:span text:style-name="T1032">As the activation level of the frontal lobe cortex increases,<text:s/></text:span><text:span text:style-name="T1033">theta</text:span><text:span text:style-name="T1034"><text:s/>wave power decreases, leading to improved cognitive function. A decrease in<text:s/></text:span><text:span text:style-name="T1035">theta</text:span><text:span text:style-name="T1036"><text:s/>wave power was observed after both single and prolonged exercise<text:s/></text:span><text:span text:style-name="T1037"><office:annotation office:name="122" xml:id="1273849434"><dc:creator>Janka Hauffe</dc:creator><dc:date>2025-01-30T13:57:00</dc:date><meta:creator-initials>JH</meta:creator-initials><text:p text:style-name="P1038">17. Pedroso R V, Lima-Silva A E, Tarachuque P E, et al. Efficacy of Physical Exercise</text:p><text:p text:style-name="P1039">on cortical activity modulation in mild cognitive impairment: a systematic</text:p><text:p text:style-name="P1040">review [J]. Arch Phys Med Rehabil. 2021;102(12):2393–401.</text:p></office:annotation>[17</text:span><text:span text:style-name="CommentReference"><office:annotation-end office:name="122"/></text:span><text:span text:style-name="T1041">].</text:span></text:p>
      <text:p text:style-name="P1042"/>
      <text:p text:style-name="P1043"><text:span text:style-name="T1044"><office:annotation office:name="123" xml:id="144320198"><dc:creator>Janka Hauffe</dc:creator><dc:date>2025-01-30T14:02:00</dc:date><meta:creator-initials>JH</meta:creator-initials><text:p text:style-name="P1045">EEG in cognitive impairment (older adults)</text:p></office:annotation>Finnigan &amp; Robertson, 2011</text:span><text:span text:style-name="CommentReference"><office:annotation-end office:name="123"/></text:span><text:span text:style-name="T1046">:<text:s/></text:span><office:annotation office:name="124" xml:id="1613164330"><dc:creator>Janka Hauffe</dc:creator><dc:date>2025-01-30T14:02:00</dc:date><meta:creator-initials>JH</meta:creator-initials><text:p text:style-name="P1047">@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048">https://doi.org/10.1111/j.1469-8986.2010.01173.x</text:span></text:a><text:span text:style-name="CommentReference"><office:annotation-end office:name="124"/></text:span></text:p>
      <text:p text:style-name="P1049"><text:span text:style-name="T1050">We address the degree to which resting EEG bandpower is associated with cognitive performance in 73 healthy older adults (aged 56–70). Relative<text:s/></text:span><text:span text:style-name="T1051">theta</text:span><text:span text:style-name="T1052"><text:s/>(4–6.5 Hz) power was significantly correlated with immediate and delayed verbal recall, attention, and executive function measures. Relative<text:s/></text:span><text:span text:style-name="T1053">delta</text:span><text:span text:style-name="T1054"><text:s/>and<text:s/></text:span><text:span text:style-name="T1055">alpha</text:span><text:span text:style-name="T1056"><text:s/>power and peak<text:s/></text:span><text:span text:style-name="T1057">alpha</text:span><text:span text:style-name="T1058"><text:s/>frequency did not correlate with any cognitive measures. These data indicate that high resting<text:s/></text:span><text:span text:style-name="T1059">theta</text:span><text:span text:style-name="T1060"><text:s/>power in healthy older adults is associated with better cognitive function and may be a marker of healthy neurocognitive aging.</text:span></text:p>
      <text:p text:style-name="P1061"><text:span text:style-name="T1062">In summary, these outcomes indicate that high resting-state<text:s/></text:span><text:span text:style-name="T1063">theta</text:span><text:span text:style-name="T1064"><text:s/>power in older adults is associated with relatively greater cognitive impairment; whereby such impairment either may already exist, be developing, and/or may (be predestined to) subsequently manifest or increase (this is from introduction).</text:span></text:p>
      <text:p text:style-name="P1065"><text:span text:style-name="T1066">Across 73 healthy older adults, relative resting<text:s/></text:span><text:span text:style-name="T1067">theta</text:span><text:span text:style-name="T1068"><text:s/>power was significantly correlated with performance on numerous cognitive tests, which assess verbal memory, attention, or executive function.</text:span></text:p>
      <text:p text:style-name="P1069"><text:span text:style-name="T1070"><office:annotation office:name="125" xml:id="817067507"><dc:creator>Janka Hauffe</dc:creator><dc:date>2025-01-30T14:04:00</dc:date><meta:creator-initials>JH</meta:creator-initials><text:p text:style-name="P1071">EEG in AD (alpha)</text:p></office:annotation>Lejko, Larabi, Herrmann &amp; Aleman, 2020</text:span><text:span text:style-name="CommentReference"><office:annotation-end office:name="125"/></text:span><text:span text:style-name="T1072">:<text:s/></text:span><text:span text:style-name="T1073"><office:annotation office:name="126" xml:id="503924378"><dc:creator>Janka Hauffe</dc:creator><dc:date>2025-01-30T14:03:00</dc:date><meta:creator-initials>JH</meta:creator-initials><text:p text:style-name="P1074">@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26"/></text:span></text:p>
      <text:p text:style-name="P1075"><text:span text:style-name="T1076">We have therefore decided to take the first step by focusing on the<text:s/></text:span><text:span text:style-name="T1077">alpha</text:span><text:span text:style-name="T1078"><text:s/>band for three main reasons.</text:span></text:p>
      <text:p text:style-name="P1079"><text:span text:style-name="T1080">First,<text:s/></text:span><text:span text:style-name="T1081">alpha</text:span><text:span text:style-name="T1082"><text:s/>is the most prominent rhythm during quiet wakefulness<text:s/></text:span><text:span text:style-name="T1083"><office:annotation office:name="127" xml:id="1040212008"><dc:creator>Janka Hauffe</dc:creator><dc:date>2025-01-30T14:05:00</dc:date><meta:creator-initials>JH</meta:creator-initials><text:p text:style-name="P1084">33] Britton JW, Frey LC, Hopp JL, Korb P, Koubeissi</text:p><text:p text:style-name="P1085">MZ, Lievens WE, Pestana-Knight EM, St EL (2016)</text:p><text:p text:style-name="P1086">Electroencephalography (EEG): An introductory text and</text:p><text:p text:style-name="P1087">atlas of normal and abnormal findings in adults, children,</text:p><text:p text:style-name="P1088">and infants, American Epilepsy Society, Chicago,</text:p><text:p text:style-name="P1089"><text:a xlink:href="https://www.ncbi.nlm.nih.gov/books/NBK390343/" office:target-frame-name="_top" xlink:show="replace"><text:span text:style-name="Hyperlink">https://www.ncbi.nlm.nih.gov/books/NBK390343/</text:span></text:a>,</text:p><text:p text:style-name="P1090">Accessed on 25 May 2020</text:p></office:annotation>[33</text:span><text:span text:style-name="CommentReference"><office:annotation-end office:name="127"/></text:span><text:span text:style-name="T1091">]. Second, it has large amplitudes ranging from 10 to 50 V [</text:span><text:span text:style-name="T1092"><office:annotation office:name="128" xml:id="59843137"><dc:creator>Janka Hauffe</dc:creator><dc:date>2025-01-30T14:05:00</dc:date><meta:creator-initials>JH</meta:creator-initials><text:p text:style-name="P1093">[34] Herrmann CS, Demiralp T (2005) Human EEG gamma</text:p><text:p text:style-name="P1094">oscillations in neuropsychiatric disorders. Clin Neuro-</text:p><text:p text:style-name="P1095">physiol 116, 2719-2733.</text:p></office:annotation>34].<text:s/></text:span><text:span text:style-name="CommentReference"><office:annotation-end office:name="128"/></text:span><text:span text:style-name="T1096">This is in contrast to<text:s/></text:span><text:span text:style-name="T1097">theta</text:span><text:span text:style-name="T1098">,<text:s/></text:span><text:span text:style-name="T1099">beta</text:span><text:span text:style-name="T1100">, and gamma waves, which have smaller amplitudes at rest<text:s/></text:span><text:span text:style-name="T1101"><office:annotation office:name="129" xml:id="255946580"><dc:creator>Janka Hauffe</dc:creator><dc:date>2025-01-30T14:05:00</dc:date><meta:creator-initials>JH</meta:creator-initials><text:p text:style-name="P1102">[34] Herrmann CS, Demiralp T (2005) Human EEG gamma</text:p><text:p text:style-name="P1103">oscillations in neuropsychiatric disorders. Clin Neuro-</text:p><text:p text:style-name="P1104">physiol 116, 2719-2733.</text:p><text:p text:style-name="P1105">[35] Klimesch W (1999) EEG alpha and theta oscillations</text:p><text:p text:style-name="P1106">reflect cognitive and memory performance: A review and</text:p><text:p text:style-name="P1107">analysis. Brain Res Rev 29, 169-195.</text:p><text:p text:style-name="P1108">[36] Kropotov JD (2010) Quantitative EEG, event-related</text:p><text:p text:style-name="P1109">potentials and neurotherapy, Academic Press</text:p></office:annotation>[34–36</text:span><text:span text:style-name="CommentReference"><office:annotation-end office:name="129"/></text:span><text:span text:style-name="T1110">], and can be best identified using tasks with many repetitions. This makes measuring<text:s/></text:span><text:span text:style-name="T1111">alpha</text:span><text:span text:style-name="T1112"><text:s/>activity in research and clinical practice highly feasible, as it does not require people with cognitive decline to perform challenging and tire-</text:span></text:p>
      <text:p text:style-name="P1113">some tasks.</text:p>
      <text:p text:style-name="P1114"><text:span text:style-name="T1115">Lastly, lower power and synchronization of<text:s/></text:span><text:span text:style-name="T1116">alpha</text:span><text:span text:style-name="T1117"><text:s/>oscillations have consistently been associated with neurodegenerative dementias, especially AD<text:s/></text:span><text:span text:style-name="T1118"><office:annotation office:name="130" xml:id="1623912610"><dc:creator>Janka Hauffe</dc:creator><dc:date>2025-01-30T14:06:00</dc:date><meta:creator-initials>JH</meta:creator-initials><text:p text:style-name="P1119">29] Jeong J (2004) EEG dynamics in patients with Alzheimer’s</text:p><text:p text:style-name="P1120">disease. Clin Neurophysiol 115, 1490-1505</text:p><text:p text:style-name="P1121">37] Adler G, Brassen S, Jajcevic A (2003) EEG coherence in</text:p><text:p text:style-name="P1122">Alzheimer’s dementia. J Neural Transm 110, 1051-1058.</text:p><text:p text:style-name="P1123">[38] Locatelli T, Cursi M, Liberati D, Franceschi M, Comi G</text:p><text:p text:style-name="P1124">(1998) EEG coherence in Alzheimer’s disease. Electroen-</text:p><text:p text:style-name="P1125">cephalogr Clin Neurophysiol 106, 229-237.</text:p><text:p text:style-name="P1126">[39] Uhlhaas PJ, Singer W (2006) Neural synchrony in brain</text:p><text:p text:style-name="P1127">disorders: Relevance for cognitive dysfunctions and patho-</text:p><text:p text:style-name="P1128">physiology. Neuron 52, 155-168</text:p></office:annotation>[29, 37–39</text:span><text:span text:style-name="CommentReference"><office:annotation-end office:name="130"/></text:span><text:span text:style-name="T1129">]. These decreases were found to correlate with lower cognitive scores [</text:span><text:span text:style-name="T1130"><office:annotation office:name="131" xml:id="1977844824"><dc:creator>Janka Hauffe</dc:creator><dc:date>2025-01-30T14:06:00</dc:date><meta:creator-initials>JH</meta:creator-initials><text:p text:style-name="P1131">40] Babiloni C, Binetti G, Cassetta E, Dal Forno G, Del Percio</text:p><text:p text:style-name="P1132">C, Ferreri F, Ferri R, Frisoni G, Hirata K, Lanuzza B,</text:p><text:p text:style-name="P1133">Miniussi C (2006) Sources of cortical rhythms change as</text:p><text:p text:style-name="P1134">a function of cognitive impairment in pathological aging:</text:p><text:p text:style-name="P1135">A multicenter study. Clin Neurophysiol 117, 252-268.</text:p><text:p text:style-name="P1136">[41] Stam CJ, Jones BF, Manshanden I, van Cappellen-van</text:p><text:p text:style-name="P1137">Walsum AM, Montez T, Verbunt JP, de Munck JC, van Dijk BW, Berendse HW, Scheltens P (2006) Magne-</text:p><text:p text:style-name="P1138">toencephalographic evaluation of resting-state functional</text:p><text:p text:style-name="P1139">connectivity in Alzheimer’s disease. Neuroimage 32,</text:p><text:p text:style-name="P1140">1335-1344</text:p></office:annotation>40, 41</text:span><text:span text:style-name="CommentReference"><office:annotation-end office:name="131"/></text:span><text:span text:style-name="T1141">], higher atrophy of the hippocampus [</text:span><text:span text:style-name="T1142"><office:annotation office:name="132" xml:id="2003589299"><dc:creator>Janka Hauffe</dc:creator><dc:date>2025-01-30T14:07:00</dc:date><meta:creator-initials>JH</meta:creator-initials><text:p text:style-name="P1143">[42] Babiloni C, Frisoni GB, Pievani M, Vecchio F, Lizio R,</text:p><text:p text:style-name="P1144">Buttiglione M, Geroldi C, Fracassi C, Eusebi F, Ferri</text:p><text:p text:style-name="P1145">R, Rossini PM (2009) Hippocampal volume and cortical</text:p><text:p text:style-name="P1146">sources of EEG alpha rhythms in mild cognitive impair-</text:p><text:p text:style-name="P1147">ment and Alzheimer disease. Neuroimage 44, 123-135.</text:p></office:annotation>42</text:span><text:span text:style-name="CommentReference"><office:annotation-end office:name="132"/></text:span><text:span text:style-name="T1148">] and higher amyloid burden<text:s/></text:span><text:span text:style-name="T1149"><office:annotation office:name="133" xml:id="253914326"><dc:creator>Janka Hauffe</dc:creator><dc:date>2025-01-30T14:07:00</dc:date><meta:creator-initials>JH</meta:creator-initials><text:p text:style-name="P1150">[43] Michels L, Muthuraman M, Anwar AR, Kollias S, Leh SE,</text:p><text:p text:style-name="P1151">Riese F, Unschuld PG, Siniatchkin M, Gietl AF, Hock C</text:p><text:p text:style-name="P1152">(2017) Changes of functional and directed resting-state</text:p><text:p text:style-name="P1153">connectivity are associated with neuronal oscillations,</text:p><text:p text:style-name="P1154">ApoE genotype and amyloid deposition in mild cognitive</text:p><text:p text:style-name="P1155">impairment. Front Aging Neurosci 9, 304.</text:p></office:annotation>[43</text:span><text:span text:style-name="CommentReference"><office:annotation-end office:name="133"/></text:span><text:span text:style-name="T1156">], as well as with genetic susceptibility for</text:span></text:p>
      <text:p text:style-name="P1157"><text:span text:style-name="T1158">AD [</text:span><text:span text:style-name="T1159"><office:annotation office:name="134" xml:id="963997759"><dc:creator>Janka Hauffe</dc:creator><dc:date>2025-01-30T14:07:00</dc:date><meta:creator-initials>JH</meta:creator-initials><text:p text:style-name="P1160">[44] Babiloni C, Benussi L, Binetti G, Bosco P, Busonero G,</text:p><text:p text:style-name="P1161">Cesaretti S, Dal Forno G, Del Percio C, Ferri R, Frisoni G,</text:p><text:p text:style-name="P1162">Ghidoni R (2006) Genotype (cystatin C) and EEG pheno-</text:p><text:p text:style-name="P1163">type in Alzheimer disease and mild cognitive impairment:</text:p><text:p text:style-name="P1164">A multicentric study. Neuroimage 29, 948-964.</text:p><text:p text:style-name="P1165">[45] Jelic V, Julin P, Shigeta M, Nordberg A, Lannfelt L, Win-</text:p><text:p text:style-name="P1166">blad B, Wahlund LO (1997) Apolipoprotein E 4 allele</text:p><text:p text:style-name="P1167">decreases functional connectivity in Alzheimer’s disease</text:p><text:p text:style-name="P1168">as measured by EEG coherence. J Neurol Neurosurg Psy-</text:p><text:p text:style-name="P1169">chiatry 63, 59-65</text:p></office:annotation>44, 45</text:span><text:span text:style-name="CommentReference"><office:annotation-end office:name="134"/></text:span><text:span text:style-name="T1170">]. Though<text:s/></text:span><text:span text:style-name="T1171">alpha</text:span><text:span text:style-name="T1172"><text:s/>activity in other neurodegenerative dementias is less well-researched, there is evidence of lower<text:s/></text:span><text:span text:style-name="T1173">alpha</text:span><text:span text:style-name="T1174"><text:s/>power in people with dementia due to Lewy body<text:s/></text:span><text:soft-page-break/><text:span text:style-name="T1175">disorders [</text:span><text:span text:style-name="T1176"><office:annotation office:name="135" xml:id="592431167"><dc:creator>Janka Hauffe</dc:creator><dc:date>2025-01-30T14:07:00</dc:date><meta:creator-initials>JH</meta:creator-initials><text:p text:style-name="P1177">[46] Andersson M, Hansson O, Minthon L, Ros´en I, Londos E</text:p><text:p text:style-name="P1178">(2008) Electroencephalogram variability in dementia with</text:p><text:p text:style-name="P1179">Lewy bodies, Alzheimer’s disease and controls. Dement</text:p><text:p text:style-name="P1180">Geriatr Cogn Disord 26, 284-290.</text:p><text:p text:style-name="P1181">[47] Caviness JN, Hentz JG, Evidente VG, Driver-Dunckley E,</text:p><text:p text:style-name="P1182">Samanta J, Mahant P, Connor DJ, Sabbagh MN, Shill HA,</text:p><text:p text:style-name="P1183">Adler CH (2007) Both early and late cognitive dysfunction</text:p><text:p text:style-name="P1184">affects the electroencephalogram in Parkinson’s disease.</text:p><text:p text:style-name="P1185">Parkinsonism Relat Disord 13, 348-354.</text:p><text:p text:style-name="P1186">[48] Fonseca LC, Tedrus GMAS, Letro GH, Bossoni AS (2009)</text:p><text:p text:style-name="P1187">Dementia, mild cognitive impairment and quantitative</text:p><text:p text:style-name="P1188">EEG in patients with Parkinson’s disease. Clin EEG Neu-</text:p><text:p text:style-name="P1189">rosci 40, 168-172.</text:p><text:p text:style-name="P1190">[49] Tanaka H, Koenig T, Pascual-Marqui RD, Hirata K, Kochi</text:p><text:p text:style-name="P1191">K, Lehmann D (2000) Event-related potential and EEG</text:p><text:p text:style-name="P1192">measures in Parkinson’s disease without and with demen-</text:p><text:p text:style-name="P1193">tia. Dement Geriatr Cogn Disord 11, 39-45</text:p></office:annotation>46–49</text:span><text:span text:style-name="CommentReference"><office:annotation-end office:name="135"/></text:span><text:span text:style-name="T1194">].<text:s/></text:span><text:span text:style-name="T1195">Alpha</text:span><text:span text:style-name="T1196"><text:s/>power and synchronization are therefore an important part of the changes in the EEG spectrum associated with cognitive decline.</text:span></text:p>
      <text:p text:style-name="P1197"/>
      <text:p text:style-name="P1198"><text:span text:style-name="T1199"><office:annotation office:name="136" xml:id="1078496677"><dc:creator>Janka Hauffe</dc:creator><dc:date>2025-01-30T13:42:00</dc:date><meta:creator-initials>JH</meta:creator-initials><text:p text:style-name="P1200">EEG in MCI and AD</text:p></office:annotation>Babiloni et al. (2011):</text:span><text:span text:style-name="T1201"><office:annotation office:name="137" xml:id="479861489"><dc:creator>Janka Hauffe</dc:creator><dc:date>2025-01-30T13:40:00</dc:date><meta:creator-initials>JH</meta:creator-initials><text:p text:style-name="P120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36"/></text:span><text:a xlink:href="https://doi.org/10.3233/JAD-2011-0051" office:target-frame-name="_top" xlink:show="replace"><text:span text:style-name="T1203">https://doi.org/10.3233/JAD-2011-0051</text:span></text:a><text:span text:style-name="CommentReference"><office:annotation-end office:name="137"/></text:span></text:p>
      <text:p text:style-name="P1204"><text:span text:style-name="T1205">It has been reported that a positive ERP peaking 600 ms after the zerotime of stimuli to be encoded (P600) was reduced in patients with AD and mild cognitive impairment (MCI), particularly in those MCI patients who subsequently converted to AD [</text:span><text:span text:style-name="T1206"><office:annotation office:name="138" xml:id="2143316328"><dc:creator>Janka Hauffe</dc:creator><dc:date>2025-01-30T13:44:00</dc:date><meta:creator-initials>JH</meta:creator-initials><text:p text:style-name="P1207">[7] Olichney JM, Morris SK, Ochoa C, Salmon DP, Thal</text:p><text:p text:style-name="P1208">LJ, Kutas M, Iragui VJ (2002) Abnormal verbal event</text:p><text:p text:style-name="P1209">related potentials in mild cognitive impairment and incipient</text:p><text:p text:style-name="P1210">Alzheimer’s disease. J Neurol Neurosur Ps 73, 377-384.</text:p><text:p text:style-name="P1211">[8] Olichney JM, Iragui VJ, Salmon DP, Riggins BR, Morris</text:p><text:p text:style-name="P1212">SK, Kutas M (2006) Absent event-related potential (ERP)</text:p><text:p text:style-name="P1213">word repetition effects in mild Alzheimer’s disease. Clin</text:p><text:p text:style-name="P1214">Neurophysiol 117, 1319-1330</text:p></office:annotation>7, 8</text:span><text:span text:style-name="CommentReference"><office:annotation-end office:name="138"/></text:span><text:span text:style-name="T1215">]. Furthermore, a positive ERP peaking 300 ms after the zerotime of oddball stimuli (P300) was reduced in amplitude in AD patients [</text:span><text:span text:style-name="T1216"><office:annotation office:name="139" xml:id="1996117068"><dc:creator>Janka Hauffe</dc:creator><dc:date>2025-01-30T13:43:00</dc:date><meta:creator-initials>JH</meta:creator-initials><text:p text:style-name="P1217">5] Rossini PM, Rossi S, Babiloni C, Polich J (2007) Clinical</text:p><text:p text:style-name="P1218">neurophysiology of aging brain: from normal aging to neu-</text:p><text:p text:style-name="P1219">rodegeneration. Prog Neurobiol Epub 2007 Aug 8. Review</text:p><text:p text:style-name="P1220">83, 375-400.</text:p><text:p text:style-name="P1221">[9] Wesson Ashford J, Kerry L Coburn(2011) The Topography</text:p><text:p text:style-name="P1222">of P300 Energy Loss in Aging and Alzheimer’s Disease.</text:p><text:p text:style-name="P1223">This volume</text:p></office:annotation>5, 9</text:span><text:span text:style-name="CommentReference"><office:annotation-end office:name="139"/></text:span><text:span text:style-name="T1224">], even during its early stages [</text:span><text:span text:style-name="T1225"><office:annotation office:name="140" xml:id="1218984188"><dc:creator>Janka Hauffe</dc:creator><dc:date>2025-01-30T13:44:00</dc:date><meta:creator-initials>JH</meta:creator-initials><text:p text:style-name="P1226"><text:s/>Polich J, Corey-Bloom J (2005) Alzheimer’s disease and</text:p><text:p text:style-name="P1227">P300: review and evaluation of task and modality. Curr</text:p><text:p text:style-name="P1228">Alzheimer Res 2, 515-525</text:p></office:annotation>10</text:span><text:span text:style-name="CommentReference"><office:annotation-end office:name="140"/></text:span><text:span text:style-name="T1229">].</text:span></text:p>
      <text:p text:style-name="P1230"><text:span text:style-name="T1231">When compared to the resting state EEG rhythms of healthy normal elderly (Nold) subjects, AD patients showed an amplitude increase of widespread<text:s/></text:span><text:span text:style-name="T1232">delta</text:span><text:span text:style-name="T1233"><text:s/>and<text:s/></text:span><text:span text:style-name="T1234">theta</text:span><text:span text:style-name="T1235"><text:s/>sources and an amplitude decrease of posterior<text:s/></text:span><text:span text:style-name="T1236">alpha</text:span><text:span text:style-name="T1237"><text:s/>(8–13 Hz) and/or<text:s/></text:span><text:span text:style-name="T1238">beta</text:span><text:span text:style-name="T1239"><text:s/>(13–30 Hz) sources [</text:span><text:span text:style-name="T1240"><office:annotation office:name="141" xml:id="904204260"><dc:creator>Janka Hauffe</dc:creator><dc:date>2025-01-30T13:48:00</dc:date><meta:creator-initials>JH</meta:creator-initials><text:p text:style-name="P1241">[45] Dierks T, Jelic V, Pascual-Marqui RD, Wahlund L, Julin</text:p><text:p text:style-name="P1242">P, Linden DE, Maurer K, Winblad B, Nordberg A (2000)</text:p><text:p text:style-name="P1243">Spatial pattern of cerebral glucose metabolism (PET) cor-</text:p><text:p text:style-name="P1244">relates with localization of intracerebral EEG-generators in</text:p><text:p text:style-name="P1245">Alzheimer’s disease. Clin Neurophysiol 111, 1817-1824.<text:line-break/>[55] Mientus S, Gallinat J, Wuebben Y, Pascual-Marqui RD,</text:p><text:p text:style-name="P1246">Mulert C, Frick K, Dorn H, HerrmannWM, Winterer</text:p><text:p text:style-name="P1247">G (2002) Cortical hypoactivation during resting EEG in</text:p><text:p text:style-name="P1248">schizophrenics but not in depressives and schizotypal</text:p><text:p text:style-name="P1249">subjects as revealed by low resolution electromagnetic</text:p><text:p text:style-name="P1250">tomography (LORETA). Psychiatry Res 116, 95-111.</text:p><text:p text:style-name="P1251">[56] Babiloni C, Binetti G, Cassetta E, Cerboneschi D, Dal Forno</text:p><text:p text:style-name="P1252">G, Del Percio C, Ferreri F, Ferri R, Lanuzza B, Miniussi C,</text:p><text:p text:style-name="P1253">Moretti DV, Nobili F, Pascual-Marqui RD, Rodriguez G, Romani GL, Salinari S, Tecchio F, Vitali P, Zanetti O, Zap-</text:p><text:p text:style-name="P1254">pasodi F, Rossini PM (2004) Mapping distributed sources of</text:p><text:p text:style-name="P1255">cortical rhythms in mild Alzheimer’s disease. A multicentric</text:p><text:p text:style-name="P1256">EEG study. Neuroimage 22, 57-67.</text:p><text:p text:style-name="P1257">[76] Ponomareva NV, Selesneva ND, Jarikov GA (2003) EEG</text:p><text:p text:style-name="P1258">alterations in subjects at high familial risk for Alzheimer’s</text:p><text:p text:style-name="P1259">disease. Neuropsychobiology 48, 152-159.</text:p><text:p text:style-name="P1260">[77] Jeong J (2004) EEG dynamics in patients with Alzheimer’s</text:p><text:p text:style-name="P1261">disease. Clin Neurophysiol 115, 1490-1505.</text:p><text:p text:style-name="P1262">[78] Prichep LS (2005) Use of normative databases and statis-</text:p><text:p text:style-name="P1263">tical methods in demonstrating clinical utility of QEEG:</text:p><text:p text:style-name="P1264">importance and cautions. Clin EEG Neurosci 36, 82-87.</text:p></office:annotation>45, 55, 56, 76–78</text:span><text:span text:style-name="CommentReference"><office:annotation-end office:name="141"/></text:span><text:span text:style-name="T1265">]. The observation of these abnormalities of the EEG rhythms could allow discrimination among different dementia diagnoses, for instance a marked decline of posterior slow-frequency<text:s/></text:span><text:span text:style-name="T1266">alpha</text:span><text:span text:style-name="T1267"><text:s/>power shows peculiar features in mild AD subjects when compared to cerebrovascular dementia, fronto-temporal dementia and normal elderly subjects with similar cognitive impairment.</text:span></text:p>
      <text:p text:style-name="P1268"><text:span text:style-name="T1269">Furthermore, pathological increased amplitude of the<text:s/></text:span><text:span text:style-name="T1270">theta</text:span><text:span text:style-name="T1271"><text:s/>sources characterized cerebro- vascular dementia patients [</text:span><text:span text:style-name="T1272"><office:annotation office:name="142" xml:id="1764974145"><dc:creator>Janka Hauffe</dc:creator><dc:date>2025-01-30T13:47:00</dc:date><meta:creator-initials>JH</meta:creator-initials><text:p text:style-name="P1273">56] Babiloni C, Binetti G, Cassetta E, Cerboneschi D, Dal Forno</text:p><text:p text:style-name="P1274">G, Del Percio C, Ferreri F, Ferri R, Lanuzza B, Miniussi C,</text:p><text:p text:style-name="P1275">Moretti DV, Nobili F, Pascual-Marqui RD, Rodriguez G, Romani GL, Salinari S, Tecchio F, Vitali P, Zanetti O, Zap-</text:p><text:p text:style-name="P1276">pasodi F, Rossini PM (2004) Mapping distributed sources of</text:p><text:p text:style-name="P1277">cortical rhythms in mild Alzheimer’s disease. A multicentric</text:p><text:p text:style-name="P1278">EEG study. Neuroimage 22, 57-67.</text:p></office:annotation>56</text:span><text:span text:style-name="CommentReference"><office:annotation-end office:name="142"/></text:span><text:span text:style-name="T1279">].</text:span></text:p>
      <text:p text:style-name="P1280">Despite the evidence of abnormal cortical rhythms in MCI and AD subjects, EEG analysis alone is unable to allow a diagnosis of disease.</text:p>
      <text:p text:style-name="P1281">The hypothesis of some strict relationships between brain activity in MCI and AD subjects implies the prediction of similar features of resting state EEG rhythm in MCI and AD subjects as a function of genetic risk factors.</text:p>
      <text:p text:style-name="P1282"/>
      <text:p text:style-name="P1283"><text:bookmark-start text:name="_Hlk189136188"/><text:span text:style-name="T1284"><office:annotation office:name="143" xml:id="415126250"><dc:creator>Janka Hauffe</dc:creator><dc:date>2025-01-30T13:36:00</dc:date><meta:creator-initials>JH</meta:creator-initials><text:p text:style-name="P1285">EEG in MCI and AD</text:p></office:annotation>Farina et al., 2020</text:span><text:span text:style-name="CommentReference"><office:annotation-end office:name="143"/></text:span><text:span text:style-name="T1286">:<text:s/></text:span><office:annotation office:name="144" xml:id="1534004832"><dc:creator>Janka Hauffe</dc:creator><dc:date>2025-01-30T13:36:00</dc:date><meta:creator-initials>JH</meta:creator-initials><text:p text:style-name="P1287">@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288">https://doi.org/10.1016/j.neuroimage.2020.116795</text:span></text:a><text:span text:style-name="CommentReference"><office:annotation-end office:name="144"/></text:span></text:p>
      <text:p text:style-name="P1289"><text:bookmark-end text:name="_Hlk189136188"/><text:span text:style-name="T1290">Among the most promising EEG markers are reduced<text:s/></text:span><text:span text:style-name="T1291">alpha</text:span><text:span text:style-name="T1292"><text:s/>power and increased<text:s/></text:span><text:span text:style-name="T1293">theta</text:span><text:span text:style-name="T1294"><text:s/>power, as well as increased<text:s/></text:span><text:span text:style-name="T1295">theta</text:span><text:span text:style-name="T1296"><text:s/>band functional connectivity (Cassani et al., 2017; Hatz et al., 2015; Musaeus et al., 2018). EEG ratios, such as<text:s/></text:span><text:span text:style-name="T1297">theta</text:span><text:span text:style-name="T1298">/gamma and high<text:s/></text:span><text:span text:style-name="T1299">alpha</text:span><text:span text:style-name="T1300">/low<text:s/></text:span><text:span text:style-name="T1301">alpha</text:span><text:span text:style-name="T1302">, have also been suggested as promising markers (Moretti et al., 2012, 2009).</text:span></text:p>
      <text:p text:style-name="P1303"><text:span text:style-name="T1304">Similar to AD models, the best features for distinguishing aMCI from healthy ageing were increased<text:s/></text:span><text:span text:style-name="T1305">theta</text:span><text:span text:style-name="T1306"><text:s/>and<text:s/></text:span><text:span text:style-name="T1307">delta</text:span><text:span text:style-name="T1308"><text:s/>power in left temporo-parietal electrodes, while the best predictor of control status was increased frontal<text:s/></text:span><text:span text:style-name="T1309">beta</text:span><text:span text:style-name="T1310">2 power.<text:s/></text:span><text:span text:style-name="T1311">Theta</text:span><text:span text:style-name="T1312"><text:s/>and<text:s/></text:span><text:span text:style-name="T1313">beta</text:span><text:span text:style-name="T1314">1 power also discriminated aMCI from AD participants; that is, higher<text:s/></text:span><text:span text:style-name="T1315">theta</text:span><text:span text:style-name="T1316"><text:s/>in left frontal and right parietal electrodes</text:span></text:p>
      <text:soft-page-break/>
      <text:p text:style-name="P1317"><text:span text:style-name="T1318">was associated with AD status, and higher temporo-parietal<text:s/></text:span><text:span text:style-name="T1319">beta</text:span><text:span text:style-name="T1320">1 power was associated with aMCI status.</text:span></text:p>
      <text:p text:style-name="P1321"><text:span text:style-name="T1322">The EEG markers highlighted here are consistent with the neurophysiological changes typically associated with AD; specifically, increases in slow wave activity (i.e.,<text:s/></text:span><text:span text:style-name="T1323">delta</text:span><text:span text:style-name="T1324"><text:s/>and<text:s/></text:span><text:span text:style-name="T1325">theta</text:span><text:span text:style-name="T1326">) and decreases in fast wave activity (i.e.,<text:s/></text:span><text:span text:style-name="T1327">alpha</text:span><text:span text:style-name="T1328"><text:s/>and<text:s/></text:span><text:span text:style-name="T1329">beta</text:span><text:span text:style-name="T1330">), which are thought to reflect loss of cholinergic innervations as the disease progresses (Cassani et al., 2018; Musaeus et al., 2018).<text:s/></text:span><text:span text:style-name="T1331">Theta</text:span><text:span text:style-name="T1332"><text:s/>power was the best overall predictor of patient status, in line with the suggestion that increased<text:s/></text:span><text:span text:style-name="T1333">theta</text:span><text:span text:style-name="T1334"><text:s/>is one of the first changes to occur in AD (Musaeus et al., 2018). Differences in<text:s/></text:span><text:span text:style-name="T1335">theta</text:span><text:span text:style-name="T1336"><text:s/>were most pronounced at temporo-parietal sites, where connectivity between electrodes was increased in AD and aMCI. AD participants were distinguished from aMCI participants by increased<text:s/></text:span><text:span text:style-name="T1337">theta</text:span><text:span text:style-name="T1338"><text:s/>in frontal and parietal electrodes, likely reflecting widespread changes that occur at advanced stages (Fraga et al., 2013). Higher<text:s/></text:span><text:span text:style-name="T1339">delta</text:span><text:span text:style-name="T1340"><text:s/>power in left temporo-parietal areas was also indicative of patient status, though to a lesser degree, consistent with evidence that<text:s/></text:span><text:span text:style-name="T1341">delta</text:span><text:span text:style-name="T1342"><text:s/>changes occur later (Roh et al., 2011). As expected, healthy ageing was associated with higher<text:s/></text:span><text:span text:style-name="T1343">alpha</text:span><text:span text:style-name="T1344"><text:s/>power, both in amplitude (temporo-parietal areas) and connectivity (with frontal electrodes), and<text:s/></text:span><text:span text:style-name="T1345">beta</text:span><text:span text:style-name="T1346"><text:s/>power, which was increased in controls relative to patients, and in aMCI relative to AD.</text:span></text:p>
      <text:p text:style-name="P1347"/>
      <text:p text:style-name="P1348"><text:span text:style-name="T1349"><office:annotation office:name="145" xml:id="463943581"><dc:creator>Janka Hauffe</dc:creator><dc:date>2025-01-30T13:34:00</dc:date><meta:creator-initials>JH</meta:creator-initials><text:p text:style-name="P1350">EEG in MCI and AD</text:p></office:annotation>Fröhlich, Kutz, Müller &amp; Claudia Voelcker-Rehagen (2021):<text:s/></text:span><text:span text:style-name="CommentReference"><office:annotation-end office:name="145"/></text:span><office:annotation office:name="146" xml:id="988919248"><dc:creator>Janka Hauffe</dc:creator><dc:date>2025-01-30T13:34:00</dc:date><meta:creator-initials>JH</meta:creator-initials><text:p text:style-name="P135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352">https://doi.org/10.3389/fnagi.2021.675689</text:span></text:a><text:span text:style-name="CommentReference"><office:annotation-end office:name="146"/></text:span></text:p>
      <text:p text:style-name="P1353">Compared with healthy older adults, patients with Alzheimer’s disease show decreased</text:p>
      <text:p text:style-name="P1354"><text:span text:style-name="T1355">alpha</text:span><text:span text:style-name="T1356"><text:s/>and<text:s/></text:span><text:span text:style-name="T1357">beta</text:span><text:span text:style-name="T1358"><text:s/>power as well as increased<text:s/></text:span><text:span text:style-name="T1359">delta</text:span><text:span text:style-name="T1360"><text:s/>and<text:s/></text:span><text:span text:style-name="T1361">theta</text:span><text:span text:style-name="T1362"><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363"><text:span text:style-name="T1364">Thus, the hypotheses that MCI is characterized by lower<text:s/></text:span><text:span text:style-name="T1365">alpha</text:span><text:span text:style-name="T1366"><text:s/>and<text:s/></text:span><text:span text:style-name="T1367">beta</text:span><text:span text:style-name="T1368"><text:s/>power as well as <text:s/>stronger<text:s/></text:span><text:span text:style-name="T1369">delta</text:span><text:span text:style-name="T1370"><text:s/>and<text:s/></text:span><text:span text:style-name="T1371">theta</text:span><text:span text:style-name="T1372"><text:s/>power during EC could not be confirmed in our sample. This is not in complete agreement with prior findings of changes in the rsEEG in patients with MCI. For the rest with EC, it was shown that<text:s/></text:span><text:span text:style-name="T1373">alpha</text:span><text:span text:style-name="T1374"><text:s/>and<text:s/></text:span><text:span text:style-name="T1375">beta</text:span><text:span text:style-name="T1376"><text:s/>powers were reduced and<text:s/></text:span><text:span text:style-name="T1377">theta</text:span><text:span text:style-name="T1378"><text:s/>and<text:s/></text:span><text:span text:style-name="T1379">delta</text:span><text:span text:style-name="T1380"><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381"/>
      <text:p text:style-name="P1382"><text:span text:style-name="T1383"><office:annotation office:name="147" xml:id="2139716593"><dc:creator>Janka Hauffe</dc:creator><dc:date>2025-01-30T13:38:00</dc:date><meta:creator-initials>JH</meta:creator-initials><text:p text:style-name="P1384">EEG in MCI</text:p></office:annotation><text:soft-page-break/>Caravaglios et al., 2023</text:span><text:span text:style-name="CommentReference"><office:annotation-end office:name="147"/></text:span><text:span text:style-name="T1385">:<text:s/></text:span><office:annotation office:name="148" xml:id="1316966176"><dc:creator>Janka Hauffe</dc:creator><dc:date>2025-01-30T13:38:00</dc:date><meta:creator-initials>JH</meta:creator-initials><text:p text:style-name="P1386">@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387">https://doi.org/10.1177/15500594221110036</text:span></text:a><text:span text:style-name="CommentReference"><office:annotation-end office:name="148"/></text:span></text:p>
      <text:p text:style-name="P1388"><text:span text:style-name="T1389">Amnesic-MCI had: i) increased<text:s/></text:span><text:span text:style-name="T1390">delta</text:span><text:span text:style-name="T1391">/</text:span><text:span text:style-name="T1392">beta</text:span><text:span text:style-name="T1393"><text:s/>activity in the superior frontal gyrus and decreased<text:s/></text:span><text:span text:style-name="T1394">alpha</text:span><text:span text:style-name="T1395">1 activity in the paracentral lobule (ie, default mode network); ii) greater<text:s/></text:span><text:span text:style-name="T1396">delta</text:span><text:span text:style-name="T1397">/</text:span><text:span text:style-name="T1398">theta</text:span><text:span text:style-name="T1399">/</text:span><text:span text:style-name="T1400">alpha</text:span><text:span text:style-name="T1401">/</text:span><text:span text:style-name="T1402">beta</text:span><text:span text:style-name="T1403"><text:s/>in the superior frontal gyrus (i.e, attention network); iii) lower<text:s/></text:span><text:span text:style-name="T1404">alpha</text:span><text:span text:style-name="T1405"><text:s/>in the left superior parietal lobe, as well as a lower<text:s/></text:span><text:span text:style-name="T1406">delta</text:span><text:span text:style-name="T1407">/</text:span><text:span text:style-name="T1408">theta</text:span><text:span text:style-name="T1409"><text:s/>and<text:s/></text:span><text:span text:style-name="T1410">beta</text:span><text:span text:style-name="T1411">, respectively in post-central, and in superior frontal gyrus(ie, attention network).</text:span></text:p>
      <text:list text:style-name="LFO1" text:continue-numbering="true">
        <text:list-item>
          <text:p text:style-name="P1412">Not that much about power, but other things</text:p>
        </text:list-item>
      </text:list>
      <text:p text:style-name="P1413"/>
      <text:p text:style-name="P1414"><text:span text:style-name="T1415"><office:annotation office:name="149" xml:id="378956527"><dc:creator>Janka Hauffe</dc:creator><dc:date>2025-01-30T13:39:00</dc:date><meta:creator-initials>JH</meta:creator-initials><text:p text:style-name="P1416">EEG in AD (early-onset AD)</text:p></office:annotation>Özbek, Fide &amp; Yener, 2021</text:span><text:span text:style-name="CommentReference"><office:annotation-end office:name="149"/></text:span><text:span text:style-name="T1417">:<text:s/></text:span><office:annotation office:name="150" xml:id="141298791"><dc:creator>Janka Hauffe</dc:creator><dc:date>2025-01-30T13:40:00</dc:date><meta:creator-initials>JH</meta:creator-initials><text:p text:style-name="P1418">@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419">https://doi.org/10.1016/j.clinph.2021.05.012</text:span></text:a><text:span text:style-name="CommentReference"><office:annotation-end office:name="150"/></text:span></text:p>
      <text:p text:style-name="P1420"><text:span text:style-name="T1421">Compared to healthy controls individuals with early-onset Alzheimer’s disease (EOAD) showed an increase in slow frequency bands and a decrease in fast frequency bands. Frontal<text:s/></text:span><text:span text:style-name="T1422">alpha</text:span><text:span text:style-name="T1423">/</text:span><text:span text:style-name="T1424">theta</text:span><text:span text:style-name="T1425"><text:s/>power ratio is the best discriminating value between EOAD and young HC with the sensitivity and specificity greater than 80% with area under the curve (AUC) 0.881.</text:span></text:p>
      <text:p text:style-name="P1426">This study is the first to report that resting-state EEG power can be a promising marker for diagnostic accuracy between EOAD and healthy controls.<text:s/></text:p>
      <text:p text:style-name="P1427"><text:span text:style-name="T1428">Additionally, our study showed that resting-state<text:s/></text:span><text:span text:style-name="T1429">alpha</text:span><text:span text:style-name="T1430">/</text:span><text:span text:style-name="T1431">theta</text:span><text:span text:style-name="T1432"><text:s/>power ratio can accurately discriminate between individuals with EOAD and healthy controls.</text:span></text:p>
      <text:p text:style-name="P1433"/>
      <text:p text:style-name="P1434"><text:span text:style-name="T1435"><office:annotation office:name="151" xml:id="292480963"><dc:creator>Janka Hauffe</dc:creator><dc:date>2025-01-30T13:16:00</dc:date><meta:creator-initials>JH</meta:creator-initials><text:p text:style-name="P1436">EEG in SCD</text:p></office:annotation>Perez, Duque, Hidalgo &amp; Salvador, 2024:<text:s/></text:span><text:span text:style-name="CommentReference"><office:annotation-end office:name="151"/></text:span><office:annotation office:name="152" xml:id="185208304"><dc:creator>Janka Hauffe</dc:creator><dc:date>2025-01-30T13:15:00</dc:date><meta:creator-initials>JH</meta:creator-initials><text:p text:style-name="P143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38">https://doi.org/10.1016/j.biopsycho.2024.108823</text:span></text:a><text:span text:style-name="CommentReference"><office:annotation-end office:name="152"/></text:span></text:p>
      <text:p text:style-name="P1439"><text:bookmark-start text:name="_Hlk189309772"/><text:span text:style-name="T1440">Over the years, a substantial body of research has amassed compelling evidence pointing to a progressive alteration in brain electrical activity in neurodegenerative disorders such as MCI or AD.<text:s/></text:span><text:bookmark-end text:name="_Hlk189309772"/><text:span text:style-name="T1441">This alteration is characterized by an increase in<text:s/></text:span><text:span text:style-name="T1442">theta</text:span><text:span text:style-name="T1443"><text:s/>power and a decrease in<text:s/></text:span><text:span text:style-name="T1444">beta</text:span><text:span text:style-name="T1445"><text:s/>power, followed in subsequent stages by a decrease in<text:s/></text:span><text:span text:style-name="T1446">alpha</text:span><text:span text:style-name="T1447"><text:s/>power and an increase in<text:s/></text:span><text:span text:style-name="T1448">delta</text:span><text:span text:style-name="T1449"><text:s/>power (Gouw et al., 2017; Jeong et al., 2021; Prichep et al., 2006).</text:span></text:p>
      <text:p text:style-name="P1450"><text:span text:style-name="T1451">In Iliadou’s study, the MCI group exhibited a significant increase in overall<text:s/></text:span><text:span text:style-name="T1452">delta</text:span><text:span text:style-name="T1453"><text:s/>power compared to the SCD group, highlighting distinctive spectral alterations. Moreover, in their spectral analysis comparing SCD and MCI, Sibilano et al. (2023) identified higher spectral power in the<text:s/></text:span><text:span text:style-name="T1454">delta</text:span><text:span text:style-name="T1455"><text:s/>band that was associated with the clinical progression from SCD to MCI.<text:s/></text:span></text:p>
      <text:p text:style-name="P1456"><text:span text:style-name="T1457">Iliadou et al. (2021) observed lower spectral power in<text:s/></text:span><text:span text:style-name="T1458">theta</text:span><text:span text:style-name="T1459"><text:s/>in SCD compared to individuals with MCI. Sibilano et al. (2023) utilized rsEEG to discriminate between SCD and MCI, identifying the<text:s/></text:span><text:span text:style-name="T1460">delta</text:span><text:span text:style-name="T1461"><text:s/>and<text:s/></text:span><text:span text:style-name="T1462">theta</text:span><text:span text:style-name="T1463"><text:s/>bands as discriminating the most between SCD and MCI. We identified six articles that reported alterations in<text:s/></text:span><text:span text:style-name="T1464">alpha</text:span><text:span text:style-name="T1465"><text:s/>power in individuals with SCD compared to those with MCI and healthy control groups. Iliadou et al. (2021) observed a<text:s/></text:span><text:soft-page-break/><text:span text:style-name="T1466">decrease in<text:s/></text:span><text:span text:style-name="T1467">alpha</text:span><text:span text:style-name="T1468"><text:s/>spectral power in individuals with SCD compared to those with MCI. Individuals with SCD exhibited decreased<text:s/></text:span><text:span text:style-name="T1469">alpha</text:span><text:span text:style-name="T1470">1, compared to the healthy control group, and increased<text:s/></text:span><text:span text:style-name="T1471">alpha</text:span><text:span text:style-name="T1472">2 in the left temporal, central, and parietal cortex compared to those with MCI, as reported in the study by Mazzon et al. (2018). Iliadou et al. (2021) observed a decrease in<text:s/></text:span><text:span text:style-name="T1473">beta</text:span><text:span text:style-name="T1474"><text:s/>spectral power in individuals with SCD compared to those with MCI. Additionally, Mazzon et al. (2018) identified a decrease in<text:s/></text:span><text:span text:style-name="T1475">beta</text:span><text:span text:style-name="T1476"><text:s/>power in the left frontal regions when comparing the SCD group to the MCI group.<text:s/></text:span></text:p>
      <text:p text:style-name="P1477"><text:span text:style-name="T1478">Overall, individuals with SCD exhibited a pronounced increase in<text:s/></text:span><text:span text:style-name="T1479">theta</text:span><text:span text:style-name="T1480"><text:s/>spectral power compared to healthy controls, whereas those with MCI showed a further increment compared to individuals with SCD, indicating alterations across the MCI continuum. Similar alterations</text:span></text:p>
      <text:p text:style-name="P1481"><text:span text:style-name="T1482">across the MCI continuum were observed in<text:s/></text:span><text:span text:style-name="T1483">alpha</text:span><text:span text:style-name="T1484"><text:s/>spectral power.</text:span></text:p>
      <text:p text:style-name="P1485"><text:span text:style-name="T1486">Specifically, individuals with SCD displayed decreased<text:s/></text:span><text:span text:style-name="T1487">alpha</text:span><text:span text:style-name="T1488"><text:s/>spectral power compared to healthy controls, but higher levels than in individuals with MCI. However, this trend is inconsistent because two studies reported increases, rather than decreases, in this band in both</text:span></text:p>
      <text:p text:style-name="P1489"><text:span text:style-name="T1490">SCD and MCI. Additionally, findings for the<text:s/></text:span><text:span text:style-name="T1491">delta</text:span><text:span text:style-name="T1492"><text:s/>and<text:s/></text:span><text:span text:style-name="T1493">beta</text:span><text:span text:style-name="T1494"><text:s/>frequency bands are rather inconclusive, given that half of the studies did not identify significant effects within these bands. In the studies that did observe effects, an increase in<text:s/></text:span><text:span text:style-name="T1495">delta</text:span><text:span text:style-name="T1496"><text:s/>was noted in individuals with SCD compared to healthy controls, as well as in individuals with MCI compared to individuals with SCD. The findings related to<text:s/></text:span><text:span text:style-name="T1497">beta</text:span><text:span text:style-name="T1498"><text:s/>band activity are also unclear. Whereas one study reported an increase in<text:s/></text:span><text:span text:style-name="T1499">beta</text:span><text:span text:style-name="T1500"><text:s/>band activity when comparing SCD and healthy controls, an examination of the MCI continuum reveals a tendency towards decreased<text:s/></text:span><text:span text:style-name="T1501">beta</text:span><text:span text:style-name="T1502"><text:s/>band activity in individuals with MCI compared to those with SCD.</text:span></text:p>
      <text:p text:style-name="P1503"><text:span text:style-name="T1504">Furthermore, studies contrasting SCD and MCI reveal that rsEEG abnormalities persist and intensify as cognitive decline progresses. Our review revealed the following evidence: 1) increased<text:s/></text:span><text:span text:style-name="T1505">delta</text:span><text:span text:style-name="T1506"><text:s/>power in individuals with SCD compared to both healthy controls and people with MCI, although these findings were not consistently reported across all the studies; 2) a progressive increase in<text:s/></text:span><text:span text:style-name="T1507">theta</text:span><text:span text:style-name="T1508"><text:s/>frequency bands in individuals with SCD compared to healthy controls, which intensified when comparing MCI to SCD; 3) a decrease in the<text:s/></text:span><text:span text:style-name="T1509">alpha</text:span><text:span text:style-name="T1510"><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soft-page-break/>
      <text:p text:style-name="P1511"><text:span text:style-name="T1512">studies, unexpected increases, rather than decreases, in<text:s/></text:span><text:span text:style-name="T1513">alpha</text:span><text:span text:style-name="T1514"><text:s/>and<text:s/></text:span><text:span text:style-name="T1515">beta</text:span><text:span text:style-name="T1516"><text:s/>frequency band spectral power were reported in the SCD groups compared to healthy controls, and in the MCI groups compared to the SCD groups; 4) a decrease in<text:s/></text:span><text:span text:style-name="T1517">beta</text:span><text:span text:style-name="T1518"><text:s/>band activity was only noted in studies</text:span></text:p>
      <text:p text:style-name="P1519">that compared MCI with SCD. Conversely, the other two studies reported increases in the frequency of this band.</text:p>
      <text:p text:style-name="P1520"/>
      <text:p text:style-name="P1521"><text:bookmark-start text:name="_Hlk189306856"/><text:span text:style-name="T1522"><office:annotation office:name="153" xml:id="137741817"><dc:creator>Janka Hauffe</dc:creator><dc:date>2025-01-29T13:40:00</dc:date><meta:creator-initials>JH</meta:creator-initials><text:p text:style-name="P1523">EEG in AD and MCI / objective and subjective decline</text:p></office:annotation>Jelic, Shigeta, Julin, Almkvist, Winblad &amp; Wahlund (1996)</text:span><text:span text:style-name="CommentReference"><office:annotation-end office:name="153"/></text:span><text:span text:style-name="T1524">:<text:s/></text:span><office:annotation office:name="154" xml:id="1750029730"><dc:creator>Janka Hauffe</dc:creator><dc:date>2025-01-29T13:37:00</dc:date><meta:creator-initials>JH</meta:creator-initials><text:p text:style-name="P1525">@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526">https://doi.org/10.1159/000106897</text:span></text:a><text:span text:style-name="CommentReference"><office:annotation-end office:name="154"/></text:span></text:p>
      <text:p text:style-name="P1527"><text:bookmark-end text:name="_Hlk189306856"/><text:span text:style-name="T1528">A significant difference between the AD group and groups with objective and subjective memory disturbances was found for<text:s/></text:span><text:span text:style-name="T1529">delta</text:span><text:span text:style-name="T1530">,<text:s/></text:span><text:span text:style-name="T1531">theta</text:span><text:span text:style-name="T1532">, and<text:s/></text:span><text:span text:style-name="T1533">alpha</text:span><text:span text:style-name="T1534"><text:s/>relative power. AD group significantly higher<text:s/></text:span><text:span text:style-name="T1535">theta</text:span><text:span text:style-name="T1536"><text:s/>relative power in all investigated regions, and significantly lower<text:s/></text:span><text:span text:style-name="T1537">alpha</text:span><text:span text:style-name="T1538"><text:s/>relative power in all investigated regions, in relation to the rest of the study population. For<text:s/></text:span><text:span text:style-name="T1539">delta</text:span><text:span text:style-name="T1540"><text:s/>relative power, a lower level of significance (p&lt;0.05) was observed in the left and right temporal and parieto-occipital, and left frontal regions. No significant difference was found for<text:s/></text:span><text:span text:style-name="T1541">beta</text:span><text:span text:style-name="T1542"><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543">alpha</text:span><text:span text:style-name="T1544"><text:s/>band coherence was found in the AD group. A tendency towards a decrease in temporofrontal coherence was observed in the AD group.</text:span></text:p>
      <text:p text:style-name="P1545">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546"/>
      <text:p text:style-name="P1547"><text:span text:style-name="T1548"><office:annotation office:name="155" xml:id="1113979290"><dc:creator>Janka Hauffe</dc:creator><dc:date>2025-01-29T13:47:00</dc:date><meta:creator-initials>JH</meta:creator-initials><text:p text:style-name="P1549">EEG in cognitive impairment in AD</text:p></office:annotation>Claus et al. (2000):<text:s/></text:span><text:span text:style-name="CommentReference"><office:annotation-end office:name="155"/></text:span><office:annotation office:name="156" xml:id="299380298"><dc:creator>Janka Hauffe</dc:creator><dc:date>2025-01-29T13:42:00</dc:date><meta:creator-initials>JH</meta:creator-initials><text:p text:style-name="P1550">@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551">https://doi.org/10.1159/000017219</text:span></text:a><text:span text:style-name="CommentReference"><office:annotation-end office:name="156"/></text:span></text:p>
      <text:soft-page-break/>
      <text:p text:style-name="P1552"><text:span text:style-name="T1553">Slowing on the electroencephalogram (EEG) in patients with Alzheimer’s disease (AD), compared to normal control subjects, evidenced by increase of<text:s/></text:span><text:span text:style-name="T1554">theta</text:span><text:span text:style-name="T1555"><text:s/>activity and decrease of<text:s/></text:span><text:span text:style-name="T1556">beta</text:span><text:span text:style-name="T1557"><text:s/>or<text:s/></text:span><text:span text:style-name="T1558">alpha</text:span><text:span text:style-name="T1559"><text:s/>power, is a uniform finding in previous studies<text:s/></text:span><text:span text:style-name="T1560"><office:annotation office:name="157" xml:id="2062152536"><dc:creator>Janka Hauffe</dc:creator><dc:date>2025-01-29T13:43:00</dc:date><meta:creator-initials>JH</meta:creator-initials><text:p text:style-name="P1561">88 Dement Geriatr Cogn Disord 2000;11:81–89 Claus/Ongerboer de Visser/Bour/Walstra/</text:p><text:p text:style-name="P1562">Hijdra/Verbeeten/Van Royen/Kwa/</text:p><text:p text:style-name="P1563">van Gool</text:p><text:p text:style-name="P1564">References</text:p><text:p text:style-name="P1565">1 Coben LA, Danziger W, Storandt M: A longitu-</text:p><text:p text:style-name="P1566">dinal EEG study of mild senile dementia of</text:p><text:p text:style-name="P1567">Alzheimer type: Changes at 1 year and at 2.5</text:p><text:p text:style-name="P1568">years. Electroencephalogr Clin Neurophysiol</text:p><text:p text:style-name="P1569">1985;61:101–112.</text:p><text:p text:style-name="P1570">2 Penttila M, Partanen JV, Soininen H, Riekki-</text:p><text:p text:style-name="P1571">nen PJ: Quantitative analysis of occipital EEG</text:p><text:p text:style-name="P1572">in different stages of Alzheimer’s disease. Elec-</text:p><text:p text:style-name="P1573">troencephalogr Clin Neurophysiol 1985;60:1–</text:p><text:p text:style-name="P1574">6.</text:p><text:p text:style-name="P1575">3 Soininen H, Partanen J, Laulumaa V, Paak-</text:p><text:p text:style-name="P1576">konen A, Helkala EL, Riekkinen PJ: Serial</text:p><text:p text:style-name="P1577">EEG in Alzheimer’s disease: 3-year follow-up</text:p><text:p text:style-name="P1578">and clinical outcome. Electroencephalogr Clin</text:p><text:p text:style-name="P1579">Neurophysiol 1991;79:342–348.</text:p><text:p text:style-name="P1580">4 Schreiter-Gasser U, Gasser T, Ziegler P: Quan-</text:p><text:p text:style-name="P1581">titative EEG analysis in early onset Alzhei-</text:p><text:p text:style-name="P1582">mer’s disease: Correlations with severity, clini-</text:p><text:p text:style-name="P1583">cal characteristics, visual EEG and CCT. Elec-</text:p><text:p text:style-name="P1584">troencephalogr Clin Neurophysiol 1994;90:</text:p><text:p text:style-name="P1585">267–272.</text:p><text:p text:style-name="P1586">5 Prichep LS, John ER, Ferris SH, Reisberg B,</text:p><text:p text:style-name="P1587">Almas M, Alper K, et al: Quantitative EEG cor-</text:p><text:p text:style-name="P1588">relates of cognitive deterioration in the elderly.</text:p><text:p text:style-name="P1589">Neurobiol Aging 1994;15:85–90.</text:p></office:annotation>[1–5].</text:span><text:span text:style-name="CommentReference"><office:annotation-end office:name="157"/></text:span></text:p>
      <text:p text:style-name="P1590"><text:span text:style-name="T1591">More impairment in overall cognitive function was most strongly reflected in loss of parieto-occipital and fronto-central<text:s/></text:span><text:span text:style-name="T1592">alpha</text:span><text:span text:style-name="T1593"><text:s/>activity.</text:span></text:p>
      <text:p text:style-name="P1594"><text:span text:style-name="T1595">Detailed analysis of cognitive domains in relation to localized EEG values also revealed most consistently associations with decrease in<text:s/></text:span><text:span text:style-name="T1596">alpha</text:span><text:span text:style-name="T1597"><text:s/>activity. Lower temporal and parietal rCBF were significantly associated with lower parieto-occipital<text:s/></text:span><text:span text:style-name="T1598">alpha</text:span><text:span text:style-name="T1599"><text:s/>activity, while presence of leukoaraiosis was significantly associated with lower relative<text:s/></text:span><text:span text:style-name="T1600">beta</text:span><text:span text:style-name="T1601"><text:s/>activity and higher absolute<text:s/></text:span><text:span text:style-name="T1602">delta</text:span><text:span text:style-name="T1603"><text:s/>and<text:s/></text:span><text:span text:style-name="T1604">theta</text:span><text:span text:style-name="T1605"><text:s/>activity.</text:span></text:p>
      <text:p text:style-name="P1606"><text:span text:style-name="T1607">General level of cognitive function, assessed in several previous studies with the MMSE, is most consistently related to<text:s/></text:span><text:span text:style-name="T1608">alpha</text:span><text:span text:style-name="T1609"><text:s/>activity on EEG in AD patients<text:s/></text:span><text:span text:style-name="T1610"><office:annotation office:name="158" xml:id="94889533"><dc:creator>Janka Hauffe</dc:creator><dc:date>2025-01-29T13:44:00</dc:date><meta:creator-initials>JH</meta:creator-initials><text:p text:style-name="P1611">8 Kuskowski MA, Mortimer JA, Morley GK,</text:p><text:p text:style-name="P1612">Malone SM, Okaya AJ: Rate of cognitive de-</text:p><text:p text:style-name="P1613">cline in Alzheimer’s disease is associated with</text:p><text:p text:style-name="P1614">EEG alpha power. Biol Psychiatry 1993;33:</text:p><text:p text:style-name="P1615">659–662.</text:p><text:p text:style-name="P1616">13 Dierks T, Frolich L, Ihl R, Maurer K: Correla-</text:p><text:p text:style-name="P1617">tion between cognitive brain function and elec-</text:p><text:p text:style-name="P1618">trical brain activity in dementia of Alzheimer</text:p><text:p text:style-name="P1619">type. J Neural Transm 1995;99:55–62.</text:p><text:p text:style-name="P1620">16 Sloan EP, Fenton GW: EEG power spectra and</text:p><text:p text:style-name="P1621">cognitive change in geriatric psychiatry: A lon-</text:p><text:p text:style-name="P1622">gitudinal study. Electroencephalogr Clin Neu-</text:p><text:p text:style-name="P1623">rophysiol 1993;86:361–367.</text:p><text:p text:style-name="P1624">17 Wada Y, Nanbu Y, Jiang ZY, Koshino Y,</text:p><text:p text:style-name="P1625">Yamagushi N, Hashimoto T: Electroencepha-</text:p><text:p text:style-name="P1626">lographic abnormalities in patients with prese-</text:p><text:p text:style-name="P1627">nile dementia of the Alzheimer type: Quantita-</text:p><text:p text:style-name="P1628">tive analysis at rest and during photic stimula-</text:p><text:p text:style-name="P1629">tion. Biol Psychiatry 1997;41:217–225.</text:p><text:p text:style-name="P1630">Primavera A, Novello P, Finocchi C, Canevari</text:p><text:p text:style-name="P1631">E, Corsello L: Correlation between Mini-Men-</text:p><text:p text:style-name="P1632">tal State Examination and quantitative electro-</text:p><text:p text:style-name="P1633">encephalography in senile dementia of the Alz-</text:p><text:p text:style-name="P1634">heimer type. Neuropsychobiology 1990;23:74–</text:p><text:p text:style-name="P1635">78</text:p></office:annotation>[8, 13, 16 17, 46</text:span><text:span text:style-name="CommentReference"><office:annotation-end office:name="158"/></text:span><text:span text:style-name="T1636">], in agreement with our findings. However, also correlations between overall cognitive function and<text:s/></text:span><text:span text:style-name="T1637">delta</text:span><text:span text:style-name="T1638"><text:s/>and<text:s/></text:span><text:span text:style-name="T1639">theta</text:span><text:span text:style-name="T1640"><text:s/>activity were observed in our study and in previous reports [</text:span><text:span text:style-name="T1641"><office:annotation office:name="159" xml:id="2054827566"><dc:creator>Janka Hauffe</dc:creator><dc:date>2025-01-29T13:44:00</dc:date><meta:creator-initials>JH</meta:creator-initials><text:p text:style-name="P1642">13 Dierks T, Frolich L, Ihl R, Maurer K: Correla-</text:p><text:p text:style-name="P1643">tion between cognitive brain function and elec-</text:p><text:p text:style-name="P1644">trical brain activity in dementia of Alzheimer</text:p><text:p text:style-name="P1645">type. J Neural Transm 1995;99:55–62.</text:p><text:p text:style-name="P1646">14 Elmstahl S, Rosen I, Gullberg B: Quantitative</text:p><text:p text:style-name="P1647">EEG in elderly patients with Alzheimer’s dis-</text:p><text:p text:style-name="P1648">ease and healthy controls. Dementia 1994;5:</text:p><text:p text:style-name="P1649">119–124.</text:p><text:p text:style-name="P1650">15 Schreiter-Gasser U, Gasser T, Ziegler P: Quan-</text:p><text:p text:style-name="P1651">titative EEG analysis in early onset Alzheim-</text:p><text:p text:style-name="P1652">er’s disease: Correlations with severity, clinical</text:p><text:p text:style-name="P1653">characteristics, visual EEG and CCT. Elec-</text:p><text:p text:style-name="P1654">troencephalogr Clin Neurophysiol 1994;90:</text:p><text:p text:style-name="P1655">267–272.</text:p><text:p text:style-name="P1656">16 Sloan EP, Fenton GW: EEG power spectra and</text:p><text:p text:style-name="P1657">cognitive change in geriatric psychiatry: A lon-</text:p><text:p text:style-name="P1658">gitudinal study. Electroencephalogr Clin Neu-</text:p><text:p text:style-name="P1659">rophysiol 1993;86:361–367.</text:p></office:annotation>13–16</text:span><text:span text:style-name="CommentReference"><office:annotation-end office:name="159"/></text:span><text:span text:style-name="T1660">].</text:span></text:p>
      <text:p text:style-name="P1661"><text:span text:style-name="T1662">Alpha</text:span><text:span text:style-name="T1663"><text:s/>power as strongest correlate of cognitive domains finds support in the study of Jelic et al. [</text:span><text:span text:style-name="T1664"><office:annotation office:name="160" xml:id="99961915"><dc:creator>Janka Hauffe</dc:creator><dc:date>2025-01-29T13:45:00</dc:date><meta:creator-initials>JH</meta:creator-initials><text:p text:style-name="P1665">Jelic V, Shigeta M, Julin P, Almkvist O, Win-</text:p><text:p text:style-name="P1666">blad B, Wahlund LO: Quantitative electroen-</text:p><text:p text:style-name="P1667">cephalography power and coherence in Alz-</text:p><text:p text:style-name="P1668">heimer’s disease and mild cognitive impair-</text:p><text:p text:style-name="P1669">ment. Dementia 1996;7:314–323</text:p></office:annotation>19</text:span><text:span text:style-name="CommentReference"><office:annotation-end office:name="160"/></text:span><text:span text:style-name="T1670">], where visuospatial functions were strongly related to<text:s/></text:span><text:span text:style-name="T1671">alpha</text:span><text:span text:style-name="T1672"><text:s/>power in left parieto-occipital and right temporal regions. In the study by Jelic et al. [</text:span><text:span text:style-name="T1673"><office:annotation office:name="161" xml:id="2023144047"><dc:creator>Janka Hauffe</dc:creator><dc:date>2025-01-29T13:45:00</dc:date><meta:creator-initials>JH</meta:creator-initials><text:p text:style-name="P1674">Jelic V, Shigeta M, Julin P, Almkvist O, Win-</text:p><text:p text:style-name="P1675">blad B, Wahlund LO: Quantitative electroen-</text:p><text:p text:style-name="P1676">cephalography power and coherence in Alz-</text:p><text:p text:style-name="P1677">heimer’s disease and mild cognitive impair-</text:p><text:p text:style-name="P1678">ment. Dementia 1996;7:314–323</text:p></office:annotation>19</text:span><text:span text:style-name="CommentReference"><office:annotation-end office:name="161"/></text:span><text:span text:style-name="T1679">] measures of frontal</text:span></text:p>
      <text:p text:style-name="P1680"><text:span text:style-name="T1681">lobe function, including attention and abstraction, were significantly related to fronto-central<text:s/></text:span><text:span text:style-name="T1682">theta</text:span><text:span text:style-name="T1683"><text:s/>activity. We also found that, in addition to<text:s/></text:span><text:span text:style-name="T1684">alpha</text:span><text:span text:style-name="T1685"><text:s/>activity, fronto-central<text:s/></text:span><text:span text:style-name="T1686">theta</text:span><text:span text:style-name="T1687"><text:s/>activity was selected as a significant predictor of performance in attention and abstraction.</text:span></text:p>
      <text:p text:style-name="P1688"><text:span text:style-name="T1689">Interestingly, our relative<text:s/></text:span><text:span text:style-name="T1690">beta</text:span><text:span text:style-name="T1691"><text:s/>activity, but also absolute<text:s/></text:span><text:span text:style-name="T1692">theta</text:span><text:span text:style-name="T1693"><text:s/>and<text:s/></text:span><text:span text:style-name="T1694">delta</text:span><text:span text:style-name="T1695"><text:s/>activity, were significantly related to leukoaraiosis on CT. This analysis may demonstrate</text:span></text:p>
      <text:p text:style-name="P1696"><text:span text:style-name="T1697">that increase of absolute<text:s/></text:span><text:span text:style-name="T1698">theta</text:span><text:span text:style-name="T1699"><text:s/>and<text:s/></text:span><text:span text:style-name="T1700">delta</text:span><text:span text:style-name="T1701"><text:s/>power is sometimes less clearly reflected in the relative power values.</text:span></text:p>
      <text:p text:style-name="P1702"><text:span text:style-name="T1703">This is probably due to the fact that<text:s/></text:span><text:span text:style-name="T1704">theta</text:span><text:span text:style-name="T1705"><text:s/>and also<text:s/></text:span><text:span text:style-name="T1706">delta</text:span><text:span text:style-name="T1707"><text:s/>power determine the main part of the total power. As, for instance,<text:s/></text:span><text:span text:style-name="T1708">theta</text:span><text:span text:style-name="T1709"><text:s/>or<text:s/></text:span><text:span text:style-name="T1710">delta</text:span><text:span text:style-name="T1711"><text:s/>increases, the total power more or less increases proportionally. An increase in<text:s/></text:span><text:span text:style-name="T1712">theta</text:span><text:span text:style-name="T1713"><text:s/>or<text:s/></text:span><text:span text:style-name="T1714">delta</text:span><text:span text:style-name="T1715"><text:s/>may then be reflected by the absolute power, rather than by the relative EEG values. The preclinical finding that<text:s/></text:span><text:span text:style-name="T1716">beta</text:span><text:span text:style-name="T1717"><text:s/>activity is found in subcortical or lower cortical structures [</text:span><text:span text:style-name="T1718"><office:annotation office:name="162" xml:id="1807972595"><dc:creator>Janka Hauffe</dc:creator><dc:date>2025-01-29T13:46:00</dc:date><meta:creator-initials>JH</meta:creator-initials><text:p text:style-name="P1719">51 Leung LS: Fast (beta) rhythms in the hippo-</text:p><text:p text:style-name="P1720">campus: A review. Hippocampus 1992;2:93–</text:p><text:p text:style-name="P1721">98.</text:p><text:p text:style-name="P1722">52 Riekkinen PJ, Riekkinen M, Sirvio J, Mietti-</text:p><text:p text:style-name="P1723">nen R, Koudstaal PJ: Loss of cholinergic neu-</text:p><text:p text:style-name="P1724">rons in the nucleus basalis induces neocortical</text:p><text:p text:style-name="P1725">electroencephalographic and passive avoid-</text:p><text:p text:style-name="P1726">ance deficits. Neuroscience 1992;47:823–831.</text:p><text:p text:style-name="P1727">53 Boeijinga PH, Lopez da Silva FH: Differential</text:p><text:p text:style-name="P1728">distribution of beta and theta EEG activity in</text:p><text:p text:style-name="P1729">the entorhinal cortex of the cat. Brain Res</text:p><text:p text:style-name="P1730">1988;448:272–286</text:p></office:annotation>51–53</text:span><text:span text:style-name="CommentReference"><office:annotation-end office:name="162"/></text:span><text:span text:style-name="T1731">] may either suggest that neuronal function of</text:span></text:p>
      <text:p text:style-name="P1732">these brain structures is compromised by the presence of leukoaraiosis or that leukoaraiosis results in disconnection of subcortical and cortical structures.</text:p>
      <text:p text:style-name="P1733"><text:span text:style-name="T1734">Thus, the results suggest that leukoaraiosis in AD patients is related to slowing of the EEG, evidenced mainly by increase of<text:s/></text:span><text:span text:style-name="T1735">theta</text:span><text:span text:style-name="T1736"><text:s/>and loss of<text:s/></text:span><text:span text:style-name="T1737">beta</text:span><text:span text:style-name="T1738"><text:s/>activity.</text:span></text:p>
      <text:soft-page-break/>
      <text:p text:style-name="P1739"><text:span text:style-name="T1740">In conclusion,<text:s/></text:span><text:span text:style-name="T1741">alpha</text:span><text:span text:style-name="T1742"><text:s/>activity may be closely associated with cognitive function and rCBF, while<text:s/></text:span><text:span text:style-name="T1743">beta</text:span><text:span text:style-name="T1744"><text:s/>and<text:s/></text:span><text:span text:style-name="T1745">theta</text:span><text:span text:style-name="T1746"><text:s/>activity are related to lower cortical or subcortical changes. Our study therefore suggests that the EEG bands reflect differential pathophysiologic changes in AD.</text:span></text:p>
      <text:p text:style-name="P1747"/>
      <text:p text:style-name="P1748"><text:span text:style-name="T1749"><office:annotation office:name="163" xml:id="2016527099"><dc:creator>Janka Hauffe</dc:creator><dc:date>2025-01-29T13:50:00</dc:date><meta:creator-initials>JH</meta:creator-initials><text:p text:style-name="P1750">EEG in AD</text:p></office:annotation>Duffy, McAnulty &amp; Albert (1995):<text:s/></text:span><text:span text:style-name="CommentReference"><office:annotation-end office:name="163"/></text:span><office:annotation office:name="164" xml:id="701046755"><dc:creator>Janka Hauffe</dc:creator><dc:date>2025-01-29T13:50:00</dc:date><meta:creator-initials>JH</meta:creator-initials><text:p text:style-name="P1751">@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752">https://doi.org/10.1093/cercor/5.3.215</text:span></text:a><text:span text:style-name="CommentReference"><office:annotation-end office:name="164"/></text:span></text:p>
      <text:p text:style-name="P1753"><text:span text:style-name="T1754">These results demonstrate that there are significant and topographically consistent alterations in qEEG in mild to moderately impaired AD patients. The qEEG differences between patients and controls were bet reflected by increased<text:s/></text:span><text:span text:style-name="T1755">theta</text:span><text:span text:style-name="T1756">, decreased<text:s/></text:span><text:span text:style-name="T1757">beta</text:span><text:span text:style-name="T1758">, and reducted amplitude in the long-latency VER and AER. Spectral findings were basically the same for both absolute and relative measures.</text:span></text:p>
      <text:p text:style-name="P1759"><text:span text:style-name="T1760">By <text:s/>EEG spectral analysis,<text:s/></text:span><text:span text:style-name="T1761">theta</text:span><text:span text:style-name="T1762"><text:s/>was increased and<text:s/></text:span><text:span text:style-name="T1763">beta</text:span><text:span text:style-name="T1764"><text:s/>decreased for the AD patients (abstract).</text:span></text:p>
      <text:p text:style-name="P1765"/>
      <text:p text:style-name="P1766"><text:span text:style-name="T1767"><office:annotation office:name="165" xml:id="2116381578"><dc:creator>Janka Hauffe</dc:creator><dc:date>2025-01-29T13:52:00</dc:date><meta:creator-initials>JH</meta:creator-initials><text:p text:style-name="P1768">EEG in AD</text:p></office:annotation>Wada, Nanbu, Jiang, Koshino, Yamaguchi &amp; Hashimoto (1997):<text:s/></text:span><text:span text:style-name="CommentReference"><office:annotation-end office:name="165"/></text:span><office:annotation office:name="166" xml:id="727177631"><dc:creator>Janka Hauffe</dc:creator><dc:date>2025-01-29T13:52:00</dc:date><meta:creator-initials>JH</meta:creator-initials><text:p text:style-name="P1769">@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770">https://doi.org/10.1016/0006-3223(95)00651-6</text:span></text:a><text:span text:style-name="CommentReference"><office:annotation-end office:name="166"/></text:span><text:span text:style-name="T1771"><text:line-break/></text:span><text:span text:style-name="T1772">Compared with the normal controls, the AD patients had a significantly lower<text:s/></text:span><text:span text:style-name="T1773">alpha</text:span><text:span text:style-name="T1774">-2 and<text:s/></text:span><text:span text:style-name="T1775">beta</text:span><text:span text:style-name="T1776"><text:s/>band power in the resting EEG as well as a significant increase in<text:s/></text:span><text:span text:style-name="T1777">delta</text:span><text:span text:style-name="T1778"><text:s/>and<text:s/></text:span><text:span text:style-name="T1779">theta</text:span><text:span text:style-name="T1780"><text:s/>band power.</text:span></text:p>
      <text:p text:style-name="P1781"><text:span text:style-name="T1782">In addition, our patients were found to have a significantly lower EEG power for the<text:s/></text:span><text:span text:style-name="T1783">alpha</text:span><text:span text:style-name="T1784">-2,<text:s/></text:span><text:span text:style-name="T1785">beta</text:span><text:span text:style-name="T1786">-1 and<text:s/></text:span><text:span text:style-name="T1787">beta</text:span><text:span text:style-name="T1788">-2 bands in the resting condition. These findings are in general agreement</text:span></text:p>
      <text:p text:style-name="P1789"><text:span text:style-name="T1790">with those of earlier studies showing that AD patients had background EEG slowing with a reduction in<text:s/></text:span><text:span text:style-name="T1791">alpha</text:span><text:span text:style-name="T1792"><text:s/>and fast activity (Liddell 1958; Swain 1959; Horie et al 1990; Miyauchi et al 1989, 1994).</text:span></text:p>
      <text:p text:style-name="P1793"><text:span text:style-name="T1794">Topographic analyses of the resting EEG showed a significant increase in<text:s/></text:span><text:span text:style-name="T1795">delta</text:span><text:span text:style-name="T1796"><text:s/>band power at the frontal regions. This finding is consistent with that of previous EEG studies both with visual inspection (Liddell 1958; Swain 1959) and with significant probability mapping</text:span></text:p>
      <text:p text:style-name="P1797"><text:span text:style-name="T1798">(Miyauchi et al 1989, 1994), in which<text:s/></text:span><text:span text:style-name="T1799">delta</text:span><text:span text:style-name="T1800"><text:s/>activity was observed predominantly at the frontal areas.</text:span></text:p>
      <text:p text:style-name="P1801">Previous studies showed the relationships between cognitive impairment and EEG abnormalities in AD patients (Johannesson et al 1979; Sulkava 1982) although these</text:p>
      <text:p text:style-name="P1802"><text:span text:style-name="T1803">studies evaluated EEG by visual inspection. Although in our AD patients the MMS score was positively correlated with<text:s/></text:span><text:span text:style-name="T1804">alpha</text:span><text:span text:style-name="T1805"><text:s/>and<text:s/></text:span><text:span text:style-name="T1806">beta</text:span><text:span text:style-name="T1807"><text:s/>band power of the resting EEG, no significant correlations were found with<text:s/></text:span><text:span text:style-name="T1808">delta</text:span><text:span text:style-name="T1809"><text:s/>or<text:s/></text:span><text:span text:style-name="T1810">theta</text:span><text:span text:style-name="T1811"><text:s/>band power.</text:span></text:p>
      <text:p text:style-name="P1812"/>
      <text:p text:style-name="P1813"><text:bookmark-start text:name="_Hlk189308089"/><text:span text:style-name="T1814"><office:annotation office:name="167" xml:id="1353264733"><dc:creator>Janka Hauffe</dc:creator><dc:date>2025-01-29T13:57:00</dc:date><meta:creator-initials>JH</meta:creator-initials><text:p text:style-name="P1815">EEG in dementia and AD (what‘s the difference?)</text:p></office:annotation><text:soft-page-break/>Schreiter-Gasser, Gasser &amp; Ziegler (1993)<text:s/></text:span><text:span text:style-name="CommentReference"><office:annotation-end office:name="167"/></text:span><text:span text:style-name="T1816">:<text:s/></text:span><office:annotation office:name="168" xml:id="492819575"><dc:creator>Janka Hauffe</dc:creator><dc:date>2025-01-29T13:54:00</dc:date><meta:creator-initials>JH</meta:creator-initials><text:p text:style-name="P1817">@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818">https://doi.org/10.1016/0013-4694(94)90144-9</text:span></text:a><text:span text:style-name="CommentReference"><office:annotation-end office:name="168"/></text:span></text:p>
      <text:p text:style-name="P1819"><text:bookmark-end text:name="_Hlk189308089"/><text:span text:style-name="T1820">The degree of dementia is strongly reflected by an increase of power in the<text:s/></text:span><text:span text:style-name="T1821">delta</text:span><text:span text:style-name="T1822"><text:s/>frequency band, accentuated on the left hemisphere, as well as a decrease of<text:s/></text:span><text:span text:style-name="T1823">alpha</text:span><text:span text:style-name="T1824"><text:s/>activity. Longer duration of disease is associated with a decrease of power in the<text:s/></text:span><text:span text:style-name="T1825">alpha</text:span><text:span text:style-name="T1826"><text:s/>frequency band, earlier age at onset with an additional increase of power in the<text:s/></text:span><text:span text:style-name="T1827">theta</text:span><text:span text:style-name="T1828"><text:s/>frequency band. Visual EEG evaluation correlates highly with the degree of dementia, in contrast to visually assessed<text:s/></text:span><text:span text:style-name="T1829"><office:annotation office:name="169" xml:id="1745363989"><dc:creator>Janka Hauffe</dc:creator><dc:date>2025-01-29T13:55:00</dc:date><meta:creator-initials>JH</meta:creator-initials><text:p text:style-name="P1830">Craniale Computertomographie<text:s/></text:p></office:annotation>CCT</text:span><text:span text:style-name="CommentReference"><office:annotation-end office:name="169"/></text:span><text:span text:style-name="T1831">.</text:span></text:p>
      <text:p text:style-name="P1832"><text:span text:style-name="T1833">The quantitative EEG shows a surprising power in reflecting stages of AIzheimer's disease and indeed the most striking associations occurred between the degree of dementia and<text:s/></text:span><text:span text:style-name="T1834">delta</text:span><text:span text:style-name="T1835"><text:s/>power. Correlations of absolute<text:s/></text:span><text:span text:style-name="T1836">delta</text:span><text:span text:style-name="T1837"><text:s/>power with MMSE scores ranged typically from 0.6 to 0.9 at different locations.<text:s/></text:span><text:bookmark-start text:name="_Hlk189308078"/><text:span text:style-name="T1838">The<text:s/></text:span><text:span text:style-name="T1839">delta</text:span><text:span text:style-name="T1840"><text:s/>band is by far the best indicator for the degree of dementia. The<text:s/></text:span><text:span text:style-name="T1841">theta</text:span><text:span text:style-name="T1842"><text:s/>band, which best separated patients from controls (Schreiter-Gasser et al. 1993), separates poorly different stages of dementia. This can be explained by the fact that<text:s/></text:span><text:span text:style-name="T1843">theta</text:span><text:span text:style-name="T1844"><text:s/>activity is greatly increased already in mild to moderate cases. In the<text:s/></text:span><text:span text:style-name="T1845">delta</text:span><text:span text:style-name="T1846"><text:s/>band, on the</text:span></text:p>
      <text:p text:style-name="P1847"><text:span text:style-name="T1848">other hand, mild to moderate cases are intermediate between severe cases and controls. Thus, progression of Alzheimer's disease goes along with gradual increase of<text:s/></text:span><text:span text:style-name="T1849">delta</text:span><text:span text:style-name="T1850"><text:s/>power. This is in general agreement with the literature (Cohen et al. 1985; Penttilfi et al. 1985; Soininen and Partanen 1988; Soininen et al. 1991), but the relationships are more clear-cut in our</text:span></text:p>
      <text:p text:style-name="P1851">Study.<text:s/><text:bookmark-end text:name="_Hlk189308078"/>This may be attributed to using absolute rather than relative power and also to LOG artifact correction.</text:p>
      <text:p text:style-name="P1852"/>
      <text:p text:style-name="P1853"><text:span text:style-name="T1854"><office:annotation office:name="171" xml:id="362277631"><dc:creator>Janka Hauffe</dc:creator><dc:date>2025-01-29T14:09:00</dc:date><meta:creator-initials>JH</meta:creator-initials><text:p text:style-name="P1855">EEG in AD</text:p></office:annotation>Elmståhl, Ros</text:span><text:span text:style-name="T1856"><office:annotation office:name="170" xml:id="2122065493"><dc:creator>Janka Hauffe</dc:creator><dc:date>2025-01-08T17:43:00</dc:date><meta:creator-initials>JH</meta:creator-initials><text:p text:style-name="P1857">akzent</text:p></office:annotation>e</text:span><text:span text:style-name="T1858"><office:annotation-end office:name="170"/></text:span><text:span text:style-name="T1859">n &amp; Gullberg (1994):<text:s/></text:span><text:span text:style-name="CommentReference"><office:annotation-end office:name="171"/></text:span><office:annotation office:name="172" xml:id="1128122105"><dc:creator>Janka Hauffe</dc:creator><dc:date>2025-01-29T14:04:00</dc:date><meta:creator-initials>JH</meta:creator-initials><text:p text:style-name="P1860">@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861">https://doi.org/10.1159/000106706</text:span></text:a><text:span text:style-name="CommentReference"><office:annotation-end office:name="172"/></text:span></text:p>
      <text:p text:style-name="P1862"><text:span text:style-name="T1863">The control subjects showed increasing<text:s/></text:span><text:span text:style-name="T1864">theta</text:span><text:span text:style-name="T1865"><text:s/>activity with age but the EEG changes did not correlate significantly with psychometric features. The AD patients showed highly significant increases in<text:s/></text:span><text:span text:style-name="T1866">delta</text:span><text:span text:style-name="T1867"><text:s/>and<text:s/></text:span><text:span text:style-name="T1868">theta</text:span><text:span text:style-name="T1869"><text:s/>activity and decreases in<text:s/></text:span><text:span text:style-name="T1870">beta</text:span><text:span text:style-name="T1871"><text:s/>activity compared with controls.</text:span></text:p>
      <text:p text:style-name="P1872"><text:span text:style-name="T1873">Our finding of a steadily increasing relative<text:s/></text:span><text:span text:style-name="T1874">theta</text:span><text:span text:style-name="T1875"><text:s/>power with age is in accordance with earlier</text:span></text:p>
      <text:p text:style-name="P1876"><text:span text:style-name="T1877">studies [</text:span><text:span text:style-name="T1878"><office:annotation office:name="173" xml:id="1864091183"><dc:creator>Janka Hauffe</dc:creator><dc:date>2025-01-29T14:06:00</dc:date><meta:creator-initials>JH</meta:creator-initials><text:p text:style-name="P1879">20 Obrist WD: Problems of aging; in Rcmond A</text:p><text:p text:style-name="P1880">(ed): Handbook of Electroencephalography</text:p><text:p text:style-name="P1881">and Clinical Neurophysiology. Amsterdam. El</text:p><text:p text:style-name="P1882">sevier. 1976. vol 6A. pp 275-292.</text:p><text:p text:style-name="P1883">21 Bussc EW; Electroencephalography: in Reis-</text:p><text:p text:style-name="P1884">berg B (ed): Alzheimer's Disease. New York.</text:p><text:p text:style-name="P1885">The Free Press, 1983, pp 231-236</text:p></office:annotation>20, 21],<text:s/></text:span><text:span text:style-name="CommentReference"><office:annotation-end office:name="173"/></text:span><text:span text:style-name="T1886">but at variance with other studies which indicate a continuous decline in<text:s/></text:span><text:span text:style-name="T1887">delta</text:span><text:span text:style-name="T1888"><text:s/>and<text:s/></text:span><text:span text:style-name="T1889">theta</text:span><text:span text:style-name="T1890"><text:s/>activity with age [</text:span><text:span text:style-name="T1891"><office:annotation office:name="174" xml:id="10854205"><dc:creator>Janka Hauffe</dc:creator><dc:date>2025-01-29T14:07:00</dc:date><meta:creator-initials>JH</meta:creator-initials><text:p text:style-name="P1892">10 Williamson PC. Merskey H. Morrsisott S,</text:p><text:p text:style-name="P1893">Rabhcru K. Fox H. Wands K, Wong C. Ha-</text:p><text:p text:style-name="P1894">chinski V: Quantitative electroenccphalo-</text:p><text:p text:style-name="P1895">graphic correlates of cognitive decline in nor</text:p><text:p text:style-name="P1896">mal elderly subjects. Arch Neurol 1990.47:</text:p><text:p text:style-name="P1897">1185-1188<text:line-break/>22 Duffy FH. Albert MS. McAnulty G. Garvey</text:p><text:p text:style-name="P1898">AJ: Age-related differences in brain electrical</text:p><text:p text:style-name="P1899">activity of healthy subjects. Ann Neurol 1984;</text:p><text:p text:style-name="P1900">16:430-438.</text:p></office:annotation>10, 22</text:span><text:span text:style-name="CommentReference"><office:annotation-end office:name="174"/></text:span><text:span text:style-name="T1901">].</text:span></text:p>
      <text:p text:style-name="P1902"><text:span text:style-name="T1903">Not only<text:s/></text:span><text:span text:style-name="T1904">theta</text:span><text:span text:style-name="T1905"><text:s/>power but also<text:s/></text:span><text:span text:style-name="T1906">delta</text:span><text:span text:style-name="T1907"><text:s/>power is significantly increased. This is most likely due to the fact that our patient sample is one o f late-onset AD in a rather advanced stage. In studies of the progress of the FEG with increasing severity of AD<text:s/></text:span><text:span text:style-name="T1908">theta</text:span><text:span text:style-name="T1909"><text:s/>power is increased, fol lowed by a decrease in<text:s/></text:span><text:span text:style-name="T1910">beta</text:span><text:span text:style-name="T1911"><text:s/>power and later by an increase in<text:s/></text:span><text:span text:style-name="T1912">delta</text:span><text:span text:style-name="T1913"><text:s/>power and a decrease in<text:s/></text:span><text:span text:style-name="T1914">alpha</text:span><text:span text:style-name="T1915"><text:s/>power<text:s/></text:span><text:span text:style-name="T1916"><office:annotation office:name="175" xml:id="359619370"><dc:creator>Janka Hauffe</dc:creator><dc:date>2025-01-29T14:08:00</dc:date><meta:creator-initials>JH</meta:creator-initials><text:p text:style-name="P1917">3 Cobcn LA. Danziger W. Storandt M: A longitu</text:p><text:p text:style-name="P1918">dinal EEG study of mild senile dementia of</text:p><text:p text:style-name="P1919">Alzheimer type: Changes at 1 year and at 2.5</text:p><text:p text:style-name="P1920">years. J Electrocncephalogr Clin Neurophvsiol</text:p><text:p text:style-name="P1921">1985:61:101-112.<text:line-break/>25 Soinincn H. Partanen J. Laulumaa V. Paak-</text:p><text:p text:style-name="P1922">konen A. Helkala EL. Riekkinen P: Serial EEG</text:p><text:p text:style-name="P1923">in Alzheimer’s disease: 3 year follow-up and</text:p><text:p text:style-name="P1924">clinical outcome. J Electrocncephalogr Clin</text:p><text:p text:style-name="P1925">Ncurophysiol 1991;79:342-348.</text:p></office:annotation>(3. 25].<text:s/></text:span><text:span text:style-name="CommentReference"><office:annotation-end office:name="175"/></text:span><text:span text:style-name="T1926">Our group of elderly institutionalized patients had obviously reached a stage of marked<text:s/></text:span><text:span text:style-name="T1927">delta</text:span><text:span text:style-name="T1928"><text:s/>power increase.</text:span></text:p>
      <text:soft-page-break/>
      <text:p text:style-name="P1929"><text:span text:style-name="T1930">The topographical analysis showed a widespread in crease in<text:s/></text:span><text:span text:style-name="T1931">delta</text:span><text:span text:style-name="T1932"><text:s/>and<text:s/></text:span><text:span text:style-name="T1933">theta</text:span><text:span text:style-name="T1934"><text:s/>power over most cortical areas, whereas the decrease in<text:s/></text:span><text:span text:style-name="T1935">beta</text:span><text:span text:style-name="T1936"><text:s/>power was more restricted to posterior temporoparietal areas.<text:s/></text:span><text:span text:style-name="T1937">Delta</text:span><text:span text:style-name="T1938"><text:s/>waves are consid ered to reflect primarily abnormalities of connections between subcortical and cortical areas whereas the<text:s/></text:span><text:span text:style-name="T1939">beta</text:span><text:span text:style-name="T1940"><text:s/>power decrease is considered to reflect cortical degenerative changes [</text:span><text:span text:style-name="T1941"><office:annotation office:name="176" xml:id="868230122"><dc:creator>Janka Hauffe</dc:creator><dc:date>2025-01-29T14:09:00</dc:date><meta:creator-initials>JH</meta:creator-initials><text:p text:style-name="P1942">26 Kcllawav P; An orderly approach to visual</text:p><text:p text:style-name="P1943">analysis: Parameters of the normal EEG in</text:p><text:p text:style-name="P1944">adults and children; in Klass DW, Daly DD</text:p><text:p text:style-name="P1945">(eds): Current practice of Clinical Electroen</text:p><text:p text:style-name="P1946">cephalography. New York, Raven Press. 1979.</text:p><text:p text:style-name="P1947">pp 69-148.</text:p><text:p text:style-name="P1948">27 Gloor P, Ball G. Schaull N: Brain lesions that</text:p><text:p text:style-name="P1949">produce delta waves in the EEG. Neurology</text:p><text:p text:style-name="P1950">(Minncap) 1977;27:326-333</text:p></office:annotation>26, 27</text:span><text:span text:style-name="CommentReference"><office:annotation-end office:name="176"/></text:span><text:span text:style-name="T1951">]. The results of our study would</text:span></text:p>
      <text:p text:style-name="P1952">therefore indicate a profound derangement of subcortical function in combination with degeneration of posterior cortical areas.</text:p>
      <text:p text:style-name="P1953"/>
      <text:p text:style-name="P1954"><text:span text:style-name="T1955"><office:annotation office:name="177" xml:id="400592671"><dc:creator>Janka Hauffe</dc:creator><dc:date>2025-01-29T14:10:00</dc:date><meta:creator-initials>JH</meta:creator-initials><text:p text:style-name="P1956">EEG in dementia</text:p></office:annotation>Dierks, Frölich, Ihl &amp; Maurer (1994):<text:s/></text:span><text:span text:style-name="CommentReference"><office:annotation-end office:name="177"/></text:span><office:annotation office:name="178" xml:id="355954107"><dc:creator>Janka Hauffe</dc:creator><dc:date>2025-01-29T14:10:00</dc:date><meta:creator-initials>JH</meta:creator-initials><text:p text:style-name="P1957">@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958">https://doi.org/10.1007/BF01271469</text:span></text:a><text:span text:style-name="CommentReference"><office:annotation-end office:name="178"/></text:span></text:p>
      <text:p text:style-name="P1959"><text:span text:style-name="T1960">Summarizing the present investigation, we demonstrated a) an increase of dipole strength in the slow frequency bands, b) a more anterior equivalent dipole of<text:s/></text:span><text:span text:style-name="T1961">alpha</text:span><text:span text:style-name="T1962">- and<text:s/></text:span><text:span text:style-name="T1963">beta</text:span><text:span text:style-name="T1964">-activity, and c) a slowing of the EEG with increasing cognitive deterioration. The results support the assumption that cognitive decline in dementia can be assessed by measuring the electrical activity of the brain.</text:span></text:p>
      <text:p text:style-name="P1965"/>
      <text:p text:style-name="P1966"><text:span text:style-name="T1967"><office:annotation office:name="179" xml:id="87554000"><dc:creator>Janka Hauffe</dc:creator><dc:date>2025-01-29T14:13:00</dc:date><meta:creator-initials>JH</meta:creator-initials><text:p text:style-name="P1968">EEG in AD</text:p></office:annotation>Kuskowski, Mortimer, Morley, Malone &amp; Okaya (1993</text:span><text:span text:style-name="CommentReference"><office:annotation-end office:name="179"/></text:span><text:span text:style-name="T1969"><office:annotation office:name="180" xml:id="1705934771"><dc:creator>Janka Hauffe</dc:creator><dc:date>2025-01-29T14:11:00</dc:date><meta:creator-initials>JH</meta:creator-initials><text:p text:style-name="P1970">@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971">https://doi.org/10.1016/0006-3223(93)90108-P</text:span></text:a><text:span text:style-name="CommentReference"><office:annotation-end office:name="180"/></text:span></text:p>
      <text:p text:style-name="P1972"><text:span text:style-name="T1973">Log-absolute EEG power in the<text:s/></text:span><text:span text:style-name="T1974">alpha</text:span><text:span text:style-name="T1975"><text:s/>bandwidth (8–12 Hz) was found to be correlated with the computed rate of<text:s/></text:span><text:span text:style-name="T1976"><office:annotation office:name="181" xml:id="1779776247"><dc:creator>Janka Hauffe</dc:creator><dc:date>2025-01-29T14:12:00</dc:date><meta:creator-initials>JH</meta:creator-initials><text:p text:style-name="P1977">Mini Mental State Examination<text:s/></text:p></office:annotation>MMSE decline</text:span><text:span text:style-name="CommentReference"><office:annotation-end office:name="181"/></text:span><text:span text:style-name="T1978">. This association was present for electrode sites across all regions of the scalp and remained significant when the effects of current cognitive severity were partialled out. These data suggest that a quantitative EEG measure (absolute<text:s/></text:span><text:span text:style-name="T1979">alpha</text:span><text:span text:style-name="T1980"><text:s/>power) is related to the rate of cognitive decline in patients with Alzheimer's disease.</text:span></text:p>
      <text:p text:style-name="P1981"><text:span text:style-name="T1982">The data presented here suggest that a quantitative EEG measure (absolute<text:s/></text:span><text:span text:style-name="T1983">alpha</text:span><text:span text:style-name="T1984"><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985"/>
      <text:p text:style-name="P1986"><text:span text:style-name="T1987"><office:annotation office:name="182" xml:id="2140114275"><dc:creator>Janka Hauffe</dc:creator><dc:date>2025-01-29T14:14:00</dc:date><meta:creator-initials>JH</meta:creator-initials><text:p text:style-name="P1988">EEG in AD</text:p></office:annotation>Dringenberg (2000):<text:s/></text:span><text:span text:style-name="CommentReference"><office:annotation-end office:name="182"/></text:span><office:annotation office:name="183" xml:id="1941388360"><dc:creator>Janka Hauffe</dc:creator><dc:date>2025-01-29T14:13:00</dc:date><meta:creator-initials>JH</meta:creator-initials><text:p text:style-name="P1989">@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990">https://doi.org/10.1016/S0166-4328(00)00261-8</text:span></text:a><text:span text:style-name="CommentReference"><office:annotation-end office:name="183"/></text:span></text:p>
      <text:p text:style-name="P1991"><text:span text:style-name="T1992">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993">beta</text:span><text:span text:style-name="T1994"><text:s/>(13–30 Hz) activity, a decrease in power and mean frequency of<text:s/></text:span><text:span text:style-name="T1995">alpha</text:span><text:span text:style-name="T1996"><text:s/>activity (8–12 Hz), and increased power in the<text:s/></text:span><text:span text:style-name="T1997">theta</text:span><text:span text:style-name="T1998"><text:s/>(4–7 Hz) and<text:s/></text:span><text:span text:style-name="T1999">delta</text:span><text:span text:style-name="T2000"><text:s/>(B4 Hz) bands [</text:span><text:span text:style-name="T2001"><office:annotation office:name="184" xml:id="1035416687"><dc:creator>Janka Hauffe</dc:creator><dc:date>2025-01-29T14:16:00</dc:date><meta:creator-initials>JH</meta:creator-initials><text:p text:style-name="P2002">[21] Coben LA, Danziger W, Storandt M. A longitudinal EEG</text:p><text:p text:style-name="P2003">study of mild senile dementia of Alzheimer’s type: Changes at 1</text:p><text:p text:style-name="P2004">year and at 2.5 years. Electroencephalogr Clin Neurophysiol</text:p><text:p text:style-name="P2005">1985;61:101–12.<text:line-break/>[39] Fenton GW. Electrophysiology of Alzheimer’s disease. Br Med</text:p><text:p text:style-name="P2006">Bull 1986;42:29–33.<text:line-break/>[71] Penttila¨ M, Partanen JV, Soininen H, Riekkinen PJ. Quantita-</text:p><text:p text:style-name="P2007">tive analysis of occipital EEG in different stages of Alzheimer’s</text:p><text:p text:style-name="P2008">disease. Electroencephalogr Clin Neurophysiol 1985;60:1–6.</text:p><text:p text:style-name="P2009">[74] Prichep LS, John ER, Ferds SH, Reisberg B, Almas M, Alper</text:p><text:p text:style-name="P2010">K, Cancro R. Quantitative EEG correlates of cognitive deterio-</text:p><text:p text:style-name="P2011">ration in the elderly. Neurobiol Aging 1994;15:85–90.</text:p></office:annotation>21,39,71,74</text:span><text:span text:style-name="CommentReference"><office:annotation-end office:name="184"/></text:span><text:span text:style-name="T2012">].</text:span></text:p>
      <text:soft-page-break/>
      <text:p text:style-name="P2013"><text:span text:style-name="T2014">Also,<text:s/></text:span><text:span text:style-name="T2015">alpha</text:span><text:span text:style-name="T2016"><text:s/>EEG coherence decreases while<text:s/></text:span><text:span text:style-name="T2017">delta</text:span><text:span text:style-name="T2018"><text:s/>coherence increases in patients with clinically probable AD [</text:span><text:span text:style-name="T2019"><office:annotation office:name="185" xml:id="509436428"><dc:creator>Janka Hauffe</dc:creator><dc:date>2025-01-29T14:17:00</dc:date><meta:creator-initials>JH</meta:creator-initials><text:p text:style-name="P2020">[56] Locatelli T, Cursi M, Liberati D, Franceschi M, Comi G. EEG</text:p><text:p text:style-name="P2021">coherence in Alzheimer’s disease. Electroencephalogr Clin Neu-</text:p><text:p text:style-name="P2022">rophysiol 1998;106:229–37.</text:p></office:annotation>56</text:span><text:span text:style-name="CommentReference"><office:annotation-end office:name="185"/></text:span><text:span text:style-name="T2023">]. These quantitative EEG changes provide a sensitive index of the cognitive status of AD patients; McAdam and Robinson<text:s/></text:span><text:span text:style-name="T2024"><office:annotation office:name="186" xml:id="1417032942"><dc:creator>Janka Hauffe</dc:creator><dc:date>2025-01-29T14:17:00</dc:date><meta:creator-initials>JH</meta:creator-initials><text:p text:style-name="P2025">[59] McAdam W, Robinson RA. Senile intellectual deterioration</text:p><text:p text:style-name="P2026">and the electroencephalogram: a quantitative correlation. J</text:p><text:p text:style-name="P2027">Ment Sci 1956;102:438–45.</text:p></office:annotation>[59</text:span><text:span text:style-name="CommentReference"><office:annotation-end office:name="186"/></text:span><text:span text:style-name="T2028">] reported a positive correlation of 0.79 between EEG abnormalities and the severity of dementia in a population of demented pa-</text:span></text:p>
      <text:p text:style-name="P2029"><text:span text:style-name="T2030">tients, and Pentilla¨ et al. [</text:span><text:span text:style-name="T2031"><office:annotation office:name="187" xml:id="275741033"><dc:creator>Janka Hauffe</dc:creator><dc:date>2025-01-29T14:16:00</dc:date><meta:creator-initials>JH</meta:creator-initials><text:p text:style-name="P2032">[71] Penttila¨ M, Partanen JV, Soininen H, Riekkinen PJ. Quantita-</text:p><text:p text:style-name="P2033">tive analysis of occipital EEG in different stages of Alzheimer’s</text:p><text:p text:style-name="P2034">disease. Electroencephalogr Clin Neurophysiol 1985;60:1–6.</text:p></office:annotation>71</text:span><text:span text:style-name="CommentReference"><office:annotation-end office:name="187"/></text:span><text:span text:style-name="T2035">] noted a significant positive correlation between occipital peak (</text:span><text:span text:style-name="T2036">alpha</text:span><text:span text:style-name="T2037">) frequency and neuropsychological test scores in AD patients (i.e. lower frequency was associated with lower test scores).</text:span></text:p>
      <text:p text:style-name="P2038"><text:span text:style-name="T2039">Some EEG changes, such as the increase in<text:s/></text:span><text:span text:style-name="T2040">theta</text:span><text:span text:style-name="T2041"><text:s/>power, occur together with the earliest signs of cognitive deterioration, while others are associated with more advanced cognitive decline (e.g. increased<text:s/></text:span><text:span text:style-name="T2042">delta</text:span><text:span text:style-name="T2043"><text:s/>power [</text:span><text:span text:style-name="T2044"><office:annotation office:name="188" xml:id="1731286520"><dc:creator>Janka Hauffe</dc:creator><dc:date>2025-01-29T14:16:00</dc:date><meta:creator-initials>JH</meta:creator-initials><text:p text:style-name="P2045">[71] Penttila¨ M, Partanen JV, Soininen H, Riekkinen PJ. Quantita-</text:p><text:p text:style-name="P2046">tive analysis of occipital EEG in different stages of Alzheimer’s</text:p><text:p text:style-name="P2047">disease. Electroencephalogr Clin Neurophysiol 1985;60:1–6.</text:p><text:p text:style-name="P2048">[74] Prichep LS, John ER, Ferds SH, Reisberg B, Almas M, Alper</text:p><text:p text:style-name="P2049">K, Cancro R. Quantitative EEG correlates of cognitive deterio-</text:p><text:p text:style-name="P2050">ration in the elderly. Neurobiol Aging 1994;15:85–90.</text:p></office:annotation>71,74</text:span><text:span text:style-name="CommentReference"><office:annotation-end office:name="188"/></text:span><text:span text:style-name="T2051">]). The close relation between EEG slowing and the severity of cognitive symptoms suggests that a disruption of processing in cortical networks contributes importantly to the behavioral disorganization present in AD.</text:span></text:p>
      <text:p text:style-name="P2052"/>
      <text:p text:style-name="P2053"><text:span text:style-name="T2054"><office:annotation office:name="189" xml:id="1640406798"><dc:creator>Janka Hauffe</dc:creator><dc:date>2025-01-29T14:18:00</dc:date><meta:creator-initials>JH</meta:creator-initials><text:p text:style-name="P2055">EEG in MCI AD and normal old (Nold)</text:p></office:annotation>Babiloni et al. (2006):</text:span><text:span text:style-name="T2056"><office:annotation office:name="190" xml:id="1380435546"><dc:creator>Janka Hauffe</dc:creator><dc:date>2025-01-29T14:19:00</dc:date><meta:creator-initials>JH</meta:creator-initials><text:p text:style-name="P2057">@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89"/></text:span><text:a xlink:href="https://doi.org/10.1016/j.clinph.2005.09.019" office:target-frame-name="_top" xlink:show="replace"><text:span text:style-name="T2058">https://doi.org/10.1016/j.clinph.2005.09.019</text:span></text:a><text:span text:style-name="CommentReference"><office:annotation-end office:name="190"/></text:span></text:p>
      <text:p text:style-name="P2059"><text:span text:style-name="T2060">In the present study, low-band (8–10.5 Hz)<text:s/></text:span><text:span text:style-name="T2061">alpha</text:span><text:span text:style-name="T2062"><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2063"><text:span text:style-name="T2064">The present results extend in spatial detail previous EEG evidence showing a decrease of<text:s/></text:span><text:span text:style-name="T2065">alpha</text:span><text:span text:style-name="T2066"><text:s/>power in MCI compared to normal subjects (Frodl et al., 2002; Grunwald et al., 2001; Huang et al., 2000; Jelic et al., 1996; 2000).</text:span></text:p>
      <text:p text:style-name="P2067">Furthermore, they complement previous evidence of early atrophy signs in limbic, precuneus, and posterior cingulate areas of MCI subjects (Baron et al., 2001; Callen et al., 2001).</text:p>
      <text:p text:style-name="P2068"><text:span text:style-name="T2069">In our MCI group, the<text:s/></text:span><text:span text:style-name="T2070">alpha</text:span><text:span text:style-name="T2071"><text:s/>findings paralleled those in occipital<text:s/></text:span><text:span text:style-name="T2072">delta</text:span><text:span text:style-name="T2073"><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text:s/></text:span><text:soft-page-break/><text:span text:style-name="T2074">evidence have shown that the increase of slow EEG rhythms in AD is secondary to progressive cortical hypoperfusion (Brenner et al., 1986; Dossi et al., 1992; Kwa et al., 1993;</text:span></text:p>
      <text:p text:style-name="P2075"><text:span text:style-name="T2076">Niedermeyer, 1997; Nobili et al., 1998; Passero et al., 1995; Rae-Grant et al., 1987; Stigsby et al., 1981; Steriade et al., 1994; Rodriguez et al., 1999a; Young, 1987).<text:s/></text:span><text:span text:style-name="T2077">From a physiological viewpoint,<text:s/></text:span><text:span text:style-name="T2078">delta</text:span><text:span text:style-name="T2079"><text:s/>rhythms have been intensively studied during slow wave sleep. These rhythms are then replaced by fast (</text:span><text:span text:style-name="T2080">beta</text:span><text:span text:style-name="T2081"><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2082">delta</text:span><text:span text:style-name="T2083"><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2084">delta</text:span><text:span text:style-name="T2085"><text:s/>rhythms in posterior cortex (Fernandez et al., 2003).</text:span></text:p>
      <text:p text:style-name="P2086"><text:span text:style-name="T2087">In the present study, the<text:s/></text:span><text:span text:style-name="T2088">theta</text:span><text:span text:style-name="T2089"><text:s/>sources in parietal, occipital, temporal and limbic areas had a stronger magnitude in mild AD subjects than MCI and Nold subjects. These results extend in spatial detail previous EEG evidence showing an increase of<text:s/></text:span><text:span text:style-name="T2090">theta</text:span><text:span text:style-name="T2091"><text:s/>power in mild AD compared to normal subjects (Coben et al., 1983; Huang et al., 2000; Mattia et al., 2003;</text:span></text:p>
      <text:p text:style-name="P2092">Ponomareva et al., 2003).</text:p>
      <text:p text:style-name="P2093">The results of the present study showed that cortical sources of EEG rhythms changed across Nold, MCI, and mild AD subjects, as a function of the global cognitive level.</text:p>
      <text:p text:style-name="P2094"><text:span text:style-name="T2095">This was true for occipital<text:s/></text:span><text:span text:style-name="T2096">delta</text:span><text:span text:style-name="T2097"><text:s/>and<text:s/></text:span><text:span text:style-name="T2098">alpha</text:span><text:span text:style-name="T2099"><text:s/>1 sources in parietal, occipital, temporal, and limbic areas, which had an intermediate magnitude in MCI subjects compared to mild</text:span></text:p>
      <text:p text:style-name="P2100">AD and Nold subjects and were correlated with MMSE score across all subjects.</text:p>
      <text:p text:style-name="P2101"/>
      <text:p text:style-name="P2102"><text:bookmark-start text:name="_Hlk189308492"/><text:span text:style-name="T2103"><office:annotation office:name="191" xml:id="949198662"><dc:creator>Janka Hauffe</dc:creator><dc:date>2025-01-29T14:21:00</dc:date><meta:creator-initials>JH</meta:creator-initials><text:p text:style-name="P2104">EEG in AD and cognitive impairment</text:p></office:annotation>Jeong<text:s/></text:span><text:span text:style-name="CommentReference"><office:annotation-end office:name="191"/></text:span><text:span text:style-name="T2105">(</text:span><text:span text:style-name="T2106"><office:annotation office:name="192" xml:id="1744953425"><dc:creator>Janka Hauffe</dc:creator><dc:date>2025-01-14T13:16:00</dc:date><meta:creator-initials>JH</meta:creator-initials><text:p text:style-name="P2107">Here more information about delta, theta, beta and alpha waves in AD</text:p></office:annotation>2004):<text:s/></text:span><text:span text:style-name="T2108"><office:annotation-end office:name="192"/></text:span><office:annotation office:name="193" xml:id="2103729224"><dc:creator>Janka Hauffe</dc:creator><dc:date>2025-01-29T14:21:00</dc:date><meta:creator-initials>JH</meta:creator-initials><text:p text:style-name="P2109">@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110">https://doi.org/10.1016/j.clinph.2004.01.001</text:span></text:a><text:span text:style-name="CommentReference"><office:annotation-end office:name="193"/></text:span></text:p>
      <text:p text:style-name="P2111"><text:span text:style-name="T2112">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113">An increase in<text:s/></text:span><text:span text:style-name="T2114">theta</text:span><text:span text:style-name="T2115"><text:s/>and<text:s/></text:span><text:span text:style-name="T2116">delta</text:span><text:span text:style-name="T2117"><text:s/>activities and a decrease in<text:s/></text:span><text:span text:style-name="T2118">alpha</text:span><text:span text:style-name="T2119"><text:s/>and<text:s/></text:span><text:span text:style-name="T2120">beta</text:span><text:span text:style-name="T2121"><text:s/>activities are repeatedly observed (Brenner et al., 1986, Coben et al., 1983, Coben et<text:s/></text:span><text:soft-page-break/><text:span text:style-name="T2122">al., 1985, Giaquinto and Nolfe, 1986), and a reduced coherence of the<text:s/></text:span><text:span text:style-name="T2123">alpha</text:span><text:span text:style-name="T2124"><text:s/>and<text:s/></text:span><text:span text:style-name="T2125">beta</text:span><text:span text:style-name="T2126"><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127"><text:bookmark-start text:name="_Hlk189308523"/>There is a good correlation between the degree of the EEG abnormality and cognitive impairment (Brenner et al., 1988; Erkinjuntti et al., 1988; Johannesson et al., 1979;</text:p>
      <text:p text:style-name="P2128">Kaszniak et al., 1979; Liddle, 1958; Merskey et al., 1980; Obrist et al., 1962; Rae-Grant et al., 1987; Roberts et al., 1978; Soininen et al., 1982; Wiener and Schuster, 1956).</text:p>
      <text:p text:style-name="P2129"><text:bookmark-end text:name="_Hlk189308523"/><text:span text:style-name="T2130">It is of clinical interest to find that the EEG abnormality is associated with cognitive deficits.<text:s/></text:span><text:span text:style-name="T2131">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132">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133"/>
      <text:p text:style-name="P2134"><text:span text:style-name="T2135"><office:annotation office:name="194" xml:id="1963892668"><dc:creator>Janka Hauffe</dc:creator><dc:date>2025-01-29T14:23:00</dc:date><meta:creator-initials>JH</meta:creator-initials><text:p text:style-name="P2136">EEG in MCI and AD<text:s/><text:line-break/>EEG introduction, why it‘s great to use</text:p></office:annotation><office:annotation office:name="195" xml:id="1238031330"><dc:creator>Janka Hauffe</dc:creator><dc:date>2025-01-29T14:25:00</dc:date><meta:creator-initials>JH</meta:creator-initials><text:p text:style-name="P2137">Good paper!</text:p></office:annotation>Babiloni (2015):<text:s/></text:span><text:span text:style-name="CommentReference"><office:annotation-end office:name="194"/></text:span><text:span text:style-name="CommentReference"><office:annotation-end office:name="195"/></text:span><office:annotation office:name="196" xml:id="1566784646"><dc:creator>Janka Hauffe</dc:creator><dc:date>2025-01-29T14:22:00</dc:date><meta:creator-initials>JH</meta:creator-initials><text:p text:style-name="P213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139">https://doi.org/10.1016/j.ijpsycho.2015.02.008</text:span></text:a><text:span text:style-name="CommentReference"><office:annotation-end office:name="196"/></text:span></text:p>
      <text:p text:style-name="P2140"><text:span text:style-name="T2141">Resting state EEG power density differed between AD patients and amnesic MCI subjects, who were considered to be at high risk of suffering from prodromal AD. There was an “intermediate” power density of low-frequency<text:s/></text:span><text:span text:style-name="T2142">alpha</text:span><text:span text:style-name="T2143"><text:s/>rhythms (8–10.5 Hz) in the parietal and occipital regions in MCI compared to mild AD and Nold subjects (Babiloni et al., 2006b). Furthermore, maximum<text:s/></text:span><text:span text:style-name="T2144">alpha</text:span><text:span text:style-name="T2145"><text:s/>and<text:s/></text:span><text:span text:style-name="T2146">beta</text:span><text:span text:style-name="T2147"><text:s/>power density shifted more anteriorly in AD patients compared to Nold and MCI subjects (Huang et al., 2000). Moreover, longitudinal studies have shown that increased<text:s/></text:span><text:span text:style-name="T2148">delta</text:span><text:span text:style-name="T2149"><text:s/>or<text:s/></text:span><text:span text:style-name="T2150">theta</text:span><text:span text:style-name="T2151"><text:s/>power density, decreased<text:s/></text:span><text:span text:style-name="T2152">alpha</text:span><text:span text:style-name="T2153"><text:s/>and<text:s/></text:span><text:span text:style-name="T2154">beta</text:span><text:span text:style-name="T2155"><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156">alpha</text:span><text:span text:style-name="T2157"><text:s/>rhythms also predicted a stable global cognitive function in MCI subjects at 1-year follow-up (Babiloni et al., 2010a).</text:span></text:p>
      <text:p text:style-name="P2158"><text:span text:style-name="T2159">n the MCI subjects, the EEG markers of disease progression included an increase of the power density at the<text:s/></text:span><text:span text:style-name="T2160">theta</text:span><text:span text:style-name="T2161"><text:s/>and<text:s/></text:span><text:span text:style-name="T2162">delta</text:span><text:span text:style-name="T2163"><text:s/>rhythms in the temporal and occipital regions as well as a<text:s/></text:span><text:soft-page-break/><text:span text:style-name="T2164">decrease of the power density at<text:s/></text:span><text:span text:style-name="T2165">beta</text:span><text:span text:style-name="T2166"><text:s/>rhythms in temporal and occipital regions (Jelic et al., 2000).</text:span></text:p>
      <text:p text:style-name="P2167"><text:span text:style-name="T2168">In the AD patients with global cognitive impairment, hippocampal atrophy was associated with increased power density at<text:s/></text:span><text:span text:style-name="T2169">delta</text:span><text:span text:style-name="T2170"><text:s/>and<text:s/></text:span><text:span text:style-name="T2171">theta</text:span><text:span text:style-name="T2172"><text:s/>rhythms in the temporal and parietal regions (Helkala et al., 1996), in line with recent magnetoencephalographic (MEG) evidence (Fernandez et al., 2003).</text:span></text:p>
      <text:p text:style-name="P2173"><text:span text:style-name="T2174">Furthermore, a volume decrement of hippocampus was related to the decreased power density at<text:s/></text:span><text:span text:style-name="T2175">alpha</text:span><text:span text:style-name="T2176"><text:s/>rhythms in the temporal, parietal, and occipital regions in MCI and AD subjects (Babiloni et al., 2009b).</text:span></text:p>
      <text:p text:style-name="P2177"><text:span text:style-name="T2178">Furthermore, the global<text:s/></text:span><text:span text:style-name="T2179">delta</text:span><text:span text:style-name="T2180"><text:s/>and<text:s/></text:span><text:span text:style-name="T2181">alpha</text:span><text:span text:style-name="T2182"><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183">delta</text:span><text:span text:style-name="T2184"><text:s/>power density and the higher the global<text:s/></text:span><text:span text:style-name="T2185">alpha</text:span><text:span text:style-name="T2186"><text:s/>power density (Babiloni et al., 2012).</text:span></text:p>
      <text:p text:style-name="P2187"><text:span text:style-name="T2188">The power density of the resting state eyes-closed EEG rhythms was repeatedly found to be correlated to cognitive status in MCI and AD subjects. It has been shown that the posterior<text:s/></text:span><text:span text:style-name="T2189">alpha</text:span><text:span text:style-name="T2190"><text:s/>power density was positively correlated to the subjects' global cognitive status, as measured by ADAS-cog in the MCI or AD subjects; namely, the lower the<text:s/></text:span><text:span text:style-name="T2191">alpha</text:span><text:span text:style-name="T2192"><text:s/>power density, the lower the cognitive status (Luckhaus et al., 2008). This relationship can be extended to the cognitive health condition. Furthermore, the posterior<text:s/></text:span><text:span text:style-name="T2193">delta</text:span><text:span text:style-name="T2194"><text:s/>and<text:s/></text:span><text:span text:style-name="T2195">alpha</text:span><text:span text:style-name="T2196"><text:s/>power density was correlated to the MMSE score in the Nold, MCI and AD subjects; namely, the lower the<text:s/></text:span><text:span text:style-name="T2197">alpha</text:span><text:span text:style-name="T2198"><text:s/>power, the higher the<text:s/></text:span><text:span text:style-name="T2199">delta</text:span><text:span text:style-name="T2200"><text:s/>power and the lower the cognitive status (Babiloni et al., 2006b).</text:span></text:p>
      <text:p text:style-name="P2201"><text:span text:style-name="T2202">It has been shown that in the MCI subjects, the markers of disease progression included an increase of the power density at<text:s/></text:span><text:span text:style-name="T2203">theta</text:span><text:span text:style-name="T2204"><text:s/>and<text:s/></text:span><text:span text:style-name="T2205">delta</text:span><text:span text:style-name="T2206"><text:s/>rhythms in the temporal and occipital lobes as well as the reduction of the<text:s/></text:span><text:span text:style-name="T2207">beta</text:span><text:span text:style-name="T2208"><text:s/>power density in the temporal and occipital lobes (Jelic et al., 2000).</text:span></text:p>
      <text:p text:style-name="P2209"><text:span text:style-name="T2210">AD patients were characterized by an increase of<text:s/></text:span><text:span text:style-name="T2211">theta</text:span><text:span text:style-name="T2212"><text:s/>and<text:s/></text:span><text:span text:style-name="T2213">delta</text:span><text:span text:style-name="T2214"><text:s/>power density and by a reduction of the<text:s/></text:span><text:span text:style-name="T2215">alpha</text:span><text:span text:style-name="T2216"><text:s/>and<text:s/></text:span><text:span text:style-name="T2217">beta</text:span><text:span text:style-name="T2218"><text:s/>power density in the parieto-occipital lobes (Coben et al., 1985). Furthermore, half of the AD patients showed an increase of the<text:s/></text:span><text:span text:style-name="T2219">theta</text:span><text:span text:style-name="T2220"><text:s/>and<text:s/></text:span><text:span text:style-name="T2221">delta</text:span><text:span text:style-name="T2222"><text:s/>power density in the temporal-occipital lobe (Soininen et al., 1989).</text:span></text:p>
      <text:p text:style-name="P2223"/>
      <text:p text:style-name="P2224">EEG in COVID</text:p>
      <text:p text:style-name="P2225"><text:bookmark-start text:name="_Hlk189054022"/><text:span text:style-name="T2226"><office:annotation office:name="197" xml:id="1197734146"><dc:creator>Janka Hauffe</dc:creator><dc:date>2025-01-15T10:33:00</dc:date><meta:creator-initials>JH</meta:creator-initials><text:p text:style-name="P2227">EEG in COVID and COVID in general</text:p></office:annotation><office:annotation office:name="198" xml:id="952464590"><dc:creator>Janka Hauffe</dc:creator><dc:date>2025-01-29T14:35:00</dc:date><meta:creator-initials>JH</meta:creator-initials><text:p text:style-name="P2228">Important paper</text:p></office:annotation><office:annotation office:name="199" xml:id="1292656047"><dc:creator>Janka Hauffe</dc:creator><dc:date>2025-01-29T14:44:00</dc:date><meta:creator-initials>JH</meta:creator-initials><text:p text:style-name="P2229">Read again to see if all is relevant for theoretical background</text:p></office:annotation>Sun, Sun, Chen, Wang &amp; Gao (2024):<text:s/></text:span><text:span text:style-name="T2230"><office:annotation-end office:name="197"/></text:span><text:span text:style-name="CommentReference"><office:annotation-end office:name="198"/></text:span><text:span text:style-name="CommentReference"><office:annotation-end office:name="199"/></text:span><office:annotation office:name="200" xml:id="512362326"><dc:creator>Janka Hauffe</dc:creator><dc:date>2025-01-29T14:29:00</dc:date><meta:creator-initials>JH</meta:creator-initials><text:p text:style-name="P2231">@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232">https://doi.org/10.1186/s12916-024-03481-1</text:span></text:a><text:span text:style-name="CommentReference"><office:annotation-end office:name="200"/></text:span></text:p>
      <text:p text:style-name="P2233"><text:bookmark-end text:name="_Hlk189054022"/><text:soft-page-break/><text:span text:style-name="T2234">The eruption of the SARS-CoV-2 pandemic has instigated a global public health crisis, posing significant threats to respiratory health<text:s/></text:span><text:span text:style-name="T2235"><office:annotation office:name="201" xml:id="874034381"><dc:creator>Janka Hauffe</dc:creator><dc:date>2025-01-29T14:30:00</dc:date><meta:creator-initials>JH</meta:creator-initials><text:p text:style-name="P2236">Karim SSA, Karim QA. Omicron SARS-CoV-2 variant: a new chapter in the COVID-19 pandemic. Lancet. 2021;398(10317):2126–8.</text:p><text:p text:style-name="P2237"><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238">Lamers MM, Haagmans BL. SARS-CoV-2 pathogenesis. Nat Rev Microbiol. 2022;20(5):270–84.</text:p><text:p text:style-name="P2239"><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240">Petersen E, Koopmans M, Go U, Hamer DH, Petrosillo N, Castelli F, et al. Comparing SARS-CoV-2 with SARS-CoV and influenza pandemics. Lancet Infect Dis. 2020;20(9):e238–44</text:p></office:annotation>[1–3].<text:s/></text:span><text:span text:style-name="CommentReference"><office:annotation-end office:name="201"/></text:span><text:span text:style-name="T2241">Significantly, this crisis has not only posed a substantial menace to the respiratory system [</text:span><text:span text:style-name="T2242"><office:annotation office:name="202" xml:id="557125716"><dc:creator>Janka Hauffe</dc:creator><dc:date>2025-01-29T14:30:00</dc:date><meta:creator-initials>JH</meta:creator-initials><text:p text:style-name="P2243">Liang W, Guan W, Chen R, Wang W, Li J, Xu K, et al. Cancer patients in SARS-CoV-2 infection: a nationwide analysis in China. Lancet Oncol. 2020;21(3):335–7.</text:p><text:p text:style-name="P2244"><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245">Zhang Y, Geng X, Tan Y, Li Q, Xu C, Xu J, et al. New understanding of the damage of SARS-CoV-2 infection outside the respiratory system. Biomed Pharmacother. 2020;127: 110195.</text:p></office:annotation>4, 5</text:span><text:span text:style-name="CommentReference"><office:annotation-end office:name="202"/></text:span><text:span text:style-name="T2246">] but has also sparked concerns regarding its</text:span></text:p>
      <text:p text:style-name="P2247"><text:span text:style-name="T2248">impact on the central nervous system [</text:span><text:span text:style-name="T2249"><office:annotation office:name="203" xml:id="984591848"><dc:creator>Janka Hauffe</dc:creator><dc:date>2025-01-29T14:30:00</dc:date><meta:creator-initials>JH</meta:creator-initials><text:p text:style-name="P2250">Li H, Xue Q, Xu X. Involvement of the nervous system in SARS-CoV-2 infection. Neurotox Res. 2020;38:1–7.</text:p><text:p text:style-name="P2251"><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252">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253">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203"/></text:span><text:span text:style-name="T2254">]. A wealth of empirical research has confirmed that SARS-CoV-2 can induce a range of neurological issues, notably affecting cognitive functions<text:s/></text:span><text:span text:style-name="T2255"><office:annotation office:name="204" xml:id="2027655564"><dc:creator>Janka Hauffe</dc:creator><dc:date>2025-01-29T14:31:00</dc:date><meta:creator-initials>JH</meta:creator-initials><text:p text:style-name="P2256">Alnefeesi Y, Siegel A, Lui LM, Teopiz KM, Ho R, Lee Y, et al. Impact of SARS-CoV-2 infection on cognitive function: a systematic review. Front Psych. 2021;11:1629.</text:p><text:p text:style-name="P2257"><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258">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204"/></text:span><text:span text:style-name="T2259">]. Amidst various methodologies employed for cognitive function assessment, electroen-</text:span></text:p>
      <text:p text:style-name="P2260"><text:span text:style-name="T2261">cephalography (EEG) techniques emerge as pivotal tools [</text:span><text:span text:style-name="T2262"><office:annotation office:name="205" xml:id="2060883149"><dc:creator>Janka Hauffe</dc:creator><dc:date>2025-01-29T14:31:00</dc:date><meta:creator-initials>JH</meta:creator-initials><text:p text:style-name="P2263">Sun Y, Chen X, Liu B, Liang L, Wang Y, Gao S, Gao X. Signal acquisition of brain-computer interfaces: a medical-engineering crossover perspective review. In: Fundamental Research. 2024<text:s/></text:p></office:annotation>11</text:span><text:span text:style-name="CommentReference"><office:annotation-end office:name="205"/></text:span><text:span text:style-name="T2264">] for evaluating cognitive function and quantifying the detrimental effects of SARS-CoV-2 infection on cognitive</text:span></text:p>
      <text:p text:style-name="P2265"><text:span text:style-name="T2266">performance [</text:span><text:span text:style-name="T2267"><office:annotation office:name="206" xml:id="1175101547"><dc:creator>Janka Hauffe</dc:creator><dc:date>2025-01-29T14:31:00</dc:date><meta:creator-initials>JH</meta:creator-initials><text:p text:style-name="P2268">Pasini E, Bisulli F, Volpi L, Minardi I, Tappatà M, Muccioli L, et al. EEG findings in COVID-19 related encephalopathy. Clin Neurophysiol. 2020;131(9):2265.</text:p><text:p text:style-name="P2269"><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270">Cecchetti G, Agosta F, Canu E, Basaia S, Barbieri A, Cardamone R, et al. Cognitive, EEG, and MRI features of COVID-19 survivors: a 10-month study. J Neurol. 2022;269(7):3400–12.</text:p></office:annotation>12, 13</text:span><text:span text:style-name="CommentReference"><office:annotation-end office:name="206"/></text:span><text:span text:style-name="T2271">].</text:span></text:p>
      <text:p text:style-name="P2272"><text:span text:style-name="T2273">However, existing research predominantly focuses on EEG studies involving elderly and severely affected patients<text:s/></text:span><text:span text:style-name="T2274"><office:annotation office:name="207" xml:id="3841956"><dc:creator>Janka Hauffe</dc:creator><dc:date>2025-01-29T14:32:00</dc:date><meta:creator-initials>JH</meta:creator-initials><text:p text:style-name="P2275">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207"/></text:span><text:span text:style-name="T2276">,<text:s/></text:span><text:span text:style-name="T2277"><office:annotation office:name="208" xml:id="1049645026"><dc:creator>Janka Hauffe</dc:creator><dc:date>2025-01-29T14:32:00</dc:date><meta:creator-initials>JH</meta:creator-initials><text:p text:style-name="P2278">Antony AR, Haneef Z. Systematic review of EEG findings in 617 patients diagnosed with COVID-19. Seizure. 2020;83:234–41.</text:p><text:p text:style-name="P2279"><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280">Petrescu A-M, Taussig D, Bouilleret V. Electroencephalogram (EEG) in COVID-19: a systematic retrospective study. Neurophysiol Clin. 2020;50(3):155–65.</text:p><text:p text:style-name="P2281"><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282">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208"/></text:span><text:span text:style-name="T2283">]. Recent shifts in focus explore the effects on younger, more diverse populations. For instance, in 2024, researchers employed EEG to analyze sleep patterns in children post-SARS-CoV-2 infection [</text:span><text:span text:style-name="T2284"><office:annotation office:name="209" xml:id="114281287"><dc:creator>Janka Hauffe</dc:creator><dc:date>2025-01-29T14:32:00</dc:date><meta:creator-initials>JH</meta:creator-initials><text:p text:style-name="P2285">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209"/></text:span><text:span text:style-name="T2286">]. Although numerous comparative EEG studies have targeted younger demographics [</text:span><text:span text:style-name="T2287"><office:annotation office:name="210" xml:id="1505822760"><dc:creator>Janka Hauffe</dc:creator><dc:date>2025-01-29T14:33:00</dc:date><meta:creator-initials>JH</meta:creator-initials><text:p text:style-name="P2288">Jedrzejczak WW, Gos E, Ganc M, Raj-Koziak D, Skarzynski PH, Skarzynski H. Effect of the COVID-19 pandemic on resting-state brain activity in individuals with tinnitus. Brain Sci. 2024;14(2):174.</text:p><text:p text:style-name="P2289"><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290">Gaber MM, Hosny H, Hussein M, Ashmawy MA, Magdy R. Cognitive function and quantitative electroencephalogram analysis in subjects recovered from COVID-19 infection. BMC Neurol. 2024;24(1):60.</text:p><text:p text:style-name="P2291"><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292">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210"/></text:span><text:span text:style-name="T2293">], these investigations often involve limited participant numbers and age ranges. Therefore, it is critical to expand EEG studies to more comprehensively assess the long-term cognitive impacts of SARS-CoV-2.</text:span></text:p>
      <text:p text:style-name="P2294">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295"><text:span text:style-name="T2296">Against the backdrop of the globally reported tally of more than 770 million confirmed cases of SARS-CoV-2 infection as of September 29, 2023<text:s/></text:span><text:span text:style-name="T2297"><office:annotation office:name="211" xml:id="1379647501"><dc:creator>Janka Hauffe</dc:creator><dc:date>2025-01-29T14:34:00</dc:date><meta:creator-initials>JH</meta:creator-initials><text:p text:style-name="P2298">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211"/></text:span><text:span text:style-name="T2299">], it is of paramount importance to fathom the cognitive implications wrought by SARS-CoV-2 infection upon the substantial proportion of individuals who exhibit mild symptoms.</text:span></text:p>
      <text:p text:style-name="P2300"><text:span text:style-name="T2301">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text:s/></text:span><text:soft-page-break/><text:span text:style-name="T2302">afflictions of SARS-CoV-2 and mitigating the challenges posed by long COVID or post-COVID-19 syndrome<text:s/></text:span><text:span text:style-name="T2303"><office:annotation office:name="212" xml:id="1051389040"><dc:creator>Janka Hauffe</dc:creator><dc:date>2025-01-29T14:34:00</dc:date><meta:creator-initials>JH</meta:creator-initials><text:p text:style-name="P2304">Yong SJ. Long COVID or post-COVID-19 syndrome: putative pathophysiology, risk factors, and treatments. Infect Dis. 2021;53(10):737–54.<text:s/></text:p></office:annotation>[22</text:span><text:span text:style-name="CommentReference"><office:annotation-end office:name="212"/></text:span><text:span text:style-name="T2305">].</text:span></text:p>
      <text:p text:style-name="P2306">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307">style, or pre-existing health conditions. Adults and adolescents displayed moderate resilience, while the minimal impact on children could indicate more robust brain networks or compensatory mechanisms that protect against connectivity loss.</text:p>
      <text:p text:style-name="P2308">Significantly, the young adult group demonstrated the highest prevalence of cognitive dysfunctions, closely followed by the adult cohort.</text:p>
      <text:p text:style-name="P2309">In contrast, the adolescent and child groups showed a lower probability of exhibiting cognitive-related symptoms.</text:p>
      <text:p text:style-name="P2310">The outcomes of this study distinctly highlight the amplified susceptibility of young adults to cognitive deficits following a SARS-CoV-2 infection, a demographic that has traditionally not been considered as high risk.</text:p>
      <text:p text:style-name="P2311">Our findings propose a more profound impact of SARS-CoV-2 on young adults in comparison to adolescents and children. This insight can potentially steer the formulation of rehabilitation strategies tailored for long COVID patients.</text:p>
      <text:p text:style-name="P2312"><text:span text:style-name="T2313">The diminished connectivity in specific brain regions, such as electrode T5, which in temporal lobe, may reflect disruptions in neural networks that are crucial for cognitive functions<text:s/></text:span><text:span text:style-name="T2314"><office:annotation office:name="213" xml:id="880193560"><dc:creator>Janka Hauffe</dc:creator><dc:date>2025-01-29T14:37:00</dc:date><meta:creator-initials>JH</meta:creator-initials><text:p text:style-name="P2315">de Schotten MT, Foulon C, Nachev P. Brain disconnections link structural connectivity with function and behaviour. Nature Communications. 2020;11(1):5094.<text:s/></text:p></office:annotation>[54</text:span><text:span text:style-name="CommentReference"><office:annotation-end office:name="213"/></text:span><text:span text:style-name="T2316">]. This aligns with existing studies that link changes in brain connectivity to various cognitive impairments<text:s/></text:span><text:span text:style-name="T2317"><office:annotation office:name="214" xml:id="239458418"><dc:creator>Janka Hauffe</dc:creator><dc:date>2025-01-29T14:37:00</dc:date><meta:creator-initials>JH</meta:creator-initials><text:p text:style-name="P2318">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14"/></text:span><text:span text:style-name="T2319">]. The persistence of connectivity reductions primarily within hemispheres further underscores the targeted impact of SARS-CoV-2 on brain function. The increase in the HA parameter within the<text:s/></text:span><text:span text:style-name="T2320">theta</text:span><text:span text:style-name="T2321"><text:s/>band post-infection in adults suggests subtle yet discernible changes in EEG activity, potentially reflecting alterations in cognitive states. The heightened</text:span></text:p>
      <text:p text:style-name="P2322"><text:span text:style-name="T2323">complexity in EEG patterns post-recovery, particularly in the<text:s/></text:span><text:span text:style-name="T2324">delta</text:span><text:span text:style-name="T2325"><text:s/>band, might indicate a compensatory neural mechanism or an altered state of brain activity in response to the infection.</text:span></text:p>
      <text:p text:style-name="P2326"><text:span text:style-name="T2327">The observed concentration of alterations within the<text:s/></text:span><text:span text:style-name="T2328">delta</text:span><text:span text:style-name="T2329"><text:s/>frequency band presents a pioneering insight, proposing that this band may be particularly susceptible to the neurological impacts of SARS-CoV-2 [</text:span><text:span text:style-name="T2330"><office:annotation office:name="215" xml:id="1341549537"><dc:creator>Janka Hauffe</dc:creator><dc:date>2025-01-29T14:38:00</dc:date><meta:creator-initials>JH</meta:creator-initials><text:p text:style-name="P2331">Valsamis H, Baki SA, Leung J, Ghosn S, Lapin B, Chari G, et al. SARS-CoV-2 alters neural synchronies in the brain with more severe effects in younger individuals. Sci Rep. 2023;13(1):2942<text:s/></text:p></office:annotation>56</text:span><text:span text:style-name="CommentReference"><office:annotation-end office:name="215"/></text:span><text:span text:style-name="T2332">].<text:s/></text:span></text:p>
      <text:soft-page-break/>
      <text:p text:style-name="P2333"><text:span text:style-name="T2334">Traditionally, it is recognized that<text:s/></text:span><text:span text:style-name="T2335">delta</text:span><text:span text:style-name="T2336"><text:s/>wave activity is diminished when the eyes are open. However, the findings of this study suggest that<text:s/></text:span><text:span text:style-name="T2337">delta</text:span><text:span text:style-name="T2338"><text:s/>waves can also reflect changes in subject states to a certain degree.</text:span></text:p>
      <text:p text:style-name="P2339"><text:span text:style-name="T2340">Alllthough none of the participants in this study was clinically diagnosed with “brain fog,” the EEG changes noted bear resemblance to those associated with “brain fog,” hinting at a potential underlying neurological impact of the infection [</text:span><text:span text:style-name="T2341"><office:annotation office:name="216" xml:id="1099280159"><dc:creator>Janka Hauffe</dc:creator><dc:date>2025-01-29T14:38:00</dc:date><meta:creator-initials>JH</meta:creator-initials><text:p text:style-name="P2342">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216"/></text:span><text:span text:style-name="T2343">].</text:span></text:p>
      <text:p text:style-name="P2344"><text:span text:style-name="T2345">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346"><office:annotation office:name="217" xml:id="584336731"><dc:creator>Janka Hauffe</dc:creator><dc:date>2025-01-29T14:38:00</dc:date><meta:creator-initials>JH</meta:creator-initials><text:p text:style-name="P2347">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217"/></text:span><text:span text:style-name="T2348">], the results of the present study provide additional evidence at the electrophysiological level for this conclusion.</text:span></text:p>
      <text:p text:style-name="P2349"><text:span text:style-name="T2350">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51"><office:annotation office:name="218" xml:id="783034848"><dc:creator>Janka Hauffe</dc:creator><dc:date>2025-01-29T14:39:00</dc:date><meta:creator-initials>JH</meta:creator-initials><text:p text:style-name="P2352">Ciarambino T, Para O, Giordano M. Immune system and COVID-19 by sex differences and age. Women’s health (London, England). 2021;17:17455065211022262<text:s/></text:p></office:annotation>60</text:span><text:span text:style-name="CommentReference"><office:annotation-end office:name="218"/></text:span><text:span text:style-name="T2353">].</text:span></text:p>
      <text:p text:style-name="P2354">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355">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56"/>
      <text:p text:style-name="P2357"><text:span text:style-name="T2358">EEG findings in MCI.<text:s/></text:span><text:span text:style-name="T235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text:s/></text:span><text:soft-page-break/><text:span text:style-name="T2360">decrease in beta power has been found in individuals with mild AD (Hogan, Swanwick, Kaiser, Rowan &amp; Lawlor, 2003).</text:span></text:p>
      <text:p text:style-name="P2361"/>
      <text:p text:style-name="P2362">Method or discussion</text:p>
      <text:p text:style-name="P2363">Babiloni et al., 2016:</text:p>
      <text:p text:style-name="P2364">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2365"><text:span text:style-name="T2366">More limitations in there EEG compared to other measures like MR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35:00Z</meta:creation-date>
    <dc:date>2025-02-11T14:19:00Z</dc:date>
    <meta:template xlink:href="Normal.dotm" xlink:type="simple"/>
    <meta:editing-cycles>7</meta:editing-cycles>
    <meta:editing-duration>PT0S</meta:editing-duration>
    <meta:document-statistic meta:page-count="38" meta:paragraph-count="203" meta:word-count="13971" meta:character-count="101790" meta:row-count="733" meta:non-whitespace-character-count="88022"/>
  </office:meta>
</office:document-meta>
</file>